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A0000001A142B7AEB4BBE71FA5.png" manifest:media-type="image/png"/>
  <manifest:file-entry manifest:full-path="Pictures/1000020100000121000001D8C1A1C80871EFACF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sifont1" svg:font-family="osifont"/>
    <style:font-face style:name="Arimo" svg:font-family="Arimo" style:font-adornments="Regular" style:font-pitch="variable"/>
    <style:font-face style:name="DejaVu Sans3" svg:font-family="'DejaVu Sans'" style:font-pitch="variable"/>
    <style:font-face style:name="DejaVu Sans1" svg:font-family="'DejaVu Sans'" style:font-adornments="Book"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4cm" svg:stroke-color="#000000" draw:stroke-linejoin="miter" svg:stroke-linecap="butt" draw:fill="none" fo:padding-top="0.017cm" fo:padding-bottom="0.017cm" fo:padding-left="0.017cm" fo:padding-right="0.017cm"/>
    </style:style>
    <style:style style:name="gr2" style:family="graphic" style:parent-style-name="standard">
      <style:graphic-properties draw:stroke="none" draw:fill="solid" draw:fill-color="#000000"/>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solid" svg:stroke-width="0.034cm" svg:stroke-color="#370700" draw:stroke-linejoin="miter" svg:stroke-linecap="butt" draw:fill="none" fo:padding-top="0.017cm" fo:padding-bottom="0.017cm" fo:padding-left="0.017cm" fo:padding-right="0.017cm"/>
    </style:style>
    <style:style style:name="gr5" style:family="graphic" style:parent-style-name="standard">
      <style:graphic-properties draw:stroke="solid" svg:stroke-width="0.034cm" svg:stroke-color="#000137" draw:stroke-linejoin="miter" svg:stroke-linecap="butt" draw:fill="none" fo:padding-top="0.017cm" fo:padding-bottom="0.017cm" fo:padding-left="0.017cm" fo:padding-right="0.017cm"/>
    </style:style>
    <style:style style:name="gr6" style:family="graphic" style:parent-style-name="standard">
      <style:graphic-properties draw:stroke="none" draw:fill="solid" draw:fill-color="#ffffff"/>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69cm" svg:stroke-color="#000000" draw:stroke-linejoin="bevel" svg:stroke-linecap="round" draw:fill="none" fo:padding-top="0.034cm" fo:padding-bottom="0.034cm" fo:padding-left="0.034cm" fo:padding-right="0.034cm"/>
    </style:style>
    <style:style style:name="gr9" style:family="graphic" style:parent-style-name="standard">
      <style:graphic-properties draw:stroke="solid" svg:stroke-width="0.034cm" svg:stroke-color="#000000" draw:stroke-linejoin="bevel" svg:stroke-linecap="round" draw:fill="none" fo:padding-top="0.017cm" fo:padding-bottom="0.017cm" fo:padding-left="0.017cm" fo:padding-right="0.017cm"/>
    </style:style>
    <style:style style:name="gr10" style:family="graphic" style:parent-style-name="standard">
      <style:graphic-properties draw:stroke="solid" svg:stroke-width="0.051cm" svg:stroke-color="#ff0000" draw:marker-start-width="0.254cm" draw:marker-end-width="0.254cm" draw:stroke-linejoin="bevel" svg:stroke-linecap="round" draw:fill="solid" draw:fill-color="#000000" fo:padding-top="0.025cm" fo:padding-bottom="0.025cm" fo:padding-left="0.025cm" fo:padding-right="0.025cm"/>
    </style:style>
    <style:style style:name="gr11" style:family="graphic" style:parent-style-name="standard">
      <style:graphic-properties draw:stroke="none" draw:fill="none" draw:textarea-horizontal-align="left" draw:textarea-vertical-align="top" draw:auto-grow-height="true" draw:auto-grow-width="true" fo:min-height="0.465cm" fo:min-width="0.465cm" fo:padding-top="0cm" fo:padding-bottom="0cm" fo:padding-left="0cm" fo:padding-right="0cm"/>
    </style:style>
    <style:style style:name="gr12" style:family="graphic" style:parent-style-name="standard">
      <style:graphic-properties draw:stroke="none" svg:stroke-color="#000000" draw:fill="none" draw:fill-color="#ffffff" fo:min-height="0.712cm"/>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ffffff"/>
    </style:style>
    <style:style style:name="P4" style:family="paragraph">
      <style:paragraph-properties fo:text-align="start" style:writing-mode="lr-tb"/>
    </style:style>
    <style:style style:name="P5" style:family="paragraph">
      <loext:graphic-properties draw:fill="none"/>
      <style:text-properties fo:font-size="13.1999998092651pt" style:font-size-asian="13.1999998092651pt" style:font-size-complex="13.1999998092651pt"/>
    </style:style>
    <style:style style:name="P6" style:family="paragraph">
      <style:text-properties style:font-name="DejaVu Sans1" fo:font-size="18pt" style:font-size-asian="24pt" style:font-size-complex="24pt"/>
    </style:style>
    <style:style style:name="P7" style:family="paragraph">
      <loext:graphic-properties draw:fill="none" draw:fill-color="#ffffff"/>
      <style:text-properties style:font-name="DejaVu Sans1" fo:font-size="18pt" style:font-size-asian="24pt" style:font-size-complex="24pt"/>
    </style:style>
    <style:style style:name="T1" style:family="text">
      <style:text-properties fo:color="#000000" style:font-name="DejaVu Sans" fo:font-size="15.1000003814697pt" style:font-size-asian="15.1000003814697pt" style:font-name-complex="DejaVu Sans" style:font-size-complex="15.1000003814697pt"/>
    </style:style>
    <style:style style:name="T2" style:family="text">
      <style:text-properties style:font-name="DejaVu Sans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0.999cm" svg:y1="19.991cm" svg:x2="28.658cm" svg:y2="19.991cm">
          <text:p/>
        </draw:line>
        <draw:line draw:style-name="gr1" draw:text-style-name="P1" draw:layer="layout" svg:x1="28.702cm" svg:y1="19.976cm" svg:x2="28.702cm" svg:y2="0.969cm">
          <text:p/>
        </draw:line>
        <draw:line draw:style-name="gr1" draw:text-style-name="P1" draw:layer="layout" svg:x1="28.708cm" svg:y1="0.985cm" svg:x2="1.014cm" svg:y2="0.985cm">
          <text:p/>
        </draw:line>
        <draw:line draw:style-name="gr1" draw:text-style-name="P1" draw:layer="layout" svg:x1="1.014cm" svg:y1="0.97cm" svg:x2="1.014cm" svg:y2="19.976cm">
          <text:p/>
        </draw:line>
        <draw:line draw:style-name="gr1" draw:text-style-name="P1" draw:layer="layout" svg:x1="14.858cm" svg:y1="0.985cm" svg:x2="14.858cm" svg:y2="0.014cm">
          <text:p/>
        </draw:line>
        <draw:line draw:style-name="gr1" draw:text-style-name="P1" draw:layer="layout" svg:x1="14.861cm" svg:y1="20.256cm" svg:x2="14.861cm" svg:y2="20.975cm">
          <text:p/>
        </draw:line>
        <draw:line draw:style-name="gr1" draw:text-style-name="P1" draw:layer="layout" svg:x1="1.016cm" svg:y1="10.478cm" svg:x2="0.017cm" svg:y2="10.478cm">
          <text:p/>
        </draw:line>
        <draw:line draw:style-name="gr1" draw:text-style-name="P1" draw:layer="layout" svg:x1="28.704cm" svg:y1="10.477cm" svg:x2="29.67cm" svg:y2="10.477cm">
          <text:p/>
        </draw:line>
        <draw:line draw:style-name="gr1" draw:text-style-name="P1" draw:layer="layout" svg:x1="24.09cm" svg:y1="20.235cm" svg:x2="24.09cm" svg:y2="20.746cm">
          <text:p/>
        </draw:line>
        <draw:line draw:style-name="gr1" draw:text-style-name="P1" draw:layer="layout" svg:x1="5.631cm" svg:y1="19.991cm" svg:x2="5.631cm" svg:y2="20.741cm">
          <text:p/>
        </draw:line>
        <draw:line draw:style-name="gr1" draw:text-style-name="P1" draw:layer="layout" svg:x1="19.475cm" svg:y1="20.235cm" svg:x2="19.475cm" svg:y2="20.746cm">
          <text:p/>
        </draw:line>
        <draw:line draw:style-name="gr1" draw:text-style-name="P1" draw:layer="layout" svg:x1="10.246cm" svg:y1="19.991cm" svg:x2="10.246cm" svg:y2="20.741cm">
          <text:p/>
        </draw:line>
        <draw:line draw:style-name="gr1" draw:text-style-name="P1" draw:layer="layout" svg:x1="10.243cm" svg:y1="0.984cm" svg:x2="10.243cm" svg:y2="0.231cm">
          <text:p/>
        </draw:line>
        <draw:line draw:style-name="gr1" draw:text-style-name="P1" draw:layer="layout" svg:x1="19.473cm" svg:y1="0.984cm" svg:x2="19.473cm" svg:y2="0.231cm">
          <text:p/>
        </draw:line>
        <draw:line draw:style-name="gr1" draw:text-style-name="P1" draw:layer="layout" svg:x1="5.629cm" svg:y1="0.984cm" svg:x2="5.629cm" svg:y2="0.231cm">
          <text:p/>
        </draw:line>
        <draw:line draw:style-name="gr1" draw:text-style-name="P1" draw:layer="layout" svg:x1="24.087cm" svg:y1="0.984cm" svg:x2="24.087cm" svg:y2="0.231cm">
          <text:p/>
        </draw:line>
        <draw:line draw:style-name="gr1" draw:text-style-name="P1" draw:layer="layout" svg:x1="0.999cm" svg:y1="5.73cm" svg:x2="0.249cm" svg:y2="5.73cm">
          <text:p/>
        </draw:line>
        <draw:line draw:style-name="gr1" draw:text-style-name="P1" draw:layer="layout" svg:x1="0.999cm" svg:y1="15.225cm" svg:x2="0.249cm" svg:y2="15.225cm">
          <text:p/>
        </draw:line>
        <draw:line draw:style-name="gr1" draw:text-style-name="P1" draw:layer="layout" svg:x1="28.705cm" svg:y1="5.73cm" svg:x2="29.454cm" svg:y2="5.73cm">
          <text:p/>
        </draw:line>
        <draw:line draw:style-name="gr1" draw:text-style-name="P1" draw:layer="layout" svg:x1="28.705cm" svg:y1="15.225cm" svg:x2="29.454cm" svg:y2="15.225cm">
          <text:p/>
        </draw:line>
        <draw:line draw:style-name="gr1" draw:text-style-name="P1" draw:layer="layout" svg:x1="13.709cm" svg:y1="20.241cm" svg:x2="28.707cm" svg:y2="20.241cm">
          <text:p/>
        </draw:line>
        <draw:line draw:style-name="gr1" draw:text-style-name="P1" draw:layer="layout" svg:x1="18.709cm" svg:y1="19.991cm" svg:x2="18.709cm" svg:y2="20.491cm">
          <text:p/>
        </draw:line>
        <draw:line draw:style-name="gr1" draw:text-style-name="P1" draw:layer="layout" svg:x1="23.707cm" svg:y1="19.991cm" svg:x2="23.707cm" svg:y2="20.491cm">
          <text:p/>
        </draw:line>
        <draw:line draw:style-name="gr1" draw:text-style-name="P1" draw:layer="layout" svg:x1="25.706cm" svg:y1="19.991cm" svg:x2="25.706cm" svg:y2="20.241cm">
          <text:p/>
        </draw:line>
        <draw:line draw:style-name="gr1" draw:text-style-name="P1" draw:layer="layout" svg:x1="24.706cm" svg:y1="19.991cm" svg:x2="24.706cm" svg:y2="20.241cm">
          <text:p/>
        </draw:line>
        <draw:line draw:style-name="gr1" draw:text-style-name="P1" draw:layer="layout" svg:x1="22.707cm" svg:y1="19.991cm" svg:x2="22.707cm" svg:y2="20.241cm">
          <text:p/>
        </draw:line>
        <draw:line draw:style-name="gr1" draw:text-style-name="P1" draw:layer="layout" svg:x1="20.708cm" svg:y1="19.991cm" svg:x2="20.708cm" svg:y2="20.241cm">
          <text:p/>
        </draw:line>
        <draw:line draw:style-name="gr1" draw:text-style-name="P1" draw:layer="layout" svg:x1="21.708cm" svg:y1="19.991cm" svg:x2="21.708cm" svg:y2="20.241cm">
          <text:p/>
        </draw:line>
        <draw:line draw:style-name="gr1" draw:text-style-name="P1" draw:layer="layout" svg:x1="13.711cm" svg:y1="19.991cm" svg:x2="13.711cm" svg:y2="20.491cm">
          <text:p/>
        </draw:line>
        <draw:line draw:style-name="gr1" draw:text-style-name="P1" draw:layer="layout" svg:x1="28.7cm" svg:y1="19.991cm" svg:x2="28.7cm" svg:y2="20.491cm">
          <text:p/>
        </draw:line>
        <draw:line draw:style-name="gr1" draw:text-style-name="P1" draw:layer="layout" svg:x1="17.709cm" svg:y1="19.991cm" svg:x2="17.709cm" svg:y2="20.241cm">
          <text:p/>
        </draw:line>
        <draw:line draw:style-name="gr1" draw:text-style-name="P1" draw:layer="layout" svg:x1="16.71cm" svg:y1="19.991cm" svg:x2="16.71cm" svg:y2="20.241cm">
          <text:p/>
        </draw:line>
        <draw:line draw:style-name="gr1" draw:text-style-name="P1" draw:layer="layout" svg:x1="19.709cm" svg:y1="19.991cm" svg:x2="19.709cm" svg:y2="20.241cm">
          <text:p/>
        </draw:line>
        <draw:line draw:style-name="gr1" draw:text-style-name="P1" draw:layer="layout" svg:x1="14.711cm" svg:y1="19.991cm" svg:x2="14.711cm" svg:y2="20.241cm">
          <text:p/>
        </draw:line>
        <draw:line draw:style-name="gr1" draw:text-style-name="P1" draw:layer="layout" svg:x1="27.705cm" svg:y1="19.991cm" svg:x2="27.705cm" svg:y2="20.241cm">
          <text:p/>
        </draw:line>
        <draw:line draw:style-name="gr1" draw:text-style-name="P1" draw:layer="layout" svg:x1="15.71cm" svg:y1="19.991cm" svg:x2="15.71cm" svg:y2="20.241cm">
          <text:p/>
        </draw:line>
        <draw:line draw:style-name="gr1" draw:text-style-name="P1" draw:layer="layout" svg:x1="26.706cm" svg:y1="19.991cm" svg:x2="26.706cm" svg:y2="20.241cm">
          <text:p/>
        </draw:line>
        <draw:path draw:style-name="gr2" draw:text-style-name="P2" draw:layer="layout" svg:width="0.35cm" svg:height="0.246cm" svg:x="12.361cm" svg:y="0.453cm" svg:viewBox="0 0 351 247" svg:d="M0 130v117h351v-117l-11-55-34-41-55-25-75-9-77 8-30 10-24 14-34 41-8 27zM43 133l7-38 23-26 42-16 61-5 59 6 41 15 25 27 8 37v67h-266z">
          <text:p/>
        </draw:path>
        <draw:path draw:style-name="gr2" draw:text-style-name="P2" draw:layer="layout" svg:width="0.363cm" svg:height="0.26cm" svg:x="12.354cm" svg:y="0.446cm" svg:viewBox="0 0 364 261" svg:d="M13 137v117h-6v-6h351v6h-7v-117h7l-7 1-11-55 7-1-5 4-34-41 5-4-3 6-55-25 3-6-1 6-75-9 1-6v6l-77 8-1-6 2 6-30 10-2-6 3 5-24 15-3-6 5 4-33 41-5-4 6 2-8 26-6-1h6l-3 30h-6zM0 136l3-30v-1h1l8-27v-1l1-1 33-41v-1l1-1 25-14h1l30-10 1-1h1l77-8h1 1l75 9h1l1 1 55 25 1 1 1 1 34 41 1 1v2l11 54v1 1 117 7h-6-351-7v-7-117zM42 139l8-38v-2l1-1 24-27 1-1h1l42-16h1l62-5h1l59 5h1l1 1 41 15 2 1 1 1 25 27 1 1v2l8 37v1 67 7h-6-267-7v-7-67zM55 140v67h-6v-7h267v7h-7v-67h7l-6 2-8-38 6-1-5 4-25-26 5-5-2 6-42-15 3-6-1 6-59-5 1-7v7l-62 5v-7l2 6-41 16-3-6 5 4-23 26-5-4 7 1-8 39-6-2z">
          <text:p/>
        </draw:path>
        <draw:polygon draw:style-name="gr2" draw:text-style-name="P2" draw:layer="layout" svg:width="0.35cm" svg:height="0.222cm" svg:x="7.746cm" svg:y="0.477cm" svg:viewBox="0 0 351 223" draw:points="351,223 351,0 309,0 309,177 190,177 190,20 148,20 148,177 43,177 43,4 0,4 0,223">
          <text:p/>
        </draw:polygon>
        <draw:path draw:style-name="gr2" draw:text-style-name="P2" draw:layer="layout" svg:width="0.363cm" svg:height="0.235cm" svg:x="7.74cm" svg:y="0.471cm" svg:viewBox="0 0 364 236" svg:d="M351 229v-223h6v7h-42v-7h6v177 6h-6-119-6v-6-157h6v6h-42v-6h7v157 6h-7-104-8v-6-173h8v7h-44v-7h7v219h-7v-6h351v6zM357 236h-351-6v-7-219-6h6 44 6v6 173h-6v-7h104v7h-6v-157-7h6 42 7v7 157h-7v-7h119v7h-7v-177-6h7 42 7v6 223 7z">
          <text:p/>
        </draw:path>
        <draw:polygon draw:style-name="gr2" draw:text-style-name="P2" draw:layer="layout" svg:width="0.369cm" svg:height="0.255cm" svg:x="16.976cm" svg:y="0.444cm" svg:viewBox="0 0 370 256" draw:points="230,49 272,59 302,75 321,98 327,126 318,158 291,184 247,202 185,208 123,202 78,185 51,159 41,126 46,101 61,81 83,65 114,54 114,6 67,21 30,47 8,83 0,126 12,179 47,221 105,247 185,256 264,247 322,221 357,179 370,126 360,79 333,41 289,14 230,0">
          <text:p/>
        </draw:polygon>
        <draw:path draw:style-name="gr2" draw:text-style-name="P2" draw:layer="layout" svg:width="0.382cm" svg:height="0.27cm" svg:x="16.969cm" svg:y="0.436cm" svg:viewBox="0 0 383 271" svg:d="M238 50l43 10h1v1l31 17h1l1 1 18 23 1 2 1 1 6 27v2l-1 1-9 33v2l-1 1-28 26-1 1h-1l-44 17-1 1h-1l-61 5h-1-1l-61-5-1-1-45-16-1-1-1-1-27-25-2-2v-1l-10-34v-1-2l5-24v-1l1-1 14-21 1-1 1-1 23-16h1l31-12 2 7h-6v-48h6l2 6-47 15-2-6 3 5-36 26-4-5 6 3-24 36-5-3 6 1-8 43-6-1 6-2 12 54-6 1 5-4 36 41-5 4 3-6 58 27-3 6 1-6 79 9-1 6-1-6 79-9 1 6-3-6 58-27 3 6-5-4 36-41 4 4-6-1 12-54 7 2-7 1-9-47 6-1-5 4-27-38 5-4-3 6-44-27 3-6-1 7-60-15 2-6h6v49h-6zM230 57v-49-8l8 2 60 14h1l1 1 44 26 1 1 1 1 26 38 1 1v1l10 47v2 1l-12 54-1 1-1 1-35 41-1 1-2 1-58 27h-1l-1 1-78 9h-1-1l-78-9-1-1h-1l-58-27-2-1-1-1-36-41-1-1v-1l-13-54v-1-2l8-42v-2l1-1 24-35v-2h1l37-26 1-1h1l48-16 8-2v9 48 4l-4 2-32 11-2-6 4 5-23 16-3-5 5 3-14 21-6-4 7 2-5 24-7-1 7-2 9 33-6 2 4-5 28 26-5 5 2-6 45 16-2 6 1-6 61 5-1 7-1-7 62-5 1 6-3-6 45-17 2 6-5-5 28-25 4 4-6-1 9-33 6 2-6 1-6-27 6-2-5 4-19-23 5-4-3 6-30-17 3-5-1 6-43-10-5-1z">
          <text:p/>
        </draw:path>
        <draw:polygon draw:style-name="gr2" draw:text-style-name="P2" draw:layer="layout" svg:width="0.35cm" svg:height="0.228cm" svg:x="3.131cm" svg:y="0.471cm" svg:viewBox="0 0 351 229" draw:points="351,229 351,182 190,182 190,34 148,34 148,182 43,182 43,0 0,0 0,229">
          <text:p/>
        </draw:polygon>
        <draw:path draw:style-name="gr2" draw:text-style-name="P2" draw:layer="layout" svg:width="0.363cm" svg:height="0.241cm" svg:x="3.125cm" svg:y="0.465cm" svg:viewBox="0 0 364 242" svg:d="M351 235v-47h6v7h-162-6v-7-148h6v7h-41v-7h6v148 7h-6-105-7v-7-182h7v7h-43v-7h7v229h-7v-6h351v6zM357 242h-351-6v-7-229-6h6 43 6v6 182h-6v-6h105v6h-7v-148-6h7 41 7v6 148h-7v-6h162 7v6 47 7z">
          <text:p/>
        </draw:path>
        <draw:path draw:style-name="gr2" draw:text-style-name="P2" draw:layer="layout" svg:width="0.35cm" svg:height="0.242cm" svg:x="21.59cm" svg:y="0.457cm" svg:viewBox="0 0 351 243" svg:d="M161 63l-29-36-20-9-24-3-38 7-27 20-17 31-6 45v125h351v-132l-7-47-21-35-32-22-45-7-30 4-25 12-18 20zM145 127v70h-103v-74l3-27 9-19 16-12 23-4 23 5 16 12 10 21zM309 116v81h-121v-76l3-32 11-23 18-13 27-5 28 5 19 12 12 21z">
          <text:p/>
        </draw:path>
        <draw:path draw:style-name="gr2" draw:text-style-name="P2" draw:layer="layout" svg:width="0.363cm" svg:height="0.256cm" svg:x="21.584cm" svg:y="0.45cm" svg:viewBox="0 0 364 257" svg:d="M162 74l-29-35 5-5-3 6-20-9 3-6-1 7-24-3 1-7 1 7-38 6-1-6 4 5-27 20-4-5 6 3-17 31-6-3 7 1-6 45-7-1h7v125h-7v-6h351v6h-6v-132h6l-6 1-7-47 6-1-6 3-20-35 5-3-3 5-34-21 4-6-1 7-45-8 1-6 1 6-29 5-1-7 2 6-24 12-3-6 5 5-19 19-4-4 6 3-12 26-4 10zM161 67l12-27v-1h1l18-20 1-1h1l25-13h1 1l29-5h1 1l45 8h1l1 1 34 22h1l1 2 21 34v2l1 1 7 47v1 132 7h-7-351-6v-7-125-1l6-45v-1l1-1 16-31 1-2 1-1 27-19 2-1h1l38-7h1 1l24 3h1 1l20 10h1l1 1 29 36-5 4zM158 134v70 6h-7-103-6v-6-74l3-28v-1-1l9-19 1-1 1-1 16-12 1-1h2l23-4h1 1l23 4 2 1 1 1 16 12 2 1v1l10 21 1 1v1zM145 135l-3-29h6l-5 2-10-20 5-3-4 5-16-12 4-5-1 6-23-4 1-7 1 7-23 4-1-7 4 5-16 12-4-5 6 3-9 19-6-3 7 1-3 27-7-1h7v74h-7v-7h103v7h-6v-70h6zM322 123v81 6h-8-120-7v-6-76-1l4-32v-1-1l11-22 1-2 1-1 18-14h1l2-1 26-4h1 1l28 4h1l2 1 19 13 1 1 1 1 11 21 2 1v2l4 29zM308 124l-4-30 7-1-6 4-12-22 6-3-3 6-20-13 4-5-1 6-28-4 1-7 1 7-26 4-1-6 4 5-18 13-4-5 6 3-11 23-6-3 7 1-4 31h-6 6v76h-6v-7h120v7h-6v-81h6z">
          <text:p/>
        </draw:path>
        <draw:path draw:style-name="gr2" draw:text-style-name="P2" draw:layer="layout" svg:width="0.35cm" svg:height="0.307cm" svg:x="26.205cm" svg:y="0.392cm" svg:viewBox="0 0 351 308" svg:d="M351 308v-46l-103-37v-140l103-37v-48l-351 129v52zM205 209l-155-54 155-54z">
          <text:p/>
        </draw:path>
        <draw:path draw:style-name="gr2" draw:text-style-name="P2" draw:layer="layout" svg:width="0.364cm" svg:height="0.325cm" svg:x="26.198cm" svg:y="0.383cm" svg:viewBox="0 0 365 326" svg:d="M352 317v-46h6l-2 6-103-37-4-1v-5-141-4l4-2 103-37 2 7h-6v-48h6l3 6-352 129-2-6h6v52h-6l2-6 352 127-3 6zM356 323l-351-127-5-2v-4-52-4l5-2 351-129 9-3v9 48 4l-5 2-102 37-3-7h7v141h-7l3-6 102 37 5 1v5 46 9zM211 224l-156-54-17-6 17-6 156-55 8-3v10 108 9zM206 218v-108h7l2 6-156 54-2-6 2-6 156 54-2 6z">
          <text:p/>
        </draw:path>
        <draw:polygon draw:style-name="gr2" draw:text-style-name="P2" draw:layer="layout" svg:width="0.363cm" svg:height="0.245cm" svg:x="0.33cm" svg:y="7.996cm" svg:viewBox="0 0 364 246" draw:points="244,246 247,246 296,238 332,214 355,176 364,127 355,74 333,35 298,10 252,0 222,4 197,16 179,34 165,58 138,25 94,14 55,21 25,43 7,78 0,127 8,172 30,208 66,230 113,238 116,238 116,193 84,189 61,175 47,154 41,124 46,98 56,79 73,67 96,62 121,67 138,79 148,100 151,129 150,149 190,149 189,124 194,92 206,69 226,54 252,49 281,55 303,70 317,93 321,123 316,155 301,179 277,194 244,200">
          <text:p/>
        </draw:polygon>
        <draw:path draw:style-name="gr2" draw:text-style-name="P2" draw:layer="layout" svg:width="0.375cm" svg:height="0.257cm" svg:x="0.324cm" svg:y="7.99cm" svg:viewBox="0 0 376 258" svg:d="M250 245h3v7l-1-6 48-9 2 7-4-6 36-23 4 5-6-3 24-38 5 4-6-1 8-50 7 2-7 1-8-54 6-1-6 3-22-39 6-3-4 5-35-25 4-5-2 6-45-9 1-7 1 7-31 4-1-7 3 6-24 11-3-5 5 4-19 18-4-4 5 3-13 24-5 8-6-7-27-33 5-4-2 6-43-11 1-6 2 6-40 8-1-7 4 5-30 22-4-5 6 3-19 35-5-3 6 1-6 49h-7l7-2 8 46-7 1 6-4 22 35-6 4 4-6 35 23-3 5 1-6 47 7-1 7v-7h3v7h-6v-45h6l-1 6-32-4h-1-1l-24-13-1-1-1-2-14-21-1-1v-1l-5-30v-1-1l4-27v-1l1-1 10-20 1-1 1-1 18-11 1-1h1l23-5h1 2l24 5h2l1 1 17 12 1 1 1 1 10 21v1 3l3 28v1 20h-7v-7h40v7h-6l-1-25v-1l4-33v-1l1-1 12-23 1-2 1-1 20-14 1-1h1l27-5h1 1l30 6h1l1 1 22 14 1 1 1 1 13 23 1 2v1l5 31v1 1l-5 32-1 2v1l-15 23-1 1-2 1-24 15h-1-1l-33 6-1-6h6v46h-6zM243 252v-46-6l6-1 33-5 1 6-3-6 24-14 3 5-5-3 15-23 5 3-6-1 5-32 6 1-6 1-5-31 7-1-6 3-13-23 5-3-4 5-21-15 3-5-1 6-29-5 1-7 1 7-26 5-2-7 4 6-19 14-4-5 6 2-12 24-6-3 6 1-4 33-7-1h7l1 24v7h-7-40-6v-6-20h7l-7 1-3-29 7-1-6 3-10-22 6-3-4 5-17-12 4-5-1 6-25-4 1-7 2 7-23 4-2-6 4 5-17 12-4-5 6 3-11 20-5-4 6 1-4 27-7-1 7-1 5 30-6 1 5-4 14 21-5 4 3-6 23 13-3 6 1-6 32 4h6v6 45 6h-7-3-1l-47-7h-2l-1-1-35-23-1-1-1-1-22-35-1-1v-1l-8-45v-1-1l6-50v-1l1-1 19-35v-2h2l29-22 1-1h2l39-8h2 1l43 12h2l2 2 27 33-5 4-6-3 14-24v-1l1-1 19-18 1-1h1l24-11 1-1h1l30-4h1 1l46 9h1l1 1 36 25 1 1 1 2 22 39v1 1l9 53v2 1l-9 49v1 1l-24 38v1l-2 1-36 23-1 1h-1l-49 8h-1-3-7z">
          <text:p/>
        </draw:path>
        <draw:polygon draw:style-name="gr2" draw:text-style-name="P2" draw:layer="layout" svg:width="0.353cm" svg:height="0.241cm" svg:x="0.33cm" svg:y="12.748cm" svg:viewBox="0 0 354 242" draw:points="354,242 354,0 310,0 310,191 286,181 267,163 231,107 216,76 193,43 168,19 138,5 105,0 62,9 29,33 8,69 0,117 9,165 32,202 70,226 120,234 127,234 127,188 123,188 89,183 64,170 48,148 42,119 47,89 60,67 79,53 104,48 127,52 147,61 164,78 179,101 195,130 228,180 261,215 301,235 352,242">
          <text:p/>
        </draw:polygon>
        <draw:path draw:style-name="gr2" draw:text-style-name="P2" draw:layer="layout" svg:width="0.365cm" svg:height="0.253cm" svg:x="0.324cm" svg:y="12.742cm" svg:viewBox="0 0 366 254" svg:d="M353 248v-242h7v7h-44v-7h7v191 10l-9-4-24-10-1-1h-1l-20-18v-1l-1-1-35-56h-1l-16-30 6-3-6 4-21-34 5-3-4 5-25-25 4-5-3 6-29-14 2-6-1 7-33-5 1-7 1 7-43 8-1-6 4 5-33 25-4-5 6 3-22 36-5-3 6 1-7 47-7-1 7-1 8 48-6 1 5-3 24 37-6 3 4-5 38 23-4 6 1-7 50 8-1 7v-7h7v7h-6v-46h6v6h-4-1l-34-4h-1l-1-1-25-14h-2l-1-1-16-22-1-1v-2l-5-28-1-2 1-1 5-29v-1-1l13-22 1-1 1-1 19-14 2-1h1l25-5h1 1l23 3 1 1h1l20 10h1v1l17 16h1v1l15 22h1v1l16 29-6 3 6-3 32 49-5 4 4-5 33 35-4 5 3-6 40 21-3 5 1-6 51 6-1 7v-7h2v7zM360 254h-2-1l-51-6h-1l-1-1-40-21h-1l-1-1-33-35h-1v-1l-32-49-17-30 6-3-5 3-15-22 5-3-4 4-18-16 5-5-3 6-20-9 3-6-1 6-23-3 1-7 1 7-24 5-2-7 4 6-20 14-3-6 5 4-12 21-6-3 6 1-5 29-6-1 6-1 6 29-6 1 5-4 16 22-5 4 3-6 25 14-3 5 1-6 34 5-1 6v-7h4 7v7 46 6h-7-7-1l-50-8h-1l-1-1-38-23-1-1-1-1-24-37v-1l-1-2-8-48v-1-1l7-47v-1l1-1 21-37 1-2 1-1 33-23 2-1h1l42-9h1 1l34 5h1l1 1 30 13 1 1 26 25v1h1l22 33 1 1 15 30-6 3 6-4 35 56-5 4 4-5 20 18-5 5 3-6 24 11-3 5h-6v-191-6h6 44 6v6 242 6z">
          <text:p/>
        </draw:path>
        <draw:polygon draw:style-name="gr2" draw:text-style-name="P2" draw:layer="layout" svg:width="0.245cm" svg:height="0.362cm" svg:x="28.987cm" svg:y="7.879cm" svg:viewBox="0 0 246 363" draw:points="0,242 0,246 8,295 32,331 69,354 118,363 172,354 211,332 236,297 246,251 242,221 230,197 212,178 188,164 221,137 232,94 225,54 203,25 167,6 118,0 73,8 38,30 16,65 8,112 8,115 53,115 57,83 70,60 91,46 121,41 147,45 166,55 179,73 184,96 179,120 166,137 145,147 116,150 96,150 96,190 121,189 153,193 177,205 192,225 197,251 191,281 176,302 152,316 122,321 90,316 67,300 52,276 46,242">
          <text:p/>
        </draw:polygon>
        <draw:path draw:style-name="gr2" draw:text-style-name="P2" draw:layer="layout" svg:width="0.257cm" svg:height="0.376cm" svg:x="28.981cm" svg:y="7.872cm" svg:viewBox="0 0 258 377" svg:d="M13 250v4h-7l6-2 9 49-7 1 6-4 23 37-5 3 3-5 38 23-4 5 1-6 50 9-2 6-1-6 53-9 1 6-3-5 40-22 3 5-5-4 25-35 5 4-6-1 9-46 7 2h-7l-4-29 7-1-6 3-11-25 5-2-4 4-18-20 4-4-3 7-24-15-9-5 8-6 33-27 4 5-6-2 11-43 6 2-6 1-8-39 7-2-5 4-22-29 5-4-3 5-36-18 3-6-1 7-48-7v-6l2 6-46 8-1-6 4 5-35 22-4-5 6 3-23 36-5-4 6 1-7 47-7-1h7v3h-7v-6h45v6h-6l4-33v-1-1l13-23 1-2h2l21-15h1l1-1 30-5h1 1l26 4 1 1h1l20 11 1 1 1 1 12 17 1 1v1l5 24v1 1l-5 25v1l-1 1-13 17-1 1-1 1-21 10-1 1h-2l-28 3h-1l-20-1v-6h7v41h-7v-8l25-1h1l32 6h1 1l23 12 2 1 1 1 15 20 1 1v2l5 25v1 2l-6 29v1l-1 1-15 22-1 1-1 1-23 14h-2l-1 1-30 4h-1-1l-32-5h-2l-1-1-23-15-1-1-1-1-15-24v-1-2l-6-33 6-1v7h-46v-7zM6 244h46 6l1 5 5 33-6 1 6-3 14 24-5 3 3-5 23 15-3 6 1-7 32 5-1 7-1-7 30-4 1 6-3-6 23-13 3 5-5-3 16-22 5 4-6-1 5-30 7 2-7 1-5-26 7-1-6 4-15-20 5-4-2 6-24-12 3-6-1 7-32-5 1-6v6l-24 1h-7v-6-41-7h6l20 1v6l-1-6 29-3 1 6-3-6 21-10 3 6-5-4 12-16 5 3-6-1 4-24 8 1-8 1-4-23 6-1-5 3-12-17 5-4-3 6-19-10 3-6-1 6-26-4 1-6 1 6-30 5-1-6 4 5-21 14-4-5 6 3-13 23-6-3 6 1-4 32v6h-6-45-6v-7-3-1l7-47v-1l1-1 23-36 1-1 1-1 35-22 1-1h1l45-8h1 1l49 7h1 1l36 19 2 1v1l22 30 1 1v1l8 40v1 1l-12 44v2l-2 1-33 27-4-5 3-5 24 13 1 1h1l18 20 1 1v1l11 24 1 1v1l4 30v1 1l-9 45v2l-1 1-25 35-1 1-2 1-40 22-1 1h-1l-52 8-2 1-1-1-49-8h-1l-1-1-38-23-1-1-1-1-23-37-1-1v-1l-8-48v-1-4-6z">
          <text:p/>
        </draw:path>
        <draw:polygon draw:style-name="gr2" draw:text-style-name="P2" draw:layer="layout" svg:width="0.241cm" svg:height="0.352cm" svg:x="28.987cm" svg:y="12.637cm" svg:viewBox="0 0 242 353" draw:points="0,353 242,353 242,310 51,310 61,286 79,266 135,230 165,215 199,193 223,167 237,138 242,104 233,62 209,28 172,7 125,0 77,8 40,32 16,70 8,120 8,127 54,127 54,123 59,88 72,63 94,47 123,41 152,46 174,59 189,79 194,103 190,127 181,146 163,163 141,178 112,195 62,227 27,260 7,301 0,351">
          <text:p/>
        </draw:polygon>
        <draw:path draw:style-name="gr2" draw:text-style-name="P2" draw:layer="layout" svg:width="0.253cm" svg:height="0.365cm" svg:x="28.981cm" svg:y="12.63cm" svg:viewBox="0 0 254 366" svg:d="M6 353h242v7h-8v-44h8v6h-191-10l4-9 10-24 1-1v-1l18-19 1-1h1l56-36 30-16 3 6-4-5 34-22 3 6-5-5 24-25 5 4-6-2 14-30 7 3-8-1 5-34 8 1-8 1-8-42 6-1-5 3-24-33 5-4-3 6-36-21 3-6-1 7-47-8 1-6 1 6-48 9-1-7 3 6-37 23-3-5 5 3-23 38-6-3 7 1-8 50-7-1h7v7h-7v-7h46v7h-6v-4-1l4-35v-1l1-1 14-25v-1l1-1 22-16 1-1h2l28-6h2 1l29 5h1l1 1 22 12 1 1 1 1 14 20 1 1v1l5 25v1 1l-3 24-1 1-10 20v1l-1 1-16 17-1 1-22 15h-1l-29 16-3-5 3 5-49 31-4-5 5 5-35 33-5-5 6 3-21 41-5-3h6l-7 52-6-1h7v2h-7zM0 360v-2l6-52v-1l1-1 21-41v-1l1-1 35-33 1-1 49-31 30-16 3 5-3-5 22-15 3 5-4-4 16-17 5 4-6-3 9-19 6 3-6-1 3-24 7 1-7 2-5-25 7-1-6 4-14-20 5-4-3 6-21-13 3-6-1 7-30-5 2-7 1 7-29 5-1-6 4 5-22 16-4-5 6 3-14 25-5-3 6 1-5 34h-6 7v4 6h-7-46-6v-6-7-1-1l8-49v-2l1-1 23-38 1-1 1-1 37-23 1-1h2l48-9h1 1l47 8h1l1 1 37 21h1l1 1 24 34 1 1v1l9 43v1 1l-5 34v1h-1l-14 30-1 1v1l-24 25-1 1-33 22h-1l-30 15-3-6 4 6-56 36-4-6 5 5-18 19-5-4 6 3-11 23-5-2v-7h191 6v7 44 6h-6-242-6z">
          <text:p/>
        </draw:path>
        <draw:path draw:style-name="gr2" draw:text-style-name="P2" draw:layer="layout" svg:width="0.343cm" svg:height="0.249cm" svg:x="0.34cm" svg:y="3.244cm" svg:viewBox="0 0 344 250" svg:d="M344 95v-45h-87v-50h-41v50h-216v46l212 154h45v-155zM216 208l-157-113h157z">
          <text:p/>
        </draw:path>
        <draw:path draw:style-name="gr2" draw:text-style-name="P2" draw:layer="layout" svg:width="0.355cm" svg:height="0.262cm" svg:x="0.334cm" svg:y="3.237cm" svg:viewBox="0 0 356 263" svg:d="M343 103v-45h7v6h-87-7v-6-51h7v6h-41v-6h7v51 6h-7-216v-6h7v46h-7l4-6 212 154-4 5v-6h45v6h-7v-154-6h7 87v6zM350 110h-87v-7h6v154 6h-6-45-2l-1-1-213-153-2-2v-3-46-7h6 216v7h-6v-51-7h6 41 6v7 51h-6v-7h87 6v7 45 7zM219 220l-158-111-17-12h21 157 7v6 112 12zM216 215v-112h6v7h-157v-7l3-5 158 111-4 6z">
          <text:p/>
        </draw:path>
        <draw:polygon draw:style-name="gr2" draw:text-style-name="P2" draw:layer="layout" svg:width="0.353cm" svg:height="0.128cm" svg:x="0.33cm" svg:y="17.553cm" svg:viewBox="0 0 354 129" draw:points="354,47 354,0 0,0 0,34 31,45 52,63 64,90 68,129 103,129 103,47">
          <text:p/>
        </draw:polygon>
        <draw:path draw:style-name="gr2" draw:text-style-name="P2" draw:layer="layout" svg:width="0.365cm" svg:height="0.14cm" svg:x="0.324cm" svg:y="17.547cm" svg:viewBox="0 0 366 141" svg:d="M353 53v-47h7v7h-354v-7h7v35h-7l2-6 31 9 1 1 1 1 21 18 1 1 1 1 12 28v1 1l4 38-6 1v-7h35v7h-6v-82-6h6 251v6zM360 60h-251v-7h7v82 6h-7-35-6l-1-6-4-38 7-1-6 3-12-28 6-2-5 5-20-19 4-4-2 6-31-9-4-2v-5-35-6h6 354 6v6 47 7z">
          <text:p/>
        </draw:path>
        <draw:path draw:style-name="gr2" draw:text-style-name="P2" draw:layer="layout" svg:width="0.249cm" svg:height="0.342cm" svg:x="28.987cm" svg:y="3.151cm" svg:viewBox="0 0 250 343" svg:d="M155 343h45v-87h50v-40h-50v-216h-46l-154 212v44h155zM43 216l112-158v158z">
          <text:p/>
        </draw:path>
        <draw:path draw:style-name="gr2" draw:text-style-name="P2" draw:layer="layout" svg:width="0.262cm" svg:height="0.355cm" svg:x="28.981cm" svg:y="3.144cm" svg:viewBox="0 0 263 356" svg:d="M160 344h45v6h-6v-87-6h6 51v6h-6v-41h6v6h-51-6v-6-215h6v6h-46v-6l6 4-154 211-5-4h7v45h-7v-6h154 6v6 87h-6zM153 350v-87h7v7h-154-6v-7-45-2l1-2 153-211 2-3h3 46 7v7 215h-7v-7h51 7v7 41 7h-7-51v-7h7v87 6h-7-45-7zM43 218l111-157 12-16v20 157 6h-6-112-12zM48 215h112v7h-7v-157h7l5 4-111 157-6-4z">
          <text:p/>
        </draw:path>
        <draw:polygon draw:style-name="gr2" draw:text-style-name="P2" draw:layer="layout" svg:width="0.128cm" svg:height="0.352cm" svg:x="28.987cm" svg:y="17.385cm" svg:viewBox="0 0 129 353" draw:points="83,353 129,353 129,0 94,0 85,30 67,52 39,64 0,68 0,104 83,104">
          <text:p/>
        </draw:polygon>
        <draw:path draw:style-name="gr2" draw:text-style-name="P2" draw:layer="layout" svg:width="0.14cm" svg:height="0.365cm" svg:x="28.981cm" svg:y="17.378cm" svg:viewBox="0 0 141 366" svg:d="M89 353h46v7h-7v-353h7v6h-35v-6l7 1-10 31v2l-1 1-18 20-1 1-1 1-29 12h-1-1l-38 5-1-7h7v36h-7v-7h83 6v7 250h-6zM82 360v-250h7v6h-83-6v-6-36-6h5l39-4v6l-2-6 29-12 2 6-6-4 19-21 5 4-6-2 9-30 1-5h5 35 6v7 353 6h-6-46-7z">
          <text:p/>
        </draw:path>
        <draw:polygon draw:style-name="gr2" draw:text-style-name="P2" draw:layer="layout" svg:width="0.228cm" svg:height="0.35cm" svg:x="3.131cm" svg:y="20.241cm" svg:viewBox="0 0 229 351" draw:points="0,351 47,351 47,190 196,190 196,147 47,147 47,42 229,42 229,0 0,0">
          <text:p/>
        </draw:polygon>
        <draw:path draw:style-name="gr2" draw:text-style-name="P2" draw:layer="layout" svg:width="0.241cm" svg:height="0.363cm" svg:x="3.125cm" svg:y="20.234cm" svg:viewBox="0 0 242 364" svg:d="M6 351h47v7h-6v-162-7h6 149v7h-7v-42h7v7h-149-6v-7-105-6h6 182v6h-6v-42h6v6h-229v-6h7v351h-7zM0 358v-351-7h6 229 7v7 42 7h-7-182v-7h7v105h-7v-6h149 6v6 42 6h-6-149v-6h7v162 6h-7-47-6z">
          <text:p/>
        </draw:path>
        <draw:polygon draw:style-name="gr2" draw:text-style-name="P2" draw:layer="layout" svg:width="0.222cm" svg:height="0.35cm" svg:x="7.746cm" svg:y="20.241cm" svg:viewBox="0 0 223 351" draw:points="0,351 223,351 223,308 47,308 47,190 204,190 204,147 47,147 47,42 219,42 219,0 0,0">
          <text:p/>
        </draw:polygon>
        <draw:path draw:style-name="gr2" draw:text-style-name="P2" draw:layer="layout" svg:width="0.234cm" svg:height="0.363cm" svg:x="7.74cm" svg:y="20.234cm" svg:viewBox="0 0 235 364" svg:d="M6 351h223v7h-7v-43h7v7h-176-7v-7-119-7h7 157v7h-7v-42h7v7h-157-7v-7-105-6h7 172v6h-7v-42h7v6h-219v-6h7v351h-7zM0 358v-351-7h6 219 6v7 42 7h-6-172v-7h6v105h-6v-6h157 6v6 42 6h-6-157v-6h6v119h-6v-6h176 6v6 43 6h-6-223-6z">
          <text:p/>
        </draw:path>
        <draw:path draw:style-name="gr2" draw:text-style-name="P2" draw:layer="layout" svg:width="0.246cm" svg:height="0.35cm" svg:x="12.361cm" svg:y="20.241cm" svg:viewBox="0 0 247 351" svg:d="M117 0h-117v351h117l55-11 41-34 25-55 9-76-8-77-10-30-14-24-41-33-26-8zM114 42l38 7 26 23 16 42 5 61-6 60-15 41-27 25-37 8h-67v-267z">
          <text:p/>
        </draw:path>
        <draw:path draw:style-name="gr2" draw:text-style-name="P2" draw:layer="layout" svg:width="0.26cm" svg:height="0.363cm" svg:x="12.354cm" svg:y="20.234cm" svg:viewBox="0 0 261 364" svg:d="M123 13h-116v-6h6v351h-6v-7h116v7l-1-7 55-11 1 7-4-5 42-34 4 5-6-3 25-55 6 3-6-1 9-76 6 1h-6l-8-76 6-1-6 2-10-30 6-2-5 3-14-24 5-3-4 5-42-33 4-5-2 6-26-8 2-6-1 6-30-3v-6zM124 0l30 3h1v1l27 8h1l1 1 42 33h1l1 1 14 25v1l10 30 1 1 8 77v1 1l-9 76v1l-1 1-25 54-1 2-1 1-42 34-1 1h-1l-55 11h-1-1-116-7v-6-351-7h7 116zM121 42l38 8h2l1 1 27 24 1 1v1l16 41v1 1l6 61 1 1h-1l-6 60v1 1l-16 41-1 2-1 1-26 25-2 1h-2l-37 8h-1-66-7v-6-267-7h7 66zM120 55h-66v-6h6v267h-6v-7h66v7l-2-6 38-9 1 7-4-5 26-25 5 5-6-2 15-42 6 3-6-1 6-60 6 1h-6l-6-61h7l-6 2-16-41 6-3-4 5-26-23 4-5-1 7-38-8 1-6z">
          <text:p/>
        </draw:path>
        <draw:line draw:style-name="gr1" draw:text-style-name="P1" draw:layer="layout" svg:x1="14.702cm" svg:y1="19.992cm" svg:x2="28.706cm" svg:y2="19.992cm">
          <text:p/>
        </draw:line>
        <draw:line draw:style-name="gr1" draw:text-style-name="P1" draw:layer="layout" svg:x1="14.707cm" svg:y1="19.995cm" svg:x2="14.707cm" svg:y2="15.328cm">
          <text:p/>
        </draw:line>
        <draw:line draw:style-name="gr1" draw:text-style-name="P1" draw:layer="layout" svg:x1="14.702cm" svg:y1="15.328cm" svg:x2="28.706cm" svg:y2="15.328cm">
          <text:p/>
        </draw:line>
        <draw:line draw:style-name="gr1" draw:text-style-name="P1" draw:layer="layout" svg:x1="28.701cm" svg:y1="15.325cm" svg:x2="28.701cm" svg:y2="19.995cm">
          <text:p/>
        </draw:line>
        <draw:line draw:style-name="gr1" draw:text-style-name="P1" draw:layer="layout" svg:x1="14.702cm" svg:y1="19.592cm" svg:x2="26.604cm" svg:y2="19.592cm">
          <text:p/>
        </draw:line>
        <draw:line draw:style-name="gr1" draw:text-style-name="P1" draw:layer="layout" svg:x1="14.702cm" svg:y1="18.292cm" svg:x2="26.604cm" svg:y2="18.292cm">
          <text:p/>
        </draw:line>
        <draw:line draw:style-name="gr1" draw:text-style-name="P1" draw:layer="layout" svg:x1="14.702cm" svg:y1="16.993cm" svg:x2="26.604cm" svg:y2="16.993cm">
          <text:p/>
        </draw:line>
        <draw:line draw:style-name="gr1" draw:text-style-name="P1" draw:layer="layout" svg:x1="26.599cm" svg:y1="19.325cm" svg:x2="28.704cm" svg:y2="19.325cm">
          <text:p/>
        </draw:line>
        <draw:line draw:style-name="gr1" draw:text-style-name="P1" draw:layer="layout" svg:x1="26.599cm" svg:y1="18.659cm" svg:x2="28.704cm" svg:y2="18.659cm">
          <text:p/>
        </draw:line>
        <draw:line draw:style-name="gr1" draw:text-style-name="P1" draw:layer="layout" svg:x1="26.599cm" svg:y1="17.992cm" svg:x2="28.704cm" svg:y2="17.992cm">
          <text:p/>
        </draw:line>
        <draw:line draw:style-name="gr1" draw:text-style-name="P1" draw:layer="layout" svg:x1="26.599cm" svg:y1="17.326cm" svg:x2="28.704cm" svg:y2="17.326cm">
          <text:p/>
        </draw:line>
        <draw:line draw:style-name="gr1" draw:text-style-name="P1" draw:layer="layout" svg:x1="26.599cm" svg:y1="16.66cm" svg:x2="28.704cm" svg:y2="16.66cm">
          <text:p/>
        </draw:line>
        <draw:line draw:style-name="gr1" draw:text-style-name="P1" draw:layer="layout" svg:x1="26.599cm" svg:y1="15.993cm" svg:x2="28.704cm" svg:y2="15.993cm">
          <text:p/>
        </draw:line>
        <draw:line draw:style-name="gr1" draw:text-style-name="P1" draw:layer="layout" svg:x1="16.456cm" svg:y1="19.592cm" svg:x2="16.456cm" svg:y2="16.993cm">
          <text:p/>
        </draw:line>
        <draw:line draw:style-name="gr1" draw:text-style-name="P1" draw:layer="layout" svg:x1="18.505cm" svg:y1="19.596cm" svg:x2="18.505cm" svg:y2="15.318cm">
          <text:p/>
        </draw:line>
        <draw:line draw:style-name="gr1" draw:text-style-name="P1" draw:layer="layout" svg:x1="24.703cm" svg:y1="19.592cm" svg:x2="24.703cm" svg:y2="18.292cm">
          <text:p/>
        </draw:line>
        <draw:line draw:style-name="gr1" draw:text-style-name="P1" draw:layer="layout" svg:x1="26.602cm" svg:y1="19.995cm" svg:x2="26.602cm" svg:y2="15.325cm">
          <text:p/>
        </draw:line>
        <draw:line draw:style-name="gr1" draw:text-style-name="P1" draw:layer="layout" svg:x1="27.094cm" svg:y1="19.995cm" svg:x2="27.094cm" svg:y2="15.325cm">
          <text:p/>
        </draw:line>
        <draw:path draw:style-name="gr2" draw:text-style-name="P2" draw:layer="layout" svg:width="0.624cm" svg:height="0.158cm" svg:x="14.818cm" svg:y="18.346cm" svg:viewBox="0 0 625 159" svg:d="M20 106h-20l5 23 10 17 17 10 23 3 22-3 16-9 11-15 4-20-3-18-9-11-15-8-20-5-17-5-11-5-6-7-2-11 2-10 6-7 8-5 12-2 12 2 10 6 6 10 3 13h20l-4-21-10-15-16-9-21-3-20 3-15 9-10 14-3 18 3 17 8 11 13 8 18 5 17 5 13 5 8 7 3 11-3 12-6 8-11 6-13 1-14-2-12-7-7-11zM219 100l-4 18-7 13-10 8-12 2-14-4-11-11-7-19-3-27 3-27 7-19 11-12 14-4 10 2 9 6 7 10 5 14h21l-7-21-11-16-16-9-18-4-23 6-17 15-12 25-3 34 3 34 12 25 17 15 23 5 20-4 16-11 12-19 6-25zM249 155h19l16-44h60l16 44h20l-55-151h-22zM291 93l23-67 23 67zM400 155h98v-18h-78v-133h-20zM530 155h95v-18h-75v-51h67v-17h-67v-46h73v-19h-93z">
          <text:p/>
        </draw:path>
        <draw:path draw:style-name="gr2" draw:text-style-name="P2" draw:layer="layout" svg:width="0.638cm" svg:height="0.171cm" svg:x="14.81cm" svg:y="18.34cm" svg:viewBox="0 0 639 172" svg:d="M28 118h-20v-6l7-1 4 23-6 1 5-4 11 17-6 4 4-6 16 10-3 6 1-7 23 4-1 6-1-6 22-3 1 6-3-6 16-9 3 6-5-4 11-15 5 4-6-2 4-19 6 1-7 1-3-18 7-1-6 4-9-11 6-4-3 6-15-8 3-6-2 7-20-6 2-6-1 6-17-4h-1v-1l-11-4-2-1v-1l-7-7-1-1v-2l-2-11v-1-1l2-11v-1l1-2 6-7v-1l1-1 9-5h1 1l12-2h1 1l12 2h2l1 1 9 6 1 1 1 1 7 9v1 2l3 14-6 1v-6h20v6h-7 7l-7 1-3-22 6-1-5 4-10-15 5-4-3 6-16-10 3-5-1 6-21-3 1-6 1 6-20 3-1-6 3 5-15 9-3-5 5 4-9 14-6-4 7 1-4 19-6-1 6-1 3 16-6 1 5-4 8 11-5 4 3-5 13 7-3 6 2-7 17 6-1 6 1-6 18 5 13 5h2v1l8 7 2 1v2l3 12 1 1-1 2-2 11-1 1v2l-7 8-1 1-1 1-10 5-2 1h-1l-13 2h-1-1l-14-3h-2l-1-1-11-6-1-1-1-1-7-12-1-1v-1l-2-15 6-1zM34 111l3 15-7 1 6-4 7 12-6 3 4-5 11 6-3 6 1-6 14 2-1 6v-6l13-2v7l-3-6 11-5 3 5-5-4 6-8 5 4-6-2 3-11 6 1-6 2-3-12 6-1-4 5-8-7 4-5-2 6-13-5 2-6-2 6-17-4v-1l-18-5h-1v-1l-13-7-2-1v-1l-9-11-1-1v-2l-3-16v-1-1l4-19v-2l1-1 10-14v-1l2-1 15-9h1l1-1 19-3h1 1l22 3 1 1h2l16 10h1l1 2 10 15v1l1 1 3 22v1 7h-6-20-5l-1-5-3-14 6-2-5 5-7-11 6-4-4 6-9-6 3-6-1 7-12-2 1-7 1 7-12 1-1-6 4 6-9 5-3-6 5 4-6 7-5-4 6 2-2 10-6-1 7-1 1 11-6 1 5-4 6 6-5 5 3-6 11 5-3 5 2-6 17 4 20 6h1l15 8 1 1 1 1 9 11 1 2v1l3 18v1 1l-4 20v1l-1 1-10 15-1 1-1 1-17 10h-1-1l-23 4h-1-1l-22-4h-1l-1-1-17-10-1-1-1-1-11-17-1-1v-1l-4-23-2-8h8 20 5zM234 107l-4 18v1 1l-8 13v1l-1 1-10 8-1 1h-2l-12 3h-1-2l-15-4-1-1-2-1-11-12-1-1v-1l-7-19-1-1v-1l-2-26v-1l2-26v-1l1-1 7-20v-1l1-1 11-12 1-1 2-1 15-4h2 1l11 2h1l1 1 9 6 1 1 1 1 7 9v1 1l5 14-6 3v-7h21v7l-7 2-6-22 6-2-5 4-12-16 6-4-4 6-15-10 3-5-1 6-18-3 1-7 2 7-24 5-2-6 4 5-17 15-4-5 6 3-12 25-6-2h7l-4 34-6-1h6l4 33-7 1 6-3 12 25-6 3 4-5 17 15-4 5 2-6 23 5-1 6-1-6 20-4 1 6-4-5 17-11 3 5-5-3 11-19 6 3-6-1 5-26 7 2v6h-21v-6zM228 99h21 8l-2 8-6 26v1l-1 1-11 18-1 1-1 1-16 12h-1l-2 1-20 4h-1-1l-24-5-2-1-1-1-18-15-1-1v-1l-11-25-1-1v-1l-4-34v-1l4-34v-1l1-1 11-26v-1l1-1 18-15 1-1 2-1 24-5h1 1l19 3 1 1h1l15 10 1 1 1 1 11 15 1 1v1l7 22 2 8h-8-21-5l-1-4-5-14 6-3-5 5-7-11 5-4-3 6-9-6 3-6-1 7-10-2 1-7 2 7-15 4-2-7 6 5-13 13-4-6 6 2-7 21-6-3 6 1-2 26-7-1h7l2 26-6 1 6-3 7 19-6 3 5-5 12 12-6 4 2-6 15 4-2 6-1-6 11-3 2 7-4-5 10-8 4 5-6-3 7-13 6 3-6-2 4-18 1-5zM258 155h19v6l-6-2 16-44 2-4h4 60 5l1 4 16 44-6 2v-6h20v6l-6 3-55-152 6-2v7h-22v-7l6 2-54 152-6-3zM251 159l55-151 2-4h4 22 5l1 4 55 151 3 9h-9-20-5l-1-4-16-45 6-2v7h-60v-7l6 2-15 45-2 4h-5-19-10zM294 97l23-67 6-18 6 18 23 67 3 8h-9-46-9zM300 92h46v7l-6 2-23-67 6-2 6 2-23 67-6-2zM409 155h97v6h-7v-18h7v7h-77-6v-7-133h6v7h-20v-7h7v151h-7zM403 161v-151-6h6 20 7v6 133h-7v-6h77 6v6 18 7h-6-97-6zM538 155h95v6h-7v-18h7v7h-75-7v-7-51-6h7 67v6h-7v-17h7v6h-67-7v-6-46-7h7 73v7h-6v-19h6v7h-93v-7h6v151h-6zM531 161v-151-6h7 93 7v6 19 6h-7-73v-6h6v46h-6v-7h67 6v7 17 7h-6-67v-7h6v51h-6v-6h75 6v6 18 7h-6-95-7z">
          <text:p/>
        </draw:path>
        <draw:path draw:style-name="gr2" draw:text-style-name="P2" draw:layer="layout" svg:width="1.387cm" svg:height="0.2cm" svg:x="16.589cm" svg:y="18.345cm" svg:viewBox="0 0 1388 201" svg:d="M26 156h19l21-131 23 131h18l26-151h-17l-19 129-21-129h-19l-21 129-19-129h-17zM151 156h95v-18h-75v-51h67v-17h-67v-46h74v-19h-94zM317 138h-28v18h75v-18h-27v-114h27v-19h-75v19h28zM496 136l4 20h11v-81h-55v19h34v1l-3 20-7 15-10 9-14 3-14-4-12-12-7-19-3-26 3-27 7-20 12-11 16-4 10 2 9 6 7 10 3 14h22l-6-21-10-16-15-9-19-4-25 6-18 15-12 25-4 34 4 34 12 25 17 15 22 5 12-1 11-5 10-7zM537 156h20v-70h60v70h20v-151h-20v63h-60v-63h-20zM707 156h20v-132h46v-19h-112v19h46zM994 198h13l-12-23-9-24-5-25-2-26 2-25 5-26 9-24 12-23h-13l-16 23-11 24-7 26-2 25 2 26 7 25 11 23zM1066 156h19v-40l20-20 34 60h21l-42-73 43-44h-24l-52 54v-93h-19zM1284 151v-112h-18v19l-15-17-9-4-11-2-18 5-14 12-10 20-3 26 3 27 10 19 14 12 18 4 11-1 8-4 16-16v16l-2 13-5 9-9 6-14 2-12-2-8-3-5-5-1-8h-19v1l3 14 9 10 13 7 19 2 23-3 15-9 8-16zM1206 98l2-19 6-14 9-10 12-3 13 3 9 10 6 14 2 19-2 20-6 14-9 9-13 2-12-2-9-9-6-14zM1353 198l15-24 11-23 7-25 2-26-2-25-7-26-11-24-15-23h-14l12 23 9 24 5 26 2 25-2 26-5 25-9 24-12 23z">
          <text:p/>
        </draw:path>
        <draw:path draw:style-name="gr2" draw:text-style-name="P2" draw:layer="layout" svg:width="1.401cm" svg:height="0.213cm" svg:x="16.581cm" svg:y="18.339cm" svg:viewBox="0 0 1402 214" svg:d="M34 155h19v6l-7-1 22-130h13l22 130-6 1v-6h18v6l-7-1 27-150 6 1v7h-17v-7l6 1-18 128h-13l-22-128 7-1v7h-19v-7l6 1-21 128h-12l-19-128 6-1v7h-17v-7l6-1 26 150-6 1zM27 162l-26-150-1-7h8 17 6l1 5 18 128-6 1-6-1 21-128v-5h6 19 5l1 5 22 128-7 1-6-1 18-128 1-5h6 17 8l-2 7-26 150-1 6h-5-18-6l-1-6-22-130 6-1 7 1-22 130-1 6h-5-19-6zM159 155h95v6h-6v-18h6v7h-75-6v-7-51-6h6 67v6h-6v-17h6v6h-67-6v-6-45-7h6 74v7h-7v-19h7v7h-94v-7h7v150h-7zM153 161v-150-6h6 94 6v6 19 6h-6-74v-6h7v45h-7v-7h67 7v7 17 7h-7-67v-7h7v51h-7v-6h75 7v6 18 7h-7-95-6zM325 150h-28v-7h7v18h-7v-6h75v6h-6v-18h6v7h-27-7v-7-113-7h7 27v7h-6v-19h6v7h-75v-7h7v19h-7v-7h28 6v7 113 7zM318 143v-113h7v6h-28-6v-6-19-6h6 75 7v6 19 6h-7-27v-6h6v113h-6v-6h27 7v6 18 7h-7-75-6v-7-18-6h6 28v6zM511 140l3 20-6 1v-6h11v6h-7v-81h7v7h-55v-7h7v19h-7v-7h34 6v7 1 1l-2 20-1 1v1l-7 14v2h-1l-11 10-1 1h-2l-13 3-2 1-1-1-15-4h-2l-1-1-11-12-1-1-1-1-7-20v-1l-3-27v-1l2-26v-1l1-1 7-19 1-1v-1l12-12 1-1 2-1 16-4h1 2l11 2 1 1h1l9 6 1 1 1 1 6 10 1 1v1l4 14-7 2v-7h22v7l-7 1-5-20 6-2-5 4-11-16 6-4-4 6-15-10 4-5-2 6-18-3 1-7 1 7-24 5-2-6 4 5-18 15-4-5 5 3-11 25-6-3 6 1-4 33-6-1h6l4 33-6 1 6-3 11 25-5 3 4-5 17 16-4 4 2-6 22 5-2 6-1-6 13-2v7l-2-6 11-5 2 6-4-5 10-7 4 5-5-4 8-11 9-11zM509 145l-8 11-1 1-9 8h-1-1l-11 5h-1-1l-12 2h-1-1l-22-5-2-1-1-1-18-16-1-1v-1l-12-25-1-1v-1l-4-33v-1l4-33v-1l1-1 12-25v-2h1l19-16 1-1 2-1 24-5h2 1l19 3 1 1h1l15 10 1 1 1 1 11 15v1 1l6 21 2 8h-8-22-5l-1-5-4-13 7-2-6 3-6-10 5-3-4 5-8-6 3-5-1 6-11-2 2-6 1 6-16 4-1-6 4 4-11 12-5-5 6 3-7 19-6-2h6l-2 26h-7l7-1 2 27h-6l6-2 7 19-6 2 5-4 11 11-4 5 1-6 15 4-2 6-1-6 13-3 2 6-5-5 11-9 4 5-6-3 7-15 6 3-6-1 2-20 7 1h-7v-1h7v6h-34-6v-6-19-6h6 55 6v6 81 7h-6-11-6l-1-6-3-20 6-1zM545 155h20v6h-7v-70-7h7 60 6v7 70h-6v-6h20v6h-7v-150h7v7h-20v-7h6v62 6h-6-60-7v-6-62h7v7h-20v-7h6v150h-6zM538 161v-150-6h7 20 6v6 62h-6v-7h60v7h-7v-62-6h7 20 6v6 150 7h-6-20-7v-7-70h7v6h-60v-6h6v70 7h-6-20-7zM715 155h20v6h-7v-131-7h7 45v7h-6v-19h6v7h-111v-7h7v19h-7v-7h46 6v7 131h-6zM708 161v-131h7v6h-46-6v-6-19-6h6 111 7v6 19 6h-7-45v-6h6v131 7h-6-20-7zM1002 197h13v6l-5 3-13-23v-1l-9-24-5-26h-1v-1l-1-25v-1l1-25v-1h1l5-25v-1l9-24v-1l13-23 5 3v6h-13v-6l5 3-16 24-5-4 6 3-11 24-6-3 6 2-6 24-7-1h7l-2 26-7-1h7l2 26h-7l7-1 6 24-6 2 6-3 11 24-6 2 5-3 16 24-5 3zM996 207l-15-24h-1v-1l-11-23v-1-1l-7-24v-1l-2-26v-1l2-26v-1l7-25v-1l11-23v-1h1l15-24 2-3h4 13 11l-5 10-12 23-6-3 6 2-9 24-6-2 7 1-6 25-6-1h6l-1 26-7-1h7l1 26h-6l6-1 6 25-7 1 6-2 9 24-6 2 6-3 12 23 5 10h-11-13-4zM1074 155h19v6h-7v-40-3l2-2 20-19 6-6 4 7 35 60-6 3v-6h21v6l-5 4-43-74-2-4 3-3 44-43 4 4v7h-24v-7l5 5-53 52-11 11v-15-92h7v7h-19v-7h6v155h-6zM1067 161v-155-6h7 19 6v6 92h-6l-5-5 53-52 2-2h2 24 16l-11 11-44 43-4-5 5-3 43 73 6 10h-12-21-4l-2-3-34-60 6-4 4 5-20 19-4-4h6v40 7h-6-19-7zM1285 156v-111h7v7h-18v-7h6v19 17l-11-13-15-17 5-4-3 6-9-4 3-6-1 6-11-1 1-7 2 7-19 4-1-6 4 5-14 12-4-5 6 2-10 20-6-3 7 1-3 26-7-1 7-1 3 27-7 1 6-3 10 19-6 3 4-5 14 12-4 5 1-6 19 4-2 6-1-6 11-1 1 6-3-6 9-4 2 6-4-4 15-17 11-12v17 16 1l-2 13v1 1l-5 9-1 2-2 1-9 5-1 1h-1l-14 2h-1l-12-1h-1l-1-1-8-3h-2l-1-2-5-5-1-1v-2l-2-8 7-1v6h-19v-6h7v1h-7l7-1 2 13-6 2 5-5 9 11-5 4 2-6 14 7-3 6 1-7 19 3-1 6-1-6 23-4 1 7-4-6 15-9 4 6-6-3 8-16 6 3-6-1 2-22 7 1zM1298 157l-3 22v1 1l-9 16v1l-2 1-15 9-1 1h-1l-23 5h-1-1l-18-4h-1-1l-14-7-1-1-1-1-9-10-1-1v-2l-3-14v-1-1-7h6 19 5l1 6 1 7-6 2 5-5 5 6-5 4 2-6 9 3-3 6 1-6 12 1-1 7-1-7 14-2 1 7-3-6 9-5 3 5-6-3 5-9 6 3-7-1 2-13 7 1h-7v-16h7l4 4-15 16-1 1-1 1-9 4h-1l-11 2h-1-1l-18-4-2-1-1-1-15-12-1-1v-1l-9-20h-1v-2l-3-26v-1-1l3-26v-1l1-1 9-19v-1l2-1 14-12 1-1 1-1 19-4h1 1l10 1 1 1h1l9 4 2 1v1l15 17-4 4h-7v-19-6h7 18 6v6 111zM1207 103l2-20v-1h1l6-15v-1l1-1 9-8 2-2h1l12-3h2 1l13 3h2l1 2 9 8 1 1 1 1 6 15v1l2 20h1l-1 1-2 20v1l-6 14-1 2-1 1-9 8-1 2h-2l-13 3h-1-2l-12-3h-1l-2-2-9-8-1-1v-2l-6-14-1-1v-1l-2-19zM1220 103l2 19-6 1 6-3 6 14-6 3 4-5 9 9-4 5 1-7 12 3-1 6-2-6 13-3 2 7-5-5 10-9 4 5-6-3 6-14 6 3-7-1 3-19h6l-6 1-3-19 7-1-6 3-6-15 6-2-4 5-10-9 5-5-2 7-13-3 2-7 1 7-12 3-1-7 4 5-9 9-4-5 6 2-6 15-6-3 6 1-2 19-6-1zM1355 200l16-24 5 3-6-2 11-24 6 3-6-2 6-24 7 1h-7l2-26h7l-7 1-2-26h7l-7 1-6-24 6-2-6 3-11-24 6-3-5 4-16-24 6-3v6h-14v-6l6-3 12 23 9 25v1l5 25 2 26v1l-2 25v1l-5 26v1l-9 23v1l-12 23-6-3v-6h14v6zM1361 210h-14-11l5-10 12-23 6 3-6-2 9-24 6 2-7-1 6-25 6 1-7-1 2-25h7l-7 1-2-26h7l-6 1-6-25 7-1-6 2-9-24 6-2-6 3-12-23-5-10h11 14 3l2 3 16 24v1l11 23v1l7 25v1l2 26v1l-2 26v1l-7 24v1l-11 24v1l-16 24-2 3z">
          <text:p/>
        </draw:path>
        <draw:path draw:style-name="gr2" draw:text-style-name="P2" draw:layer="layout" svg:width="1.793cm" svg:height="0.158cm" svg:x="18.618cm" svg:y="18.346cm" svg:viewBox="0 0 1794 159" svg:d="M50 4h-50v151h50l23-4 18-15 11-23 4-33-4-33-4-13-6-11-18-14-11-3zM48 22l17 4 11 10 7 17 2 27-3 26-6 17-12 11-16 3h-28v-115zM132 155h20v-63h21l15 1 9 3 6 7 3 13 1 19 1 13 3 7h22v-4l-5-6-2-11-1-24-4-18-5-6-7-4 8-5 6-8 4-10 1-12-3-18-8-14-14-8-21-3h-50zM176 23l14 1 10 4 6 8 2 12-2 12-6 9-11 4-14 1h-23v-51zM245 155h20l16-44h60l16 44h20l-55-151h-22zM288 93l23-67 23 67zM400 155h19l22-131 22 131h18l27-151h-18l-18 129-22-129h-18l-21 129-19-129h-18zM561 137h-27v18h75v-18h-28v-114h28v-19h-75v19h27zM652 155h18v-124l57 124h24v-151h-19v124l-56-124h-24zM871 135l4 20h10v-81h-54v19h33v1l-2 20-7 15-11 9-13 3-15-4-11-12-7-19-3-26 2-27 8-20 11-11 16-4 11 2 9 6 6 10 4 14h21l-5-21-11-16-15-9-18-4-25 6-19 15-12 25-4 34 4 34 12 25 18 15 22 5 12-1 11-5 10-7zM1042 155h18v-124l58 124h23v-151h-18v124l-57-124h-24zM1170 98l3 27 9 20 16 11 24 3 22-3 16-11 10-19 3-28v-94h-20v95l-2 19-6 13-10 8-13 2-15-2-10-8-6-13-1-19v-95h-20zM1298 155h16v-137l28 137h19l28-137v137h17v-151h-27l-27 134-28-134h-26zM1509 74l15-12 4-10 1-10-3-16-8-12-14-7-19-3h-53v151h56l20-3 15-8 9-15 4-19-2-12-5-11-9-8zM1481 68h-29v-46h31l11 2 9 4 5 6 1 10-2 10-5 8-9 4zM1486 137h-34v-51h32l13 1 10 5 6 8 2 11-2 12-5 8-9 5zM1566 155h95v-18h-75v-51h67v-17h-67v-46h74v-19h-94zM1694 155h20v-63h20l15 1 10 3 5 7 2 13 1 19 2 13 2 7h23v-4l-5-6-2-11-1-24-4-18-5-6-8-4 9-5 6-8 4-10 1-12-3-18-9-14-14-8-19-3h-50zM1738 23l13 1 10 4 5 8 2 12-2 12-6 9-10 4-13 1h-23v-51z">
          <text:p/>
        </draw:path>
        <draw:path draw:style-name="gr2" draw:text-style-name="P2" draw:layer="layout" svg:width="1.806cm" svg:height="0.171cm" svg:x="18.611cm" svg:y="18.34cm" svg:viewBox="0 0 1807 172" svg:d="M57 17h-50v-7h6v151h-6v-6h50v6l-1-6 23-5 1 7-4-5 18-15 4 5-6-3 11-23 6 3-7-1 4-32h7l-7 1-3-33h6l-6 2-4-14 6-2-6 4-6-12 6-3-4 5-18-14 4-5-2 6-11-3 2-6-1 6-13-1 1-7zM57 4l13 1h1 1l11 4h1l1 1 18 14 1 1v1l6 10 1 1v1l4 14 1 1 3 33v1l-4 32v1 1l-11 24-1 1-1 1-17 15-2 1h-1l-24 5h-1-50-7v-7-151-6h7zM57 22l16 3 2 1 1 1 11 10 1 1 1 1 7 19v1 1l2 26v1l-2 25v1 1l-7 18-1 1-1 1-11 11-2 1h-1l-16 4h-1-1-28-7v-7-115-6h7 28 1zM55 35h-28v-7h6v115h-6v-6h28v6l-1-6 16-3 1 6-4-5 11-10 5 4-6-2 6-18 6 3-6-1 2-25h7l-7 1-2-26 7-1-6 3-7-18 6-3-4 5-12-11 5-4-1 6-17-3 1-7zM139 155h20v6h-6v-63-6h6 21 15 1l1 1 9 3h2l1 2 6 7v1l1 2 2 13 1 20h-6l6-1 1 13-6 1 6-2 3 7-6 2v-6h22v6h-6v-4h6l-5 4-5-6-1-1v-2l-2-11v-1l-2-24h7l-6 1-4-18 6-1-5 4-5-5 5-5-3 6-8-4-10-5 10-6 9-6 3 6-5-4 6-8 5 4-6-2 4-10 6 3-6-1 1-12 6 1-6 1-3-19 6-1-5 4-9-14 6-4-4 6-14-8 4-6-1 7-20-3 1-7v7h-50v-7h6v151h-6zM132 161v-151-6h7 50 1l19 3h2l1 1 14 8 1 1 1 1 9 14 1 1v1l3 19v1 1l-1 11-1 1v1l-4 10-1 1-6 8v1h-1l-9 6-3-6 3-6 7 5h1l1 1 5 6 1 1 1 2 3 17v1l2 25h-7l7-1 2 11-7 1 5-4 5 6 2 2v2 4 7h-7-22-5l-2-5-2-7v-1l-1-1-1-12v-1l-1-19h7l-7 1-2-13 6-1-5 4-5-7 5-4-2 6-9-3 2-6-1 6h-15l1-7v7h-21v-7h7v63 7h-7-20-7zM184 22l13 2h1 1l10 4 1 1 1 1 6 8 1 1v2l2 13v1 1l-2 12v2l-1 1-6 8-1 1-2 1-10 4h-1-1l-13 1h-1-23-6v-6-51-7h6 24zM183 35h-24v-6h7v51h-7v-7h23v7-7l13-1 1 7-3-6 10-4 3 6-5-4 5-8 6 4-7-1 2-12 7 1-7 1-2-12 7-2-5 5-6-9 5-4-3 6-9-4 3-6-1 7-13-2v-6zM251 155h20v6l-6-2 16-44 1-4h5 61 5l1 4 16 44-6 2v-6h20v6l-6 3-56-152 6-2v7h-22v-7l6 2-54 152-7-3zM245 159l55-151 2-4h4 22 5l1 4 56 151 3 9h-9-20-5l-1-4-17-45 7-2v7h-61v-7l6 2-16 45-1 4h-5-20-9zM288 97l23-67 6-18 6 18 24 67 3 8h-10-46-9zM294 92h46v7l-6 2-23-67 6-2 6 2-23 67-6-2zM407 155h19v6l-6-1 22-131h12l23 131-7 1v-6h18v6l-6-1 26-151 7 1v7h-18v-7l7 1-19 129h-13l-21-129 6-1v7h-18v-7l6 1-21 129h-13l-18-129 6-1v7h-18v-7l7-1 26 151-7 1zM401 162l-26-151-1-7h7 18 6l1 5 18 129-6 1-7-1 21-129 1-5h6 18 6l1 5 21 129-6 1-7-1 19-129 1-5h5 18 8l-2 7-26 151-1 6h-6-18-5l-1-6-22-131 6-1 6 1-21 131-1 6h-6-19-5zM568 150h-27v-7h6v18h-6v-6h75v6h-7v-18h7v7h-28-6v-7-114-7h6 28v7h-7v-19h7v7h-75v-7h6v19h-6v-7h27 7v7 114 7zM562 143v-114h6v6h-27-7v-6-19-6h7 75 6v6 19 6h-6-28v-6h7v114h-7v-6h28 6v6 18 7h-6-75-7v-7-18-6h7 27v6zM659 155h18v6h-6v-124l12-2 57 124-6 2v-6h24v6h-7v-151h7v7h-19v-7h7v124l-12 3-57-124 6-3v7h-24v-7h7v151h-7zM653 161v-151-6h6 24 4l1 4 57 124-6 2h-6v-124-6h6 19 6v6 151 7h-6-24-4l-1-4-58-124 6-3h6v124 7h-6-18-6zM884 140l4 20-6 1v-6h10v6h-6v-81h6v7h-54v-7h6v19h-6v-7h33 7v7 1 1l-3 20v1 1l-7 14-1 2h-1l-10 10-2 1h-1l-13 3-2 1-2-1-14-4h-2l-1-1-12-12-1-1v-1l-7-20h-1v-1l-2-27v-1l2-26v-1-1l8-20v-1l1-1 12-12 1-1 2-1 16-4h1 2l10 2 2 1h1l9 6 1 1v1l7 10v1l1 1 3 15-6 2v-7h21v7l-6 1-5-21 6-2-6 4-10-16 5-4-3 6-15-10 3-5-1 6-19-3 2-7 1 7-25 5-1-6 4 5-18 15-5-5 6 3-12 26-6-3 7 1-4 33-7-1h7l4 33-7 1 6-3 12 25-6 3 5-5 17 16-4 4 1-6 22 5-1 6-1-6 12-2 1 7-2-6 11-5 2 6-4-5 10-7 4 5-5-4 8-11 9-11zM883 145l-8 11h-1v1l-10 8h-1l-11 5h-1-1l-12 2h-1-2l-22-5-1-1-2-1-17-16h-1l-1-2-11-25h-1v-2l-4-33v-1l4-33v-1l1-1 11-26 1-2h1l19-16 1-1 2-1 24-5h1 2l19 3 1 1h1l15 10 1 1 1 1 10 15 1 1v1l6 22 2 8h-9-21-5l-1-5-4-13 6-3-5 4-7-11 6-3-4 5-9-6 4-5-1 6-11-2 1-6 2 6-16 4-2-6 5 4-12 13-4-6 6 3-7 20-7-2h7l-2 26h-7l7-1 2 27h-6l6-2 7 19-6 2 5-4 11 12-5 4 2-6 15 4-2 6-1-6 13-3 1 6-4-5 11-9 4 5-6-3 7-15 6 3-7-1 3-20 6 1h-6v-1h6v6h-33-7v-6-19-6h7 54 7v6 81 7h-7-10-6l-1-5-3-21 6-1zM1049 155h18v6h-6v-124l12-2 57 124-5 2v-6h23v6h-7v-151h7v7h-18v-7h6v124l-12 3-57-124 6-3v7h-24v-7h7v151h-7zM1043 161v-151-6h6 24 4l2 4 57 124-6 2h-7v-124-6h7 18 6v6 151 7h-6-23-5l-1-4-58-124 6-3h7v124 7h-7-18-6zM1183 104l3 27h-6l6-3 9 20-6 3 4-6 16 11-4 6 2-7 23 4-1 6-1-6 22-4 1 7-3-6 16-11 3 6-5-3 9-19 6 3-7-1 4-27h6-6v-94h6v7h-20v-7h7v95 1l-2 18v1l-1 1-6 14v1l-2 1-10 8-1 1h-1l-14 3h-1-2l-14-3h-1l-2-1-10-8-1-1-1-1-5-13-1-1v-1l-2-19v-1-95h7v7h-20v-7h6v94h-6zM1170 104v-94-6h7 20 6v6 95h-6 6l2 18-7 1 6-3 6 13-6 3 4-5 10 8-4 5 1-7 15 3-1 6-2-6 14-3 1 7-4-5 10-8 4 5-6-3 6-13 6 3-6-1 2-18h6-6v-95-6h6 20 7v6 94 1l-4 27v1 1l-10 19v2l-2 1-16 11-1 1h-1l-23 4h-1-1l-24-4h-1l-1-1-16-11-2-1v-2l-10-19v-1-1l-4-27zM1305 155h16v6h-6v-137l13-1 28 137-7 1v-6h19v6l-6-1 27-137 13 1v137h-6v-6h17v6h-7v-151h7v7h-27v-7l7 2-28 133h-13l-27-133 6-2v7h-26v-7h6v151h-6zM1298 161v-151-6h7 26 6l1 5 27 133-6 2-7-2 28-133 1-5h5 27 6v6 151 7h-6-17-7v-7-137h7l6 2-28 137-1 5h-5-19-5l-1-5-28-137 6-2h7v137 7h-7-16-7zM1512 75l15-12 4 5-6-3 4-8 6 2h-7l2-11 6 1-6 1-3-17 6-1-5 4-9-12 6-4-3 6-14-7 3-6-1 6-19-2 1-7v7h-53v-7h6v151h-6v-6h56v6l-1-6 20-3 1 6-3-5 15-9 3 6-5-4 9-14 5 3-6-1 3-19 7 1-7 1-2-12 7-1-6 3-5-11 6-3-5 5-8-8 4-5-2 6-12-5-10-4zM1518 74l12 5 1 1 1 1 8 7 1 1v1l6 11v1 1l2 12v2 1l-3 19v1l-1 1-9 14-1 1-2 1-14 9-2 1h-1l-20 3h-1-56-7v-7-151-6h7 53 1l19 3h1 1l14 7 1 1 1 1 8 12 1 1 1 2 2 17 1 1-1 1-1 10v1 1l-4 9-1 1-1 1-15 12-4-5zM1488 80h-29-7v-6-46-6h7 31l12 1h1l1 1 8 4h2l1 2 5 6 1 2v1l2 11v1 1l-2 10-1 2v1l-6 7v1l-2 1-9 4-1 1h-1l-12 1zM1487 67l13-1v6l-2-5 8-5 3 6-5-4 5-7 5 4-6-1 2-10 6 1-6 1-2-11 7-1-6 5-5-8 6-3-3 5-8-3 2-6v6l-12-1 1-7v7h-31v-7h6v46h-6v-7h29v7zM1493 150h-34-7v-7-51-7h7 32 1l13 2h1 1l10 5 1 1 1 1 6 8 1 1v2l2 11 1 1-1 1-2 12v1l-1 1-5 9-1 1-1 1-9 5h-1-2l-12 2zM1492 137l13-2 1 7-4-6 10-5 3 6-6-4 6-8 5 4-6-1 2-12 6 1-6 1-2-11 6-1-5 4-6-8 5-4-3 6-9-5 2-6v7l-14-2 1-6v6h-32v-6h6v51h-6v-6h34v6zM1573 155h95v6h-6v-18h6v7h-75-6v-7-51-6h6 67v6h-6v-17h6v6h-67-6v-6-46-7h6 74v7h-7v-19h7v7h-94v-7h7v151h-7zM1567 161v-151-6h6 94 6v6 19 6h-6-74v-6h7v46h-7v-7h67 7v7 17 7h-7-67v-7h7v51h-7v-6h75 7v6 18 7h-7-95-6zM1701 155h20v6h-7v-63-6h7 20 1 15l1 1 10 3h2l1 2 5 7 1 1v2l3 13 1 20h-7l7-1 1 13-6 1 6-2 2 7-6 2v-6h23v6h-7v-4h7l-5 4-5-6-1-1v-2l-2-11v-1l-2-24h7l-7 1-3-18 6-1-5 4-5-5 5-5-3 6-8-4-10-5 10-6 8-6 4 6-5-4 6-8 5 4-6-2 4-10 6 3-7-1 2-12 6 1-6 1-3-19 6-1-5 4-9-14 5-4-3 6-14-8 3-6-1 7-19-3 1-7v7h-50v-7h6v151h-6zM1694 161v-151-6h7 50 1l19 3h1l1 1 15 8 1 1 1 1 9 14v1l1 1 3 19v1 1l-2 11v1 1l-4 10v1h-1l-6 8-1 1h-1l-8 6-4-6 3-6 8 5h1l1 1 5 6 1 1v2l4 17v1l2 25h-7l7-1 1 11-6 1 5-4 5 6 1 2v2 4 7h-6-23-4l-2-5-3-7v-1-1l-1-12v-1l-1-19h6l-6 1-2-13 6-1-5 4-5-7 5-4-2 6-10-3 2-6v6h-15v-7 7h-20v-7h6v63 7h-6-20-7zM1746 22l13 2h1 1l9 4 2 1 1 1 6 8 1 1v2l2 13v1 1l-2 12-1 2-1 1-6 8-1 1-1 1-10 4h-1-1l-14 1h-23-7v-6-51-7h7 24zM1745 35h-24v-6h6v51h-6v-7h23v7l-1-7 14-1v7l-2-6 10-4 2 6-5-4 6-8 5 4-6-1 2-12 6 1-6 1-2-12 6-2-5 5-6-9 6-4-3 6-9-4 2-6v7l-13-2v-6z">
          <text:p/>
        </draw:path>
        <draw:path draw:style-name="gr2" draw:text-style-name="P2" draw:layer="layout" svg:width="0.63cm" svg:height="0.157cm" svg:x="24.835cm" svg:y="18.347cm" svg:viewBox="0 0 631 158" svg:d="M21 105h-21l5 23 11 17 17 10 22 3 23-3 16-9 11-15 4-20-3-19-9-11-15-8-20-5-17-5-11-4-6-7-2-11 2-10 6-7 8-5 12-2 12 2 10 6 6 10 3 13h20l-4-21-10-15-16-9-22-3-19 3-15 9-11 14-3 18 3 16 9 11 13 8 17 5 18 5 13 5 8 8 3 11-3 12-6 8-11 6-13 1-14-2-12-7-7-11zM135 154h20v-71h60v71h20v-151h-20v62h-60v-62h-20zM270 154h95v-18h-75v-52h67v-17h-67v-45h73v-19h-93zM400 154h95v-18h-75v-52h67v-17h-67v-45h73v-19h-93zM565 154h20v-132h46v-19h-111v19h45z">
          <text:p/>
        </draw:path>
        <draw:path draw:style-name="gr2" draw:text-style-name="P2" draw:layer="layout" svg:width="0.644cm" svg:height="0.171cm" svg:x="24.827cm" svg:y="18.34cm" svg:viewBox="0 0 645 172" svg:d="M28 118h-20v-6l7-1 4 23-6 1 5-4 11 17-6 4 4-6 16 10-3 6 1-7 23 4-2 6v-6l22-3 1 6-3-6 16-9 3 6-5-4 11-15 5 4-6-2 3-19 7 1-7 1-3-19 7-1-6 4-9-11 6-4-3 6-15-8 3-6-2 7-20-6 2-6-1 6-17-4h-1v-1l-11-4-2-1-1-1-6-7-1-1v-2l-2-11-1-1 1-1 2-10v-1l1-2 6-7v-1l1-1 9-5h1 1l12-2h1 1l12 2h2l1 1 9 6 1 1 1 1 7 9v1 2l3 13-6 1v-6h20v6h-7 7l-7 1-3-21 6-1-5 4-10-15 5-4-3 6-16-10 3-5-1 6-21-3v-6l2 6-20 3-1-6 3 5-15 9-3-5 5 4-9 14-6-4 7 1-4 18-6-1 6-1 3 16-6 1 5-4 8 11-5 4 3-5 13 7-3 6 2-7 17 6-2 6 2-6 18 5 13 5h2v1l8 7 2 1v3l3 12 1 1-1 2-2 11-1 1v2l-7 8-1 1-1 1-10 5-2 1h-1l-13 2h-1-1l-14-3h-2l-1-1-11-6-1-1-1-1-7-12-1-1v-1l-3-15 7-1zM34 111l3 15-7 1 6-4 7 12-6 3 4-5 11 6-3 6 1-6 14 2-1 6v-6l13-2v7l-3-6 11-5 3 5-5-4 6-8 5 4-6-2 3-11 6 1-6 2-3-12 6-1-4 5-8-7 4-6-2 7-13-6 2-6-2 6-17-4v-1l-18-5h-1v-1l-13-7-2-1v-1l-9-11-1-1v-2l-3-16v-1-1l4-18v-2l1-1 10-14v-1l2-1 15-9h1l1-1 19-3h1 1l22 3 1 1h1l16 10h2l1 2 10 15v1l1 1 3 21v1 7h-6-20-5l-1-5-3-14 6-1-5 4-7-10 6-4-4 6-9-6 3-6-1 7-12-2 1-7 1 7-12 1-1-6 4 6-9 5-3-6 5 4-6 7-5-4 6 2-2 9-6-1 7-1 1 11-6 1 5-4 6 6-5 5 3-6 11 5-3 5 2-6 17 4 20 6h1l15 8 1 1 1 1 9 11 1 2v1l3 19v1 1l-4 20v1l-1 1-10 15-1 1-1 1-17 10h-1-1l-23 4h-1-1l-22-4h-1l-1-1-17-10-1-1-1-1-11-17-1-1v-1l-4-23-2-9h8 20 5zM142 155h20v6h-6v-71-7h6 60 7v7 71h-7v-6h20v6h-6v-151h6v7h-20v-7h7v62 6h-7-60-6v-6-62h6v7h-20v-7h6v151h-6zM135 161v-151-6h7 20 7v6 62h-7v-7h60v7h-6v-62-6h6 20 7v6 151 7h-7-20-6v-7-71h6v6h-60v-6h7v71 7h-7-20-7zM277 155h95v6h-7v-18h7v7h-75-7v-7-52-6h7 67v6h-7v-17h7v6h-67-7v-6-45-7h7 73v7h-6v-19h6v7h-93v-7h6v151h-6zM270 161v-151-6h7 93 7v6 19 6h-7-73v-6h6v45h-6v-7h67 6v7 17 7h-6-67v-7h6v52h-6v-6h75 6v6 18 7h-6-95-7zM407 155h95v6h-7v-18h7v7h-75-7v-7-52-6h7 67v6h-7v-17h7v6h-67-7v-6-45-7h7 73v7h-6v-19h6v7h-93v-7h6v151h-6zM400 161v-151-6h7 93 7v6 19 6h-7-73v-6h6v45h-6v-7h67 6v7 17 7h-6-67v-7h6v52h-6v-6h75 6v6 18 7h-6-95-7zM573 155h20v6h-6v-132-7h6 46v7h-7v-19h7v7h-112v-7h6v19h-6v-7h46 7v7 132h-7zM566 161v-132h7v6h-46-7v-6-19-6h7 112 6v6 19 6h-6-46v-6h7v132 7h-7-20-7z">
          <text:p/>
        </draw:path>
        <draw:path draw:style-name="gr2" draw:text-style-name="P2" draw:layer="layout" svg:width="0.494cm" svg:height="0.158cm" svg:x="14.818cm" svg:y="17.047cm" svg:viewBox="0 0 495 159" svg:d="M20 104h-20l5 23 10 17 17 11 23 4 22-3 16-10 11-16 4-19-3-18-9-12-15-7-20-6-17-4-11-5-6-7-2-10 2-10 6-7 8-5 12-2 12 2 10 6 6 10 3 13h20v-1l-4-20-10-15-16-10-21-3-20 3-15 9-10 14-3 19 3 16 8 11 13 7 18 6 17 5 13 5 8 6 3 12-3 11-6 9-11 5-13 2-14-2-12-7-7-12zM174 136h-27v19h76v-19h-29v-114h29v-18h-76v18h27zM261 155h108v-19h-84l84-115v-17h-102v18h79l-85 115zM400 155h95v-19h-75v-51h67v-18h-67v-45h73v-18h-93z">
          <text:p/>
        </draw:path>
        <draw:path draw:style-name="gr2" draw:text-style-name="P2" draw:layer="layout" svg:width="0.508cm" svg:height="0.171cm" svg:x="14.81cm" svg:y="17.041cm" svg:viewBox="0 0 509 172" svg:d="M28 118h-20v-7l7-1 4 23-6 1 5-3 11 17-6 3 4-5 16 10-3 5 1-6 23 4-1 6-1-6 22-4 1 7-3-6 16-10 3 6-5-4 11-15 5 4-6-1 4-20 6 2-7 1-3-18 7-1-6 4-9-12 6-4-3 6-15-7 3-6-2 6-20-6 2-6-1 6-17-4h-1l-11-5h-2v-1l-7-7-1-2v-1l-2-11v-2-1l2-10v-2l1-1 6-7v-1l1-1 9-5 1-1h1l12-2h1 1l12 3h2 1l9 6 1 1 1 1 7 10v1 1l3 14-6 2v-7h20v7h-7v-1h7l-7 1-3-21 6-1-5 4-10-16 5-3-3 5-16-9 3-6-1 7-21-3 1-7 1 7-20 3-1-7 3 6-15 9-3-6 5 4-9 14-6-4 7 2-4 19-6-1 6-1 3 16-6 1 5-4 8 11-5 4 3-6 13 8-3 5 2-6 17 6-1 6 1-6 18 4v1l13 4 2 1v1l8 6 2 2v2l3 11 1 2-1 1-2 12-1 1v1l-7 9-1 1-1 1-10 5h-2l-1 1-13 1h-1-1l-14-2h-2l-1-1-11-7-1-1-1-1-7-11-1-1v-2l-2-15 6-1zM34 110l3 15-7 1 6-3 7 11-6 4 4-6 11 7-3 6 1-7 14 2-1 7v-7l13-1v6l-3-6 11-5 3 6-5-4 6-9 5 4-6-1 3-12 6 2-6 1-3-11 6-2-4 5-8-7 4-4-2 6-13-5 2-6-2 6-17-5-18-6h-1l-13-8h-2v-1l-9-11-1-2v-1l-3-16v-1-2l4-19v-1l1-1 10-14v-1l2-1 15-9 1-1h1l19-3h1 1l22 3h1l2 1 16 9 1 1 1 1 10 15v1l1 2 3 21v1 1 6h-6-20-5l-1-5-3-14 6-1-5 4-7-11 6-3-4 5-9-6 3-5-1 6-12-2 1-6 1 6-12 2-1-6 4 5-9 5-3-5 5 4-6 7-5-4 6 1-2 11-6-1 7-2 1 11-6 1 5-4 6 7-5 4 3-6 11 5-3 6 2-6 17 4 20 6h1l15 8h1l1 1 9 12 1 1v2l3 17v2 1l-4 19v2l-1 1-10 15-1 1-1 1-17 9-1 1h-1l-23 3-1 1-1-1-22-3h-1l-1-1-17-10-1-1-1-1-11-17-1-1v-1l-4-23-2-8h8 20 5zM183 149h-28v-6h6v18h-6v-7h76v7h-7v-18h7v6h-28-6v-6-115-6h6 28v6h-7v-18h7v6h-76v-6h6v18h-6v-6h28 7v6 115 6zM177 143v-115h6v7h-28-7v-7-18-7h7 76 6v7 18 7h-6-28v-7h7v115h-7v-7h28 6v7 18 6h-6-76-7v-6-18-7h7 28v7zM269 154h108v7h-7v-18h7v6h-84-13l8-10 84-116 5 4h-7v-17h7v6h-102v-6h7v18h-7v-6h79 13l-7 10-85 116-6-4h7v17h-7zM263 161v-17-2l1-2 85-116 5 4v7h-79-6v-7-18-7h6 102 6v7 17 2l-1 2-84 116-5-4v-7h84 6v7 18 6h-6-108-6zM408 154h95v7h-7v-18h7v6h-75-7v-6-51-6h7 67v6h-7v-18h7v7h-67-7v-7-46-6h7 73v6h-6v-18h6v6h-93v-6h6v151h-6zM401 161v-151-7h7 93 7v7 18 7h-7-73v-7h6v46h-6v-6h67 6v6 18 7h-6-67v-7h6v51h-6v-7h75 6v7 18 6h-6-95-7z">
          <text:p/>
        </draw:path>
        <draw:path draw:style-name="gr2" draw:text-style-name="P2" draw:layer="layout" svg:width="0.585cm" svg:height="0.15cm" svg:x="14.822cm" svg:y="16.301cm" svg:viewBox="0 0 586 151" svg:d="M50 0h-50v151h50l23-4 18-15 12-25 4-32-4-33-4-13-7-10-18-14-11-3zM48 18l17 3 11 10 7 18 2 26-3 26-6 17-12 12-16 3h-28v-115zM115 151h20l16-45h60l16 45h20l-55-151h-22zM158 88l23-66 23 66zM301 151h20v-133h45v-18h-110v18h45zM396 151h95v-18h-75v-52h67v-18h-67v-45h73v-18h-93zM556 151h30v-33h-30zM556 66h30v-32h-30z">
          <text:p/>
        </draw:path>
        <draw:path draw:style-name="gr2" draw:text-style-name="P2" draw:layer="layout" svg:width="0.599cm" svg:height="0.163cm" svg:x="14.815cm" svg:y="16.295cm" svg:viewBox="0 0 600 164" svg:d="M57 13h-50v-7h6v151h-6v-6h50v6l-1-6 23-5 1 7-4-5 18-15 4 5-6-3 11-23 6 2h-7l4-34 7 1-7 1-3-33 6-1-6 3-4-13 6-3-6 4-6-11 6-3-4 5-18-14 4-5-2 6-11-3 2-6-1 6-13-1 1-7zM57 0l13 1h1 1l11 4h1l1 1 18 14 1 1v1l6 10 1 1 4 13v1l1 1 3 33v1l-4 33v1 1l-11 24-1 1-1 1-17 15-2 1h-1l-24 5h-1-50-7v-7-151-6h7zM57 18l16 3h2l1 2 11 10 2 1v1l7 18v1 1l2 26v1l-2 26v1 1l-7 18-1 1-1 1-11 11-2 1h-1l-16 4h-1-1-28-6v-7-115-6h6 28 1zM55 31h-28v-7h7v115h-7v-6h28v6l-1-6 16-4 1 7-4-5 11-10 5 4-6-2 6-18 6 3-6-1 2-26h7l-7 1-2-26 7-1-6 2-7-17 6-3-4 5-12-10 5-5-1 7-17-3 1-7zM121 151h20v6l-6-2 16-44 1-4h5 60 5l1 4 16 44-6 2v-6h20v6l-6 2-55-151 6-2v7h-22v-7l6 2-54 151-7-2zM115 155l55-151 2-4h4 22 5l1 4 55 151 3 9h-9-20-5l-1-5-16-44 6-2v7h-60v-7l6 2-16 44-1 5h-5-20-9zM158 93l23-67 6-18 6 18 23 67 3 8h-9-46-9zM164 88h46v7l-6 2-23-67 6-2 6 2-23 67-6-2zM307 151h20v6h-6v-133-6h6 45v6h-6v-18h6v7h-110v-7h6v18h-6v-6h45 7v6 133h-7zM301 157v-133h6v7h-45-7v-7-18-6h7 110 7v6 18 7h-7-45v-7h7v133 7h-7-20-6zM402 151h96v6h-7v-18h7v7h-76-7v-7-51-7h7 68v7h-7v-19h7v7h-68-7v-7-45-6h7 74v6h-6v-18h6v7h-94v-7h6v151h-6zM395 157v-151-6h7 94 7v6 18 7h-7-74v-7h6v45h-6v-6h68 6v6 19 7h-6-68v-7h6v51h-6v-6h76 6v6 18 7h-6-96-7zM563 151h30v6h-6v-32h6v7h-30v-7h7v32h-7zM557 157v-32-6h6 30 7v6 32 7h-7-30-6zM563 66h30v6h-6v-32h6v7h-30v-7h7v32h-7zM557 72v-32-6h6 30 7v6 32 7h-7-30-6z">
          <text:p/>
        </draw:path>
        <draw:path draw:style-name="gr2" draw:text-style-name="P2" draw:layer="layout" svg:width="1.496cm" svg:height="0.158cm" svg:x="14.822cm" svg:y="15.453cm" svg:viewBox="0 0 1497 159" svg:d="M50 4h-50v151h50l23-5 18-14 11-24 4-33-4-33-4-13-6-10-18-14-11-4zM48 22l17 3 11 10 7 18 2 26-3 25-6 19-12 10-16 4h-28v-115zM135 155h95v-18h-75v-52h67v-18h-67v-45h73v-18h-93zM276 104h-20l5 24 11 17 16 10 23 4 22-3 16-10 11-15 4-19-3-19-9-12-15-7-20-6-17-4-11-5-6-7-2-10 2-10 6-7 8-5 12-2 12 2 10 6 6 10 3 13h20v-1l-4-20-10-15-16-10-21-3-20 3-15 9-10 14-3 19 3 16 8 11 13 7 18 6 17 5 13 5 8 6 3 13-3 11-6 9-10 5-14 2-14-3-11-6-8-12zM430 137h-27v18h75v-18h-28v-115h28v-18h-75v18h27zM610 135l4 20h10v-82h-54v18h33v2l-2 20-7 15-11 9-13 3-15-3-11-12-7-20-3-27 2-26 8-19 11-12 16-4 11 2 9 6 6 11 4 13h21l-5-21-11-15-15-10-19-3-24 5-19 16-12 25-4 33 4 34 12 25 18 16 22 5 12-2 11-4 10-8zM651 155h18v-124l58 124h23v-151h-18v124l-57-124h-24zM785 155h96v-18h-76v-52h67v-18h-67v-45h74v-18h-94zM961 4h-50v151h50l24-5 17-14 11-24 4-33-3-33-5-13-6-10-17-14-12-4zM960 22l16 3 11 10 7 18 2 26-2 25-7 19-11 10-16 4h-29v-115zM1249 73l15-13 4-8 1-10-3-17-8-11-14-7-19-3h-53v151h56l20-3 15-9 9-14 4-20-2-13-6-10-8-8zM1221 66h-29v-44h31l11 1 9 4 4 7 2 10-2 10-5 7-9 4zM1226 137h-34v-53h32l13 2 10 4 6 8 2 11-2 13-6 8-9 5zM1363 155v-62l49-89h-22l-37 71-38-71h-24l52 91v60zM1467 155h30v-32h-30zM1467 70h30v-32h-30z">
          <text:p/>
        </draw:path>
        <draw:path draw:style-name="gr2" draw:text-style-name="P2" draw:layer="layout" svg:width="1.509cm" svg:height="0.172cm" svg:x="14.815cm" svg:y="15.446cm" svg:viewBox="0 0 1510 173" svg:d="M57 17h-50v-6h6v151h-6v-7h50v7l-1-6 23-5 1 6-4-5 18-14 4 5-6-3 11-24 6 3-7-1 4-32 7 1-7 1-3-33 6-1-6 2-4-13 6-2-6 3-6-10 6-3-4 5-18-15 4-5-2 6-11-4 2-6-1 7-13-2 1-6zM57 4l13 2h1 1l11 4h1l1 1 18 14h1v1l6 12h1v1l4 13v1h1l3 33v1 1l-4 32v1 1l-11 23-1 2-1 1-17 14-2 1-1 1-24 4h-1-50-7v-6-151-7h7zM57 23l16 3h2l1 1 11 11 2 1v2l7 18v1l2 26v1 1l-2 25v1l-7 18-1 2-1 1-11 10-2 1-1 1-16 3h-1-1-28-6v-6-115-7h6 28 1zM55 36h-28v-7h7v115h-7v-7h28v7l-1-6 16-4 1 6-4-4 11-11 5 5-6-2 6-18 6 2h-6l2-26 7 1h-7l-2-26h7l-6 2-7-18 6-2-4 5-12-10 5-5-1 7-17-4 1-7zM142 155h95v7h-7v-18h7v6h-75-7v-6-51-6h7 67v6h-7v-18h7v7h-67-7v-7-46-6h7 73v6h-6v-18h6v6h-93v-6h6v151h-6zM135 162v-151-7h7 93 7v7 18 8h-7-73v-8h6v46h-6v-6h67 6v6 18 7h-6-67v-7h6v51h-6v-7h75 6v7 18 6h-6-95-7zM283 119h-20v-7l7-1 4 23-6 1 5-3 11 17-5 3 3-5 17 10-4 5 1-6 23 4-1 6-1-6 22-4 1 7-3-6 16-10 3 6-5-4 11-15 5 4-6-1 4-20 6 2-6 1-4-18 7-1-5 4-9-12 5-4-3 6-15-7 3-6-2 6-20-6 2-6-1 6-17-4h-1l-11-5h-1l-1-1-7-7-1-2v-1l-2-11v-2-1l2-9v-2l1-1 6-8v-1l2-1 8-5 1-1h1l12-2h1 1l12 3h2 1l9 6 2 1v1l7 11v1l1 1 3 13-7 2v-7h20v7h-7v-1h7l-7 1-3-20 6-1-5 4-10-17 5-3-3 5-16-9 3-6-1 7-21-3 1-7 1 7-20 3-1-7 4 6-16 9-3-6 5 4-9 15-6-4 7 2-4 18-6-1 6-1 3 16-6 1 5-4 8 11-5 4 3-6 13 8-3 5 2-6 18 6-2 6 1-6 18 4v1l14 4 1 1 1 1 8 6 1 2 1 2 2 11 1 2-1 1-2 12-1 1v1l-7 9-1 1-1 1-10 5h-1l-1 1-14 1h-1-1l-14-2h-2l-1-1-11-7-1-1-1-1-7-11-1-1v-2l-2-15 6-1zM289 111l3 15-7 1 6-3 7 11-5 4 3-6 11 7-3 5 1-6 15 2-2 7v-7l13-1 1 6-3-6 10-5 3 6-5-4 6-9 5 4-6-1 3-12 6 2-6 1-3-11 6-2-4 5-8-7 4-4-2 6-13-5 2-6-2 6-17-5-18-6h-1l-13-8h-1l-1-1-8-11-1-2-1-1-2-16-1-1 1-2 3-18v-1l1-1 10-15 1-1 1-1 15-9 1-1h1l20-3h1 1l21 3h2l1 1 16 9 1 1 1 1 10 16 1 1v2l3 20v1 1 6h-6-20-5l-1-5-3-13 6-1-5 3-7-10 6-3-4 5-9-6 3-6-1 7-12-2 1-7 1 7-12 2-1-7 4 6-9 5-3-5 5 3-6 8-5-4 7 1-2 10-7-1 7-2 2 11-7 1 5-4 6 7-5 4 3-6 11 5-3 6 2-6 17 4 20 6h1l15 8h1l1 1 9 12 1 1v2l3 17 1 2-1 1-4 19v2l-1 1-10 15-1 1-1 1-17 9-1 1h-1l-22 3-1 1-1-1-23-3h-1l-1-1-17-10-1-1-1-1-11-17v-1l-1-1-4-23-1-8h7 20 6zM437 150h-27v-6h6v18h-6v-7h75v7h-7v-18h7v6h-28-6v-6-115-6h6 28v6h-7v-18h7v6h-75v-6h6v18h-6v-6h27 7v6 115 6zM431 144v-115h6v8h-27-7v-8-18-7h7 75 6v7 18 8h-6-28v-8h7v115h-7v-7h28 6v7 18 6h-6-75-7v-6-18-7h7 27v7zM623 141l4 20-6 1v-7h10v7h-6v-81h6v6h-54v-6h6v18h-6v-6h33 7v6 2l-3 20v1 1l-7 15-1 1-1 1-10 9-2 1-1 1-13 3h-2-2l-14-4-2-1-1-1-12-12-1-1v-1l-7-19-1-1v-1l-2-26-1-1h1l2-26v-1-1l8-19v-2l1-1 12-12 1-2h2l16-4 1-1 1 1 11 2h2l1 1 9 6 1 1v1l7 11v1l1 1 3 13-6 2v-6h21v6l-6 2-6-21 7-2-6 4-10-17 5-3-3 5-15-9 3-6-1 7-19-4 1-6 2 6-25 6-1-7 4 5-18 17-5-6 6 4-12 25-6-3 7 1-4 33-7-1 7-1 4 33-7 1 6-3 12 25-6 3 5-5 17 16-4 5 1-6 22 5-1 6-1-6 12-2 1 6-2-6 11-4 2 6-4-5 10-8 4 5-5-4 8-10 9-12zM622 146l-8 10-1 1-10 8-1 1-12 4v1h-1l-12 1-2 1-1-1-22-5h-1l-2-1-17-16-1-1-1-1-11-25-1-1v-1l-4-33v-1-1l4-33v-1l1-1 11-26 1-1 1-1 19-16 1-1h1l25-5 1-1h2l18 4h2l1 1 15 9 1 1 1 1 10 17 1 1v1l6 20 2 9h-9-21-5l-1-5-4-14 6-1-5 3-7-10 6-4-4 6-9-6 4-7-1 8-11-2 1-8 2 7-16 5-2-8 5 6-12 12-4-5 6 2-8 19-6-2 7 1-3 26-6-1h6l3 26-6 1 6-3 7 20-6 2 5-5 11 12-5 5 2-7 15 4-2 6-1-6 13-3 1 6-4-4 11-10 4 5-6-3 7-14 6 2h-7l3-20 6 1h-6v-2h6v7h-33-7v-7-18-7h7 54 7v7 81 6h-7-10-6l-1-5-4-20 7-1zM658 155h18v7h-6v-123l12-3 57 123-5 3v-7h23v7h-7v-151h7v6h-18v-6h6v124l-12 3-57-124 6-3v6h-24v-6h7v151h-7zM652 162v-151-7h6 24 4l2 4 56 124-5 3h-7v-124-7h7 18 6v7 151 6h-6-23-5l-1-3-58-123 6-3h7v123 6h-7-18-6zM792 155h95v7h-6v-18h6v6h-75-7v-6-51-6h7 67v6h-7v-18h7v7h-67-7v-7-46-6h7 73v6h-6v-18h6v6h-93v-6h7v151h-7zM786 162v-151-7h6 93 7v7 18 8h-7-73v-8h6v46h-6v-6h67 6v6 18 7h-6-67v-7h6v51h-6v-7h75 7v7 18 6h-7-95-6zM967 17h-50v-6h7v151h-7v-7h50v7l-1-6 24-5 1 6-4-5 17-14 4 5-6-3 11-24 6 3-6-1 4-32 7 1-7 1-4-33 8-1-8 2-4-13 6-2-5 3-6-10 5-3-4 5-17-15 4-5-2 6-12-4 2-6v7l-13-2v-6zM968 4l13 2h1l12 4h1l1 1 17 14h1l1 1 7 12v1l5 13v1l3 33 1 1-1 1-3 32-1 1v1l-12 23v2l-2 1-17 14-1 1-2 1-23 4h-1-1-50-6v-6-151-7h6 50zM967 23l16 3h2l2 1 11 11 1 1v2l7 18 1 1 2 26v1 1l-3 25v1l-7 18v2l-1 1-12 10-1 1-2 1-16 3h-1-29-6v-6-115-7h6 29zM966 36h-29v-7h7v115h-7v-7h29v7l-2-6 16-4 2 6-5-4 12-11 4 5-6-2 7-18 6 2h-7l3-26 6 1h-6l-2-26h6l-6 2-7-18 6-2-4 5-11-10 4-5-1 7-17-4 2-7zM1251 76l16-13 4 5-6-2 4-9 6 3-7-1 1-10 7 1-7 1-2-17 6-1-5 4-9-12 6-4-3 5-14-7 3-5-1 6-19-3 1-6v6h-53v-6h6v151h-6v-7h56v7l-1-7 20-3 1 7-3-6 15-9 3 6-5-3 9-15 5 4-6-1 3-19 7 1-7 1-2-13 7-1-6 3-5-11 5-2-4 4-8-7 4-5-3 6-11-5-10-4zM1258 75l12 5h1v1l9 8 1 1v1l6 10v1 1l2 13v1 1l-3 19v1l-1 2-9 14-1 1-2 1-15 8-1 1h-1l-20 3h-1-56-7v-6-151-7h7 53 1v1l19 2h1l1 1 14 7 1 1 1 1 8 12 1 2v1l3 16v1 1l-1 11v1 1l-4 8-1 1-1 1-15 13-4-5zM1228 81h-29-7v-7-45-7h7 31l12 2h1 1l8 4 2 1 1 2 5 7 1 1v2l2 10v1 1l-2 10-1 1-1 2-5 7-1 1h-1l-9 5h-1-1l-12 2zM1227 68l13-2v7l-3-6 9-4 3 6-5-4 5-7 5 4-6-2 2-10 6 2-6 1-2-10 6-1-5 4-5-7 6-4-3 6-8-4 2-6v7l-12-2 1-7v7h-31v-7h6v45h-6v-6h29v6zM1233 150h-34-7v-6-52-6h7 32 1l13 1 1 1h1l10 5h1l1 2 6 7 1 2v1l2 11v1 1l-2 12v2l-1 1-5 8-1 1-1 1-9 5-1 1h-2zM1232 138l13-2v6l-3-5 9-5 3 5-5-3 5-8 6 3-7-1 2-12 7 1-7 2-2-12 7-1-5 4-6-8 5-4-3 6-9-4 2-6v6l-14-1 1-7v7h-32v-7h6v52h-6v-7h34v7zM1363 162v-61-1l1-2 49-90 6 3v6h-22v-6l5 3-36 72-6 11-6-11-37-72 5-3v6h-24v-6l6-3 51 91 1 2v2 59h-6v-7h20v7zM1370 168h-20-7v-6-59h7l-6 3-51-92-6-10h11 24 4l2 4 37 72-5 3-6-3 37-72 2-4h4 22 11l-5 10-49 90-6-3h6v61 6zM1474 155h30v7h-7v-32h7v6h-30v-6h6v32h-6zM1467 162v-32-7h7 30 6v7 32 6h-6-30-7zM1474 72h30v6h-7v-32h7v6h-30v-6h6v32h-6zM1467 78v-32-7h7 30 6v7 32 7h-6-30-7z">
          <text:p/>
        </draw:path>
        <draw:path draw:style-name="gr2" draw:text-style-name="P2" draw:layer="layout" svg:width="0.22cm" svg:height="0.25cm" svg:x="26.734cm" svg:y="19.539cm" svg:viewBox="0 0 221 251" svg:d="M0 251h33l27-73h101l26 73h34l-92-251h-38zM71 147l40-111 38 111z">
          <text:p/>
        </draw:path>
        <draw:path draw:style-name="gr2" draw:text-style-name="P2" draw:layer="layout" svg:width="0.238cm" svg:height="0.263cm" svg:x="26.725cm" svg:y="19.533cm" svg:viewBox="0 0 239 264" svg:d="M9 251h33v6l-6-2 27-73 1-5h5 100 4l3 5 26 73-6 2v-6h34v6l-6 3-93-252 6-2v7h-37v-7l7 2-92 252-6-3zM3 255l91-251 2-4h4 37 5l1 4 93 251 3 9h-9-34-5l-1-5-28-73 7-2v6h-100v-6l6 2-26 73-2 5h-5-33-9zM74 151l39-111 6-18 6 18 38 111 3 9h-9-77-9zM80 147h77v6l-6 2-38-111 6-2 6 2-39 111-6-2z">
          <text:p/>
        </draw:path>
        <draw:polygon draw:style-name="gr2" draw:text-style-name="P2" draw:layer="layout" svg:width="0.217cm" svg:height="0.025cm" svg:x="27.734cm" svg:y="19.849cm" svg:viewBox="0 0 218 26" draw:points="0,0 0,26 218,26 218,0">
          <text:p/>
        </draw:polygon>
        <draw:path draw:style-name="gr2" draw:text-style-name="P2" draw:layer="layout" svg:width="0.23cm" svg:height="0.038cm" svg:x="27.727cm" svg:y="19.843cm" svg:viewBox="0 0 231 39" svg:d="M13 6v26h-6v-6h218v6h-7v-26h7v8h-218v-8zM7 0h218 6v6 26 7h-6-218-7v-7-26-6z">
          <text:p/>
        </draw:path>
        <draw:path draw:style-name="gr2" draw:text-style-name="P2" draw:layer="layout" svg:width="0.173cm" svg:height="0.25cm" svg:x="26.761cm" svg:y="18.873cm" svg:viewBox="0 0 174 251" svg:d="M128 115l26-21 7-14 2-17-5-27-14-20-24-12-31-4h-89v251h94l33-5 26-15 16-23 5-33-3-21-9-18-14-13zM82 104h-49v-74h52l19 2 14 7 8 11 3 16-3 17-9 11-15 8zM90 221h-57v-87h53l23 3 16 7 10 13 3 20-3 20-9 13-15 8z">
          <text:p/>
        </draw:path>
        <draw:path draw:style-name="gr2" draw:text-style-name="P2" draw:layer="layout" svg:width="0.186cm" svg:height="0.263cm" svg:x="26.754cm" svg:y="18.866cm" svg:viewBox="0 0 187 264" svg:d="M132 117l25-21 4 5-6-3 7-14 6 3-7-1 2-17 7 1-7 1-4-27 6-1-5 3-14-19 5-4-3 6-23-12 3-6-1 7-32-5 1-6v6h-89v-6h6v251h-6v-7h94v7l-1-7 34-5 1 7-3-6 25-15 3 6-5-4 15-23 6 4-7-1 6-32 6 1-7 1-3-21 7-1-6 3-9-18 6-3-4 5-14-13 4-5-3 6-19-9-9-4zM138 116l19 8 2 1 14 14 1 1 1 1 8 18 1 1v1l3 21v1 1l-5 32v1l-1 1-16 24v1l-2 1-25 14-1 1h-1l-34 5h-1-94-7v-6-251-7h7 89l1 1 32 4h1l1 1 23 12h1l1 1 14 20 1 1v2l5 27v1l-2 18v1l-1 1-6 14-1 1-1 1-25 21-4-5zM89 117h-49-7v-6-74-7h7 52l20 3h1 1l15 7h1l1 2 8 11 1 1v2l3 16 1 1-1 1-3 17v2l-1 1-9 11-1 1-1 1-16 7-1 1h-1zM88 104l21-2v7l-3-6 15-7 4 5-6-4 10-11 5 4-7-1 4-17 6 1-6 1-3-16 6-1-5 4-9-12 6-3-4 5-14-6 3-6-1 7-19-3 1-6v6h-52v-6h6v74h-6v-7h49v7zM97 234h-57-7v-6-86-6h7 53 1l23 2h1l1 1 17 7 2 1 1 1 9 13 1 1v2l4 19v1 1l-4 20v1l-1 1-9 14v1l-2 1-16 8-1 1h-1zM96 222l21-3 1 6-3-5 16-9 3 6-5-3 9-14 5 4-6-1 3-20 6 1-6 1-3-19 6-1-5 4-10-13 5-4-2 6-18-8 3-5-1 6-22-3v-6 7h-53v-7h6v86h-6v-7h57v7z">
          <text:p/>
        </draw:path>
        <draw:polygon draw:style-name="gr2" draw:text-style-name="P2" draw:layer="layout" svg:width="0.217cm" svg:height="0.025cm" svg:x="27.734cm" svg:y="19.183cm" svg:viewBox="0 0 218 26" draw:points="0,0 0,26 218,26 218,0">
          <text:p/>
        </draw:polygon>
        <draw:path draw:style-name="gr2" draw:text-style-name="P2" draw:layer="layout" svg:width="0.23cm" svg:height="0.038cm" svg:x="27.727cm" svg:y="19.176cm" svg:viewBox="0 0 231 39" svg:d="M13 7v25h-6v-7h218v7h-7v-25h7v6h-218v-6zM7 0h218 6v7 25 7h-6-218-7v-7-25-7z">
          <text:p/>
        </draw:path>
        <draw:polygon draw:style-name="gr2" draw:text-style-name="P2" draw:layer="layout" svg:width="0.182cm" svg:height="0.263cm" svg:x="26.755cm" svg:y="18.2cm" svg:viewBox="0 0 183 264" draw:points="148,165 141,195 129,216 113,230 93,234 69,228 50,208 38,176 34,133 38,89 50,56 68,37 93,30 110,33 125,43 137,60 145,83 179,83 168,48 149,22 124,6 93,0 54,9 25,34 6,75 0,133 6,189 25,230 54,256 93,264 127,258 154,238 173,207 183,165">
          <text:p/>
        </draw:polygon>
        <draw:path draw:style-name="gr2" draw:text-style-name="P2" draw:layer="layout" svg:width="0.197cm" svg:height="0.277cm" svg:x="26.748cm" svg:y="18.193cm" svg:viewBox="0 0 198 278" svg:d="M162 173l-8 30v1 1l-12 22-1 1-1 1-16 13-2 1h-1l-20 5h-1l-2-1-23-6-2-1-1-1-18-19-1-1-1-1-12-32v-1-1l-4-45v-1l4-44v-1l12-32v-2l1-1 19-19 1-1 2-1 23-7h2 1l18 4h1l1 1 15 10 1 1v1l12 16v1h1l8 23-6 2v-7h34v7l-6 2-11-34 6-2-5 3-19-25 5-4-3 5-26-16 4-5-1 6-31-6 1-6 2 6-39 9-1-6 4 5-29 25-4-5 6 3-19 41-6-3 6 1-6 56h-6l6-1 6 57-6 1 6-3 19 41-6 3 4-5 29 26-4 5 1-7 38 9-1 6-1-6 33-7 2 7-4-6 27-19 4 5-6-3 19-31 6 3-7-1 10-43 7 2v6h-35v-6zM155 165h35 8l-2 8-10 43v1h-1l-19 32-1 1-1 1-27 19-1 1h-1l-34 7h-1-1l-38-9h-2l-1-1-30-26-1-1v-1l-19-42v-1l-8-58v-1l8-56v-1-1l19-42v-1l2-1 29-25 1-1 1-1 39-9h1 1l31 6h1l1 1 26 16 1 1v1l19 26 1 1v1l11 34 3 8h-9-34-5l-1-4-8-22 6-2-6 3-11-16 5-4-4 6-14-10 3-6-1 7-17-4 1-6 2 6-24 7-2-6 5 4-18 19-5-4 6 2-12 32-6-2 7 1-4 43h-7l7-1 4 45h-7l6-2 12 32-6 2 5-4 18 19-4 5 1-7 24 7-2 6-1-6 19-5 2 7-5-5 17-14 4 5-6-3 12-21 6 3-6-2 7-30 1-5z">
          <text:p/>
        </draw:path>
        <draw:polygon draw:style-name="gr2" draw:text-style-name="P2" draw:layer="layout" svg:width="0.217cm" svg:height="0.026cm" svg:x="27.734cm" svg:y="18.516cm" svg:viewBox="0 0 218 27" draw:points="0,0 0,27 218,27 218,0">
          <text:p/>
        </draw:polygon>
        <draw:path draw:style-name="gr2" draw:text-style-name="P2" draw:layer="layout" svg:width="0.23cm" svg:height="0.038cm" svg:x="27.727cm" svg:y="18.51cm" svg:viewBox="0 0 231 39" svg:d="M13 6v27h-6v-7h218v7h-7v-27h7v7h-218v-7zM7 0h218 6v6 27 6h-6-218-7v-6-27-6z">
          <text:p/>
        </draw:path>
        <draw:path draw:style-name="gr2" draw:text-style-name="P2" draw:layer="layout" svg:width="0.176cm" svg:height="0.25cm" svg:x="26.76cm" svg:y="17.54cm" svg:viewBox="0 0 177 251" svg:d="M84 0h-84v251h84l40-8 29-24 18-39 6-54-5-54-8-22-10-17-29-25-19-6zM82 31l27 6 19 16 11 30 4 43-4 42-11 30-19 17-27 6h-48v-190z">
          <text:p/>
        </draw:path>
        <draw:path draw:style-name="gr2" draw:text-style-name="P2" draw:layer="layout" svg:width="0.189cm" svg:height="0.263cm" svg:x="26.754cm" svg:y="17.534cm" svg:viewBox="0 0 190 264" svg:d="M89 13h-83v-7h7v251h-7v-6h83v6l-1-6 39-8 2 6-4-5 29-24 4 5-6-3 18-39 6 3-7-1 7-55 7 1-7 1-6-55h7l-7 2-7-22 6-2-5 3-10-17 5-3-4 5-29-24 4-5-2 6-19-5 2-7-1 7-21-2v-7zM90 0l22 2h1l19 6h1l1 1 29 24h1l1 1 10 18 1 1 8 21v1 1l6 55v1l-7 55v1 1l-19 39-1 1-1 1-29 24-1 1-2 1-39 8h-1-1-83-6v-7-251-6h6 83zM88 30l28 5 1 1 2 1 18 16 2 1v2l11 29 1 1v1l3 44v1l-4 43v1 1l-11 29-1 2-1 1-19 17-1 1-2 1-27 6h-1-47-7v-7-191-6h7 47zM87 43h-47v-7h6v191h-6v-6h47v6l-1-6 26-6 2 6-5-4 19-18 5 5-6-2 11-30 6 2h-7l4-43h7l-7 1-3-44h6l-6 2-11-30 6-2-4 5-19-17 4-4-1 6-27-5 1-7z">
          <text:p/>
        </draw:path>
        <draw:polygon draw:style-name="gr2" draw:text-style-name="P2" draw:layer="layout" svg:width="0.217cm" svg:height="0.025cm" svg:x="27.734cm" svg:y="17.85cm" svg:viewBox="0 0 218 26" draw:points="0,0 0,26 218,26 218,0">
          <text:p/>
        </draw:polygon>
        <draw:path draw:style-name="gr2" draw:text-style-name="P2" draw:layer="layout" svg:width="0.23cm" svg:height="0.039cm" svg:x="27.727cm" svg:y="17.843cm" svg:viewBox="0 0 231 40" svg:d="M13 7v25h-6v-6h218v6h-7v-25h7v6h-218v-6zM7 0h218 6v7 25 8h-6-218-7v-8-25-7z">
          <text:p/>
        </draw:path>
        <draw:polygon draw:style-name="gr2" draw:text-style-name="P2" draw:layer="layout" svg:width="0.159cm" svg:height="0.25cm" svg:x="26.768cm" svg:y="16.874cm" svg:viewBox="0 0 160 251" draw:points="0,251 160,251 160,221 34,221 34,135 146,135 146,105 34,105 34,30 157,30 157,0 0,0">
          <text:p/>
        </draw:polygon>
        <draw:path draw:style-name="gr2" draw:text-style-name="P2" draw:layer="layout" svg:width="0.171cm" svg:height="0.263cm" svg:x="26.762cm" svg:y="16.867cm" svg:viewBox="0 0 172 264" svg:d="M6 251h159v7h-7v-30h7v6h-126-6v-6-85-7h6 112v7h-6v-30h6v6h-112-6v-6-75-7h6 123v7h-7v-31h7v6h-156v-6h7v251h-7zM0 258v-251-7h6 156 6v7 31 7h-6-123v-7h7v75h-7v-7h112 7v7 30 6h-7-112v-6h7v85h-7v-7h126 7v7 30 6h-7-159-6z">
          <text:p/>
        </draw:path>
        <draw:polygon draw:style-name="gr2" draw:text-style-name="P2" draw:layer="layout" svg:width="0.217cm" svg:height="0.025cm" svg:x="27.734cm" svg:y="17.184cm" svg:viewBox="0 0 218 26" draw:points="0,0 0,26 218,26 218,0">
          <text:p/>
        </draw:polygon>
        <draw:path draw:style-name="gr2" draw:text-style-name="P2" draw:layer="layout" svg:width="0.23cm" svg:height="0.038cm" svg:x="27.727cm" svg:y="17.177cm" svg:viewBox="0 0 231 39" svg:d="M13 7v26h-6v-7h218v7h-7v-26h7v6h-218v-6zM7 0h218 6v7 26 6h-6-218-7v-6-26-7z">
          <text:p/>
        </draw:path>
        <draw:polygon draw:style-name="gr2" draw:text-style-name="P2" draw:layer="layout" svg:width="0.163cm" svg:height="0.249cm" svg:x="26.77cm" svg:y="16.208cm" svg:viewBox="0 0 164 250" draw:points="0,250 34,250 34,136 140,136 140,106 34,106 34,30 164,30 164,0 0,0">
          <text:p/>
        </draw:polygon>
        <draw:path draw:style-name="gr2" draw:text-style-name="P2" draw:layer="layout" svg:width="0.175cm" svg:height="0.263cm" svg:x="26.764cm" svg:y="16.201cm" svg:viewBox="0 0 176 264" svg:d="M6 251h34v6h-7v-115-7h7 106v7h-7v-30h7v6h-106-7v-6-75-7h7 130v7h-7v-30h7v6h-164v-6h7v250h-7zM0 257v-250-7h6 164 6v7 30 6h-6-130v-6h6v75h-6v-7h106 6v7 30 6h-6-106v-6h6v115 7h-6-34-6z">
          <text:p/>
        </draw:path>
        <draw:polygon draw:style-name="gr2" draw:text-style-name="P2" draw:layer="layout" svg:width="0.217cm" svg:height="0.025cm" svg:x="27.734cm" svg:y="16.517cm" svg:viewBox="0 0 218 26" draw:points="0,0 0,26 218,26 218,0">
          <text:p/>
        </draw:polygon>
        <draw:path draw:style-name="gr2" draw:text-style-name="P2" draw:layer="layout" svg:width="0.23cm" svg:height="0.038cm" svg:x="27.727cm" svg:y="16.511cm" svg:viewBox="0 0 231 39" svg:d="M13 6v25h-6v-6h218v6h-7v-25h7v7h-218v-7zM7 0h218 6v6 25 8h-6-218-7v-8-25-6z">
          <text:p/>
        </draw:path>
        <draw:polygon draw:style-name="gr2" draw:text-style-name="P2" draw:layer="layout" svg:width="0.185cm" svg:height="0.264cm" svg:x="26.749cm" svg:y="15.534cm" svg:viewBox="0 0 186 265" draw:points="161,225 167,258 186,258 186,123 94,123 94,154 150,154 150,156 146,189 134,213 116,229 94,234 70,227 51,208 39,176 34,132 38,87 51,55 70,36 96,29 114,33 129,43 140,60 146,82 183,82 173,48 155,22 130,6 98,0 57,9 26,36 7,77 0,133 7,189 26,230 56,256 92,265 113,262 131,255 147,242">
          <text:p/>
        </draw:polygon>
        <draw:path draw:style-name="gr2" draw:text-style-name="P2" draw:layer="layout" svg:width="0.198cm" svg:height="0.277cm" svg:x="26.742cm" svg:y="15.528cm" svg:viewBox="0 0 199 278" svg:d="M175 229l6 34-6 1v-6h18v6h-7v-135h7v6h-91v-6h6v31h-6v-7h56 6v7 2 1l-4 33v1 1l-12 24-1 1-1 1-17 16-2 1h-1l-22 5-2 1-1-1-26-6-1-1-2-1-19-20h-1v-2l-12-32-1-1-4-44v-1-1l4-43v-1-1l13-33v-1l1-1 19-20 2-1h1l28-7 1-1 2 1 18 3 1 1h1l15 10 1 1 1 1 10 17 1 1v1l6 24-6 1v-6h36v6l-7 2-9-36 6-1-5 3-18-25 6-4-4 5-25-16 4-5-1 6-32-5 1-7 2 7-42 9-2-7 5 5-31 27-5-5 6 2-20 43-5-3 6 1-7 55-6-1 6-1 7 56-6 1 5-3 20 41-6 3 5-5 29 26-4 5 1-6 38 9-2 6-1-7 21-2 1 6-3-6 19-7 2 6-4-5 16-13 4 5-5-4 14-17 9-12zM174 234l-14 18v1h-1l-16 13-1 1-19 7h-1l-21 3-1 1-1-1-38-8-2-1-1-1-29-26-1-1v-1l-20-42-1-1v-1l-7-55v-1-1l7-55v-1l1-1 20-42v-1l1-1 31-27 1-1h2l42-9h1 2l31 6h1l1 1 25 15 1 1 1 1 18 26v1l1 1 9 36 2 8h-8-36-5l-1-5-6-23 6-1-6 3-10-18 5-3-4 5-14-10 3-5-1 6-18-4 1-6 2 6-27 7-2-6 5 4-20 21-4-6 6 3-13 33-6-3 7 1-4 44-7-1 7-1 4 44-6 1 6-2 12 32-6 2 5-5 19 20-5 4 2-6 25 7-2 6-1-6 22-6 1 7-4-5 18-16 4 5-6-2 12-25 6 3-7-1 4-33 7 1h-7v-2h7v6h-56-7v-6-31-7h7 91 6v7 135 6h-6-18-6l-1-5-6-33 7-1z">
          <text:p/>
        </draw:path>
        <draw:polygon draw:style-name="gr2" draw:text-style-name="P2" draw:layer="layout" svg:width="0.217cm" svg:height="0.025cm" svg:x="27.734cm" svg:y="15.851cm" svg:viewBox="0 0 218 26" draw:points="0,0 0,26 218,26 218,0">
          <text:p/>
        </draw:polygon>
        <draw:path draw:style-name="gr2" draw:text-style-name="P2" draw:layer="layout" svg:width="0.23cm" svg:height="0.038cm" svg:x="27.727cm" svg:y="15.844cm" svg:viewBox="0 0 231 39" svg:d="M13 7v26h-6v-7h218v7h-7v-26h7v6h-218v-6zM7 0h218 6v7 26 6h-6-218-7v-6-26-7z">
          <text:p/>
        </draw:path>
        <draw:path draw:style-name="gr2" draw:text-style-name="P2" draw:layer="layout" svg:width="10.724cm" svg:height="0.233cm" svg:x="14.816cm" svg:y="19.688cm" svg:viewBox="0 0 10725 234" svg:d="M83 28v154h-24v-154h-59v-19h142v19zM186 72c5-9 10-15 17-19 6-4 15-6 25-6 14 0 25 3 32 10 6 7 10 19 10 36v89h-22v-85c0-9-1-16-3-20-1-5-4-8-8-10s-10-3-16-3c-11 0-19 3-25 10s-10 17-10 29v79h-22v-182h22v47c0 5 0 10 0 15 0 6-1 9-1 10zM304 21v-21h22v21zM304 182v-133h22v133zM458 145c0 13-5 23-14 29-10 7-23 10-40 10-16 0-29-2-38-8-9-5-14-14-17-25l19-5c2 8 6 13 12 17 6 3 14 5 24 5 12 0 20-2 25-5 5-4 8-9 8-17 0-5-2-9-6-12-3-4-9-6-17-9l-16-4c-12-3-21-6-27-9-5-3-9-7-12-12-3-4-5-10-5-16 0-12 5-21 13-28 9-6 21-9 38-9 14 0 26 2 34 8 9 5 14 13 17 24l-20 3c-1-6-5-11-10-14s-12-4-21-4c-10 0-18 1-22 4-5 3-7 8-7 14 0 3 1 7 2 9 2 2 5 4 9 6s12 4 24 7 20 6 25 8c6 3 10 6 13 9s5 6 7 10c1 4 2 8 2 14zM637 161c-4 8-9 14-16 18s-15 5-25 5c-17 0-29-5-37-16-8-12-12-30-12-52 0-46 17-69 49-69 10 0 18 1 25 5s12 10 16 17v-14-55h22v155c0 14 0 23 1 27h-21c0-1-1-4-1-9s0-9 0-12zM570 115c0 18 3 32 8 41 5 8 13 11 24 11 12 0 21-4 27-12 5-10 8-23 8-42 0-17-3-30-8-38-6-8-15-12-27-12-11 0-19 4-24 12s-8 21-8 40zM694 182v-102c0-10 0-20-1-31h21c1 15 1 24 1 27h1c3-11 7-19 12-23 4-4 11-6 19-6 3 0 6 0 9 1v20c-3-1-7-1-12-1-9 0-16 4-21 11-4 8-7 20-7 34v70zM810 184c-13 0-23-3-30-10s-10-17-10-30c0-14 4-24 13-31 9-8 24-12 44-12l30-1v-7c0-10-3-18-7-23-5-4-12-7-22-7s-17 2-21 5c-5 4-7 9-8 16l-23-2c4-24 21-35 53-35 16 0 29 3 37 11 9 8 13 19 13 33v58c0 6 1 11 2 15 2 3 5 4 10 4 2 0 5 0 7 0v13c-5 2-11 2-17 2-8 0-14-2-17-6-4-4-6-11-7-20-6 10-13 17-20 21s-16 6-27 6zM815 168c8 0 15-2 21-6 7-3 12-8 15-16 4-6 6-13 6-19v-11h-24c-11 1-19 2-24 4-5 1-9 4-12 9-3 4-4 9-4 16 0 8 1 13 5 17s10 6 17 6zM1043 182h-26l-23-94-4-21c-1 4-2 9-4 16-1 7-10 39-25 99h-25l-37-133h22l22 90c1 2 2 11 5 25l2-9 28-106h23l23 91 6 24 4-18 25-97h21zM1096 21v-21h22v21zM1096 182v-133h22v133zM1235 182v-85c0-8-1-15-3-20-1-5-4-8-8-10s-9-3-16-3c-11 0-19 3-25 10-6 8-10 18-10 31v77h-21v-105c0-15-1-25-1-28h21c0 0 0 1 0 3s0 4 0 6c0 3 0 7 0 14h1c5-10 11-16 17-20 7-4 15-5 25-5 15 0 25 3 32 10 7 8 10 19 10 36v89zM1342 234c-14 0-26-3-34-9-9-5-14-13-17-24l22-3c2 6 5 11 10 14 5 4 11 5 20 5 21 0 32-13 32-38v-22c-4 9-10 15-17 20-7 4-16 6-25 6-16 0-28-5-36-16s-11-29-11-52 4-40 12-51c8-12 20-17 37-17 10 0 18 2 25 6 6 5 12 11 15 19h1c0-3 0-7 0-13s1-9 1-10h21c0 4-1 13-1 27v102c0 37-18 56-55 56zM1375 115c0-11-1-20-4-28s-7-13-12-18c-6-4-12-6-18-6-12 0-20 4-25 12-5 9-8 22-8 40s3 31 8 40c4 8 13 12 24 12 7 0 13-2 19-6 5-4 9-10 12-19 3-7 4-17 4-27zM1502 21v-21h22v21zM1502 182v-133h22v133zM1656 145c0 13-5 23-14 29-10 7-23 10-40 10-16 0-29-2-38-8-9-5-14-14-17-25l19-5c2 8 6 13 12 17 6 3 14 5 24 5 12 0 20-2 25-5 5-4 8-9 8-17 0-5-2-9-6-12-3-4-9-6-17-9l-16-4c-12-3-21-6-27-9-5-3-9-7-12-12-3-4-5-10-5-16 0-12 5-21 13-28 9-6 21-9 38-9 14 0 26 2 34 8 9 5 14 13 17 24l-20 3c-1-6-5-11-10-14s-12-4-21-4c-10 0-18 1-22 4-5 3-7 8-7 14 0 3 1 7 2 9 2 2 5 4 9 6s12 4 24 7 20 6 25 8c6 3 10 6 13 9s5 6 6 10c2 4 3 8 3 14zM1863 115c0 23-5 41-15 53-10 11-25 16-44 16s-34-5-44-17-15-30-15-52c0-46 20-68 60-68 20 0 35 5 44 16 10 11 14 29 14 52zM1840 115c0-18-2-32-8-40-5-8-14-12-27-12s-22 4-28 12c-6 9-9 22-9 40 0 17 3 30 9 40 6 9 15 13 27 13 13 0 22-4 28-12 6-10 8-23 8-41zM1913 49v84c0 8 1 16 3 21 1 5 4 8 8 10s9 3 16 3c11 0 19-3 25-10 6-8 10-19 10-32v-76h22v105c0 15 0 25 0 28h-20c-1 0-1-2-1-3 0-2 0-4 0-6 0-3 0-7 0-14h-1c-5 10-11 16-17 20-7 4-15 5-25 5-15 0-25-3-32-10-7-8-10-19-10-37v-88zM2032 182v-102c0-10 0-20-1-31h21c1 15 1 24 1 27h1c3-11 7-19 12-23 4-4 11-6 19-6 3 0 6 0 9 1v20c-3-1-7-1-12-1-9 0-16 4-21 11-5 8-7 20-7 34v70zM2296 114c0 47-16 70-49 70-20 0-34-7-41-22 0 0 0 7 0 20v52h-22v-158c0-14 0-23-1-27h22c0 0 0 1 0 3s0 6 1 10c0 4 0 7 0 8 4-8 9-14 16-18 6-3 15-5 25-5 16 0 29 5 37 16s12 28 12 51zM2273 115c0-19-3-32-8-40-5-7-13-11-23-11-9 0-16 1-21 5s-9 9-11 17c-3 8-4 18-4 31 0 17 3 30 8 39 6 8 15 12 27 12 11 0 19-4 24-12 5-9 8-22 8-41zM2325 182v-102c0-10-1-20-1-31h21c0 15 0 24 0 27h1c3-11 8-19 12-23 5-4 11-6 19-6 3 0 6 0 9 1v20c-3-1-7-1-11-1-10 0-17 4-21 11-5 8-8 20-8 34v70zM2518 115c0 23-5 41-15 53-10 11-25 16-44 16-20 0-34-5-44-17s-15-30-15-52c0-46 20-68 59-68 20 0 35 5 45 16 9 11 14 29 14 52zM2495 115c0-18-3-32-8-40s-15-12-27-12c-13 0-22 4-28 12-6 9-9 22-9 40 0 17 3 30 9 40 5 9 14 13 26 13 14 0 23-4 29-12 5-10 8-23 8-41zM2658 114c0 47-16 70-48 70-21 0-34-7-41-22h-1c0 0 0 7 0 20v52h-22v-158c0-14 0-23 0-27h21c0 0 0 1 0 3s1 6 1 10 0 7 0 8h1c4-8 9-14 15-18 7-3 15-5 26-5 16 0 28 5 36 16s12 28 12 51zM2635 115c0-19-2-32-7-40-5-7-13-11-24-11-9 0-16 1-21 5-4 4-8 9-11 17-2 8-4 18-4 31 0 17 3 30 9 39 5 8 14 12 27 12 11 0 19-4 24-12 5-9 7-22 7-41zM2703 120c0 15 3 26 10 36 6 8 15 12 27 12 10 0 17-2 23-6s10-8 12-15l19 6c-8 21-26 31-54 31-19 0-34-5-45-17-10-12-15-30-15-53 0-22 5-38 15-50 11-12 25-17 44-17 39 0 58 23 58 70v3zM2775 103c-2-14-5-24-11-31-6-6-14-9-25-9s-19 3-25 10c-7 8-10 17-11 30zM2827 182v-102c0-10 0-20-1-31h21c0 15 1 24 1 27 4-11 8-19 12-23 5-4 11-6 20-6 3 0 6 0 9 1v20c-3-1-7-1-12-1-9 0-16 4-21 11-5 8-7 20-7 34v70zM2960 181c-8 2-15 3-23 3-17 0-26-10-26-30v-89h-15v-16h16l6-30h15v30h24v16h-24v84c0 7 1 11 3 14 2 2 6 4 11 4 3 0 7-1 13-2zM2985 234c-6 0-11-1-15-1v-17c3 1 7 1 10 1 14 0 25-10 33-30l2-6-52-132h23l28 73c0 1 1 2 1 4 1 2 3 7 6 16 3 10 4 15 5 16l8-25 29-84h23l-50 133c-6 14-11 25-16 31-4 7-10 12-15 16-6 3-13 5-20 5zM3134 157v19c0 8-1 16-3 21-1 6-3 12-7 17h-15c8-11 12-22 12-32h-11v-25zM3110 74v-25h24v25zM3243 21v-21h22v21zM3243 182v-133h22v133zM3349 181c-7 2-14 3-22 3-17 0-26-10-26-30v-89h-15v-16h16l6-30h15v30h24v16h-24v84c0 7 1 11 3 14 2 2 6 4 11 4 3 0 7-1 12-2zM3455 114c0 18 3 31 9 40 5 9 13 13 25 13 7 0 14-2 19-6s9-11 10-21l22 2c-2 13-7 24-16 31-9 8-21 11-35 11-18 0-32-5-42-17s-15-30-15-52 5-39 15-51 24-17 42-17c13 0 25 3 34 10 8 7 14 17 16 29l-22 2c-1-8-4-13-9-18-5-4-11-6-20-6-11 0-20 4-25 11-5 8-8 21-8 39zM3597 184c-13 0-23-3-30-10-6-7-10-17-10-30 0-14 5-24 14-31 9-8 23-12 43-12l30-1v-7c0-10-2-18-7-23-4-4-12-7-21-7-10 0-17 2-22 5-4 4-7 9-8 16l-23-2c4-24 22-35 53-35 17 0 29 3 38 11 8 8 12 19 12 33v58c0 6 1 11 3 15 1 3 5 4 9 4 3 0 5 0 8 0v13c-6 2-12 2-17 2-8 0-14-2-18-6s-6-11-6-20h-1c-6 10-12 17-20 21-7 4-16 6-27 6zM3602 168c8 0 15-2 22-6 6-3 11-8 14-16 4-6 6-13 6-19v-11h-24c-10 1-18 2-24 4-5 1-9 4-12 9-3 4-4 9-4 16 0 8 2 13 6 17s9 6 16 6zM3787 182v-85c0-8-1-15-2-20-2-5-5-8-8-10-4-2-10-3-17-3-11 0-19 3-25 10-6 8-9 18-9 31v77h-22v-105c0-15 0-25-1-28h21c0 0 0 1 0 3s0 4 0 6c1 3 1 7 1 14 5-10 11-16 18-20 6-4 15-5 24-5 15 0 26 3 32 10 7 8 10 19 10 36v89zM3859 63h-17l-3-54h23zM3942 181c-8 2-15 3-23 3-17 0-26-10-26-30v-89h-15v-16h16l6-30h15v30h24v16h-24v84c0 7 1 11 3 14 2 2 6 4 11 4 3 0 7-1 13-2zM4142 114c0 47-16 70-48 70-10 0-18-1-25-5s-12-9-16-17c0 2-1 6-1 11s-1 8-1 9h-21c1-4 1-13 1-27v-155h22v52c0 5 0 11-1 18h1c4-8 9-14 16-18s15-5 25-5c17 0 29 5 37 16 8 12 11 29 11 51zM4119 115c0-18-2-32-7-40-5-7-13-11-24-11-12 0-21 4-27 12-5 9-8 22-8 40s3 31 8 40c6 8 15 12 27 12 11 0 19-4 24-12 5-9 7-22 7-41zM4188 120c0 15 3 26 9 36 6 8 15 12 27 12 10 0 18-2 23-6 6-4 10-8 12-15l19 6c-8 21-26 31-54 31-19 0-34-5-44-17s-15-30-15-53c0-22 5-38 15-50s25-17 44-17c38 0 58 23 58 70v3zM4259 103c-1-14-5-24-11-31-5-6-14-9-25-9-10 0-19 3-25 10-6 8-10 17-10 30zM4381 182v-102c0-10 0-20-1-31h21c1 15 1 24 1 27h1c3-11 7-19 12-23 4-4 11-6 19-6 3 0 6 0 9 1v20c-3-1-7-1-12-1-9 0-16 4-21 11-5 8-7 20-7 34v70zM4480 120c0 15 3 26 9 36 7 8 16 12 28 12 9 0 17-2 23-6 5-4 9-8 11-15l20 6c-8 21-26 31-54 31-20 0-35-5-45-17s-15-30-15-53c0-22 5-38 15-50s25-17 44-17c39 0 58 23 58 70v3zM4551 103c-1-14-4-24-10-31-6-6-14-9-25-9s-20 3-26 10c-6 8-9 17-10 30zM4715 114c0 47-16 70-49 70-20 0-34-7-41-22 0 0 0 7 0 20v52h-22v-158c0-14 0-23-1-27h22c0 0 0 1 0 3s0 6 0 10c1 4 1 7 1 8 4-8 9-14 16-18 6-3 15-5 25-5 16 0 29 5 37 16s12 28 12 51zM4692 115c0-19-3-32-8-40-5-7-13-11-23-11-9 0-16 1-21 5s-9 9-11 17c-3 8-4 18-4 31 0 17 3 30 8 39 6 8 15 12 27 12 11 0 19-4 24-12 5-9 8-22 8-41zM4743 182v-102c0-10 0-20 0-31h20c1 15 1 24 1 27h1c3-11 7-19 12-23s11-6 19-6c3 0 6 0 9 1v20c-3-1-7-1-12-1-9 0-16 4-20 11-5 8-8 20-8 34v70zM4937 115c0 23-5 41-15 53-10 11-25 16-44 16-20 0-34-5-44-17s-15-30-15-52c0-46 20-68 59-68 20 0 35 5 45 16 9 11 14 29 14 52zM4914 115c0-18-3-32-8-40-6-8-15-12-27-12-13 0-23 4-28 12-6 9-9 22-9 40 0 17 3 30 9 40 5 9 14 13 26 13 13 0 23-4 29-12 5-10 8-23 8-41zM5049 161c-4 8-10 14-16 18-7 4-15 5-25 5-17 0-29-5-37-16-8-12-12-30-12-52 0-46 16-69 49-69 10 0 18 1 25 5 6 4 12 10 16 17v-14-55h22v155c0 14 0 23 0 27h-21c0-1 0-4 0-9-1-5-1-9-1-12zM4982 115c0 18 3 32 7 41 5 8 13 11 24 11 13 0 22-4 27-12 6-10 9-23 9-42 0-17-3-30-9-38-5-8-14-12-27-12-11 0-19 4-24 12-4 8-7 21-7 40zM5127 49v84c0 8 1 16 2 21 2 5 5 8 9 10 3 2 9 3 16 3 11 0 19-3 25-10 6-8 9-19 9-32v-76h22v105c0 15 0 25 1 28h-21c0 0 0-2 0-3 0-2 0-4 0-6-1-3-1-7-1-14-5 10-11 16-18 20-6 4-15 5-24 5-15 0-26-3-32-10-7-8-10-19-10-37v-88zM5262 114c0 18 3 31 8 40 6 9 14 13 25 13 8 0 15-2 20-6s8-11 10-21l22 2c-2 13-7 24-16 31-10 8-21 11-35 11-19 0-33-5-42-17-10-12-15-30-15-52s5-39 15-51c9-12 23-17 42-17 13 0 24 3 33 10s15 17 17 29l-23 2c-1-8-4-13-8-18-5-4-11-6-20-6-12 0-20 4-25 11-5 8-8 21-8 39zM5387 120c0 15 3 26 9 36 7 8 16 12 28 12 9 0 17-2 23-6s9-8 11-15l20 6c-8 21-26 31-54 31-20 0-34-5-45-17-10-12-15-30-15-53 0-22 5-38 15-50 11-12 25-17 44-17 39 0 58 23 58 70v3zM5459 103c-2-14-5-24-11-31-6-6-14-9-25-9s-19 3-26 10c-6 8-9 17-10 30zM5594 161c-5 8-10 14-17 18-6 4-15 5-25 5-16 0-29-5-36-16-8-12-12-30-12-52 0-46 16-69 48-69 10 0 19 1 25 5 7 4 12 10 17 17v-14-55h21v155c0 14 1 23 1 27h-21c0-1 0-4-1-9 0-5 0-9 0-12zM5527 115c0 18 2 32 7 41 5 8 13 11 24 11 12 0 21-4 27-12 6-10 9-23 9-42 0-17-3-30-9-38s-14-12-27-12c-11 0-19 4-24 12s-7 21-7 40zM5832 115c0 23-5 41-16 53-10 11-24 16-44 16-19 0-34-5-44-17-9-12-14-30-14-52 0-46 19-68 59-68 20 0 35 5 44 16 10 11 15 29 15 52zM5809 115c0-18-3-32-8-40-6-8-15-12-28-12s-22 4-28 12c-5 9-8 22-8 40 0 17 3 30 8 40 6 9 15 13 27 13 13 0 23-4 28-12 6-10 9-23 9-41zM5860 182v-102c0-10 0-20 0-31h20c1 15 1 24 1 27h1c3-11 7-19 12-23s11-6 19-6c3 0 6 0 9 1v20c-3-1-7-1-11-1-10 0-17 4-21 11-5 8-8 20-8 34v70zM6029 114c0 18 3 31 8 40 6 9 14 13 25 13 8 0 15-2 20-6s9-11 10-21l22 2c-2 13-7 24-16 31-9 8-21 11-35 11-18 0-32-5-42-17s-15-30-15-52 5-39 15-51 24-17 42-17c13 0 25 3 33 10 9 7 15 17 17 29l-22 2c-1-8-4-13-9-18-5-4-11-6-20-6-11 0-20 4-25 11-5 8-8 21-8 39zM6249 115c0 23-5 41-15 53-10 11-25 16-45 16-19 0-33-5-43-17s-15-30-15-52c0-46 20-68 59-68 20 0 35 5 45 16 9 11 14 29 14 52zM6226 115c0-18-3-32-8-40-6-8-15-12-27-12-13 0-23 4-28 12-6 9-9 22-9 40 0 17 3 30 9 40 5 9 14 13 26 13 13 0 23-4 28-12 6-10 9-23 9-41zM6354 182v-85c0-12-2-21-5-26-4-5-10-7-19-7s-17 3-22 10c-6 7-8 18-8 31v77h-22v-105c0-15 0-25-1-28h21c0 0 0 1 0 3s0 4 0 6c0 3 1 7 1 14 5-10 10-16 16-20 7-4 14-5 23-5 10 0 18 2 23 6 6 3 10 10 13 19 5-9 10-16 16-20 7-4 15-5 24-5 13 0 23 3 29 10 6 8 9 20 9 36v89h-22v-85c0-12-1-21-5-26-3-5-10-7-19-7s-17 3-22 10-8 17-8 31v77zM6562 182v-85c0-12-2-21-6-26-3-5-9-7-19-7-9 0-16 3-22 10-5 7-8 18-8 31v77h-22v-105c0-15 0-25-1-28h21c0 0 0 1 0 3 1 2 1 4 1 6 0 3 0 7 0 14h1c4-10 10-16 16-20s13-5 22-5c10 0 18 2 24 6 6 3 10 10 12 19 5-9 10-16 17-20 6-4 14-5 23-5 14 0 23 3 29 10 7 8 10 20 10 36v89h-22v-85c0-12-2-21-5-26-4-5-10-7-19-7-10 0-17 3-23 10-5 7-8 17-8 31v77zM6714 49v84c0 8 0 16 2 21s5 8 8 10c4 2 10 3 17 3 10 0 19-3 25-10 6-8 9-19 9-32v-76h22v105c0 15 0 25 1 28h-21c0 0 0-2 0-3 0-2 0-4-1-6 0-3 0-7 0-14-5 10-11 16-18 20s-15 5-25 5c-14 0-25-3-31-10-7-8-10-19-10-37v-88zM6916 182v-85c0-8-1-15-3-20-1-5-4-8-8-10s-9-3-16-3c-11 0-19 3-25 10-6 8-9 18-9 31v77h-22v-105c0-15-1-25-1-28h21c0 0 0 1 0 3s0 4 0 6c0 3 0 7 1 14 5-10 11-16 17-20 7-4 15-5 25-5 15 0 25 3 32 10 7 8 10 19 10 36v89zM6972 21v-21h22v21zM6972 182v-133h22v133zM7044 114c0 18 2 31 8 40s14 13 25 13c8 0 14-2 20-6 5-4 8-11 9-21l23 2c-2 13-8 24-17 31-9 8-20 11-34 11-19 0-33-5-43-17-9-12-14-30-14-52s5-39 14-51c10-12 24-17 42-17 14 0 25 3 34 10s15 17 17 29l-23 2c-1-8-4-13-8-18-5-4-12-6-20-6-12 0-20 4-25 11-6 8-8 21-8 39zM7186 184c-14 0-24-3-30-10-7-7-10-17-10-30 0-14 4-24 13-31 9-8 24-12 44-12l29-1v-7c0-10-2-18-6-23-5-4-12-7-22-7s-17 2-21 5c-5 4-8 9-8 16l-23-2c3-24 21-35 53-35 16 0 29 3 37 11s13 19 13 33v58c0 6 0 11 2 15 2 3 5 4 10 4 2 0 4 0 7 0v13c-5 2-11 2-17 2-8 0-14-2-18-6-3-4-5-11-6-20h-1c-5 10-12 17-19 21-8 4-17 6-27 6zM7191 168c8 0 15-2 21-6 6-3 11-8 15-16 4-6 5-13 5-19v-11h-24c-10 1-18 2-23 4-5 1-10 4-12 9-3 4-5 9-5 16 0 8 2 13 6 17s9 6 17 6zM7343 181c-8 2-15 3-23 3-17 0-26-10-26-30v-89h-15v-16h16l6-30h15v30h24v16h-24v84c0 7 1 11 3 14 2 2 6 4 11 4 3 0 7-1 13-2zM7379 120c0 15 3 26 9 36 6 8 16 12 28 12 9 0 17-2 22-6 6-4 10-8 12-15l19 6c-8 21-25 31-53 31-20 0-35-5-45-17s-15-30-15-53c0-22 5-38 15-50s25-17 44-17c38 0 58 23 58 70v3zM7450 103c-1-14-5-24-10-31-6-6-15-9-26-9-10 0-19 3-25 10-6 8-10 17-10 30zM7585 161c-4 8-9 14-16 18s-15 5-25 5c-17 0-29-5-37-16-8-12-12-30-12-52 0-46 17-69 49-69 10 0 18 1 25 5s12 10 16 17v-14-55h22v155c0 14 0 23 1 27h-21c0-1-1-4-1-9s0-9 0-12zM7518 115c0 18 3 32 8 41 5 8 13 11 24 11 12 0 21-4 27-12 5-10 8-23 8-42 0-17-3-30-8-38-6-8-15-12-27-12-11 0-19 4-24 12s-8 21-8 40zM7838 182h-25l-23-94-5-21c-1 4-2 9-3 16-2 7-10 39-25 99h-26l-36-133h21l23 90c0 2 2 11 5 25l2-9 27-106h24l23 91 6 24 3-18 25-97h22zM7891 21v-21h22v21zM7891 182v-133h22v133zM7997 181c-7 2-14 3-22 3-17 0-26-10-26-30v-89h-15v-16h16l6-30h15v30h24v16h-24v84c0 7 1 11 3 14 2 2 6 4 11 4 3 0 7-1 12-2zM8038 72c5-9 11-15 17-19 7-4 15-6 26-6 14 0 25 3 31 10 7 7 10 19 10 36v89h-22v-85c0-9 0-16-2-20-2-5-5-8-9-10-3-2-9-3-16-3-10 0-18 3-25 10-6 7-9 17-9 29v79h-22v-182h22v47c0 5 0 10 0 15-1 6-1 9-1 10zM8268 115c0 23-5 41-15 53-10 11-25 16-44 16-20 0-34-5-44-17s-15-30-15-52c0-46 20-68 59-68 21 0 35 5 45 16 9 11 14 29 14 52zM8245 115c0-18-3-32-8-40s-15-12-27-12c-13 0-22 4-28 12-6 9-9 22-9 40 0 17 3 30 9 40 5 9 14 13 26 13 14 0 23-4 29-12 5-10 8-23 8-41zM8318 49v84c0 8 1 16 2 21 2 5 5 8 9 10 3 2 9 3 16 3 11 0 19-3 25-10 6-8 9-19 9-32v-76h22v105c0 15 1 25 1 28h-21c0 0 0-2 0-3 0-2 0-4 0-6 0-3-1-7-1-14-5 10-11 16-18 20-6 4-14 5-24 5-15 0-25-3-32-10-7-8-10-19-10-37v-88zM8487 181c-7 2-14 3-22 3-18 0-26-10-26-30v-89h-16v-16h16l7-30h15v30h24v16h-24v84c0 7 1 11 3 14 2 2 5 4 10 4 3 0 8-1 13-2zM8688 115c0 23-5 41-15 53-10 11-25 16-45 16-19 0-33-5-43-17s-15-30-15-52c0-46 20-68 59-68 20 0 35 5 45 16 9 11 14 29 14 52zM8665 115c0-18-3-32-8-40-6-8-15-12-27-12-13 0-23 4-28 12-6 9-9 22-9 40 0 17 3 30 9 40 5 9 14 13 26 13 13 0 23-4 28-12 6-10 9-23 9-41zM8738 49v84c0 8 1 16 2 21 2 5 5 8 8 10 4 2 10 3 17 3 11 0 19-3 25-10 6-8 9-19 9-32v-76h22v105c0 15 0 25 1 28h-21c0 0 0-2 0-3 0-2 0-4 0-6-1-3-1-7-1-14-5 10-11 16-18 20-6 4-15 5-24 5-15 0-26-3-32-10-7-8-10-19-10-37v-88zM8857 182v-102c0-10-1-20-1-31h21c0 15 1 24 1 27 4-11 8-19 12-23 5-4 11-6 20-6 2 0 5 0 8 1v20c-2-1-6-1-11-1-9 0-16 4-21 11-5 8-7 20-7 34v70zM9135 182h-25l-24-94-4-21c-1 4-2 9-3 16-2 7-10 39-25 99h-26l-37-133h22l22 90c1 2 3 11 6 25l2-9 27-106h24l23 91 6 24 3-18 25-97h22zM9189 182v-102c0-10 0-20-1-31h21c1 15 1 24 1 27h1c3-11 7-19 12-23 4-4 11-6 19-6 3 0 6 0 9 1v20c-3-1-7-1-12-1-9 0-16 4-21 11-5 8-7 20-7 34v70zM9271 21v-21h22v21zM9271 182v-133h22v133zM9377 181c-7 2-15 3-22 3-18 0-27-10-27-30v-89h-15v-16h16l7-30h14v30h25v16h-25v84c0 7 1 11 3 14 2 2 6 4 11 4 3 0 7-1 13-2zM9447 181c-8 2-15 3-22 3-18 0-27-10-27-30v-89h-15v-16h16l6-30h15v30h25v16h-25v84c0 7 1 11 3 14 2 2 6 4 11 4 3 0 7-1 13-2zM9483 120c0 15 3 26 9 36 6 8 16 12 28 12 9 0 17-2 23-6 5-4 9-8 11-15l19 6c-7 21-25 31-53 31-20 0-35-5-45-17s-15-30-15-53c0-22 5-38 15-50s25-17 44-17c39 0 58 23 58 70v3zM9554 103c-1-14-4-24-10-31-6-6-15-9-26-9-10 0-19 3-25 10-6 8-9 17-10 30zM9690 182v-85c0-8-1-15-3-20s-4-8-8-10-9-3-17-3c-10 0-18 3-25 10-6 8-9 18-9 31v77h-22v-105c0-15 0-25 0-28h20c0 0 1 1 1 3s0 4 0 6c0 3 0 7 0 14h1c5-10 11-16 17-20 7-4 15-5 25-5 14 0 25 3 32 10 6 8 10 19 10 36v89zM9832 114c0 18 3 31 9 40 5 9 14 13 25 13 8 0 14-2 19-6 6-4 9-11 10-21l22 2c-1 13-7 24-16 31-9 8-21 11-35 11-18 0-32-5-42-17s-14-30-14-52 4-39 14-51 24-17 42-17c14 0 25 3 34 10s14 17 17 29l-23 2c-1-8-4-13-9-18-4-4-11-6-19-6-12 0-20 4-26 11-5 8-8 21-8 39zM10052 115c0 23-5 41-15 53-10 11-25 16-44 16s-34-5-44-17-15-30-15-52c0-46 20-68 60-68 20 0 35 5 44 16 10 11 14 29 14 52zM10029 115c0-18-2-32-8-40-5-8-14-12-27-12s-22 4-28 12c-6 9-9 22-9 40 0 17 3 30 9 40 6 9 14 13 27 13s22-4 28-12c6-10 8-23 8-41zM10165 182v-85c0-8-1-15-3-20s-4-8-8-10-9-3-17-3c-10 0-19 3-25 10-6 8-9 18-9 31v77h-22v-105c0-15 0-25-1-28h21c0 0 0 1 0 3 1 2 1 4 1 6 0 3 0 7 0 14h1c5-10 10-16 17-20s15-5 25-5c14 0 25 3 32 10 6 8 10 19 10 36v89zM10320 145c0 13-5 23-14 29-10 7-23 10-40 10-16 0-29-2-38-8-9-5-15-14-17-25l19-5c2 8 6 13 12 17 6 3 14 5 24 5 11 0 19-2 25-5 5-4 7-9 7-17 0-5-1-9-5-12-4-4-9-6-17-9l-16-4c-13-3-22-6-27-9s-9-7-12-12c-3-4-5-10-5-16 0-12 4-21 13-28 8-6 21-9 37-9 15 0 27 2 35 8 9 5 14 13 16 24l-19 3c-2-6-5-11-10-14-6-3-13-4-22-4-10 0-17 1-22 4-4 3-7 8-7 14 0 3 1 7 3 9s5 4 9 6 12 4 24 7 20 6 25 8c5 3 9 6 12 9s6 6 7 10c2 4 3 8 3 14zM10362 120c0 15 4 26 10 36 6 8 15 12 27 12 10 0 17-2 23-6s10-8 12-15l19 6c-8 21-26 31-54 31-19 0-34-5-44-17-11-12-16-30-16-53 0-22 5-38 16-50 10-12 24-17 43-17 39 0 59 23 59 70v3zM10434 103c-1-14-5-24-11-31-6-6-14-9-25-9s-19 3-25 10c-6 8-10 17-10 30zM10569 182v-85c0-8-1-15-2-20-2-5-5-8-8-10-4-2-10-3-17-3-10 0-19 3-25 10-6 8-9 18-9 31v77h-22v-105c0-15 0-25-1-28h21c0 0 0 1 0 3s0 4 1 6c0 3 0 7 0 14 5-10 11-16 18-20 6-4 15-5 25-5 14 0 25 3 31 10 7 8 10 19 10 36v89zM10676 181c-7 2-14 3-22 3-18 0-26-10-26-30v-89h-16v-16h16l7-30h15v30h24v16h-24v84c0 7 1 11 3 14 2 2 5 4 11 4 2 0 7-1 12-2zM10701 182v-27h24v27z">
          <text:p/>
        </draw:path>
        <draw:path draw:style-name="gr2" draw:text-style-name="P2" draw:layer="layout" svg:width="10.726cm" svg:height="0.235cm" svg:x="14.815cm" svg:y="19.687cm" svg:viewBox="0 0 10727 236" svg:d="M85 29v154 1h-1-24-1v-1-154h1v1h-59-1v-1-19-1h1 142 1v1 19 1h-1-59v-1zM84 28h59v1h-2v-19h2v1h-142v-1h2v19h-2v-1h59 2v1 154h-2v-1h24v1h-2v-154-1zM186 72c4-9 10-15 17-19 7-5 16-7 26-7 15 0 26 4 33 11 7 8 10 20 10 37v89 1h-1-22-1v-1-85c0-9-1-16-3-20s-4-7-8-9-9-3-15-3c-11 0-18 3-24 10s-9 16-9 28v79 1h-2-22-1v-1-182-1h1 22 2v1 47c0 5-1 10-1 15 0 6 0 9 0 10h-2v-2h1v2zM187 74h-1-1v-2c0 0 0-3 1-9 0-5 0-10 0-15v-47h1v1h-22v-1h2v182h-2v-1h22v1h-1v-79c0-12 3-22 10-30 6-7 15-11 26-11 7 0 12 1 16 4 5 2 8 5 9 10 2 5 3 12 3 21v85h-1v-1h22v1h-1v-89c0-17-4-28-10-35-7-7-17-10-31-10-10 0-18 2-25 6-6 4-11 10-16 18v1zM304 22v-21-1h1 22 1v1 21 1h-1-22-1zM305 21h22v1h-2v-21h2v1h-22v-1h1v21h-1zM304 183v-133-1h1 22 1v1 133 1h-1-22-1zM305 182h22v1h-2v-133h2v1h-22v-1h1v133h-1zM460 146c0 12-5 22-14 30-10 7-24 11-41 11-16 0-29-3-38-9-9-5-16-15-18-27l-1-1h2l19-4h1l1 1c1 7 5 12 11 15 5 3 13 4 23 4 11 0 19-1 24-4 5-4 7-8 7-15 0-5-1-8-5-12-3-3-9-5-16-7v-2 2l-16-4v-2 2c-13-4-22-7-27-10-6-3-10-7-13-12s-5-10-5-17c0-12 5-22 13-29 9-6 22-9 39-9 14 0 26 2 35 8 9 5 15 13 17 25v1h-1l-20 3h-1v-1c-2-6-5-10-10-13s-12-4-20-4c-10 0-17 1-22 4-4 3-6 7-6 13 0 3 1 6 2 8 2 2 5 4 9 6 3 2 11 4 24 7 11 3 20 6 25 8 5 3 9 6 13 9 3 3 5 7 7 11 1 4 2 8 2 14zM458 146c0-5-1-10-3-13-1-4-3-8-6-11-3-2-7-5-12-8-5-2-13-5-25-8v-1 1c-12-3-20-5-24-7-4-1-7-4-9-6-3-3-4-6-4-10 0-7 3-12 8-15s13-5 23-5c9 0 16 2 22 5 5 3 9 8 10 14l-1 1v-2l19-2 1 1-2 1c-2-12-7-19-15-24-9-5-20-8-34-8-17 0-29 3-37 9s-13 15-13 27c0 6 2 11 5 16 3 4 7 8 12 11s14 6 26 9l16 4c8 2 14 5 18 9 4 3 6 8 6 13 0 7-3 13-8 17-6 3-14 5-26 5-10 0-19-2-25-5-6-4-10-9-12-16l1-1 1 1-20 4v-1h1c3 11 8 19 17 25s21 8 37 8c17 0 30-3 39-10s14-16 14-28zM639 161c-4 9-10 16-16 20-7 4-16 6-26 6-17 0-30-6-38-19-8-11-12-28-12-51 0-47 17-71 50-71 10 0 19 2 26 6 6 4 12 10 16 18h-1v-1 1l-1 1v-15-55-1h1 22 1v1 154c0 14 1 24 1 28v1h-1-21-1v-1c-1-1-1-4-1-9-1-6-1-10-1-13h2v1h-1v-1zM638 160h1 1v1c0 3 0 7 0 13 1 5 1 8 1 9h-1v-1h21v1h-1c-1-4-1-14-1-28v-154h1v1h-22v-1h1v55h-1 1l1 14v2h-2-1v-1c-4-8-9-13-16-17-6-3-14-5-24-5-32 0-47 22-47 68 0 22 4 39 11 50 8 12 20 17 36 17 10 0 18-2 24-5 7-4 12-10 16-19zM573 116c0 18 2 31 7 39s12 11 23 11c12 0 20-4 26-12 5-9 8-22 8-40 0-17-3-29-8-37-6-8-14-12-26-12-11 0-18 4-23 12s-7 21-7 39zM570 116c0-19 3-32 8-41 5-8 14-12 25-12 12 0 22 4 28 12 5 9 8 22 8 39 0 19-3 32-8 41-6 9-16 14-28 14s-20-5-25-13-8-22-8-40zM694 183v-102c0-10 0-20-1-31v-1h1 21 1v1c1 15 1 24 1 27h-1v-1h1v1h-2c4-12 8-20 13-24s12-7 20-7c3 0 6 1 9 2h1v1 20 2l-1-1c-3-1-7-1-12-1-9 0-15 4-20 11-4 8-7 19-7 33v70 1h-1-22-1zM695 182h22v1h-1v-70c0-15 2-26 7-34s13-13 22-13c5 0 9 1 12 2v1h-1v-20h1v1c-3-1-6-1-9-1-8 0-14 2-18 6-5 4-9 11-12 22v1h-1-1-1v-1c0-3 0-12-1-27h1v1h-21v-1h2c0 11 0 21 0 31v102h-1zM811 187c-14 0-24-4-31-11-7-8-10-18-10-31 0-14 4-25 14-32 9-8 24-12 44-12l30-1v1h-2v-7c0-10-2-17-6-22-4-4-11-7-21-7-9 0-16 2-20 5-5 3-7 8-8 15v2l-1-1-23-2h-2l1-1c3-24 22-37 54-37 17 0 29 4 38 12s13 19 13 34v57c0 6 1 11 2 14 2 3 5 4 9 4 2 0 4 0 7-1h2v2 14 1h-1c-6 2-12 2-18 2-8 0-14-2-18-6-4-5-6-13-7-22h1v1-1h1c-6 11-13 19-20 23-8 5-17 7-28 7zM811 184c10 0 19-2 26-6 8-4 14-12 20-22v-1h1 1l1 2c0 9 2 16 6 20 3 4 8 6 16 6 6 0 12-1 17-2v1h-1v-14h1l1 1c-3 0-6 1-8 1-5 0-9-2-11-6-2-3-2-9-2-15v-57c0-14-4-25-13-32-8-8-20-11-36-11-31 0-48 11-52 34h-1v-1l23 2v1h-1c0-7 3-13 8-17 5-3 12-5 22-5s18 2 23 7c4 5 7 13 7 24v7 2h-1-30v-1 1c-20 1-34 5-43 12s-13 17-13 30c0 12 3 21 10 29 6 7 16 10 29 10zM816 167c8 0 15-2 21-6 6-3 11-8 14-14 4-6 5-13 5-19v-11h2v1l-24 1c-11 0-18 1-23 3-6 2-9 4-12 8s-4 9-4 16c0 6 2 12 5 15 4 4 9 6 16 6zM816 169c-8 0-13-2-18-6-4-4-6-10-6-17s2-13 5-17 7-8 13-10c5-2 13-3 24-3v1-1h24 1v1 11c0 7-2 14-6 20-3 7-9 12-15 16-6 3-14 5-22 5zM1044 184h-26-1v-1l-23-94-5-21h2 1c-1 4-2 9-4 16-1 7-9 40-24 99l-1 1h-1-25-1v-1l-37-133-1-1h2 22 1v1l22 89-1 1 1-1c1 2 3 10 5 25h-1-1l2-9v-1l28-104v-1h1 23 1l1 1 23 90 5 24h-1-1l4-17 25-97v-1h1 21 2v1l-38 133zM1042 183l38-133h1v1h-21v-1h1l-25 97h-1 1l-4 17-1 5-1-5-6-23h1-1l-23-91h1v1h-23v-1h1l-28 105h-1 1l-2 9-1 6-1-6c-3-14-5-22-5-24l-23-90h2v1h-22v-1h1l37 133h-1v-1h25v1h-1c15-60 23-93 25-99 1-7 3-13 3-16l2-6 1 6 4 20-1 1 1-1 23 95h-1v-1h26v1zM1096 22v-21-1h1 22 1v1 21 1h-1-22-1zM1097 21h22v1h-1v-21h1v1h-22v-1h1v21h-1zM1096 183v-133-1h1 22 1v1 133 1h-1-22-1zM1097 182h22v1h-1v-133h1v1h-22v-1h1v133h-1zM1235 183v-85c0-8-1-15-3-20-2-4-4-7-8-9-3-2-8-3-15-3-11 0-19 3-24 10-6 7-9 17-9 30v77 1h-2-21-2v-1-105c0-15 0-24 0-28l-1-1h2 21 1v1c0 0 0 1 0 3s0 4 0 6c0 3 1 7 1 14h-2v-2h1v2l-1-1c5-9 11-16 18-20s15-6 25-6c15 0 26 4 33 11 7 8 10 20 10 37v89 1h-1-22-1zM1236 182h22v1h-1v-89c0-16-4-28-10-35-7-7-17-10-31-10-10 0-18 2-24 5-6 4-12 10-17 19v1h-1-1-1v-1c0-7 0-11 0-13 0-3 0-5 0-7-1-1-1-2-1-3h2v1h-21v-1h1c1 3 1 13 1 28v105h-1v-1h21v1h-1v-77c0-14 3-24 10-31 6-8 15-12 26-12 7 0 13 1 17 4 4 2 7 6 8 11 2 5 3 12 3 20v85h-1zM1343 236c-15 0-26-3-35-9-9-5-15-14-17-24v-2h1l22-3h1v1c2 6 5 10 10 13 4 3 11 5 19 5 21 0 31-12 31-37v-23h1v2-2l1 1c-4 9-10 16-17 21-8 4-16 6-26 6-17 0-29-5-37-17-8-11-12-29-12-52s5-41 13-52c8-12 21-17 38-17 10 0 18 2 25 6 7 5 13 11 17 19l-2 1v-2h1v2h-2c0-3 1-7 1-13s1-10 1-11h1 21 1v1c0 4 0 13 0 27v102c0 38-20 57-57 57zM1343 234c36 0 54-18 54-55v-102c0-14 0-23 1-27h1v1h-21v-1l1 1c0 0 0 3-1 9 0 6 0 10 0 13v1h-1-1l-1-1c-3-8-8-13-15-18-7-4-15-6-24-6-16 0-28 5-36 16s-12 28-12 51 4 40 11 50c7 12 19 17 35 17 9 0 17-2 24-6 8-5 13-12 17-20v-1h1 2v1 23c0 26-12 39-34 39-9 0-16-1-21-5-5-3-9-8-10-15h1v1l-22 4v-2h1c3 10 8 18 16 23 9 6 20 9 34 9zM1375 116c0-11-1-20-4-27-3-8-7-14-12-18s-11-6-17-6c-11 0-19 4-24 12s-7 21-7 39 2 31 7 38c4 8 12 11 23 11 7 0 13-1 18-5s9-10 12-17c3-8 4-17 4-27zM1378 116c0 11-2 20-5 28-3 7-7 13-13 18-5 4-12 6-19 6-12 0-21-4-26-12-4-9-7-22-7-40s3-32 8-40c5-9 14-13 26-13 6 0 13 2 18 6 6 5 10 11 13 19s5 17 5 28zM1501 22v-21-1h2 22 1v1 21 1h-1-22-2zM1503 21h22v1h-2v-21h2v1h-22v-1h1v21h-1zM1501 183v-133-1h2 22 1v1 133 1h-1-22-2zM1503 182h22v1h-2v-133h2v1h-22v-1h1v133h-1zM1658 146c0 12-5 22-14 30-10 7-24 11-41 11-16 0-29-3-38-9-9-5-16-15-18-27l-1-1h2l19-4h1l1 1c1 7 5 12 11 15 5 3 13 4 23 4 11 0 19-1 24-4 5-4 7-8 7-15 0-5-1-8-5-12-3-3-9-5-16-7v-2 2l-16-4v-2 2c-13-4-22-7-27-10-6-3-10-7-13-12s-5-10-5-17c0-12 5-22 13-29 9-6 22-9 39-9 14 0 26 2 35 8 9 5 15 13 17 25v1h-1l-20 3h-1v-1c-2-6-5-10-10-13s-12-4-20-4c-10 0-17 1-22 4-4 3-6 7-6 13 0 3 1 6 2 8 2 2 5 4 9 6 3 2 11 4 24 7 11 3 20 6 25 8 5 3 9 6 12 9 4 3 6 7 8 11 1 4 2 8 2 14zM1656 146c0-5-1-10-3-13-1-4-3-8-6-11-3-2-7-5-12-8-5-2-13-5-25-8v-1 1c-12-3-20-5-24-7-4-1-7-4-9-6-3-3-4-6-4-10 0-7 3-12 8-15s13-5 23-5c9 0 16 2 22 5 5 3 9 8 10 14l-1 1v-2l19-2 1 1-2 1c-2-12-7-19-15-24-9-5-20-8-34-8-17 0-29 3-37 9s-13 15-13 27c0 6 2 11 5 16 3 4 7 8 12 11s14 6 26 9l16 4c8 2 14 5 18 9 4 3 6 8 6 13 0 7-3 13-8 17-6 3-14 5-26 5-10 0-19-2-25-5-6-4-10-9-12-16l1-1 1 1-20 4v-1h1c3 11 8 19 17 25s21 8 37 8c17 0 30-3 39-10s14-16 14-28zM1866 116c0 23-6 41-16 52-10 13-26 19-45 19-20 0-35-6-45-19-10-12-15-30-15-52 0-46 21-70 61-70 20 0 35 6 45 17 10 12 15 29 15 53zM1863 116c0-23-4-40-14-51-9-11-23-16-43-16-39 0-58 22-58 67 0 22 4 38 14 50 10 13 24 18 43 18s33-5 43-17c10-11 15-28 15-51zM1840 116c0-18-3-31-8-39s-14-12-26-12c-13 0-21 4-27 12-5 8-8 21-8 39 0 17 2 30 8 38 5 9 14 13 26 13 13 0 21-4 27-12 5-8 8-21 8-39zM1843 116c0 18-3 32-9 40-6 9-16 13-29 13s-22-4-28-13-9-23-9-40c0-18 3-32 9-40 6-9 16-13 29-13s23 4 28 12c6 9 9 23 9 41zM1915 50v84c0 8 1 15 3 20 2 4 4 7 8 9 3 2 8 3 15 3 11 0 19-3 24-10 6-7 9-17 9-30v-76-1h2 22 1v1 104c0 15 0 25 0 29l1 1h-2-20-2v-1c0 0 0-1 0-3s0-4 0-6c0-4-1-8-1-15h2v2h-1v-2l1 1c-5 9-11 17-18 21s-15 6-25 6c-15 0-26-4-33-11-7-9-10-21-10-38v-88-1h1 22 1zM1914 51h-22v-1h1v88c0 16 4 28 10 36 7 7 17 10 31 10 10 0 18-2 24-5 6-4 12-11 17-20v-1h1 1 1v1c0 7 0 11 0 14s0 5 1 7c0 1 0 2 0 3h-1v-1h20v1h-1c0-3-1-14-1-29v-104h2v1h-22v-1h1v76c0 14-3 24-10 31-6 8-15 12-26 12-7 0-13-1-17-4-4-2-7-6-8-11-2-5-3-12-3-20v-84h1zM2032 183v-102c0-10 0-20-1-31v-1h1 21 1v1c1 15 1 24 1 27h-1v-1h1v1h-2c4-12 8-20 13-24s11-7 20-7c3 0 6 1 9 2h1v1 20 2l-1-1c-3-1-7-1-12-1-9 0-15 4-20 11-4 8-7 19-7 33v70 1h-1-22-1zM2033 182h22v1h-1v-70c0-15 2-26 7-34s13-13 22-13c5 0 9 1 12 2v1h-1v-20h1v1c-3-1-6-1-9-1-8 0-14 2-18 6-5 4-9 11-12 22v1h-1-1-1v-1c0-3 0-12-1-27h1v1h-21v-1h2c0 11 0 21 0 31v102h-1zM2298 115c0 47-17 72-50 72-20 0-35-8-42-25h1v1-1l1-1c0 1 0 8 0 22v52 1h-1-22-1v-1-158c0-14 0-23-1-27v-1h1 22 1v1c0 0 0 1 0 3s1 5 1 10c0 4 0 7 0 8h-1v-1 1h-1c4-9 10-15 16-19 7-4 16-6 26-6 17 0 29 6 38 17 8 11 12 29 12 52zM2295 115c0-23-3-40-11-50-8-11-20-16-36-16-10 0-18 2-25 5-6 4-11 10-15 18h-1-1v-1c0-1-1-4-1-8s0-7 0-9-1-3-1-4h2v1h-22v-1h2c0 4 0 13 0 27v158h-1v-1h22v1h-1v-52c0-14 0-21-1-21l-1-2h3 1v1c7 16 20 23 40 23 32 0 47-23 47-69zM2272 116c0-18-2-31-7-39-5-7-12-11-22-11-9 0-15 2-20 5-5 4-8 9-11 17-2 7-4 17-4 30 0 17 3 29 8 37 6 8 14 12 26 12 11 0 18-4 23-11 5-8 7-21 7-40zM2275 116c0 19-3 33-8 41s-13 12-25 12-22-4-28-12c-5-9-8-22-8-39 0-13 1-23 4-31 2-8 6-14 11-18s13-6 22-6c11 0 19 5 24 13s8 21 8 40zM2324 183v-102c0-10 0-20 0-31l-1-1h2 21 1v1c0 15 1 24 1 27h-2v-1h1v1h-1c3-12 7-20 12-24s12-7 20-7c3 0 6 1 10 2v1 20 2l-1-1c-3-1-7-1-11-1-9 0-16 4-20 11-5 8-7 19-7 33v70 1h-2-21-2zM2326 182h21v1h-1v-70c0-15 3-26 8-34s12-13 22-13c4 0 9 1 12 2l-1 1h-1v-20h1v1c-3-1-6-1-9-1-8 0-14 2-18 6s-8 11-12 22v1h-1-1-1v-1c0-3 0-12-1-27h2v1h-21v-1h1c1 11 1 21 1 31v102h-1zM2520 116c0 23-5 41-15 52-11 13-26 19-45 19-20 0-35-6-45-19-10-12-15-30-15-52 0-46 20-70 60-70 21 0 36 6 46 17 10 12 14 29 14 53zM2518 116c0-23-5-40-14-51s-24-16-44-16c-39 0-58 22-58 67 0 22 5 38 15 50 10 13 24 18 43 18s33-5 43-17c10-11 15-28 15-51zM2495 116c0-18-3-31-8-39s-14-12-26-12c-13 0-22 4-27 12-6 8-9 21-9 39 0 17 3 30 9 38 5 9 14 13 25 13 13 0 22-4 28-12 5-8 8-21 8-39zM2497 116c0 18-3 32-8 40-6 9-16 13-30 13-12 0-22-4-27-13-6-9-9-23-9-40 0-18 3-32 9-40 6-9 16-13 29-13s22 4 28 12c6 9 8 23 8 41zM2660 115c0 47-16 72-49 72-21 0-35-8-43-25h2v1h-1v-1l1-1c0 1 1 8 1 22v52 1h-2-22-1v-1-158c0-14 0-23-1-27v-1h2 21 1v1c0 0 0 1 1 3 0 2 0 5 0 10 0 4 0 7 0 8h-1v-1h1v1h-1c3-9 9-15 15-19 7-4 16-6 27-6 16 0 29 6 37 17s12 29 12 52zM2658 115c0-23-4-40-12-50-8-11-19-16-35-16-11 0-19 2-25 5-6 4-11 10-15 18h-1-1-1v-1c0-1 0-4 0-8-1-4-1-7-1-9s0-3 0-4h1v1h-21v-1h1c0 4 1 13 1 27v158h-2v-1h22v1h-1v-52c0-14 0-21 0-21l-1-2h2 1l1 1c6 16 20 23 40 23 31 0 47-23 47-69zM2635 116c0-18-3-31-7-39-5-7-13-11-23-11-9 0-15 2-20 5-5 4-8 9-11 17-2 7-3 17-3 30 0 17 2 29 8 37 5 8 13 12 26 12 10 0 18-4 22-11 5-8 8-21 8-40zM2637 116c0 19-2 33-7 41-6 8-14 12-25 12-13 0-23-4-28-12-6-9-9-22-9-39 0-13 1-23 4-31s7-14 12-18 12-6 21-6c11 0 19 5 25 13 5 8 7 21 7 40zM2705 121c0 15 3 26 10 34 6 8 14 12 26 12 9 0 17-2 22-6 6-4 9-8 11-14l1-1 1 1 19 5h1v2c-8 22-27 33-55 33-20 0-35-6-45-19-11-12-16-30-16-53 0-22 5-39 16-51 10-12 25-18 44-18 40 0 60 24 60 72v3 1h-2-94v-1zM2704 119h94v2h-1v-3c0-47-19-69-57-69-19 0-33 5-43 17-10 11-15 28-15 49 0 23 5 40 15 51 10 13 25 18 44 18 28 0 45-10 53-31h1v1l-20-5 1-1h1c-2 6-6 11-12 15s-14 6-24 6c-12 0-22-4-28-13-7-8-10-20-10-35v-2zM2774 104c-1-14-4-24-10-30-5-6-13-9-24-9s-18 3-25 10c-6 7-9 17-9 29h-2v-1h72v1zM2776 105h-72-1v-1c1-13 4-23 11-30 6-8 15-11 26-11s20 3 26 10c6 6 10 17 11 31v1zM2827 183v-102c0-10-1-20-1-31v-1h1 21 1v1c1 15 1 24 1 27h-1v-1 1h-1c4-12 8-20 12-24 5-4 12-7 21-7 3 0 6 1 9 2h1v1 20 2l-2-1c-3-1-6-1-11-1-9 0-15 4-20 11-5 8-7 19-7 33v70 1h-1-22-1zM2828 182h22v1h-2v-70c0-15 3-26 8-34s12-13 22-13c5 0 9 1 12 2v1h-2v-20h2l-1 1c-3-1-6-1-8-1-8 0-14 2-19 6-4 4-8 11-12 22v1h-1-1v-1c0-3-1-12-1-27h1v1h-21v-1h1c1 11 1 21 1 31v102h-1zM2961 183c-7 2-15 3-23 3-18 0-27-11-27-32v-88h1v1h-15-2v-1-16-1h2 16v1h-1l6-30v-1h1 15 1v1 30h-1v-1h24 2v1 16 1h-2-24v-1h1v83c0 6 1 11 3 13s5 3 10 3c3 0 7 0 12-1l2-1v2 17 1zM2959 182v-17h2v1c-6 1-10 2-13 2-6 0-10-2-12-5-2-2-3-7-3-14v-83-1h1 24v1h-1v-16h1v1h-24-1v-1-30h1v2h-15v-2l2 1-7 29v1h-1-16v-1h1v16h-1v-1h15 1v1 88c0 21 8 30 25 30 8 0 15-1 22-3l1 1zM2986 236c-6 0-11 0-15-1h-1v-1-17-1h1c3 0 7 1 10 1 14 0 24-10 32-30l1 1-1-1 2-5h1l-1 1-53-133v-1h2 23 1v1l28 72v1c0 1 1 2 1 4 1 1 3 7 6 16s5 14 5 15h-1-1l8-24h1-1l29-84v-1h1 23 2v1l-51 133c-6 15-11 25-16 32-4 7-10 12-16 16-6 3-12 5-20 5zM2986 234c7 0 13-2 19-5 6-4 11-8 15-15 5-7 10-17 15-31h2-2l51-133h1v1h-23v-1h1l-29 84-8 24-2 5-1-5c0-1-1-6-4-15-4-9-5-14-6-16-1-1-1-2-1-4h1-1l-28-73h1v1h-23v-1h1l52 132v1l-2 5c-8 20-20 31-34 31-3 0-7 0-10-1v-1h1v17h-1v-2c4 1 9 2 15 2zM3136 157v20c0 8-1 16-2 22-2 6-4 11-8 17h-1-15-2l1-2c8-11 12-21 12-31h1v1h-11-1v-1-26-2h1 24 1zM3135 158h-24v-1h1v26h-1v-1h11 1v1c0 10-4 22-12 33l-1-1v-1h15v1l-1-1c3-5 6-10 7-16 2-6 3-13 3-21v-20h1zM3110 75v-25-1h1 24 1v1 25 2h-1-24-1zM3111 74h24v1h-1v-25h1v1h-24v-1h1v25h-1zM3243 22v-21-1h1 22 2v1 21 1h-2-22-1zM3244 21h22v1h-1v-21h1v1h-22v-1h2v21h-2zM3243 183v-133-1h1 22 2v1 133 1h-2-22-1zM3244 182h22v1h-1v-133h1v1h-22v-1h2v133h-2zM3351 183c-8 2-15 3-23 3-18 0-27-11-27-32v-88h1v1h-15-2v-1-16-1h2 16v1h-2l7-30v-1h1 15 1v1 30h-1v-1h24 1v1 16 1h-1-24v-1h1v83c0 6 1 11 3 13s5 3 10 3c3 0 7 0 12-1l2-1v2 17 1zM3349 182v-17h1l1 1c-6 1-10 2-13 2-6 0-10-2-12-5-2-2-3-7-3-14v-83-1h1 24v1h-1v-16h1v1h-24-1v-1-30h1v2h-15v-2l1 1-6 29v1h-1-16v-1h1v16h-1v-1h15 1v1 88c0 21 8 30 25 30 8 0 15-1 22-3v1zM3457 115c0 18 3 30 9 39 5 8 13 12 24 12 7 0 13-2 18-6s8-10 10-19v-1h1l22 1 1 1v1c-1 13-7 23-16 32-10 8-22 12-36 12-19 0-33-6-43-19-10-12-15-30-15-52 0-23 5-40 15-52s24-18 43-18c14 0 25 4 34 11s15 17 18 30v1h-2l-22 2h-1v-1c-2-7-4-13-9-17-4-4-10-6-19-6-11 0-19 4-24 11-5 8-8 20-8 38zM3455 115c0-18 3-31 8-39s14-12 26-12c9 0 16 2 21 6 5 5 8 11 9 18l-1 1v-2l22-1v1h-1c-2-12-8-21-16-28-9-7-20-10-33-10-18 0-32 5-41 17-10 11-14 28-14 50s4 39 14 50c9 13 23 18 41 18 14 0 25-3 34-11s14-18 16-30h1v1l-22-2v-1h1c-1 9-5 16-10 21-5 4-12 6-20 6-12 0-21-4-27-13-5-9-8-22-8-40zM3598 187c-13 0-24-4-31-11-6-8-10-18-10-31 0-14 5-25 14-32 9-8 24-12 44-12l30-1v1h-1v-7c0-10-2-17-7-22-4-4-11-7-20-7-10 0-17 2-21 5s-7 8-8 15v2l-1-1-23-2h-1v-1c4-24 22-37 54-37 17 0 30 4 38 12 9 8 13 19 13 34v57c0 6 1 11 3 14 1 3 4 4 8 4 2 0 5 0 7-1h2v2 14 1h-1c-6 2-11 2-17 2-9 0-15-2-19-6-4-5-6-13-7-22h2v1h-1v-1h1c-6 11-12 19-20 23-8 5-17 7-28 7zM3598 184c11 0 19-2 27-6 7-4 13-12 19-22v-1h1 1 1v2c0 9 2 16 6 20 3 4 9 6 17 6 5 0 11-1 16-2l1 1h-2v-14h2v1c-3 0-5 1-8 1-5 0-9-2-10-6-2-3-3-9-3-15v-57c0-14-4-25-12-32-8-8-21-11-37-11-31 0-48 11-52 34h-1v-1l23 2v1h-1c1-7 4-13 8-17 5-3 13-5 23-5s17 2 22 7 7 13 7 24v7 2h-1-30v-1 1c-20 1-34 5-42 12-9 7-13 17-13 30 0 12 3 21 9 29 7 7 16 10 29 10zM3603 167c8 0 15-2 21-6 6-3 11-8 14-14 4-6 6-13 6-19v-11h1v1l-24 1c-10 0-18 1-23 3s-9 4-12 8-4 9-4 16c0 6 2 12 6 15 3 4 8 6 15 6zM3603 169c-7 0-13-2-17-6s-6-10-6-17 1-13 4-17 7-8 13-10c5-2 13-3 24-3v1-1h24 1v1 11c0 7-2 14-5 20-4 7-9 12-16 16-6 3-14 5-22 5zM3787 183v-85c0-8-1-15-2-20-2-4-5-7-8-9-4-2-9-3-16-3-10 0-18 3-24 10s-9 17-9 30v77 1h-1-22-1v-1-105c0-15-1-24-1-28v-1h1 21 1v1c0 0 0 1 0 3 1 2 1 4 1 6 0 3 0 7 0 14h-1v-2 2l-1-1c5-9 11-16 18-20s16-6 25-6c15 0 26 4 33 11 7 8 11 20 11 37v89 1h-2-22-1zM3788 182h22v1h-1v-89c0-16-3-28-10-35-6-7-16-10-31-10-9 0-17 2-24 5-6 4-12 10-17 19v1h-1-1v-1c-1-7-1-11-1-13 0-3 0-5 0-7 0-1 0-2 0-3h1v1h-21v-1h1c1 3 1 13 1 28v105h-1v-1h22v1h-1v-77c0-14 3-24 9-31 6-8 15-12 26-12 7 0 13 1 17 4 4 2 7 6 9 11s2 12 2 20v85h-1zM3860 65h-17-1v-1l-3-54v-1h1 23 1v1l-3 54v1zM3859 64l2-54h2v1h-23v-1h1l3 54h-1v-1h17v1zM3943 183c-7 2-15 3-23 3-18 0-27-11-27-32v-88h1v1h-15-1v-1-16-1h1 16v1h-1l6-30v-1h1 15 1v1 30h-1v-1h24 2v1 16 1h-2-24v-1h1v83c0 6 1 11 3 13s5 3 10 3c3 0 7 0 12-1l2-1v2 17 1zM3941 182v-17h2v1c-6 1-10 2-13 2-5 0-10-2-12-5-2-2-3-7-3-14v-83-1h1 24v1h-1v-16h1v1h-24-1v-1-30h1v2h-15v-2l2 1-7 29v1h-1-16v-1h1v16h-1v-1h15 1v1 88c0 21 8 30 25 30 8 0 15-1 22-3l1 1zM4145 115c0 47-17 72-50 72-10 0-19-2-26-6-6-4-12-11-16-19h1v1-1h1c0 2 0 6-1 12 0 5 0 8-1 9v1h-1-21-1v-1c0-4 1-14 1-28v-154-1h1 22 1v1 52c0 5 0 11-1 18h-1v-1h1v1h-1c4-9 9-15 16-19s16-6 26-6c17 0 30 6 38 18 8 11 12 28 12 51zM4142 115c0-22-4-39-11-50-8-11-20-16-36-16-10 0-18 2-24 5-7 4-12 9-16 18h-1-1-1v-1c0-7 1-13 1-18v-52h1v1h-22v-1h1v154c0 14 0 24-1 28h-1v-1h21v1h-1c0-1 0-4 1-9 0-6 0-10 0-12v-2h2 1v1c4 8 9 14 16 18 6 3 14 5 24 5 32 0 47-23 47-69zM4119 116c0-18-2-31-7-39s-12-11-23-11c-12 0-20 4-26 12-5 8-8 21-8 39s3 30 8 38 14 12 26 12c11 0 18-4 23-12s7-21 7-39zM4122 116c0 19-3 32-8 41-5 8-14 12-25 12-13 0-22-4-28-12-6-9-8-22-8-40s2-32 8-40c6-9 16-14 28-14s20 5 25 13 8 22 8 40zM4190 121c0 15 3 26 9 34s15 12 26 12c10 0 17-2 23-6 5-4 9-8 11-14v-1l1 1 20 5h1l-1 2c-8 22-26 33-55 33-19 0-35-6-45-19-11-12-16-30-16-53 0-22 5-39 16-51 10-12 25-18 45-18 39 0 59 24 59 72v3 1h-1-94v-1zM4189 119h94v2h-1v-3c0-47-19-69-57-69-19 0-33 5-43 17-10 11-15 28-15 49 0 23 5 40 15 51 10 13 24 18 43 18 28 0 45-10 53-31h1v1l-19-5v-1h1c-2 6-6 11-12 15s-14 6-24 6c-12 0-22-4-28-13-6-8-10-20-10-35v-2zM4259 104c-1-14-5-24-10-30-6-6-14-9-25-9-10 0-18 3-24 10s-9 17-10 29h-1v-1h71v1zM4260 105h-71-1v-1c0-13 4-23 10-30 6-8 15-11 26-11s20 3 26 10c6 6 10 17 11 31v1zM4381 183v-102c0-10 0-20-1-31v-1h1 21 1v1c1 15 1 24 1 27h-1v-1h1v1h-2c4-12 8-20 13-24s11-7 20-7c3 0 6 1 9 2h1v1 20 2l-1-1c-3-1-7-1-12-1-9 0-15 4-20 11-4 8-7 19-7 33v70 1h-1-22-1zM4382 182h22v1h-1v-70c0-15 2-26 7-34s13-13 22-13c5 0 9 1 12 2v1h-1v-20h1v1c-3-1-6-1-9-1-8 0-14 2-18 6-5 4-9 11-12 22v1h-1-1-1v-1c0-3 0-12-1-27h1v1h-21v-1h2c0 11 0 21 0 31v102h-1zM4482 121c0 15 3 26 9 34s15 12 27 12c9 0 16-2 22-6s9-8 11-14l1-1 1 1 19 5h1v2c-8 22-27 33-55 33-20 0-35-6-46-19-10-12-15-30-15-53 0-22 5-39 15-51 11-12 26-18 45-18 39 0 59 24 59 72v3 1h-1-94v-1zM4481 119h94v2h-1v-3c0-47-19-69-57-69-19 0-33 5-43 17-10 11-15 28-15 49 0 23 5 40 15 51 10 13 24 18 44 18 27 0 45-10 52-31h2l-1 1-19-5v-1h2c-3 6-7 11-13 15s-14 6-23 6c-13 0-22-4-29-13-6-8-9-20-9-35v-2zM4551 104c-1-14-4-24-10-30s-14-9-24-9c-11 0-19 3-25 10s-9 17-10 29h-1v-1h71v1zM4552 105h-71-1v-1c0-13 4-23 10-30 7-8 16-11 27-11s20 3 26 10c6 6 9 17 11 31v1zM4717 115c0 47-17 72-50 72-21 0-35-8-42-25h1v1-1l1-1c0 1 0 8 0 22v52 1h-1-22-1v-1-158c0-14 0-23-1-27v-1h1 22 1v1c0 0 0 1 0 3s1 5 1 10c0 4 0 7 0 8h-1v-1 1h-1c4-9 10-15 16-19 7-4 15-6 26-6 17 0 29 6 38 17 8 11 12 29 12 52zM4714 115c0-23-3-40-11-50-8-11-20-16-36-16-10 0-18 2-25 5-6 4-11 10-15 18h-1-1v-1c0-1-1-4-1-8s0-7 0-9c-1-2-1-3-1-4h2v1h-22v-1h2c0 4 0 13 0 27v158h-1v-1h22v1h-1v-52c0-14 0-21-1-21l-1-2h3 1v1c7 16 20 23 40 23 32 0 47-23 47-69zM4691 116c0-18-2-31-7-39-5-7-12-11-22-11-9 0-15 2-20 5-5 4-8 9-11 17-2 7-4 17-4 30 0 17 3 29 8 37 6 8 14 12 26 12 11 0 18-4 23-11 5-8 7-21 7-40zM4694 116c0 19-3 33-8 41s-14 12-25 12c-12 0-22-4-28-12-5-9-8-22-8-39 0-13 1-23 4-31 2-8 6-14 11-18s13-6 22-6c11 0 19 5 24 13s8 21 8 40zM4743 183v-102c0-10 0-20-1-31v-1h2 20 2v1c0 15 1 24 1 27h-2v-1h1v1h-1c3-12 7-20 12-24s12-7 20-7c3 0 6 1 10 2v1 20 2l-1-1c-3-1-7-1-12-1-8 0-15 4-19 11-5 8-7 19-7 33v70 1h-2-22-1zM4744 182h22v1h-1v-70c0-15 3-26 8-34s12-13 21-13c5 0 10 1 13 2l-1 1h-1v-20h1v1c-3-1-6-1-9-1-8 0-14 2-18 6-5 4-8 11-12 22v1h-1-1-1v-1c0-3 0-12-1-27h1v1h-20v-1h1c0 11 1 21 1 31v102h-2zM4939 116c0 23-5 41-15 52-11 13-26 19-45 19-20 0-35-6-45-19-10-12-15-30-15-52 0-46 20-70 60-70 21 0 36 6 46 17 9 12 14 29 14 53zM4937 116c0-23-5-40-14-51s-24-16-44-16c-39 0-58 22-58 67 0 22 5 38 15 50 9 13 24 18 43 18s33-5 43-17c10-11 15-28 15-51zM4914 116c0-18-3-31-8-39s-14-12-26-12c-13 0-22 4-27 12-6 8-9 21-9 39 0 17 3 30 9 38 5 9 13 13 25 13 13 0 22-4 28-12 5-8 8-21 8-39zM4916 116c0 18-3 32-8 40-6 9-16 13-30 13-12 0-22-4-27-13-6-9-9-23-9-40 0-18 3-32 9-40 6-9 16-13 29-13s22 4 28 12c5 9 8 23 8 41zM5051 161c-4 9-10 16-17 20s-15 6-25 6c-17 0-30-6-38-19-8-11-12-28-12-51 0-47 17-71 50-71 10 0 18 2 25 6s13 10 17 18h-1v-1 1l-1 1-1-15v-55-1h2 22 1v1 154c0 14 0 24 1 28v1h-2-21-1v-1c0-1 0-4-1-9 0-6 0-10 0-13h1v1-1zM5050 160h1v1c0 3 1 7 1 13 0 5 0 8 1 9h-2v-1h21v1h-1c0-4-1-14-1-28v-154h2v1h-22v-1h1v55h-1 1v14 2h-1-1v-1c-4-8-10-13-16-17-6-3-15-5-24-5-32 0-48 22-48 68 0 22 4 39 12 50 7 12 19 17 36 17 9 0 17-2 24-5 6-4 12-10 16-19zM4984 116c0 18 3 31 7 39 5 8 13 11 23 11 12 0 21-4 26-12 6-9 8-22 8-40 0-17-2-29-8-37-5-8-14-12-26-12-10 0-18 4-22 12-5 8-8 21-8 39zM4982 116c0-19 2-32 7-41 6-8 14-12 25-12 13 0 23 4 28 12 6 9 9 22 9 39 0 19-3 32-9 41-5 9-15 14-28 14-11 0-20-5-25-13s-7-22-7-40zM5129 50v84c0 8 1 15 3 20 1 4 4 7 7 9 4 2 9 3 16 3 10 0 18-3 24-10s9-17 9-30v-76-1h1 22 1v1 104c0 15 1 25 1 29v1h-1-21-1v-1c0 0 0-1 0-3s-1-4-1-6c0-4 0-8 0-15h1v2-2l1 1c-5 9-11 17-18 21s-15 6-25 6c-15 0-26-4-33-11-7-9-11-21-11-38v-88-1h2 22 1zM5128 51h-22v-1h1v88c0 16 3 28 10 36 6 7 16 10 31 10 9 0 17-2 24-5 6-4 12-11 17-20v-1h1 1v1c1 7 1 11 1 14s0 5 0 7c0 1 0 2 0 3h-1v-1h21v1h-1c-1-3-1-14-1-29v-104h1v1h-22v-1h1v76c0 14-3 24-9 31-6 8-15 12-26 12-7 0-13-1-17-4-4-2-7-6-9-11s-2-12-2-20v-84h1zM5264 115c0 18 3 30 8 39 6 8 13 12 24 12 8 0 14-2 19-6s8-10 9-19l1-1h1l22 1 1 1v1c-2 13-7 23-17 32-9 8-21 12-35 12-19 0-33-6-43-19-10-12-15-30-15-52 0-23 5-40 15-52s24-18 43-18c13 0 25 4 34 11s15 17 17 30l1 1h-2l-22 2h-2v-1c-1-7-4-13-8-17s-11-6-19-6c-11 0-19 4-24 11-5 8-8 20-8 38zM5262 115c0-18 2-31 8-39 5-8 14-12 26-12 9 0 16 2 21 6 4 5 8 11 9 18l-2 1v-2l23-1v1h-1c-2-12-8-21-16-28-9-7-20-10-33-10-18 0-32 5-41 17-10 11-15 28-15 50s5 39 15 50c9 13 23 18 41 18 14 0 25-3 34-11s14-18 16-30h1v1l-22-2v-1h1c-1 9-5 16-10 21-6 4-13 6-21 6-11 0-20-4-26-13-5-9-8-22-8-40zM5389 121c0 15 3 26 9 34 7 8 15 12 27 12 9 0 17-2 22-6 6-4 9-8 11-14l1-1 1 1 19 5h1v2c-8 22-27 33-55 33-20 0-35-6-46-19-10-12-15-30-15-53 0-22 5-39 15-51 11-12 26-18 45-18 39 0 59 24 59 72v3 1h-1-94v-1zM5388 119h94v2h-1v-3c0-47-19-69-57-69-19 0-33 5-43 17-10 11-15 28-15 49 0 23 5 40 15 51 10 13 25 18 44 18 28 0 45-10 53-31h1l-1 1-19-5v-1h2c-2 6-7 11-13 15-5 4-13 6-23 6-12 0-22-4-29-13-6-8-9-20-9-35v-2zM5458 104c-1-14-4-24-10-30s-14-9-24-9c-11 0-19 3-25 10s-9 17-9 29h-2v-1h72v1zM5460 105h-72-1v-1c1-13 4-23 10-30 7-8 16-11 27-11s20 3 26 10c6 6 10 17 11 31v1zM5596 161c-5 9-10 16-17 20s-16 6-26 6c-17 0-29-6-37-19-8-11-12-28-12-51 0-47 16-71 49-71 11 0 19 2 26 6s12 10 17 18h-1v-1 1l-2 1v-15-55-1h2 21 2v1 154c0 14 0 24 0 28l1 1h-2-21-1v-1c0-1-1-4-1-9 0-6 0-10 0-13h1v1-1zM5595 160h1v1c0 3 0 7 1 13 0 5 0 8 0 9h-1v-1h21v1h-1c-1-4-1-14-1-28v-154h1v1h-21v-1h1v55h-1 1v14 2h-1-1l-1-1c-4-8-9-13-15-17-7-3-15-5-25-5-31 0-47 22-47 68 0 22 4 39 12 50 7 12 19 17 35 17 10 0 18-2 25-5 6-4 11-10 15-19h1zM5529 116c0 18 2 31 7 39s12 11 23 11c12 0 21-4 26-12 6-9 8-22 8-40 0-17-2-29-8-37-5-8-14-12-26-12-11 0-18 4-23 12-4 8-7 21-7 39zM5527 116c0-19 2-32 7-41 5-8 14-12 25-12 13 0 22 4 28 12 6 9 9 22 9 39 0 19-3 32-9 41s-15 14-28 14c-11 0-20-5-25-13s-7-22-7-40zM5834 116c0 23-5 41-16 52-10 13-25 19-45 19-19 0-34-6-44-19-10-12-16-30-16-52 0-46 21-70 61-70 20 0 36 6 45 17 10 12 15 29 15 53zM5831 116c0-23-4-40-14-51-9-11-23-16-43-16-39 0-58 22-58 67 0 22 5 38 14 50 10 13 24 18 43 18s34-5 44-17c10-11 14-28 14-51zM5808 116c0-18-2-31-8-39-5-8-13-12-26-12-12 0-21 4-27 12-5 8-8 21-8 39 0 17 3 30 8 38 6 9 14 13 26 13 13 0 22-4 27-12 6-8 8-21 8-39zM5811 116c0 18-3 32-9 40-6 9-16 13-29 13-12 0-22-4-28-13s-8-23-8-40c0-18 2-32 8-40 6-9 16-13 29-13s23 4 29 12c5 9 8 23 8 41zM5860 183v-102c0-10 0-20 0-31l-1-1h2 20 2v1c0 15 1 24 1 27h-2v-1h1v1h-1c3-12 7-20 12-24s12-7 20-7c3 0 6 1 10 2v1 20 2l-1-1c-3-1-7-1-11-1-9 0-16 4-20 11-5 8-7 19-7 33v70 1h-2-22-1zM5861 182h22v1h-1v-70c0-15 3-26 8-34s12-13 22-13c4 0 9 1 12 2l-1 1h-1v-20h1v1c-3-1-6-1-9-1-8 0-14 2-18 6-5 4-8 11-12 22v1h-1-1-1v-1c0-3 0-12-1-27h1v1h-20v-1h1c0 11 1 21 1 31v102h-2zM6031 115c0 18 3 30 8 39 6 8 14 12 24 12 8 0 14-2 19-6s8-10 10-19v-1h1l22 1 1 1v1c-2 13-7 23-16 32-10 8-22 12-36 12-19 0-33-6-43-19-10-12-15-30-15-52 0-23 5-40 15-52s24-18 43-18c14 0 25 4 34 11s15 17 17 30l1 1h-2l-22 2h-1l-1-1c-1-7-3-13-8-17-4-4-10-6-19-6-11 0-19 4-24 11-5 8-8 20-8 38zM6029 115c0-18 3-31 8-39s14-12 26-12c9 0 16 2 21 6 5 5 8 11 9 18l-1 1v-2l22-1v1h-1c-2-12-8-21-16-28-9-7-20-10-33-10-18 0-32 5-41 17-10 11-15 28-15 50s5 39 15 50c9 13 23 18 41 18 14 0 25-3 34-11s14-18 16-30h1v1l-22-2v-1h1c-1 9-5 16-10 21-6 4-13 6-21 6-11 0-20-4-26-13-5-9-8-22-8-40zM6251 116c0 23-5 41-15 52-11 13-26 19-46 19-19 0-34-6-44-19-10-12-15-30-15-52 0-46 20-70 60-70 21 0 36 6 46 17 9 12 14 29 14 53zM6249 116c0-23-5-40-14-51-10-11-24-16-44-16-39 0-58 22-58 67 0 22 5 38 15 50 9 13 23 18 42 18 20 0 34-5 44-17 10-11 15-28 15-51zM6226 116c0-18-3-31-8-39s-14-12-26-12c-13 0-22 4-27 12-6 8-9 21-9 39 0 17 3 30 9 38 5 9 13 13 25 13 13 0 22-4 27-12 6-8 9-21 9-39zM6228 116c0 18-3 32-8 40-6 9-16 13-30 13-12 0-22-4-27-13-6-9-9-23-9-40 0-18 3-32 9-40 6-9 15-13 29-13 13 0 22 4 28 12 5 9 8 23 8 41zM6354 183v-85c0-12-2-21-5-25-3-5-9-7-18-7s-16 3-21 10-8 17-8 30v77 1h-1-22-1v-1-105c0-15-1-24-1-28v-1h1 21 1v1c0 0 0 1 0 3s1 4 1 6c0 3 0 7 0 14h-1v-2 2l-1-1c5-9 10-16 17-20 6-4 14-6 23-6 10 0 18 2 24 6 6 5 10 11 13 20l-1 1v-2 2l-1-1c4-9 10-16 17-20 6-4 15-6 24-6 14 0 24 4 30 12 6 7 9 19 9 36v89 1h-1-22-1v-1-85c0-12-1-21-5-25-3-5-9-7-18-7s-16 3-21 10-8 17-8 30v77 1h-1-22-1zM6355 182h22v1h-1v-77c0-14 2-24 8-32 5-7 13-11 23-11s16 3 20 8 6 14 6 27v85h-2v-1h22v1h-1v-89c0-16-3-28-9-35s-15-10-28-10c-9 0-17 2-23 5-6 4-11 10-16 19v1h-1-1l-1-1c-2-9-6-15-11-18-6-4-13-6-23-6-9 0-16 2-22 5-6 4-11 10-16 19v1h-1-1v-1c-1-7-1-11-1-13 0-3 0-5 0-7 0-1 0-2 0-3h1v1h-21v-1h1c1 3 1 13 1 28v105h-1v-1h22v1h-2v-77c0-14 3-24 9-31 5-8 13-12 23-12 9 0 16 3 20 8s5 14 5 27v85h-1zM6561 183v-85c0-12-1-21-5-25-3-5-9-7-18-7s-15 3-21 10c-5 7-8 17-8 30v77 1h-1-22-1v-1-105c0-15 0-24-1-28v-1h1 21 1v1c1 0 1 1 1 3s0 4 0 6c0 3 0 7 0 14h-1v-2h1v2l-2-1c5-9 11-16 17-20s14-6 23-6c10 0 19 2 25 6 6 5 10 11 12 20l-1 1v-2 2l-1-1c5-9 11-16 17-20 7-4 15-6 24-6 14 0 24 4 30 12 7 7 10 19 10 36v89 1h-1-22-1v-1-85c0-12-2-21-5-25-4-5-9-7-18-7-10 0-17 3-22 10s-7 17-7 30v77 1h-2-21-2zM6563 182h21v1h-1v-77c0-14 3-24 8-32 6-7 14-11 24-11 9 0 16 3 20 8 3 5 5 14 5 27v85h-1v-1h22v1h-2v-89c0-16-3-28-8-35-6-7-15-10-29-10-9 0-16 2-22 5-7 4-12 10-17 19v1h-1-1v-1c-2-9-6-15-12-18-5-4-13-6-23-6-8 0-16 2-22 5-5 4-11 10-15 19l-1 1h-1-1v-1c0-7 0-11 0-13-1-3-1-5-1-7 0-1 0-2 0-3h1v1h-21v-1h2c0 3 0 13 0 28v105h-1v-1h22v1h-1v-77c0-14 3-24 8-31 6-8 14-12 23-12 10 0 17 3 20 8 4 5 6 14 6 27v85h-1zM6716 50v84c0 8 1 15 2 20 2 4 4 7 8 9s9 3 16 3c10 0 18-3 24-10s9-17 9-30v-76-1h1 22 1v1 104c0 15 0 25 1 29v1h-1-21-1v-1c0 0 0-1-1-3 0-2 0-4 0-6 0-4 0-8 0-15h1v2-2l1 1c-5 9-11 17-18 21s-16 6-26 6c-14 0-25-4-32-11-7-9-11-21-11-38v-88-1h2 22 1zM6715 51h-22v-1h1v88c0 16 3 28 10 36 6 7 16 10 30 10 10 0 18-2 24-5 7-4 13-11 18-20v-1h1 1v1c0 7 1 11 1 14s0 5 0 7c0 1 0 2 0 3h-1v-1h21v1h-2c0-3 0-14 0-29v-104h1v1h-22v-1h1v76c0 14-3 24-9 31-7 8-15 12-26 12-8 0-13-1-17-4-4-2-7-6-9-11s-3-12-3-20v-84h2zM6916 183v-85c0-8-1-15-3-20-1-4-4-7-7-9-4-2-9-3-16-3-11 0-18 3-24 10s-9 17-9 30v77 1h-1-22-2v-1-105c0-15 0-24 0-28l-1-1h2 21 1v1c0 0 0 1 0 3s0 4 0 6c1 3 1 7 1 14h-1v-2 2l-1-1c5-9 11-16 18-20s15-6 25-6c15 0 26 4 33 11 7 8 10 20 10 37v89 1h-1-22-1zM6917 182h22v1h-1v-89c0-16-3-28-10-35-6-7-17-10-31-10-10 0-17 2-24 5-6 4-12 10-17 19v1h-1-2v-1c0-7 0-11 0-13 0-3 0-5 0-7-1-1-1-2-1-3h2v1h-21v-1h1c1 3 1 13 1 28v105h-1v-1h22v1h-2v-77c0-14 3-24 10-31 6-8 15-12 26-12 7 0 13 1 17 4 4 2 7 6 9 11 1 5 2 12 2 20v85h-1zM6972 22v-21-1h1 22 1v1 21 1h-1-22-1zM6973 21h22v1h-1v-21h1v1h-22v-1h1v21h-1zM6972 183v-133-1h1 22 1v1 133 1h-1-22-1zM6973 182h22v1h-1v-133h1v1h-22v-1h1v133h-1zM7046 115c0 18 3 30 8 39 5 8 13 12 24 12 8 0 14-2 19-6s8-10 9-19v-1h1l23 1 1 1v1c-2 13-8 23-17 32-9 8-21 12-35 12-19 0-34-6-44-19-9-12-14-30-14-52 0-23 5-40 14-52 10-12 25-18 43-18 14 0 26 4 35 11s15 17 17 30v1h-1l-23 2h-1v-1c-1-7-4-13-8-17-5-4-11-6-19-6-12 0-19 4-24 11-6 8-8 20-8 38zM7043 115c0-18 3-31 8-39 6-8 15-12 27-12 9 0 16 2 20 6 5 5 8 11 9 18l-1 1v-2l23-1v1h-1c-3-12-8-21-17-28-8-7-19-10-33-10-18 0-31 5-41 17-9 11-14 28-14 50s5 39 14 50c10 13 23 18 42 18 13 0 25-3 34-11 8-8 14-18 15-30h2l-1 1-22-2v-1h2c-2 9-5 16-11 21-5 4-12 6-20 6-11 0-20-4-26-13s-9-22-9-40zM7187 187c-14 0-24-4-31-11-7-8-11-18-11-31 0-14 5-25 14-32 10-8 25-12 45-12l29-1v1h-1v-7c0-10-2-17-6-22-5-4-11-7-21-7s-16 2-21 5c-4 3-6 8-7 15v2l-2-1-23-2h-1v-1c4-24 23-37 55-37 16 0 29 4 38 12 8 8 13 19 13 34v57c0 6 1 11 2 14 2 3 4 4 9 4 2 0 4 0 7-1h1v2 14 1h-1c-5 2-11 2-17 2-8 0-15-2-19-6-3-5-6-13-6-22h1v1h-1v-1h1c-5 11-12 19-20 23-7 5-17 7-27 7zM7187 184c10 0 19-2 26-6s14-12 19-22l1-1h1 1v2c1 9 3 16 6 20 4 4 9 6 17 6 6 0 11-1 17-2v1h-1v-14h1v1c-2 0-5 1-7 1-5 0-9-2-11-6-2-3-3-9-3-15v-57c0-14-4-25-12-32-8-8-20-11-36-11-32 0-49 11-52 34h-1v-1l23 2v1h-2c1-7 4-13 9-17 5-3 12-5 22-5s18 2 22 7c5 5 8 13 8 24v7 2h-2-29v-1 1c-20 1-34 5-43 12s-13 17-13 30c0 12 3 21 10 29 6 7 16 10 29 10zM7192 167c8 0 14-2 20-6 7-3 11-8 15-14 3-6 5-13 5-19v-11h1v1l-24 1c-10 0-18 1-23 3s-9 4-11 8c-3 4-4 9-4 16 0 6 1 12 5 15 4 4 9 6 16 6zM7192 169c-8 0-14-2-18-6s-6-10-6-17 2-13 5-17 7-8 12-10c6-2 14-3 24-3v1-1h24 2v1 11c0 7-2 14-6 20-4 7-9 12-15 16-7 3-14 5-22 5zM7344 183c-7 2-15 3-23 3-18 0-27-11-27-32v-88h1v1h-15-1v-1-16-1h1 16v1h-1l6-30v-1h1 15 1v1 30h-1v-1h24 2v1 16 1h-2-24v-1h1v83c0 6 1 11 3 13s5 3 10 3c3 0 7 0 12-1l2-1v2 17 1zM7342 182v-17h2v1c-6 1-10 2-13 2-5 0-10-2-12-5-2-2-3-7-3-14v-83-1h1 24v1h-1v-16h1v1h-24-1v-1-30h1v2h-15v-2l2 1-7 29v1h-1-16v-1h1v16h-1v-1h15 1v1 88c0 21 8 30 25 30 8 0 15-1 22-3l1 1zM7381 121c0 15 3 26 9 34s15 12 27 12c9 0 16-2 22-6 5-4 9-8 11-14v-1l1 1 20 5h1v2c-9 22-27 33-55 33-20 0-36-6-46-19-10-12-16-30-16-53 0-22 6-39 16-51s25-18 45-18c39 0 59 24 59 72v3 1h-1-94v-1zM7380 119h94v2h-1v-3c0-47-19-69-57-69-19 0-33 5-43 17-10 11-15 28-15 49 0 23 5 40 15 51 10 13 24 18 44 18 27 0 44-10 52-31h1v1l-19-5v-1h1c-2 6-6 11-12 15s-14 6-23 6c-13 0-22-4-29-13-6-8-10-20-10-35v-2zM7450 104c-1-14-5-24-10-30-6-6-14-9-25-9-10 0-18 3-24 10s-9 17-10 29h-1v-1h71v1zM7451 105h-71-1v-1c0-13 4-23 10-30 6-8 15-11 26-11 12 0 20 3 27 10 6 6 9 17 10 31l1 1zM7587 161c-4 9-10 16-16 20-7 4-16 6-26 6-17 0-30-6-38-19-8-11-12-28-12-51 0-47 17-71 50-71 10 0 19 2 26 6 6 4 12 10 16 18h-1v-1 1l-1 1v-15-55-1h1 22 1v1 154c0 14 1 24 1 28v1h-1-21-1v-1c-1-1-1-4-1-9 0-6-1-10-1-13h2v1h-1v-1zM7586 160h1 1v1c0 3 0 7 0 13 1 5 1 8 1 9h-1v-1h21v1h-1c-1-4-1-14-1-28v-154h1v1h-22v-1h1v55h-1 1l1 14v2h-2-1v-1c-4-8-9-13-16-17-6-3-14-5-24-5-32 0-47 22-47 68 0 22 4 39 11 50 8 12 20 17 36 17 10 0 18-2 24-5 7-4 12-10 16-19zM7521 116c0 18 2 31 7 39s12 11 23 11c12 0 20-4 26-12 5-9 8-22 8-40 0-17-3-29-8-37-6-8-14-12-26-12-11 0-18 4-23 12s-7 21-7 39zM7518 116c0-19 3-32 8-41 5-8 14-12 25-12 12 0 22 4 28 12 6 9 8 22 8 39 0 19-2 32-8 41s-16 14-28 14-20-5-25-13-8-22-8-40zM7839 184h-25-1l-1-1-23-94-4-21h1 1c0 4-2 9-3 16-2 7-10 40-25 99v1h-1-26l-1-1-37-133v-1h2 21 1v1l23 89-1 1 1-1c0 2 2 10 5 25h-1-1l2-9v-1l27-104v-1h1 24 1v1l23 90 6 24h-1-2l4-17 25-97 1-1h22 2l-1 1-38 133v1zM7838 183l38-133h1v1h-22v-1h2l-25 97h-2 2l-4 17-1 5-2-5-5-23h1-1l-23-91h1v1h-24v-1h2l-28 105h-1 1l-2 9-1 6-1-6c-3-14-5-22-6-24l-22-90h1v1h-21v-1h1l37 133h-2v-1h26v1h-1c15-60 23-93 25-99 1-7 2-13 3-16l1-6 1 6 5 20-1 1 1-1 23 95h-1v-1h25v1zM7891 22v-21-1h1 22 2v1 21 1h-2-22-1zM7892 21h22v1h-1v-21h1v1h-22v-1h2v21h-2zM7891 183v-133-1h1 22 2v1 133 1h-2-22-1zM7892 182h22v1h-1v-133h1v1h-22v-1h2v133h-2zM7999 183c-8 2-15 3-23 3-18 0-27-11-27-32v-88h1v1h-15-2v-1-16-1h2 16v1h-2l7-30v-1h1 15 1v1 30h-1v-1h24 1v1 16 1h-1-24v-1h1v83c0 6 1 11 3 13s5 3 10 3c3 0 7 0 12-1l2-1v2 17 1zM7997 182v-17h1l1 1c-6 1-10 2-13 2-6 0-10-2-12-5-2-2-3-7-3-14v-83-1h1 24v1h-1v-16h1v1h-24-1v-1-30h1v2h-15v-2l1 1-6 29v1h-1-16v-1h1v16h-1v-1h15 1v1 88c0 21 8 30 25 30 8 0 15-1 22-3v1zM8038 72c5-9 11-15 18-19 7-5 15-7 26-7 14 0 25 4 32 11 7 8 11 20 11 37v89 1h-2-22-1v-1-85c0-9-1-16-2-20-2-4-4-7-8-9s-9-3-16-3c-10 0-18 3-24 10s-9 16-9 28v79 1h-1-22-1v-1-182-1h1 22 1v1 47c0 5 0 10 0 15 0 6-1 9-1 10h-1v-2 2zM8039 74h-1v-2c0 0 0-3 0-9 1-5 1-10 1-15v-47h1v1h-22v-1h1v182h-1v-1h22v1h-1v-79c0-12 3-22 9-30 7-7 16-11 26-11 7 0 13 1 17 4 4 2 7 5 9 10s3 12 3 21v85h-2v-1h22v1h-1v-89c0-17-3-28-10-35-6-7-16-10-30-10-10 0-18 2-25 6-6 4-12 10-16 18l-1 1zM8270 116c0 23-5 41-15 52-11 13-26 19-45 19-20 0-35-6-45-19-10-12-15-30-15-52 0-46 20-70 60-70 21 0 36 6 46 17 10 12 14 29 14 53zM8268 116c0-23-5-40-14-51s-24-16-44-16c-39 0-58 22-58 67 0 22 5 38 15 50 10 13 24 18 43 18s33-5 43-17c10-11 15-28 15-51zM8245 116c0-18-3-31-8-39s-14-12-26-12c-13 0-22 4-27 12-6 8-9 21-9 39 0 17 3 30 9 38 5 9 14 13 25 13 13 0 22-4 28-12 5-8 8-21 8-39zM8247 116c0 18-3 32-8 40-6 9-16 13-30 13-12 0-21-4-27-13s-9-23-9-40c0-18 3-32 9-40 6-9 16-13 29-13s22 4 28 12c6 9 8 23 8 41zM8320 50v84c0 8 1 15 3 20 1 4 4 7 7 9 4 2 9 3 16 3 10 0 18-3 24-10s9-17 9-30v-76-1h1 22 2v1 104c0 15 0 25 0 29v1h-1-21-1v-1c0 0 0-1 0-3s0-4-1-6c0-4 0-8 0-15h1v2-2l1 1c-5 9-11 17-18 21s-15 6-25 6c-15 0-26-4-33-11-7-9-10-21-10-38v-88-1h1 22 1zM8319 51h-22v-1h1v88c0 16 3 28 10 36 6 7 16 10 31 10 9 0 17-2 24-5 6-4 12-11 17-20v-1h1 1l1 1c0 7 0 11 0 14s0 5 0 7c0 1 0 2 0 3h-1v-1h21v1h-1c-1-3-1-14-1-29v-104h1v1h-22v-1h2v76c0 14-4 24-10 31-6 8-15 12-26 12-7 0-13-1-17-4-4-2-7-6-9-11-1-5-2-12-2-20v-84h1zM8488 183c-7 2-14 3-22 3-18 0-28-11-28-32v-88h2v1h-16-1v-1-16-1h1 16v1h-1l7-30v-1h1 15 1v1 30h-1v-1h24 1v1 16 1h-1-24v-1h1v83c0 6 1 11 3 13 1 2 5 3 9 3 3 0 7 0 13-1l1-1v2 17 1zM8487 182v-17h1v1c-5 1-10 2-13 2-5 0-9-2-11-5-3-2-4-7-4-14v-83-1h2 24v1h-1v-16h1v1h-24-2v-1-30h2v2h-15v-2l1 1-6 29-1 1h-1-16v-1h2v16h-2v-1h16 1v1 88c0 21 8 30 25 30 7 0 15-1 22-3v1zM8690 116c0 23-5 41-15 52-11 13-26 19-46 19-19 0-34-6-44-19-10-12-15-30-15-52 0-46 20-70 60-70 21 0 36 6 46 17 9 12 14 29 14 53zM8688 116c0-23-5-40-14-51-10-11-24-16-44-16-39 0-58 22-58 67 0 22 5 38 15 50 9 13 23 18 42 18 20 0 34-5 44-17 10-11 15-28 15-51zM8665 116c0-18-3-31-8-39s-14-12-26-12c-13 0-22 4-27 12-6 8-9 21-9 39 0 17 3 30 9 38 5 9 13 13 25 13 13 0 22-4 27-12 6-8 9-21 9-39zM8667 116c0 18-3 32-9 40-5 9-15 13-29 13-12 0-22-4-28-13-5-9-8-23-8-40 0-18 3-32 9-40 6-9 15-13 29-13 13 0 22 4 28 12 5 9 8 23 8 41zM8740 50v84c0 8 1 15 2 20 2 4 5 7 8 9 4 2 9 3 16 3 10 0 18-3 24-10s9-17 9-30v-76-1h1 22 1v1 104c0 15 1 25 1 29v1h-1-21-1v-1c0 0 0-1 0-3s-1-4-1-6c0-4 0-8 0-15h1v2-2l1 1c-5 9-11 17-18 21s-15 6-25 6c-15 0-26-4-33-11-7-9-11-21-11-38v-88-1h2 22 1zM8739 51h-22v-1h1v88c0 16 3 28 10 36 6 7 16 10 31 10 9 0 17-2 24-5 6-4 12-11 17-20v-1h1 1v1c0 7 1 11 1 14s0 5 0 7c0 1 0 2 0 3h-1v-1h21v1h-1c-1-3-1-14-1-29v-104h1v1h-22v-1h1v76c0 14-3 24-9 31-6 8-15 12-26 12-7 0-13-1-17-4-4-2-7-6-9-11s-3-12-3-20v-84h2zM8856 183v-102c0-10 0-20 0-31v-1h1 21 1v1c1 15 1 24 1 27h-1v-1 1h-1c4-12 8-20 12-24 5-4 12-7 21-7 3 0 6 1 9 2h1v1 20 2l-2-1c-3-1-6-1-11-1-9 0-15 4-20 11-5 8-7 19-7 33v70 1h-1-22-2zM8858 182h22v1h-2v-70c0-15 3-26 8-34s12-13 22-13c5 0 9 1 12 2l-1 1h-1v-20h1v1c-3-1-6-1-8-1-9 0-15 2-19 6s-8 11-12 22v1h-1-2v-1c0-3 0-12-1-27h2v1h-21v-1h1c1 11 1 21 1 31v102h-1zM9136 184h-25-1l-1-1-23-94-4-21h1 1c0 4-2 9-3 16-2 7-10 40-25 99v1h-1-26-1v-1l-37-133v-1h1 22 1v1l23 89-2 1 2-1c0 2 2 10 5 25h-1-1l2-9v-1l27-104v-1h1 24 1v1l23 90 6 24h-1-2l4-17 25-97v-1h1 22 2l-1 1-38 133v1zM9135 183l38-133h1v1h-22v-1h2l-25 97h-2 2l-4 17-1 5-2-5-5-23h1-1l-23-91h1v1h-24v-1h2l-28 105h-1 1l-2 9-1 6-1-6c-3-14-5-22-6-24l-22-90h1v1h-22v-1h2l37 133h-2v-1h26v1h-1c15-60 23-93 24-99 2-7 3-13 4-16l1-6 1 6 5 20-2 1 2-1 23 95h-1v-1h25v1zM9189 183v-102c0-10 0-20-1-31v-1h1 21 1v1c1 15 1 24 1 27h-1v-1h1v1h-2c4-12 8-20 13-24s11-7 20-7c3 0 6 1 9 2h1v1 20 2l-2-1c-2-1-6-1-11-1-9 0-15 4-20 11-4 8-7 19-7 33v70 1h-1-22-1zM9190 182h22v1h-1v-70c0-15 2-26 7-34s13-13 22-13c5 0 9 1 12 2v1h-1v-20h1l-1 1c-2-1-5-1-8-1-8 0-14 2-19 6-4 4-8 11-11 22l-1 1h-1-1v-1c0-3-1-12-1-27h1v1h-21v-1h2c0 11 0 21 0 31v102h-1zM9271 22v-21-1h1 22 1v1 21 1h-1-22-1zM9272 21h22v1h-1v-21h1v1h-22v-1h1v21h-1zM9271 183v-133-1h1 22 1v1 133 1h-1-22-1zM9272 182h22v1h-1v-133h1v1h-22v-1h1v133h-1zM9378 183c-7 2-15 3-22 3-19 0-28-11-28-32v-88h1v1h-15-1v-1-16-1h1 16v1h-1l6-30 1-1h1 14 1v1 30h-1v-1h25 1v1 16 1h-1-25v-1h1v83c0 6 1 11 3 13s5 3 10 3c3 0 7 0 13-1l1-1v2 17 1zM9377 182v-17h1v1c-6 1-10 2-13 2-5 0-9-2-12-5-2-2-3-7-3-14v-83-1h1 25v1h-2v-16h2v1h-25-1v-1-30h1v2h-14v-2l1 1-7 29v1h-1-16v-1h1v16h-1v-1h15 1v1 88c0 21 9 30 26 30 7 0 14-1 21-3l1 1zM9448 183c-7 2-15 3-22 3-19 0-28-11-28-32v-88h1v1h-15-1v-1-16-1h1 16v1h-1l6-30v-1h1 15 1v1 30h-1v-1h25 1v1 16 1h-1-25v-1h1v83c0 6 1 11 3 13s5 3 10 3c3 0 7 0 12-1l2-1v2 17 1zM9446 182v-17h2v1c-6 1-10 2-13 2-5 0-9-2-12-5-2-2-3-7-3-14v-83-1h1 25v1h-2v-16h2v1h-25-1v-1-30h1v2h-15v-2l2 1-7 29v1h-1-16v-1h1v16h-1v-1h15 1v1 88c0 21 9 30 26 30 7 0 14-1 21-3l1 1zM9485 121c0 15 3 26 9 34s15 12 27 12c9 0 16-2 22-6 5-4 9-8 11-14v-1l2 1 19 5h1v2c-8 22-27 33-55 33-20 0-35-6-46-19-10-12-16-30-16-53 0-22 6-39 16-51s26-18 45-18c39 0 59 24 59 72v3 1h-1-94v-1zM9484 119h94v2h-1v-3c0-47-19-69-57-69-19 0-33 5-43 17-10 11-15 28-15 49 0 23 5 40 15 51 10 13 24 18 44 18 27 0 45-10 52-31h1v1l-19-5v-1h1c-2 6-6 11-12 15s-14 6-23 6c-13 0-22-4-29-13-6-8-9-20-9-35v-2zM9554 104c-1-14-5-24-10-30-6-6-14-9-25-9-10 0-18 3-24 10s-9 17-10 29h-1v-1h71v1zM9555 105h-71-1v-1c0-13 4-23 10-30 7-8 16-11 26-11 12 0 21 3 27 10 6 6 9 17 11 31v1zM9689 183v-85c0-8 0-15-2-20-2-4-4-7-8-9-3-2-8-3-16-3-10 0-18 3-24 10-5 7-8 17-8 30v77 1h-2-22-1v-1-105c0-15 0-24-1-28v-1h2 20 1l1 1c0 0 0 1 0 3s0 4 0 6c0 3 0 7 1 14h-2v-2h1v2l-1-1c5-9 11-16 18-20 6-4 15-6 25-6 15 0 26 4 33 11 7 8 10 20 10 37v89 1h-1-22-2zM9691 182h22v1h-1v-89c0-16-4-28-10-35-7-7-17-10-31-10-10 0-18 2-24 5-7 4-12 10-17 19l-1 1h-1-1v-1c0-7 0-11 0-13 0-3-1-5-1-7 0-1 0-2 0-3h1v1h-20v-1h1c0 3 1 13 1 28v105h-2v-1h22v1h-1v-77c0-14 3-24 10-31 6-8 15-12 25-12 8 0 14 1 18 4 4 2 7 6 8 11 2 5 3 12 3 20v85h-1zM9835 115c0 18 2 30 8 39 5 8 13 12 24 12 7 0 14-2 19-6s8-10 9-19v-1h1l22 1 2 1v1c-2 13-8 23-17 32-9 8-21 12-36 12-18 0-33-6-43-19-10-12-15-30-15-52 0-23 5-40 15-52s25-18 43-18c14 0 26 4 35 11s15 17 17 30v1h-1l-23 2h-1v-1c-1-7-4-13-9-17-4-4-10-6-18-6-12 0-20 4-25 11-5 8-7 20-7 38zM9832 115c0-18 3-31 8-39 6-8 15-12 27-12 8 0 15 2 20 6 5 5 8 11 9 18l-1 1v-2l23-1v1h-2c-2-12-7-21-16-28s-19-10-33-10c-18 0-31 5-41 17-9 11-14 28-14 50s5 39 14 50c10 13 23 18 41 18 14 0 25-3 34-11s14-18 16-30h1v1l-22-2v-1h1c-1 9-4 16-10 21-5 4-12 6-20 6-12 0-21-4-26-13-6-9-9-22-9-40zM10055 116c0 23-6 41-16 52-10 13-26 19-45 19-20 0-35-6-45-19-10-12-15-30-15-52 0-46 21-70 61-70 20 0 35 6 45 17 10 12 15 29 15 53zM10052 116c0-23-4-40-14-51-9-11-23-16-43-16-39 0-58 22-58 67 0 22 4 38 14 50 10 13 24 18 43 18s33-5 43-17c10-11 15-28 15-51zM10029 116c0-18-3-31-8-39s-14-12-26-12c-13 0-21 4-27 12s-8 21-8 39c0 17 2 30 8 38 5 9 14 13 26 13 13 0 21-4 27-12 5-8 8-21 8-39zM10032 116c0 18-3 32-9 40-6 9-16 13-29 13s-22-4-28-13-9-23-9-40c0-18 3-32 9-40 6-9 16-13 29-13s23 4 28 12c6 9 9 23 9 41zM10164 183v-85c0-8-1-15-2-20-2-4-4-7-8-9-3-2-9-3-16-3-10 0-18 3-24 10s-9 17-9 30v77 1h-1-22-1v-1-105c0-15 0-24-1-28v-1h1 21 1v1c0 0 1 1 1 3s0 4 0 6c0 3 0 7 0 14h-1v-2h1v2l-2-1c6-9 12-16 18-20 7-4 16-6 26-6 14 0 26 4 32 11 7 8 11 20 11 37v89 1h-1-22-2zM10166 182h22v1h-2v-89c0-16-3-28-9-35-7-7-17-10-31-10-10 0-18 2-24 5-7 4-12 10-17 19l-1 1h-1-1v-1c0-7 0-11-1-13 0-3 0-5 0-7 0-1 0-2 0-3h1v1h-21v-1h2c0 3 0 13 0 28v105h-1v-1h22v1h-1v-77c0-14 3-24 9-31 7-8 15-12 26-12 8 0 13 1 17 4 4 2 7 6 9 11s3 12 3 20v85h-1zM10322 146c0 12-5 22-15 30-9 7-23 11-40 11-16 0-29-3-39-9-9-5-15-15-17-27l-1-1h1l20-4h1v1c2 7 6 12 11 15 6 3 14 4 24 4 11 0 19-1 24-4 5-4 7-8 7-15 0-5-1-8-5-12-3-3-9-5-17-7l1-2-1 2-15-4v-2 2c-13-4-22-7-28-10-5-3-9-7-13-12-3-5-4-10-4-17 0-12 4-22 13-29 9-6 22-9 38-9 15 0 27 2 36 8 9 5 14 13 17 25v1h-1l-20 3h-1l-1-1c-1-6-4-10-9-13s-12-4-21-4-16 1-21 4c-4 3-6 7-6 13 0 3 0 6 2 8s5 4 8 6c4 2 12 4 24 7s21 6 26 8c5 3 9 6 12 9s6 7 7 11c2 4 3 8 3 14zM10319 146c0-5 0-10-2-13-1-4-4-8-7-11-2-2-6-5-11-8-5-2-14-5-25-8v-1 1c-13-3-21-5-25-7-4-1-7-4-9-6-2-3-3-6-3-10 0-7 3-12 8-15s12-5 22-5c9 0 17 2 22 5 6 3 10 8 11 14l-1 1-1-2 20-2v1l-1 1c-2-12-7-19-16-24-8-5-19-8-34-8-16 0-28 3-36 9-9 6-13 15-13 27 0 6 2 11 5 16 2 4 6 8 12 11 5 3 14 6 26 9l16 4c8 2 14 5 18 9 4 3 6 8 6 13 0 7-3 13-9 17-5 3-14 5-25 5-10 0-19-2-25-5-6-4-10-9-12-16l1-1v1l-19 4v-1h1c3 11 8 19 17 25s21 8 37 8c17 0 30-3 39-10s13-16 13-28zM10365 121c0 15 3 26 9 34s14 12 26 12c10 0 17-2 22-6 6-4 10-8 12-14v-1l1 1 19 5h2l-1 2c-8 22-26 33-55 33-20 0-35-6-45-19-11-12-16-30-16-53 0-22 5-39 16-51 10-12 25-18 44-18 40 0 60 24 60 72v3 1h-1-95v-1zM10363 119h95v2h-2v-3c0-47-18-69-57-69-18 0-32 5-42 17-10 11-15 28-15 49 0 23 5 40 15 51 10 13 24 18 43 18 28 0 45-10 53-31h1v1l-20-5 1-1h1c-2 6-6 11-12 15s-14 6-24 6c-12 0-22-4-28-13-7-8-10-20-10-35v-2zM10434 104c-2-14-5-24-11-30-5-6-13-9-24-9-10 0-18 3-24 10s-10 17-10 29h-1v-1h71v1zM10435 105h-71-2v-1c1-13 4-23 11-30 6-8 15-11 26-11s20 3 26 10c6 6 10 17 11 31v1zM10569 183v-85c0-8-1-15-2-20-2-4-4-7-8-9s-9-3-16-3c-10 0-18 3-24 10s-9 17-9 30v77 1h-1-22-1v-1-105c0-15 0-24-1-28v-1h1 21 1v1c0 0 0 1 0 3 1 2 1 4 1 6 0 3 0 7 0 14h-1v-2 2l-1-1c5-9 11-16 18-20s16-6 26-6c14 0 25 4 32 11 7 8 11 20 11 37v89 1h-2-22-1zM10570 182h22v1h-1v-89c0-16-3-28-10-35-6-7-16-10-30-10-10 0-18 2-25 5-6 4-12 10-17 19v1h-1-1v-1c0-7-1-11-1-13 0-3 0-5 0-7 0-1 0-2 0-3h1v1h-21v-1h2c0 3 0 13 0 28v105h-1v-1h22v1h-1v-77c0-14 3-24 9-31 6-8 15-12 26-12 7 0 13 1 17 4 4 2 7 6 9 11s3 12 3 20v85h-2zM10678 183c-8 2-15 3-23 3-18 0-28-11-28-32v-88h2v1h-16-1v-1-16-1h1 16v1h-1l7-30v-1h1 15 1v1 30h-1v-1h24 1v1 16 1h-1-24v-1h1v83c0 6 1 11 3 13s5 3 10 3c2 0 6 0 12-1l1-1v2 17zM10676 182v-17h1v1c-5 1-9 2-12 2-6 0-10-2-12-5-3-2-4-7-4-14v-83-1h2 24v1h-1v-16h1v1h-24-2v-1-30h2v2h-15v-2l1 1-6 29-1 1h-1-16v-1h2v16h-2v-1h16 1v1 88c0 21 8 30 25 30 7 0 15-1 22-3v1zM10701 183v-28-1h1 24 1v1 28 1h-1-24-1zM10702 182h24v1h-1v-28h1v2h-24v-2h2v28h-2z">
          <text:p/>
        </draw:path>
        <draw:path draw:style-name="gr2" draw:text-style-name="P2" draw:layer="layout" svg:width="0.943cm" svg:height="0.543cm" svg:x="15.09cm" svg:y="17.394cm" svg:viewBox="0 0 944 544" svg:d="M448 544l-62-159h-247l-63 159h-76l221-544h84l219 544zM262 55l-3 11c-7 21-16 49-29 82l-69 180h203l-70-181c-7-17-14-37-21-60zM868 421v123h-65v-123h-257v-54l249-367h73v366h76v55zM803 78c-1 1-5 8-11 20-7 13-12 21-15 26l-140 206-20 29-6 7h192z">
          <text:p/>
        </draw:path>
        <draw:path draw:style-name="gr2" draw:text-style-name="P2" draw:layer="layout" svg:width="0.953cm" svg:height="0.551cm" svg:x="15.084cm" svg:y="17.39cm" svg:viewBox="0 0 954 552" svg:d="M451 550l-63-160 4-2v4h-247v-4l3 2-62 160-1 2h-3-76-6l2-5 222-545 1-2h2 84 3l1 2 218 545 2 5h-6-75-2zM454 544h75v4l-3 2-218-545 3-1v4h-84v-4l4 1-222 545-3-2v-4h76v4l-4-1 63-160 1-3h3 247 3l1 3 62 160-4 1zM272 60l-3 11-4-1 4 1c-7 22-16 49-29 83l-69 178-4-1v-4h203v4l-4 1-69-179 3-2-3 2c-8-18-15-38-22-61l4-1-4 1-10-32 3-1zM272 58l10 32c8 22 15 42 22 60l70 179 2 6h-6-203-6l2-6 70-178 3 1-3-1c12-34 22-61 28-82l4-11 3-12zM878 424v124 4h-4-65-4v-4-124h4v4h-258-3v-4-54-1-1l250-367 1-1h2 73 4v4 365h-4v-4h76 4v4 55 4h-4-76v-4zM874 420h76v4h-3v-55h3v4h-76-4v-4-365h4v4h-73v-4l4 2-250 366-4-2h4v54h-4v-4h258 4v4 124h-4v-4h65v4h-4v-124-4zM812 83c0 2-4 9-11 21s-12 21-15 26l-139 205-22 29-6 8-3-3v-4h193v4h-4v-287h4zM813 82v287 4h-4-193-9l5-6 7-8 3 3-4-3 21-28 4 2-4-2 140-205 4 2-4-2c4-5 9-13 15-26 7-12 10-18 11-19l8-25z">
          <text:p/>
        </draw:path>
        <draw:frame draw:style-name="gr3" draw:text-style-name="P1" draw:layer="layout" svg:width="0.611cm" svg:height="0.998cm" svg:x="25.339cm" svg:y="17.096cm">
          <draw:image xlink:href="Pictures/1000020100000121000001D8C1A1C80871EFACF4.png" xlink:type="simple" xlink:show="embed" xlink:actuate="onLoad">
            <text:p/>
          </draw:image>
        </draw:frame>
        <draw:polygon draw:style-name="gr4" draw:text-style-name="P1" draw:layer="layout" svg:width="0.61cm" svg:height="0.998cm" svg:x="25.339cm" svg:y="17.097cm" svg:viewBox="0 0 611 999" draw:points="0,0 0,999 223,999 223,608 380,608 380,454 223,454 223,287 611,287 611,1">
          <text:p/>
        </draw:polygon>
        <draw:frame draw:style-name="gr3" draw:text-style-name="P1" draw:layer="layout" svg:width="0.88cm" svg:height="0.882cm" svg:x="25.629cm" svg:y="17.308cm">
          <draw:image xlink:href="Pictures/10000201000001A0000001A142B7AEB4BBE71FA5.png" xlink:type="simple" xlink:show="embed" xlink:actuate="onLoad">
            <text:p/>
          </draw:image>
        </draw:frame>
        <draw:path draw:style-name="gr5" draw:text-style-name="P1" draw:layer="layout" svg:width="0.879cm" svg:height="0.879cm" svg:x="25.629cm" svg:y="17.31cm" svg:viewBox="0 0 880 880" svg:d="M702 84l-130 75-57-20-55-139-85 4-39 144-56 26-137-59-57 64 74 129-20 57-140 54 5 86 144 40 27 54-61 138 64 57 131-74 57 21 54 139 87-5 38-144 55-28 137 62 58-65-75-130 20-57 139-54-4-87-144-38-26-55 60-137zM508 297l26 15 23 21 19 25 13 27 8 30 1 31-4 30-10 29-16 27-21 23-25 18-27 14-30 7-31 2-30-4-29-10-27-16-23-21-18-24-15-28-7-30-2-31 4-31 10-29 17-26 21-23 25-19 27-13 31-8 30-1 31 5z">
          <text:p/>
        </draw:path>
        <draw:path draw:style-name="gr2" draw:text-style-name="P2" draw:layer="layout" svg:width="0.85cm" svg:height="0.276cm" svg:x="14.804cm" svg:y="15.788cm" svg:viewBox="0 0 851 277" svg:d="M225 199c0 25-10 44-29 57-19 14-47 21-82 21-66 0-104-23-114-68l35-7c4 16 13 27 26 35 14 8 32 11 55 11s41-4 54-12 19-20 19-35c0-9-2-16-6-21-4-6-10-10-17-14-7-3-16-6-26-9-10-2-21-5-33-8-21-4-38-9-49-14-11-4-20-10-26-15-6-6-11-13-15-21-3-7-5-16-5-26 0-23 9-41 27-54 17-13 43-19 76-19 30 0 54 5 70 14s27 26 34 49l-36 6c-4-14-12-25-23-31s-26-10-45-10c-22 0-38 4-50 11s-17 18-17 32c0 8 2 15 6 20 5 6 11 10 20 14 8 4 25 8 49 14 9 2 17 4 25 5 8 2 16 5 24 8 7 2 14 5 21 9 6 4 12 8 17 14 4 5 8 11 11 18 3 8 4 16 4 26zM464 273l-30-78h-122l-31 78h-38l110-269h41l108 269zM373 32l-2 6c-3 10-8 24-14 40l-34 88h100l-34-88c-4-9-7-19-11-30zM772 273h-43l-46-170c-3-11-8-30-14-57-3 14-6 27-8 36-2 10-19 74-52 191h-43l-79-269h38l48 171c6 21 11 43 16 66 3-14 6-29 10-46 4-16 22-80 53-191h35l46 168c7 27 13 50 17 69l2-7c3-14 6-26 8-35 2-10 20-74 54-195h37z">
          <text:p/>
        </draw:path>
        <draw:path draw:style-name="gr2" draw:text-style-name="P2" draw:layer="layout" svg:width="0.858cm" svg:height="0.281cm" svg:x="14.8cm" svg:y="15.785cm" svg:viewBox="0 0 859 282" svg:d="M232 202c0 25-11 46-30 60-21 13-49 20-85 20-66 0-105-23-116-70l-1-3h3l35-7 3-1 1 3c4 15 12 26 24 34 13 7 30 11 53 11s40-4 52-12 18-18 18-33c0-9-2-15-5-20-4-5-9-9-16-12-7-4-15-7-25-9-10-3-21-5-34-8l1-3-1 3c-21-5-37-9-48-14s-20-10-27-16-12-14-15-22c-4-8-5-18-5-28 0-24 9-43 27-56 18-12 44-19 77-19 31 0 55 5 71 15 18 9 30 26 36 49l1 3h-3l-37 7h-2l-1-2c-4-14-10-23-21-30-11-6-25-9-44-9-21 0-37 4-48 10-10 7-15 16-15 30 0 8 1 13 5 18 5 7 10 11 18 14 8 4 25 9 49 14 8 2 16 4 25 6 8 2 16 4 23 7 8 3 15 6 22 10 8 3 14 8 19 14 5 5 9 12 11 19 3 8 5 17 5 27zM226 202c0-10-1-18-4-25-2-7-6-12-11-18-4-5-10-9-17-12-6-4-13-7-20-10-8-3-15-5-24-7-8-2-16-4-24-6v-2 2c-25-5-42-10-50-14-8-3-15-8-20-14-5-7-7-15-7-23 0-15 6-27 18-34 12-8 29-11 51-11 19 0 35 3 47 10 11 6 20 17 24 32l-3 1-1-3 37-6 1 3h-3c-6-22-17-36-34-46-15-9-38-13-68-13-32 0-57 6-74 18s-25 28-25 51c0 9 2 19 5 26 3 8 8 14 14 19 6 6 14 11 25 16 11 4 27 9 48 14 12 2 23 5 33 7 10 3 19 6 26 10 8 3 14 8 18 14 5 6 7 14 7 23 0 16-7 29-21 38-13 8-32 12-55 12s-42-4-56-12c-13-7-23-20-27-37h3v2l-35 7v-2l3-1c10 44 46 66 110 66 35 0 61-7 80-20 20-13 29-31 29-55zM466 277l-31-78 3-1v2h-122v-2l2 1-30 78-1 2h-2-38-4l2-4 109-269 1-2h2 41 2l1 2 107 269 2 4h-4-38-1zM468 273h38v3l-3 1-108-269 3-1v3h-41v-3l2 1-109 269-3-1v-3h38v3l-3-1 31-78 1-2h2 122 2l1 2 30 78-3 1zM380 35l-2 6-3-1 3 1c-3 10-8 24-14 40l-34 89-3-1v-3h100v3l-3 1-34-89 3-1-3 1c-4-9-7-19-11-30l-5-16 3-1zM380 34l5 15-3 1 3-1c3 11 7 21 10 30l35 89 1 4h-4-100-4l1-4 34-89 3 1-3-1c7-16 11-30 14-40h1l1-5 3-9zM776 279h-43-2l-1-2-46-171h3-3c-3-10-7-30-13-58h2 3c-3 15-6 27-8 37-2 11-20 75-52 192l-1 2h-2-43-2l-1-2-79-269-1-4h4 38 2l1 2 48 171c5 22 11 44 15 66l-2 1-3-1c3-14 7-29 11-45 4-17 21-80 52-192l1-2h2 35 2l1 2 46 168c7 27 13 50 17 69l-3 1-3-1 2-6h3-3c3-15 6-27 8-36 3-9 20-74 54-195v-2h3 37 4l-1 4-79 269v2zM774 275l79-269 2 1v3h-37v-3l2 1c-33 121-51 185-53 194s-5 21-8 36l-2 7-3 11-3-11c-4-19-9-42-16-70h2l-2 1-47-168 3-1v3h-35v-3l3 1c-31 111-49 175-53 191s-8 32-11 46l-2 12-3-12c-5-23-10-45-16-66l3-1-3 1-48-171 3-1v3h-38v-3l3-1 79 269-3 1v-3h43v3l-2-1c32-117 49-180 51-191 3-10 5-22 9-37l2-13 3 13c6 27 10 47 13 58l47 170-3 1v-3h43v3z">
          <text:p/>
        </draw:path>
        <draw:path draw:style-name="gr2" draw:text-style-name="P2" draw:layer="layout" svg:width="1.06cm" svg:height="0.29cm" svg:x="14.803cm" svg:y="16.565cm" svg:viewBox="0 0 1061 291" svg:d="M186 212c0 25-8 44-24 58s-39 21-69 21c-29 0-52-7-68-20-16-14-25-34-25-59 0-18 5-33 16-45 10-12 23-19 38-22v-1c-14-3-26-11-34-22-9-13-13-26-13-42 0-21 7-37 23-50 15-13 36-19 62-19 27 0 48 6 64 18 15 13 23 30 23 52 0 15-4 29-13 41s-20 19-35 22v1c17 3 31 10 40 22 10 12 15 27 15 45zM143 83c0-31-17-47-51-47-16 0-28 4-37 12s-13 19-13 35c0 15 5 28 13 36 9 8 22 12 38 12s28-3 37-11 13-21 13-37zM150 208c0-17-5-29-15-38-10-8-25-13-43-13-17 0-31 5-41 14s-15 22-15 38c0 37 19 56 57 56 19 0 33-4 43-13 9-10 14-24 14-44zM203 291l79-291h31l-79 291zM513 198c0 29-8 52-24 68-15 17-37 25-64 25-31 0-54-11-70-34s-24-56-24-99c0-48 8-84 25-110 17-25 41-37 72-37 41 0 67 18 77 55l-33 6c-7-22-22-33-45-33-19 0-35 9-46 27-11 19-16 47-16 82 6-12 15-21 27-27 11-6 24-9 39-9 25 0 45 7 60 23 14 16 22 37 22 63zM477 200c0-20-4-35-14-46-10-10-23-16-40-16s-30 5-40 15c-10 9-15 22-15 39 0 21 6 38 16 51 10 14 24 20 40 20 17 0 30-5 39-17 10-11 14-26 14-46zM530 291l81-291h30l-78 291zM669 287v-29h69v-210l-61 44v-33l64-44h32v243h66v29zM1061 212c0 25-8 44-24 58s-39 21-68 21-52-7-69-20c-16-14-24-34-24-59 0-18 5-33 15-45s23-19 39-22v-1c-15-3-26-11-35-22-8-13-13-26-13-42 0-21 8-37 23-50 16-13 37-19 63-19 27 0 48 6 63 18 16 13 23 30 23 52 0 15-4 29-13 41-8 12-20 19-35 22v1c18 3 31 10 41 22 9 12 14 27 14 45zM1018 83c0-31-16-47-50-47-17 0-29 4-38 12-8 8-12 19-12 35 0 15 4 28 13 36s21 12 37 12c17 0 29-3 38-11 8-8 12-21 12-37zM1025 208c0-17-5-29-15-38-10-8-24-13-42-13s-32 5-41 14c-10 9-15 22-15 38 0 37 19 56 57 56 19 0 33-4 42-13 10-10 14-24 14-44z">
          <text:p/>
        </draw:path>
        <draw:path draw:style-name="gr2" draw:text-style-name="P2" draw:layer="layout" svg:width="1.065cm" svg:height="0.296cm" svg:x="14.801cm" svg:y="16.562cm" svg:viewBox="0 0 1066 297" svg:d="M190 215c0 25-8 46-24 60-17 15-41 22-71 22-29 0-53-7-70-21s-25-35-25-61c0-18 5-34 15-47 11-12 25-20 41-23v3h-2v-1h2v3c-15-3-28-11-37-23s-13-28-13-44c0-21 8-39 24-52 16-14 38-20 64-20 27 0 50 6 65 19 16 13 25 32 25 54 0 16-5 31-14 43s-21 20-37 23v-3h2v1h-2v-3c18 3 32 11 42 23s15 28 15 47zM185 215c0-18-5-32-14-43-9-12-22-19-39-21l-2-1v-2-1-2l2-1c15-3 25-9 34-20 8-12 12-25 12-40 0-21-7-37-22-49-15-13-35-19-62-19-25 0-45 7-60 19s-22 28-22 48c0 15 4 29 12 40s19 18 33 22h2v2 1 3h-2c-15 3-27 9-37 21s-15 26-15 43c0 25 8 43 24 56 16 14 37 20 66 20s51-6 67-20c15-14 23-32 23-56zM142 86c0-30-15-44-48-44-16 0-27 4-35 11s-12 18-12 33 4 26 12 34c9 8 20 11 36 11s27-3 35-10 12-19 12-35zM148 86c0 17-5 31-14 39s-23 12-39 12c-17 0-30-4-40-13-9-9-14-22-14-38s5-29 14-37 23-12 39-12c35 0 54 17 54 49zM149 211c0-16-5-28-14-36-10-8-23-12-41-12-17 0-30 4-39 13s-14 20-14 36c0 36 17 53 54 53 19 0 32-4 41-12 9-9 13-22 13-42zM154 211c0 21-5 36-14 46-10 9-25 14-45 14-39 0-60-20-60-59 0-17 6-30 16-40s25-14 43-14c19 0 34 4 44 13 11 9 16 23 16 40zM202 293l80-291v-2h2 31 4l-1 4-79 291v2h-3-31-3zM205 291h31v3l-2-1 78-291 3 1v3h-31v-3l3 1-79 291-3-1zM518 201c0 30-9 53-25 70s-38 26-66 26c-31 0-56-12-72-35-17-24-25-57-25-101 0-48 8-86 25-111 18-26 43-39 75-39 42 0 69 19 80 57l1 3-3 1-33 6h-3l-1-2c-6-22-20-31-42-31-19 0-33 8-43 26-11 18-16 45-16 80h-3l-2-2c6-12 15-21 27-28 12-6 26-9 41-9 26 0 47 8 62 24s23 38 23 65zM512 201c0-26-7-46-21-61-15-15-34-23-58-23-15 0-27 3-38 9s-19 15-26 26l-5 10v-11c0-36 6-64 17-83s28-29 48-29c24 0 41 12 48 35l-3 1v-3l33-6v3l-3 1c-10-36-34-54-74-54-31 0-53 12-70 37-16 25-25 61-25 108 0 43 8 75 24 97 16 23 38 33 68 33 27 0 47-7 62-24 15-16 23-37 23-66zM477 203c0-19-5-33-14-44-9-10-22-15-38-15s-28 5-38 14c-9 9-14 21-14 37 0 20 5 37 15 49 10 13 22 19 38 19s28-5 37-15c9-11 14-26 14-45zM482 203c0 20-5 37-15 48-10 12-24 18-41 18s-31-7-42-21-16-32-16-53c0-17 5-32 15-41 11-10 25-15 42-15s32 5 42 17c10 11 15 27 15 47zM530 293l79-291 1-2h2 31 4l-1 4-80 291v2h-2-32-3zM532 291h32v3l-3-1 78-291 4 1v3h-31v-3l2 1-79 291-3-1zM668 290v-29-3h3 69v3h-3v-210h3l2 2-62 44-4 3v-5-33-2l1-1 64-44h1 1 32 3v3 243h-3v-3h66 3v3 29 3h-3-170-3zM671 288h170v2h-3v-29h3v3h-66-3v-3-243h3v2h-32v-2l1 2-64 44-1-2h2v33h-2l-2-3 61-44 5-3v6 210 3h-3-69v-3h3v29h-3zM1066 215c0 25-8 46-25 60-16 15-40 22-70 22s-53-7-70-21-26-35-26-61c0-18 5-34 16-47 10-12 24-20 41-23v3h-3v-1h3l-1 3c-15-3-27-11-36-23s-14-28-14-44c0-21 9-39 25-52 16-14 37-20 64-20s49 6 65 19 24 32 24 54c0 16-4 31-13 43s-22 20-37 23l-1-3h3v1h-3l1-3c18 3 32 11 42 23s15 28 15 47zM1060 215c0-18-4-32-13-43-10-12-22-19-39-21l-3-1v-2-1-2l3-1c14-3 25-9 33-20 9-12 13-25 13-40 0-21-8-37-23-49-15-13-35-19-61-19s-46 7-61 19-22 28-22 48c0 15 4 29 12 40 9 11 19 18 34 22h2v2 1 3h-3c-15 3-27 9-37 21s-14 26-14 43c0 25 7 43 23 56 16 14 38 20 67 20s51-6 66-20c16-14 23-32 23-56zM1018 86c0-30-16-44-48-44-16 0-28 4-36 11s-12 18-12 33 4 26 13 34c8 8 20 11 35 11 16 0 28-3 36-10s12-19 12-35zM1023 86c0 17-5 31-14 39s-22 12-39 12c-16 0-30-4-39-13s-14-22-14-38 5-29 14-37 22-12 39-12c35 0 53 17 53 49zM1024 211c0-16-4-28-14-36-9-8-22-12-40-12-17 0-30 4-40 13-9 9-13 20-13 36 0 36 17 53 54 53 18 0 31-4 40-12 9-9 13-22 13-42zM1030 211c0 21-5 36-15 46-10 9-25 14-44 14-39 0-60-20-60-59 0-17 5-30 16-40 10-10 25-14 43-14s33 4 44 13c10 9 16 23 16 40z">
          <text:p/>
        </draw:path>
        <draw:path draw:style-name="gr2" draw:text-style-name="P2" draw:layer="layout" svg:width="0.626cm" svg:height="0.29cm" svg:x="15.141cm" svg:y="18.85cm" svg:viewBox="0 0 627 291" svg:d="M178 287l-147-232 1 19 1 32v181h-33v-272h43l148 234c-1-26-2-44-2-55v-179h33v272zM257 291l79-291h31l-79 291zM589 287l-31-79h-124l-31 79h-38l111-272h41l110 272zM496 43l-2 5c-3 11-8 24-14 41l-35 90h102l-35-90c-4-9-7-19-11-31z">
          <text:p/>
        </draw:path>
        <draw:path draw:style-name="gr2" draw:text-style-name="P2" draw:layer="layout" svg:width="0.632cm" svg:height="0.296cm" svg:x="15.139cm" svg:y="18.847cm" svg:viewBox="0 0 633 297" svg:d="M176 292l-145-232 2-2h3l1 19 1 32v181 3h-3-33-2v-3-272-3h2 43 2l1 1 147 234-3 2h-3c-1-25-2-44-2-55v-179-3h3 33 3v3 272 3h-3-44-2zM179 288h44v2h-3v-272h3v3h-33v-3h3v179c0 11 0 29 2 54l1 11-6-9-147-234 2-1v3h-43v-3h3v272h-3v-2h33v2h-3v-181h3-3l-1-32h3-3l-1-19v-11l6 10 145 232-2 1zM255 294l79-291 1-3h2 32 3l-1 4-79 291-1 2h-2-31-4zM258 291h31v3h-3l80-291h3v3h-32v-3l3 1-80 291-2-1zM588 291l-31-79 3-1v3h-124v-3l3 1-31 79-1 2h-2-38-4l1-4 111-272 1-2h2 41 2l1 2 109 272 2 4h-4-38-2zM591 288h38v2l-3 1-109-272 2-1v3h-41v-3l2 1-111 273-2-2v-2h38v2l-3-1 31-79 1-2h2 124 2l1 2 31 79-3 1zM501 46l-2 6-3-1 3 1c-3 10-8 24-14 41l-35 90-3-1v-4h102v4l-3 1-35-90 3-1-3 1c-3-9-7-19-10-31l2-1-2 1-6-16h3zM501 45l5 16c4 11 7 21 11 30l35 89 1 5h-4-102-4l2-5 34-89 3 1-3-1c7-17 11-30 15-41l1-5 3-9z">
          <text:p/>
        </draw:path>
        <draw:path draw:style-name="gr2" draw:text-style-name="P2" draw:layer="layout" svg:width="0.625cm" svg:height="0.29cm" svg:x="17.089cm" svg:y="18.85cm" svg:viewBox="0 0 626 291" svg:d="M177 287l-147-232 1 18 1 32v182h-32v-273h42l148 234c-1-25-2-43-2-55v-179h33v273zM256 291l79-291h31l-79 291zM588 287l-31-79h-124l-31 79h-38l111-273h42l109 273zM495 42l-2 5c-3 11-8 25-14 42l-35 90h102l-35-91c-3-9-7-19-11-30z">
          <text:p/>
        </draw:path>
        <draw:path draw:style-name="gr2" draw:text-style-name="P2" draw:layer="layout" svg:width="0.632cm" svg:height="0.296cm" svg:x="17.086cm" svg:y="18.847cm" svg:viewBox="0 0 633 297" svg:d="M176 292l-145-233 2-1 3-1 1 19 1 32v182 3h-3-32-3v-3-273-3h3 42 2l1 2 147 234-3 1h-3c-1-25-2-43-2-55v-179-3h3 33 3v3 273 3h-3-44-2zM179 287h44v3h-3v-273h3v3h-33v-3h3v179c0 12 1 30 2 55l1 11-6-9-147-234 2-2v3h-42v-3h2v273h-2v-3h32v3h-3v-182h3l-3 1-1-33h3-3v-18l-1-11 6 9 145 233-2 1zM255 293l80-291 1-2h2 31 3l-1 4-79 291-1 2h-2-31-4zM258 291h31v3l-3-1 80-291 3 1v3h-31v-3l3 1-80 291-3-1zM589 291l-32-79 3-1v2h-124v-2l3 1-31 79-1 2h-2-38-4l1-4 111-273 1-2h2 42 1l1 2 109 273 2 4h-4-38-2zM591 287h38v3l-3 1-109-273 3-1v3h-42v-3l2 1-111 273-2-1v-3h38v3l-3-1 32-79v-2h2 124 2l1 2 31 79-3 1zM501 46l-2 5-3-1 3 1c-3 11-8 25-14 42l-35 90-3-1v-4h102v4l-3 1-34-91 2-1-2 1c-4-9-8-19-11-30l2-1-2 1-6-16 3-1zM501 44l5 16c4 11 7 21 11 30l35 90 1 5h-4-102-4l2-5 35-89 2 1-2-1c6-17 11-31 14-41l1-6 3-8z">
          <text:p/>
        </draw:path>
        <draw:path draw:style-name="gr2" draw:text-style-name="P2" draw:layer="layout" svg:width="6.156cm" svg:height="0.521cm" svg:x="18.609cm" svg:y="15.46cm" svg:viewBox="0 0 6157 522" svg:d="M200 246v160h-52v-160l-148-225h57l117 183 117-183h57zM352 517v-35h325v35zM930 324c0 27-11 49-32 64-21 16-50 24-88 24-37 0-65-6-85-19s-33-31-39-57l43-9c4 16 13 28 26 35 13 8 32 11 55 11 25 0 43-4 55-11 11-8 17-19 17-35 0-11-4-21-12-28s-21-13-39-18l-35-9c-28-7-48-15-60-22s-22-15-28-25c-7-10-10-22-10-37 0-27 9-47 28-61 20-14 48-22 84-22 33 0 59 6 78 18 19 11 31 29 36 55l-44 5c-3-13-10-23-22-30s-28-10-48-10c-22 0-38 3-49 10-10 6-16 17-16 30 0 9 3 15 7 21 4 5 11 10 19 14 9 4 27 9 54 16 26 6 45 12 57 18 11 5 20 11 27 18 6 7 11 15 15 24 4 8 6 18 6 30zM990 47v-47h49v47zM990 406v-296h49v296zM1302 406v-188c0-19-2-34-6-45s-10-19-18-23c-9-5-21-7-37-7-24 0-42 8-56 24s-21 38-21 67v172h-49v-233c0-34 0-55-1-63h46c0 1 0 3 1 7 0 4 0 9 0 14 1 5 1 15 1 30h1c11-21 24-35 39-44 15-8 33-12 55-12 33 0 57 8 72 24s22 42 22 80v197zM1536 522c-32 0-57-6-76-19-20-12-32-30-37-54l49-7c3 14 11 24 22 32 11 7 26 11 44 11 49 0 73-29 73-87v-48c-10 19-22 34-39 43-16 11-35 15-56 15-36 0-63-13-80-37s-26-61-26-113 10-90 28-115 46-38 83-38c21 0 39 5 55 15 15 9 27 23 35 41h1c0-6 0-15 1-29 1-13 1-21 2-22h47c-1 10-2 30-2 61v226c0 84-41 125-124 125zM1611 258c0-24-3-45-10-62-6-18-15-31-27-40s-26-14-41-14c-25 0-43 9-55 27-11 18-17 48-17 89 0 40 6 69 16 87 11 17 29 26 55 26 16 0 30-4 42-14 11-9 21-22 27-39 7-17 10-37 10-60zM1735 406v-406h49v406zM1897 268c0 34 7 60 21 78 14 19 34 28 61 28 21 0 38-4 51-13s22-19 26-32l43 12c-17 46-57 71-120 71-44 0-77-14-100-40-22-26-34-65-34-116 0-49 12-86 34-112 23-26 56-39 98-39 87 0 130 52 130 157v6zM2057 230c-3-31-11-53-24-68-13-14-32-21-57-21-24 0-42 8-56 24s-22 38-23 65zM2123 517v-35h326v35zM2729 256c0 103-36 156-108 156-23 0-41-4-56-13s-27-22-36-40h-1c0 6 0 15-1 26-1 12-1 19-1 21h-48c1-11 2-31 2-62v-344h49v116c0 12-1 26-1 42h1c9-19 21-33 36-41s33-12 56-12c37 0 64 12 82 37 17 25 26 63 26 114zM2678 258c0-41-6-71-17-89-11-17-28-26-53-26-28 0-48 9-60 28-13 19-19 49-19 90 0 39 6 67 18 86 13 18 33 27 61 27 24 0 42-9 53-27s17-48 17-89zM2828 268c0 34 7 60 21 78 14 19 34 28 61 28 21 0 39-4 52-13s22-19 26-32l43 12c-17 46-58 71-121 71-44 0-77-14-100-40s-34-65-34-116c0-49 11-86 34-112s56-39 98-39c88 0 131 52 131 157v6zM2988 230c-2-31-10-53-23-68-13-14-33-21-58-21-24 0-42 8-56 24s-22 38-23 65zM3177 412c-30 0-52-8-67-25-15-15-23-37-23-64 0-31 10-54 31-71 20-16 52-25 97-26l66-1v-16c0-24-5-41-15-51-10-11-26-16-48-16s-38 4-48 11c-10 8-16 20-18 36l-52-5c9-53 48-79 119-79 37 0 65 8 84 25 18 17 28 42 28 74v127c0 15 2 26 5 33 4 7 11 11 22 11 5 0 10-1 16-2v32c-12 2-25 4-38 4-18 0-31-5-39-15-9-10-13-25-14-45h-2c-13 22-27 38-44 48-16 10-37 15-60 15zM3188 374c18 0 34-4 48-12 14-9 25-20 33-34s12-29 12-44v-24l-54 1c-23 0-40 2-52 7-12 4-21 11-28 20-6 9-9 21-9 36 0 16 4 28 13 37 8 8 21 13 37 13zM3413 406v-227c0-21-1-44-2-69h46c2 34 3 54 3 60h1c8-25 17-42 27-51 10-10 24-14 43-14 6 0 13 1 20 2v45c-7-1-16-2-26-2-21 0-36 8-47 26s-16 43-16 75v155zM3598 47v-47h49v47zM3598 406v-296h49v296zM3909 406v-188c0-19-2-34-5-45-4-11-10-19-19-23-8-5-20-7-37-7-23 0-42 8-55 24-14 16-21 38-21 67v172h-49v-233c0-34-1-55-2-63h47c0 1 0 3 0 7s1 9 1 14 1 15 1 30h1c11-21 24-35 39-44 15-8 33-12 55-12 32 0 56 8 71 24s23 42 23 80v197zM4144 522c-32 0-58-6-77-19-19-12-31-30-37-54l50-7c3 14 10 24 21 32 12 7 26 11 44 11 49 0 74-29 74-87v-48h-1c-9 19-22 34-38 43-16 11-35 15-57 15-36 0-62-13-79-37s-26-61-26-113 9-90 27-115c19-25 46-38 84-38 21 0 39 5 54 15 16 9 27 23 36 41 0-6 1-15 1-29 1-13 2-21 3-22h46c-1 10-1 30-1 61v226c0 84-42 125-124 125zM4219 258c0-24-4-45-10-62-7-18-16-31-28-40s-25-14-40-14c-25 0-44 9-55 27s-17 48-17 89c0 40 5 69 16 87 11 17 29 26 55 26 15 0 29-4 41-14 12-9 21-22 28-39 6-17 10-37 10-60zM4296 517v-35h326v35zM4702 161c10-20 23-34 38-43 14-9 33-13 56-13 32 0 56 8 71 24 15 15 23 42 23 80v197h-50v-188c0-21-2-36-6-46-3-10-10-18-18-22-9-5-21-7-37-7-23 0-41 8-55 24s-21 37-21 64v175h-49v-406h49v106c0 11 0 22-1 34s-1 19-1 21zM5213 257c0 52-12 91-34 116-23 25-56 39-99 39s-76-14-98-41c-22-26-33-64-33-114 0-101 44-152 132-152 45 0 79 12 100 37s32 63 32 115zM5161 257c0-40-6-70-18-88-12-19-32-28-61-28s-49 9-62 28-19 48-19 88c0 39 6 69 18 88 13 20 33 29 60 29 30 0 51-9 63-28 13-19 19-48 19-89zM5273 406v-406h50v406zM5584 358c-9 19-21 32-36 40-15 10-34 14-56 14-37 0-65-14-82-39-18-25-27-63-27-114 0-103 37-154 109-154 22 0 41 4 56 12s27 21 36 39v-33-123h49v344c0 31 1 51 2 62h-47c-1-3-1-10-2-21-1-10-1-20-1-27zM5435 257c0 42 5 71 16 89s29 27 54 27c27 0 47-10 60-29s19-49 19-90c0-39-6-68-19-86s-32-27-60-27c-25 0-43 9-54 27-11 19-16 48-16 89zM5746 268c0 34 7 60 21 78 14 19 34 28 61 28 21 0 38-4 51-13s22-19 26-32l43 12c-17 46-58 71-120 71-44 0-77-14-100-40s-34-65-34-116c0-49 11-86 34-112s56-39 98-39c87 0 130 52 130 157v6zM5905 230c-2-31-10-53-23-68-13-14-32-21-57-21-24 0-42 8-56 24s-22 38-23 65zM6019 406v-227c0-21 0-44-1-69h46c1 34 2 54 2 60h1c8-25 17-42 27-51 10-10 25-14 43-14 7 0 14 1 20 2v45c-6-1-15-2-26-2-20 0-36 8-47 26-10 18-16 43-16 75v155z">
          <text:p/>
        </draw:path>
        <draw:path draw:style-name="gr2" draw:text-style-name="P2" draw:layer="layout" svg:width="6.164cm" svg:height="0.526cm" svg:x="18.604cm" svg:y="15.458cm" svg:viewBox="0 0 6165 527" svg:d="M207 249v159 3h-2-52-3v-3-159h3l-3 1-147-226-3-4h5 57 2l1 1 117 184-3 2-2-2 116-184 1-1h2 57 5l-3 4-148 226-2-1zM202 247l149-226 2 2v3h-57v-3l2 1-116 184-3 4-2-4-117-184 2-1v3h-57v-3l2-2 148 226 1 1v1 159h-3v-3h52v3h-3v-159-1zM354 519v-35-3h3 325 3v3 35 3h-3-325-3zM357 516h325v3h-3v-35h3v3h-325v-3h2v35h-2zM937 327c0 28-11 51-32 66-22 16-52 24-90 24-37 0-66-7-87-19-20-12-34-32-40-58v-3l2-1 44-8 2-1 1 3c4 15 12 26 25 33 12 7 30 10 53 10 24 0 42-3 53-11 11-7 16-17 16-32 0-11-4-19-11-26-8-7-20-12-38-17l1-3-1 3-35-9 1-3-1 3c-28-8-49-15-61-22s-22-16-29-26c-7-11-10-24-10-39 0-27 10-49 30-64 19-14 48-21 85-21 33 0 60 6 79 17 20 12 33 31 38 57l1 3-3 1-44 5h-3l-1-2c-2-13-9-22-20-28-12-7-27-11-47-11-22 0-37 4-47 10s-15 15-15 28c0 8 2 14 6 19s10 10 18 13c9 4 27 9 54 16 26 6 45 13 57 18 11 6 21 12 28 19 6 7 12 15 16 24 3 10 5 20 5 32zM932 327c0-11-2-21-6-29-3-9-8-16-14-23-7-6-15-12-27-18-11-5-29-11-55-18v-2 2c-28-6-46-12-55-16-9-3-16-9-20-14-5-6-7-14-7-23 0-14 6-26 17-33s28-10 50-10c21 0 37 3 50 11 12 7 20 18 23 32h-3v-3l44-5v3h-2c-5-24-17-42-35-53-19-11-44-17-77-17-36 0-63 7-82 21-18 14-28 33-28 59 0 14 4 26 10 35 7 10 16 18 27 25 12 7 32 14 60 21l35 9c18 5 31 11 40 19 8 8 13 18 13 30 0 16-7 29-19 37s-31 12-56 12c-24 0-43-4-56-11-14-8-23-20-27-37l2-1 1 3-44 9v-3l3-1c6 25 18 43 37 55 20 12 47 18 84 18s66-7 86-22c21-15 31-35 31-62zM992 49v-47-2h3 49 3v2 47 3h-3-49-3zM995 47h49v2h-3v-47h3v3h-49v-3h3v47h-3zM992 408v-295-3h3 49 3v3 295 3h-3-49-3zM995 405h49v3h-3v-295h3v3h-49v-3h3v295h-3zM1304 408v-187c0-19-2-34-6-44-3-10-9-17-17-22-8-4-19-7-35-7-23 0-41 8-54 24-13 15-20 37-20 65v171 3h-3-49-2v-3-232c0-34-1-55-2-62v-4h3 46 2l1 3c0 1 0 3 0 7 1 4 1 9 1 14s1 15 1 30h-3v-3h1v3l-2-2c11-20 25-35 40-44s34-13 56-13c33 0 58 8 74 25 15 16 23 44 23 82v196 3h-3-49-3zM1307 405h49v3h-3v-196c0-37-7-63-22-78-14-16-37-23-69-23-21 0-39 4-53 12-15 8-27 22-38 42l-1 1h-2-1-2l-1-2c0-15 0-24 0-30-1-5-1-9-1-13s0-7-1-7l3-1v3h-46v-3h3c1 8 1 29 1 63v232h-3v-3h49v3h-2v-171c0-29 7-52 21-69s34-25 58-25c16 0 29 2 38 7s16 14 20 25c3 11 5 27 5 46v187h-2zM1541 527c-32 0-59-7-78-19-20-13-32-32-38-56l-1-3h3l50-8h2l1 3c3 13 10 22 20 29 11 7 25 11 43 11 47 0 70-27 70-83v-48h3v3-3l2 2c-9 19-23 34-39 44-17 9-36 14-58 14-37 0-65-12-82-37-18-24-26-63-26-115s9-92 28-117c18-25 47-38 85-38 21 0 40 5 56 14 16 10 28 24 37 42l-3 2v-3h1v3h-3c0-6 0-15 1-29 1-13 1-21 2-23l1-2h2 47 3l-1 3c-1 10-1 30-1 61v226c0 84-43 127-127 127zM1541 521c82 0 121-39 121-121v-226c0-31 1-51 2-61h3v3h-47v-3l2 2c0 0-1 7-1 20-1 14-1 23-1 29v2h-3-1-2v-1c-9-17-20-30-35-40-15-9-32-14-53-14-37 0-63 12-81 36-18 25-27 62-27 114 0 51 9 88 25 112 17 23 42 35 78 35 21 0 39-5 55-14 16-10 28-23 37-42l1-1h2 3v2 48c0 58-26 89-76 89-19 0-34-4-46-12-11-8-19-19-23-33l3-1v3l-49 7v-3h2c6 22 17 40 36 52s44 18 75 18zM1613 261c0-24-3-44-9-61-7-17-16-30-27-39-12-9-24-13-39-13-24 0-41 8-52 26s-17 46-17 87c0 40 5 68 16 85 10 17 27 25 52 25 15 0 28-4 40-13 11-9 20-21 27-38 6-16 9-36 9-59zM1619 261c0 23-3 44-10 61-7 18-16 31-29 41-12 9-27 14-43 14-26 0-46-10-57-28s-17-48-17-88c0-41 6-72 18-90 12-19 31-29 57-29 16 0 30 5 42 15 13 9 22 23 29 41 7 17 10 38 10 63zM1737 408v-406-2h3 49 3v2 406 3h-3-49-3zM1740 405h49v3h-3v-406h3v3h-49v-3h3v406h-3zM1905 271c0 33 6 59 20 77 13 17 33 26 59 26 21 0 37-4 50-12 12-9 20-19 25-31v-3l3 1 43 12 3 1-1 3c-18 47-60 72-123 72-44 0-78-14-102-40-23-27-35-67-35-118 0-49 12-88 35-114 24-27 57-40 100-40 88 0 133 54 133 160v6 3h-3-210v-3zM1902 268h210v3h-3v-6c0-104-41-154-127-154-42 0-73 12-96 38-22 25-33 61-33 110 0 51 11 88 33 114 23 25 55 38 98 38 62 0 100-23 118-68l2 1v3l-44-13 1-2 3 1c-5 13-14 25-27 33-13 9-31 14-53 14-27 0-49-10-64-29-14-19-21-46-21-80v-3zM2059 234c-3-31-11-53-23-67-13-14-31-20-55-20-23 0-41 7-54 23-14 15-21 36-22 64l-3-1v-2h160v2zM2062 236h-160-3v-3c2-28 9-51 24-67 14-16 34-25 58-25 25 0 45 8 59 22 13 15 22 39 24 70l1 3zM2125 519v-35-3h3 326 2v3 35 3h-2-326-3zM2128 516h326v3h-3v-35h3v3h-326v-3h3v35h-3zM2737 259c0 104-37 158-111 158-23 0-42-5-57-13-16-8-28-22-38-40l3-2v3h-1v-3h3c0 6 0 15-1 26-1 12-1 19-2 21v2h-2-48-3v-3c1-10 2-30 2-61v-345-2h3 49 3v2 117c0 12-1 26-2 42h-2v-3h1v3l-3-2c10-19 22-33 38-42 15-8 34-12 57-12 38 0 66 13 84 39 18 25 27 64 27 115zM2731 259c0-50-8-87-25-112s-44-36-80-36c-22 0-40 3-55 11-14 8-26 21-35 40v1h-2-1-3v-3c1-16 1-29 1-41v-117h3v3h-49v-3h2v345c0 31 0 52-1 62l-3-1v-3h48v3h-3c0-2 1-8 1-20 1-12 1-20 1-26v-2h3 1 1l1 1c9 18 21 30 35 38 15 8 33 12 55 12 71 0 105-50 105-152zM2680 261c0-41-5-70-16-87s-27-26-51-26c-27 0-46 9-58 28-12 18-18 47-18 88 0 38 6 66 18 84s30 27 58 27c24 0 40-9 51-26 10-18 16-47 16-88zM2685 261c0 41-5 72-16 90-12 19-31 29-56 29-29 0-50-10-63-29s-19-48-19-87c0-41 6-72 19-92 13-19 35-29 63-29 25 0 44 9 56 28 11 18 16 48 16 90zM2835 271c0 33 7 59 21 77 13 17 33 26 59 26 21 0 37-4 50-12 13-9 21-19 26-31v-3l3 1 43 12 3 1-1 3c-18 47-60 72-124 72-44 0-79-14-102-40-23-27-35-67-35-118 0-49 12-88 35-114 23-27 57-40 100-40 89 0 134 54 134 160v6 3h-3-211v-3zM2833 268h211v3h-3v-6c0-104-42-154-128-154-42 0-73 12-96 38-22 25-33 61-33 110 0 51 11 88 33 114 23 25 55 38 98 38 63 0 101-23 119-68l2 1v3l-44-13 1-2 3 1c-5 13-14 25-28 33-14 9-31 14-53 14-28 0-49-10-64-29-14-19-21-46-21-80v-3zM2991 234c-3-31-11-53-24-67s-31-20-55-20c-23 0-41 7-54 23-14 15-21 36-22 64l-3-1v-2h160v2zM2993 236h-160-3v-3c1-28 9-51 24-67 14-16 34-25 58-25 25 0 45 8 60 22 13 15 21 39 24 70l1 3zM3182 417c-31 0-54-9-69-25-16-16-23-38-23-66 0-31 10-56 31-73 20-16 54-25 99-27l66-1v3h-3v-16c0-23-5-40-14-49-10-10-25-15-46-15-22 0-37 3-47 10-9 8-15 18-16 34l-1 3h-3l-51-5h-3l1-3c8-54 49-82 121-82 37 0 66 9 85 26 20 18 29 43 29 76v127c0 14 2 25 6 32 3 6 9 9 19 9 5 0 10 0 16-2h3v3 31 2h-2c-13 3-26 5-39 5-18 0-33-5-41-16-9-10-14-25-15-46h3v3h-2v-3l3 1c-13 23-28 39-45 49s-38 15-62 15zM3182 411c23 0 43-5 59-14s30-24 43-47v-1h2 2 2v3c2 20 6 34 14 43s20 13 37 13c13 0 25-1 38-4v3h-3v-31h3l1 3c-6 1-12 2-17 2-11 0-20-5-24-13s-6-19-6-34v-127c0-32-9-55-27-72-19-16-46-24-82-24-70 0-108 25-116 77l-3-1 1-3 51 5v3h-3c2-17 9-30 19-38 11-8 27-12 50-12 22 0 39 6 50 17 10 10 16 29 16 53v16 3h-3l-66 1v-3 3c-45 1-76 10-96 26-19 16-29 38-29 68 0 27 7 47 22 62 14 15 35 23 65 23zM3193 374c17 0 33-4 46-12 14-8 24-19 32-32 8-14 12-28 12-43v-24h3v2l-54 1c-23 1-40 3-51 7-12 5-20 11-26 20-6 8-9 19-9 34s4 26 12 35c8 8 19 12 35 12zM3193 380c-17 0-30-5-39-14s-14-23-14-39c0-15 3-28 10-38 7-9 17-16 29-21 12-4 30-7 53-7v3-3l54-1h3v3 24c0 15-4 31-13 45-8 15-20 27-34 35s-31 13-49 13zM3415 408v-226c0-21-1-44-2-69v-3h3 46 3v3c2 33 2 54 2 60h-2v-2h1v2h-3c8-26 17-44 28-54 10-9 26-14 45-14 7 0 14 1 20 3h3v2 45 4l-4-1c-6-2-15-3-25-3-20 0-34 9-45 25-10 18-15 42-15 74v154 3h-3-49-3zM3418 405h49v3h-3v-154c0-33 5-59 16-77 12-18 28-27 50-27 11 0 20 1 26 3v2h-3v-45h3l-1 3c-7-2-13-2-19-2-18 0-32 4-41 13-10 9-19 25-27 50v2h-2-1-3v-3c0-6-1-26-2-60h2v3h-46v-3h3c1 25 1 48 1 69v226h-2zM3600 49v-47-2h3 49 2v2 47 3h-2-49-3zM3603 47h49v2h-3v-47h3v3h-49v-3h2v47h-2zM3600 408v-295-3h3 49 2v3 295 3h-2-49-3zM3603 405h49v3h-3v-295h3v3h-49v-3h2v295h-2zM3911 408v-187c0-19-1-34-5-44s-9-17-17-22c-8-4-20-7-36-7-23 0-40 8-53 24-14 15-20 37-20 65v171 3h-3-49-3v-3-232c0-34 0-55-1-62l-1-4h3 47 2l1 3c0 1 0 3 0 7s0 9 1 14c0 5 0 15 1 30h-3v-3h1v3l-3-2c12-20 25-35 40-44 16-9 35-13 57-13 33 0 58 8 73 25 16 16 23 44 23 82v196 3h-2-50-3zM3914 405h50v3h-3v-196c0-37-7-63-22-78-14-16-37-23-69-23-22 0-39 4-54 12-14 8-27 22-38 42l-1 1h-1-1-3v-2c0-15-1-24-1-30 0-5 0-9-1-13 0-4 0-7 0-7l3-1v3h-47v-3h3c1 8 2 29 2 63v232h-3v-3h49v3h-3v-171c0-29 7-52 21-69s34-25 58-25c17 0 30 2 39 7 8 5 15 14 19 25s6 27 6 46v187h-3zM4149 527c-32 0-59-7-78-19-20-13-33-32-38-56l-1-3h3l49-8h3v3c4 13 10 22 21 29s25 11 42 11c48 0 71-27 71-83v-48h3v3h-1v-3l3 2c-10 19-23 34-40 44-16 9-36 14-58 14-36 0-64-12-82-37-17-24-26-63-26-115s10-92 28-117c19-25 48-38 86-38 21 0 40 5 56 14 15 10 28 24 36 42l-2 2v-3 3h-3c0-6 1-15 2-29 0-13 1-21 2-23l1-2h2 46 3v3c-1 10-2 30-2 61v226c0 84-42 127-126 127zM4149 521c81 0 121-39 121-121v-226c0-31 0-51 1-61h3v3h-46v-3l2 2c0 0-1 7-2 20-1 14-1 23-1 29v2h-3-2l-1-1c-8-17-19-30-34-40-15-9-33-14-53-14-37 0-63 12-81 36-18 25-27 62-27 114 0 51 8 88 25 112 16 23 42 35 77 35 22 0 40-5 56-14 15-10 28-23 37-42v-1h2 1 3v2 48c0 58-26 89-77 89-18 0-34-4-45-12-12-8-20-19-23-33l3-1v3l-49 7-1-3h3c5 22 17 40 36 52 18 12 43 18 75 18zM4221 261c0-24-3-44-10-61-6-17-15-30-26-39-12-9-25-13-39-13-25 0-42 8-53 26s-16 46-16 87c0 40 5 68 15 85 11 17 28 25 53 25 15 0 28-4 39-13 12-9 21-21 27-38 7-16 10-36 10-59zM4227 261c0 23-4 44-10 61-7 18-17 31-29 41-13 9-27 14-43 14-27 0-46-10-58-28-11-18-16-48-16-88 0-41 6-72 18-90 11-19 31-29 57-29 15 0 30 5 42 15 12 9 22 23 29 41 6 17 10 38 10 63zM4299 519v-35-3h2 326 3v3 35 3h-3-326-2zM4301 516h326v3h-3v-35h3v3h-326v-3h3v35h-3zM4704 162c11-19 24-34 39-43s35-14 58-14c33 0 57 8 73 25 15 16 23 44 23 82v196 3h-2-50-3v-3-187c0-20-1-35-5-45s-9-16-18-21c-8-4-19-7-35-7-22 0-39 8-53 23-14 16-20 37-20 63v174 3h-3-49-3v-3-406-2h3 49 3v2 107c0 11 0 22-1 34s-1 19-1 21h-3v-3h1v3zM4707 166h-1-3v-3c0-2 1-8 1-20 1-12 1-23 1-34v-107h3v3h-49v-3h3v406h-3v-3h49v3h-3v-174c0-27 7-50 22-66 14-17 34-25 57-25 16 0 29 2 38 7s16 13 20 24c4 10 6 26 6 47v187h-3v-3h50v3h-3v-196c0-38-8-63-22-79-15-15-37-22-69-22-22 0-40 4-55 13-14 8-26 22-37 41l-1 1zM5221 260c0 52-12 92-35 118-23 25-58 39-101 39-44 0-78-14-100-41-23-27-34-66-34-116 0-102 46-155 135-155 46 0 80 13 102 38s33 65 33 117zM5215 260c0-51-10-89-31-113-21-25-53-36-98-36-87 0-129 49-129 149 0 50 11 87 32 112 22 26 53 39 96 39 42 0 74-12 97-37 22-25 33-62 33-114zM5163 260c0-40-6-69-17-87-12-18-31-26-59-26s-48 9-60 27-19 47-19 86 7 67 19 87c12 18 31 28 57 28 29 0 49-9 61-28 12-18 18-47 18-87zM5169 260c0 41-7 71-19 91-14 19-36 29-66 29-28 0-49-10-62-30s-19-50-19-90 6-70 19-89c14-20 36-30 65-30s51 10 63 29c13 19 19 49 19 90zM5276 408v-406-2h2 50 2v2 406 3h-2-50-2zM5278 405h50v3h-3v-406h3v3h-50v-3h3v406h-3zM5591 362c-9 19-22 33-37 42-15 8-35 13-57 13-38 0-67-14-85-39-17-26-26-65-26-116 0-104 37-157 111-157 23 0 42 4 57 12 16 9 28 22 37 41l-2 1v-3 3h-2l-1-33v-124-2h3 49 3v2 345c0 31 0 51 1 61l1 3h-3-47-3v-2c-1-3-1-10-2-21-1-10-1-20-1-27h3v3h-1v-3zM5589 358h1 3v3c0 7 0 16 1 27 0 10 1 17 1 20h-2v-3h47v3l-3 1c-1-10-2-31-2-62v-345h3v3h-49v-3h3v124h-3 3v33 3h-3-2l-1-2c-9-17-20-30-34-38-15-8-33-11-55-11-71 0-106 49-106 151 0 51 9 88 26 112 17 25 43 37 80 37 22 0 40-4 54-12 15-8 26-21 35-39l1-2zM5443 260c0 41 5 70 16 88 10 17 27 25 51 25 27 0 46-9 58-28s18-48 18-88c0-39-6-66-18-84s-31-26-58-26c-24 0-41 8-51 26-11 18-16 47-16 87zM5437 260c0-41 6-71 17-90s31-29 56-29c28 0 49 10 62 29 13 18 20 48 20 87 0 41-7 72-20 91-13 20-34 31-62 31-26 0-45-10-56-29-11-18-17-48-17-90zM5753 271c0 33 7 59 21 77 13 17 33 26 59 26 21 0 37-4 49-12 13-9 21-19 25-31l1-3 3 1 43 12 3 1-1 3c-18 47-60 72-123 72-44 0-79-14-102-40-23-27-35-67-35-118 0-49 12-88 35-114 23-27 57-40 100-40 88 0 133 54 133 160v6 3h-3-210v-3zM5751 268h210v3h-3v-6c0-104-42-154-127-154-42 0-73 12-96 38-22 25-33 61-33 110 0 51 11 88 33 114 23 25 55 38 98 38 62 0 100-23 118-68l2 1-1 3-43-13 1-2 3 1c-5 13-14 25-27 33-14 9-31 14-53 14-28 0-49-10-64-29-14-19-21-46-21-80v-3zM5908 234c-3-31-11-53-23-67-13-14-31-20-55-20-23 0-41 7-54 23-14 15-21 36-22 64l-3-1v-2h159v2zM5910 236h-159-3v-3c1-28 9-51 23-67 15-16 35-25 59-25 25 0 45 8 59 22 13 15 21 39 24 70v3zM6021 408v-226c0-21 0-44-1-69v-3h3 46 3v3c1 33 2 54 2 60h-3v-2h1v2h-2c8-26 17-44 27-54 11-9 26-14 45-14 7 0 14 1 21 3h2v2 45 4l-3-1c-7-2-15-3-26-3-20 0-34 9-44 25-11 18-16 42-16 74v154 3h-3-49-3zM6024 405h49v3h-2v-154c0-33 5-59 16-77s28-27 49-27c11 0 20 1 27 3l-1 2h-2v-45h2v3c-7-2-13-2-20-2-18 0-31 4-41 13s-18 25-26 50l-1 2h-2-1-3v-3c0-6 0-26-2-60h3v3h-46v-3h3c1 25 1 48 1 69v226h-3z">
          <text:p/>
        </draw:path>
        <draw:path draw:style-name="gr2" draw:text-style-name="P2" draw:layer="layout" svg:width="1.447cm" svg:height="0.29cm" svg:x="18.623cm" svg:y="16.28cm" svg:viewBox="0 0 1448 291" svg:d="M184 287v-126h-147v126h-37v-273h37v116h147v-116h37v273zM279 33v-33h34v33zM279 287v-210h34v210zM542 182c0 72-25 109-77 109-15 0-29-3-39-9s-19-15-26-27c0 4 0 10-1 18 0 8-1 13-1 14h-33c0-7 1-21 1-43v-244h34v81c0 9 0 18 0 31 7-15 15-24 26-30s24-9 39-9c27 0 46 9 59 27 12 19 18 46 18 82zM506 183c0-29-4-50-12-63-8-12-20-20-37-20-20 0-34 8-43 21-9 14-14 35-14 64 0 27 5 47 14 61 8 13 23 19 42 19 18 0 30-6 38-19s12-34 12-63zM587 33v-33h34v33zM587 287v-210h34v210zM830 229c0 20-7 35-22 46-15 10-36 16-62 16s-46-4-60-13-24-22-28-40l31-6c3 11 9 19 18 25 9 5 22 7 39 7s30-2 38-8c9-5 13-13 13-24 0-8-3-15-9-20s-15-9-27-13l-25-6c-20-5-34-11-43-16-8-4-15-10-19-18-5-7-8-15-8-26 0-19 7-34 21-44 13-10 33-15 59-15 23 0 41 4 55 12s22 22 26 40l-32 4c-1-9-7-16-15-21-8-6-20-9-34-9-16 0-27 3-35 8-7 5-11 12-11 22 0 6 2 11 5 15 3 3 7 7 14 9 6 3 18 7 38 12 18 4 31 9 39 12 9 4 15 9 20 13 4 5 8 11 11 17 2 6 3 13 3 21zM899 182c0 27 4 48 13 61 9 14 22 20 39 20 13 0 23-3 31-10 9-6 14-17 16-30l35 2c-3 20-12 36-26 48s-33 18-55 18c-29 0-51-9-68-28-15-18-23-45-23-81 0-35 8-61 24-81 16-18 38-28 67-28 21 0 39 6 53 17s23 27 27 47l-36 2c-2-11-6-20-14-27-7-8-18-11-31-11-18 0-32 7-40 19s-12 33-12 62zM1104 77v134c0 13 1 24 4 32 2 7 7 13 13 16s14 5 26 5c16 0 30-6 39-17 10-12 15-27 15-48v-122h34v165c0 25 1 40 2 45h-33c0-1 0-2-1-5 0-3 0-6 0-10s-1-11-1-21c-8 15-18 25-28 31s-24 9-39 9c-23 0-40-6-50-17-11-12-16-30-16-57v-140zM1448 229c0 20-8 35-23 46-15 10-35 16-62 16-26 0-46-4-60-13s-23-22-28-40l31-6c3 11 9 19 18 25 10 5 22 7 39 7s30-2 38-8c9-5 13-13 13-24 0-8-3-15-9-20-5-5-15-9-27-13l-25-6c-20-5-34-11-43-16-8-4-15-10-19-18-5-7-7-15-7-26 0-19 6-34 20-44 13-10 33-15 59-15 23 0 42 4 55 12 14 8 22 22 26 40l-31 4c-2-9-8-16-16-21-8-6-20-9-34-9-15 0-27 3-35 8-7 5-11 12-11 22 0 6 2 11 5 15 3 3 8 7 14 9 6 3 18 7 38 12 18 4 31 9 40 12 8 4 14 9 19 13 4 5 8 11 11 17 2 6 4 13 4 21z">
          <text:p/>
        </draw:path>
        <draw:path draw:style-name="gr2" draw:text-style-name="P2" draw:layer="layout" svg:width="1.45cm" svg:height="0.294cm" svg:x="18.621cm" svg:y="16.278cm" svg:viewBox="0 0 1451 295" svg:d="M184 289v-126h2v2h-147v-2h2v126 2h-2-37-2v-2-273-2h2 37 2v2 116h-2v-2h147v2h-2v-116-2h2 37 2v2 273 2h-2-37-2zM186 287h37v2h-2v-273h2v2h-37v-2h2v116 2h-2-147-2v-2-116h2v2h-37v-2h2v273h-2v-2h37v2h-2v-126-2h2 147 2v2 126h-2zM279 35v-33-2h2 34 2v2 33 2h-2-34-2zM281 33h34v2h-2v-33h2v2h-34v-2h2v33h-2zM279 289v-209-2h2 34 2v2 209 2h-2-34-2zM281 287h34v2h-2v-209h2v2h-34v-2h2v209h-2zM546 184c0 73-26 111-79 111-16 0-29-3-40-9s-20-16-26-29h1v2-2h2c0 4 0 10-1 18 0 8-1 13-1 14v2h-2-33-3l1-2c0-7 1-21 1-43v-244-2h2 34 2v2 82c0 9 0 19 0 30h-2v-2 2l-1-1c6-14 15-24 26-30s25-9 40-9c27 0 48 10 60 28 13 18 19 45 19 82zM542 184c0-36-6-62-18-80-12-17-31-26-57-26-15 0-28 3-38 9-10 5-18 15-25 28v1h-2-2v-2c0-12 0-21 0-30v-82h2v2h-34v-2h2v244c0 22-1 36-1 43h-2v-2h33v2h-2c0-2 1-6 1-14 1-8 1-15 1-18v-2h2 2v1c7 12 15 21 25 26 10 6 23 9 38 9 51 0 75-35 75-107zM506 185c0-29-4-50-12-62-7-12-19-18-35-18-20 0-33 6-42 19-8 13-13 34-13 63 0 27 5 47 13 59 9 13 22 19 41 19 17 0 29-6 36-18 8-13 12-33 12-62zM510 185c0 29-4 51-12 64s-22 20-40 20c-20 0-35-7-44-20-9-14-14-34-14-62 0-29 5-51 14-65s25-21 45-21c17 0 31 7 39 20s12 34 12 64zM587 35v-33-2h2 34 2v2 33 2h-2-34-2zM589 33h34v2h-2v-33h2v2h-34v-2h2v33h-2zM587 289v-209-2h2 34 2v2 209 2h-2-34-2zM589 287h34v2h-2v-209h2v2h-34v-2h2v209h-2zM834 231c0 20-7 36-23 47-15 11-36 17-63 17-26 0-47-5-61-13-15-9-24-23-29-42v-2h2l30-6h2l1 1c3 11 8 19 17 24s21 7 38 7 29-2 37-7 12-13 12-23c0-8-3-14-8-19-6-5-14-9-27-12l1-2-1 2-25-6 1-2-1 2c-20-6-34-11-43-16-8-5-15-11-20-18-5-8-7-17-7-28 0-19 7-34 21-45 14-10 34-15 60-15 23 0 42 4 56 12 14 9 23 22 27 41v2h-2l-31 4h-2v-2c-2-8-7-15-15-20-8-4-19-7-33-7-15 0-26 2-34 7-7 5-10 11-10 20 0 6 1 10 4 13 3 4 7 7 13 10 6 2 19 6 38 11 19 4 32 9 40 13 9 4 15 8 20 13s9 11 11 17c3 7 4 14 4 22zM830 231c0-8-1-14-3-20-3-6-6-12-11-16-4-5-10-9-18-13s-21-8-40-12l1-2-1 2c-19-5-32-9-38-12-7-3-11-6-15-10-3-4-5-10-5-16 0-10 4-18 12-23s20-8 36-8c14 0 26 3 35 8s14 13 16 23h-2v-2l31-4 1 2-2 1c-4-18-12-30-25-38s-31-12-54-12c-26 0-45 5-58 15-13 9-20 23-20 41 0 10 3 19 7 25 5 7 11 13 19 18 9 5 23 10 42 15l25 6c13 4 23 8 28 13 6 6 10 13 10 22 0 11-5 20-14 26-8 6-21 8-39 8-17 0-30-2-40-8-9-5-16-14-19-26h2v2l-30 6-1-2 2-1c4 18 13 31 27 39 13 9 33 13 59 13s46-5 61-16c14-10 21-24 21-44zM902 184c0 27 4 47 12 60 9 13 21 19 38 19 13 0 23-3 31-9 8-7 13-16 15-30v-2l2 1 35 2h2v2c-3 21-12 37-27 49-14 13-33 19-57 19-29 0-52-10-68-29-16-18-24-46-24-82 0-35 8-62 24-81s39-29 68-29c23 0 41 6 55 17 15 12 24 28 28 47v3h-2l-36 2h-2v-1c-2-12-6-20-13-27-7-6-17-9-31-9-18 0-30 5-38 17s-12 32-12 61zM898 184c0-29 4-51 12-63 9-13 23-19 42-19 15 0 26 3 34 10 7 7 12 17 14 29h-2v-2l35-2 1 2h-2c-4-19-12-34-26-44-14-11-31-17-53-17-28 0-50 9-65 27s-23 45-23 79c0 36 8 62 23 80s37 27 65 27c23 0 41-6 55-18 14-11 22-27 25-46h2v2l-35-3v-1h2c-2 14-8 25-16 32-9 7-20 10-34 10-18 0-32-7-41-21-9-13-13-34-13-62zM1108 80v133c0 13 1 24 4 31 2 7 6 12 12 15 5 3 13 5 25 5 16 0 28-5 38-16 9-12 14-27 14-47v-121-2h2 34 2v2 164c0 25 1 39 1 45l1 2h-2-33-2v-2c0 0 0-2-1-5 0-3 0-6 0-10s-1-11-1-21h2v2-2l1 1c-8 15-17 25-28 32-11 6-24 9-40 9-23 0-41-6-52-18s-16-31-16-58v-139-2h2 35 2zM1106 82h-35v-2h2v139c0 26 5 44 15 55s26 17 49 17c15 0 28-3 38-9s19-15 27-30v-1h2 2v2c0 10 1 17 1 21s0 7 0 10c0 2 1 4 1 5h-2v-2h33v2h-2c-1-5-2-20-2-45v-164h2v2h-34v-2h2v121c0 21-5 37-15 49s-24 18-41 18c-12 0-21-2-27-5-7-4-11-10-14-18s-4-19-4-32v-133h2zM1451 231c0 20-7 36-23 47-15 11-36 17-63 17-26 0-47-5-61-13-15-9-24-23-29-42v-2h2l31-6h1l1 1c3 11 8 19 17 24s22 7 38 7c17 0 30-2 37-7 8-5 12-13 12-23 0-8-3-14-8-19-6-5-14-9-27-12l1-2-1 2-24-6v-2 2c-21-6-35-11-44-16-8-5-15-11-20-18-5-8-7-17-7-28 0-19 7-34 21-45 14-10 34-15 60-15 23 0 42 4 56 12 14 9 23 22 27 41v2h-2l-31 4h-2v-2c-2-8-7-15-15-20-8-4-19-7-33-7-15 0-26 2-33 7s-11 11-11 20c0 6 2 10 4 13 3 4 8 7 13 10 6 2 19 6 38 11 19 4 32 9 40 13 9 4 15 8 20 13s9 11 11 17c3 7 4 14 4 22zM1448 231c0-8-2-14-4-20-3-6-6-12-11-16-4-5-10-9-18-13s-21-8-40-12l1-2-1 2c-19-5-32-9-38-12s-11-6-15-10c-3-4-5-10-5-16 0-10 5-18 12-23 8-5 20-8 36-8 15 0 26 3 35 8s14 13 17 23h-2l-1-2 32-4v2l-2 1c-4-18-12-30-25-38s-31-12-54-12c-26 0-45 5-58 15-13 9-19 23-19 41 0 10 2 19 6 25 5 7 11 13 19 18 9 5 23 10 43 15l24 6c13 4 23 8 29 13 6 6 9 13 9 22 0 11-5 20-13 26-9 6-22 8-40 8-17 0-30-2-40-8-9-5-16-14-19-26h2v2l-30 6-1-2 2-1c4 18 13 31 27 39 14 9 33 13 59 13s47-5 61-16c15-10 22-24 22-44z">
          <text:p/>
        </draw:path>
        <draw:path draw:style-name="gr2" draw:text-style-name="P2" draw:layer="layout" svg:width="1.868cm" svg:height="0.28cm" svg:x="18.593cm" svg:y="18.847cm" svg:viewBox="0 0 1869 281" svg:d="M210 86c0 26-8 46-25 61-17 16-39 23-68 23h-80v107h-37v-273h115c30 0 54 7 70 22 17 14 25 34 25 60zM173 86c0-35-21-52-63-52h-73v107h75c41 0 61-18 61-55zM475 86c0 26-8 46-25 61-17 16-40 23-69 23h-79v107h-37v-273h114c31 0 54 7 71 22 17 14 25 34 25 60zM438 86c0-35-21-52-63-52h-73v107h74c41 0 62-18 62-55zM515 187v-31h96v31zM664 277v-273h37v273zM983 201c0 25-10 44-29 58-20 15-47 22-83 22-66 0-105-24-115-70l36-7c4 16 12 28 26 36 13 7 31 11 54 11 24 0 42-4 55-12s20-20 20-36c0-9-2-16-6-22-4-5-10-10-17-13-8-4-16-7-27-9-10-3-21-6-33-8-22-5-38-10-49-15-11-4-20-10-27-16-6-5-11-12-14-20-4-8-5-17-5-27 0-23 8-41 26-54 18-12 44-19 77-19 31 0 54 5 71 14 16 10 27 26 34 49l-36 6c-4-14-12-25-23-31-11-7-27-10-47-10-21 0-38 4-49 11-12 7-18 18-18 32 0 8 3 15 7 21 5 5 11 10 19 14 9 3 25 8 50 14 9 2 17 3 25 5 9 2 16 5 24 8 8 2 15 6 21 9 7 4 13 9 18 14 4 5 8 12 11 19s4 16 4 26zM1208 140c0 45-8 80-24 104-16 25-40 37-71 37s-55-12-71-37c-15-24-24-58-24-104 0-47 9-82 24-105s39-35 72-35c32 0 56 12 71 36 15 23 23 58 23 104zM1172 140c0-39-4-68-13-85-9-18-24-27-45-27s-37 9-46 26c-9 18-14 46-14 86 0 39 5 67 14 85 10 18 25 26 45 26 21 0 36-9 45-27 10-18 14-46 14-84zM1429 140c0 45-8 80-24 104-16 25-40 37-71 37s-55-12-70-37c-16-24-24-58-24-104 0-47 8-82 23-105s39-35 72-35c32 0 56 12 71 36 15 23 23 58 23 104zM1394 140c0-39-5-68-14-85-9-18-24-27-45-27s-36 9-46 26c-9 18-14 46-14 86 0 39 5 67 14 85 10 18 25 26 45 26 21 0 36-9 45-27 10-18 15-46 15-84zM1646 32c-28 43-48 76-59 100-12 24-20 48-26 71-6 24-9 48-9 74h-36c0-36 8-72 22-111 15-38 40-82 74-132h-146v-30h180zM1869 201c0 25-8 44-24 58-16 15-38 22-68 22-27 0-49-6-66-20-16-12-26-31-29-55l36-3c5 32 24 48 59 48 18 0 31-4 41-13 10-8 15-21 15-38 0-15-5-27-17-35-11-8-28-12-49-12h-20v-30h19c19 0 34-4 44-13 11-8 16-20 16-34 0-15-4-26-13-35-8-8-21-12-38-12-15 0-27 4-37 12-9 7-15 18-16 33l-35-3c2-22 11-40 27-52 16-13 37-19 62-19 27 0 48 7 63 19 15 13 23 31 23 53 0 18-5 32-15 43-10 10-24 18-42 22 20 3 36 9 47 21 12 11 17 26 17 43z">
          <text:p/>
        </draw:path>
        <draw:path draw:style-name="gr2" draw:text-style-name="P2" draw:layer="layout" svg:width="1.872cm" svg:height="0.284cm" svg:x="18.591cm" svg:y="18.845cm" svg:viewBox="0 0 1873 285" svg:d="M214 88c0 26-8 47-25 63-18 15-41 23-70 23h-80v-2h2v107 2h-2-37-2v-2-273-2h2 115c30 0 55 8 72 22 17 15 25 36 25 62zM210 88c0-26-8-45-24-59s-39-21-69-21h-115v-2h2v273h-2v-2h37v2h-2v-107-2h2 80c28 0 50-7 67-22 16-15 24-35 24-60zM173 88c0-34-19-50-61-50h-73v-2h2v107h-2v-2h75c40 0 59-17 59-53zM177 88c0 38-22 57-63 57h-75-2v-2-107-2h2 73c43 0 65 18 65 54zM479 88c0 26-9 47-26 63-17 15-40 23-70 23h-79v-2h2v107 2h-2-37-2v-2-273-2h2 114c31 0 55 8 72 22 17 15 26 36 26 62zM475 88c0-26-8-45-24-59-17-14-40-21-70-21h-114v-2h2v273h-2v-2h37v2h-2v-107-2h2 79c29 0 51-7 67-22 17-15 25-35 25-60zM438 88c0-34-20-50-61-50h-73v-2h2v107h-2v-2h74c41 0 60-17 60-53zM442 88c0 38-22 57-64 57h-74-2v-2-107-2h2 73c43 0 65 18 65 54zM515 189v-31-2h2 96 2v2 31 1h-2-96-2zM517 187h96v2h-2v-31h2v2h-96v-2h1v31h-1zM664 279v-273-2h2 37 2v2 273 2h-2-37-2zM666 277h37v2h-2v-273h2v2h-37v-2h2v273h-2zM987 203c0 26-10 46-30 61-20 14-48 21-84 21-67 0-106-24-117-72l-1-2h2l36-7 2-1v2c4 16 13 27 26 35 13 7 31 11 53 11 24 0 42-4 54-12 13-8 19-19 19-34 0-9-2-15-6-21-4-5-9-9-16-13-7-3-16-6-26-9-10-2-21-5-34-7l1-2-1 2c-21-5-38-10-49-15s-20-10-27-16c-6-6-12-13-15-21-4-8-5-18-5-28 0-24 9-43 27-55 18-13 44-20 78-20 31 0 55 5 72 15 16 9 28 26 35 49v2l-2 1-36 6h-2v-1c-4-14-11-24-22-31-11-6-26-9-46-9-21 0-37 3-48 10s-17 17-17 31c0 8 2 14 7 19 4 6 10 10 18 14s25 8 50 14c8 2 16 4 25 6 8 2 16 4 24 7 7 3 15 6 21 10 7 3 13 8 18 14 5 5 9 12 12 19 3 8 4 17 4 27zM983 203c0-10-1-18-4-25-2-7-6-13-11-19-5-5-10-9-17-13-6-4-13-7-21-10-7-2-15-5-23-7-9-2-17-4-25-5v-2 2c-25-6-42-11-51-15-8-3-15-8-19-14-5-6-8-13-8-22 0-15 7-26 19-34 11-7 28-11 50-11 20 0 36 3 48 10 11 7 19 18 23 33h-1l-1-2 36-6 1 2h-2c-7-22-18-38-33-47-17-9-40-14-70-14-33 0-58 6-76 19-17 12-25 29-25 52 0 10 1 18 5 26 3 8 8 14 14 20s15 11 26 16c11 4 27 9 48 14 12 3 24 5 34 8 10 2 19 5 26 9 8 4 14 8 18 14 5 6 7 14 7 23 0 16-7 29-21 38-13 8-32 12-56 12-23 0-42-4-55-12-14-7-23-20-27-37h2v2l-36 7v-2l2-1c10 47 47 69 113 69 35 0 62-7 82-20 19-15 28-33 28-58zM1212 142c0 46-8 81-25 105-16 25-40 38-72 38s-57-12-73-38c-16-24-24-59-24-105 0-47 8-82 23-106 16-24 42-36 75-36s57 12 73 36c15 24 23 60 23 106zM1208 142c0-46-8-80-23-103s-37-35-69-35-57 11-72 34-22 58-22 104c0 45 8 80 23 103 16 24 39 36 70 36s53-12 69-36 24-58 24-103zM1172 142c0-39-4-67-13-84s-23-26-43-26c-21 0-35 8-44 25-10 17-15 45-15 85 0 38 5 66 15 84 9 17 23 26 43 26s34-9 43-27c10-18 14-45 14-83zM1176 142c0 38-4 67-14 85-10 19-26 28-47 28s-37-9-47-27c-10-19-15-47-15-86 0-40 5-69 15-87 10-17 26-27 48-27 21 0 37 10 47 28 9 18 13 47 13 86zM1433 142c0 46-8 81-24 105-17 25-41 38-73 38s-56-12-72-38c-16-24-24-59-24-105 0-47 8-82 23-106 16-24 41-36 74-36s57 12 73 36c15 24 23 60 23 106zM1429 142c0-46-8-80-23-103s-37-35-69-35-55 11-70 34-23 58-23 104c0 45 8 80 23 103 16 24 38 36 69 36s54-12 69-36c16-24 24-58 24-103zM1394 142c0-39-5-67-14-84s-23-26-43-26c-21 0-35 8-44 25s-14 45-14 85c0 38 5 66 14 84 9 17 23 26 43 26s34-9 44-27c9-18 14-45 14-83zM1398 142c0 38-5 67-15 85-10 19-26 28-47 28s-37-9-46-27c-10-19-15-47-15-86 0-40 5-69 14-87 10-17 26-27 48-27s37 10 47 28c9 18 14 47 14 86zM1649 36c-27 42-47 75-58 99-12 24-20 47-26 71-6 23-9 47-9 73v2h-2-36-2v-2c0-36 8-73 22-111 15-39 40-83 74-133l2 1v2h-146-2v-2-30-2h2 180 2v2 28 1zM1646 34v-28h2v2h-180v-2h2v30h-2v-2h146 4l-2 3c-35 50-59 94-74 132-14 38-22 74-22 110h-2v-2h36v2h-1c0-26 2-51 8-74 6-24 15-48 26-72 12-24 31-57 59-100l2 1zM1873 203c0 25-8 46-24 61-17 14-40 21-70 21-28 0-50-7-67-19-17-14-27-33-30-58v-2h2l36-3h2v2c4 31 23 46 57 46 17 0 30-4 40-12 10-9 14-21 14-37 0-15-5-25-16-33s-27-12-48-12h-20-2v-2-30-2h2 19c19 0 33-4 43-12s15-19 15-33-4-25-12-33-20-12-37-12c-15 0-27 3-36 11s-14 18-15 32l-1 2h-2l-34-3h-2v-2c2-23 12-41 28-54 16-12 37-19 63-19 27 0 49 7 64 20 16 13 24 31 24 54 0 18-5 33-15 44s-25 19-44 23v-2h2-2v-2c21 3 37 10 49 21 11 12 17 27 17 45zM1869 203c0-17-5-31-16-42s-26-18-46-20h-2v-2-2h1c19-4 32-11 42-22 9-10 14-24 14-41 0-22-7-39-22-51-15-13-35-19-62-19-25 0-45 6-60 18-16 13-25 29-27 51h-2v-2l35 3v2l-2-1c1-14 7-26 17-34s23-12 38-12c17 0 31 4 40 13s13 21 13 36-6 27-16 36c-11 8-27 13-46 13h-19v-2h2v30h-2v-2h20c22 0 39 4 50 13 12 8 18 21 18 36 0 17-5 31-15 40-11 9-25 13-43 13-35 0-56-17-61-50h2v2l-36 3v-2h2c3 24 12 42 28 55 17 12 38 18 65 18 29 0 51-7 67-20 16-15 23-33 23-58z">
          <text:p/>
        </draw:path>
        <draw:path draw:style-name="gr2" draw:text-style-name="P2" draw:layer="layout" svg:width="0.502cm" svg:height="0.29cm" svg:x="24.851cm" svg:y="18.85cm" svg:viewBox="0 0 503 291" svg:d="M0 287v-29h70v-210l-62 44v-33l64-44h32v243h67v29zM191 291l80-291h30l-78 291zM332 287v-29h69v-210l-61 44v-33l64-44h32v243h67v29z">
          <text:p/>
        </draw:path>
        <draw:path draw:style-name="gr2" draw:text-style-name="P2" draw:layer="layout" svg:width="0.506cm" svg:height="0.294cm" svg:x="24.849cm" svg:y="18.848cm" svg:viewBox="0 0 507 295" svg:d="M0 289v-29-2h2 70v2h-2v-210h2l1 1-62 44-3 3v-4-33-1l1-1 64-44h1 32 2v2 243h-2v-2h68 2v2 29 2h-2-172-2zM2 287h172v2h-2v-29h2v2h-68-1v-2-243h1v2h-32v-2l2 1-65 44-1-1h2v33h-2l-1-2 61-44 4-2v4 210 2h-2-70v-2h2v29h-2zM193 293l79-291v-2h2 30 3l-1 3-78 291-1 1h-1-32-2zM194 291h32v2h-2l78-291h2v2h-30v-2l2 1-80 291-2-1zM333 289v-29-2h2 69v2h-2v-210h2l1 1-61 44-3 3v-4-33-1l1-1 64-44h1 32 2v2 243h-2v-2h66 2v2 29 2h-2-170-2zM335 287h170v2h-2v-29h2v2h-66-2v-2-243h2v2h-32v-2l1 1-64 44-1-1h2v33h-2l-1-2 61-44 3-2v4 210 2h-2-69v-2h2v29h-2z">
          <text:p/>
        </draw:path>
        <draw:path draw:style-name="gr6" draw:text-style-name="P3" draw:layer="layout" svg:width="8.369cm" svg:height="6.454cm" svg:x="2.989cm" svg:y="1.107cm" svg:viewBox="0 0 8370 6455" svg:d="M6412 6413l237-137-487 152c20 11 43 20 71 24 25 4 55 5 90-3 27-7 59-19 89-36l-1982-985 1732 1000-2014-1163 282 163-4348-2510 4066 2347-4066-2347c-53-30-82-96-82-183v-1429l2262-1306 6079 3511c19 10 29 25 29 40v490c0 11-1 24-4 42-2 11-5 23-12 40-4 10-10 23-17 37-8 13-16 25-23 33-11 14-20 23-28 30-15 14-26 21-37 27 14-8 21-24 21-46 39-22 71-77 71-122v-490l-2121 1224c-39 23-102 23-141 0l-6079-3510 2262-1306 6079 3511c19 10 29 25 29 40 0 16-10 30-29 41 19-11 29-25 29-41v490c0 11-1 24-4 42-2 11-5 23-12 40-4 10-10 23-17 37-8 13-16 25-23 33-11 14-20 23-28 30-15 14-26 21-37 27l-337 195c-10 6-20 9-31 11-11 1-23-1-34-7l-404-234c-43 11-96 28-165 66-40 22-87 52-134 89-48 37-96 81-141 127-49 52-94 106-133 160-40 55-74 109-105 162-81 144-132 281-162 402l-7 28c-8 38-16 80-21 122-5 39-7 78-7 114 0 40 2 74 6 104 4 37 11 66 18 91 9 31 19 56 29 77 14 26 27 47 41 64 9 10 12 22 12 33v378c0 3 0 6-1 9 0 2-1 5-2 8s-2 5-4 8-3 6-5 8-4 4-6 6c-3 2-5 4-7 5z">
          <text:p/>
        </draw:path>
        <draw:polygon draw:style-name="gr7" draw:text-style-name="P1" draw:layer="layout" svg:width="0cm" svg:height="0cm" svg:x="6.204cm" svg:y="4.706cm" svg:viewBox="0 0 0 0" draw:points="0,0">
          <text:p/>
        </draw:polygon>
        <draw:polygon draw:style-name="gr6" draw:text-style-name="P3" draw:layer="layout" svg:width="6.078cm" svg:height="4.938cm" svg:x="2.989cm" svg:y="2.413cm" svg:viewBox="0 0 6079 4939" draw:points="6079,3510 6079,4939 4347,3939 4065,3776 0,1429 0,0">
          <text:p/>
        </draw:polygon>
        <draw:polygon draw:style-name="gr7" draw:text-style-name="P1" draw:layer="layout" svg:width="0cm" svg:height="0cm" svg:x="6.204cm" svg:y="4.706cm" svg:viewBox="0 0 0 0" draw:points="0,0">
          <text:p/>
        </draw:polygon>
        <draw:path draw:style-name="gr6" draw:text-style-name="P3" draw:layer="layout" svg:width="2.121cm" svg:height="2.804cm" svg:x="9.208cm" svg:y="4.698cm" svg:viewBox="0 0 2122 2805" svg:d="M2122 0v490c0 45-32 100-71 122l-303 175c-118-262-402-310-712-118-310 191-581 581-679 977l-7 30c-60 265-33 498 76 644v334l-214 122c-117 68-212 13-212-122v-1430z">
          <text:p/>
        </draw:path>
        <draw:polygon draw:style-name="gr7" draw:text-style-name="P1" draw:layer="layout" svg:width="0cm" svg:height="0cm" svg:x="6.204cm" svg:y="4.706cm" svg:viewBox="0 0 0 0" draw:points="0,0">
          <text:p/>
        </draw:polygon>
        <draw:path draw:style-name="gr6" draw:text-style-name="P3" draw:layer="layout" svg:width="6.673cm" svg:height="3.72cm" svg:x="2.989cm" svg:y="3.841cm" svg:viewBox="0 0 6674 3721" svg:d="M6674 3498v-378c0 21-12 41-29 57v334l-213 122c-117 68-212 13-212-122-39 22-102 22-141 0l-1732-1000-282-163-4065-2348c0 87 29 153 82 183l4066 2348 282 163 1732 1000c20 11 43 20 71 24 25 4 55 5 90-3 27-7 59-19 89-36l237-137c2-1 4-3 7-5 2-2 4-4 6-6s3-5 5-8 3-5 4-8 2-6 2-8c1-3 1-6 1-9z">
          <text:p/>
        </draw:path>
        <draw:polygon draw:style-name="gr7" draw:text-style-name="P1" draw:layer="layout" svg:width="0cm" svg:height="0cm" svg:x="6.204cm" svg:y="4.706cm" svg:viewBox="0 0 0 0" draw:points="0,0">
          <text:p/>
        </draw:polygon>
        <draw:path draw:style-name="gr6" draw:text-style-name="P3" draw:layer="layout" svg:width="0.141cm" svg:height="1.446cm" svg:x="9.067cm" svg:y="5.922cm" svg:viewBox="0 0 142 1447" svg:d="M0 0c40 23 103 23 142 0v1430c-39 22-102 22-142 0z">
          <text:p/>
        </draw:path>
        <draw:polygon draw:style-name="gr7" draw:text-style-name="P1" draw:layer="layout" svg:width="0cm" svg:height="0cm" svg:x="6.204cm" svg:y="4.706cm" svg:viewBox="0 0 0 0" draw:points="0,0">
          <text:p/>
        </draw:polygon>
        <draw:path draw:style-name="gr6" draw:text-style-name="P3" draw:layer="layout" svg:width="0.441cm" svg:height="0.421cm" svg:x="6.465cm" svg:y="7.952cm" svg:viewBox="0 0 442 422" svg:d="M260 7c41-24 109 14 151 86 41 72 41 149 0 174l-4 3c-6 13-15 22-25 29l-85 48c-7 18-17 31-31 39l-47 27c-37 21-92 2-140-48-47-51-79-124-79-183 0-39 14-69 38-83 50-29 131 18 181 104 50 88 50 181 0 210-37 21-92 2-140-48-47-51-79-124-79-183 0-39 14-69 38-83 50-29 131 18 181 104 50 88 50 181 0 210l47-27c14-8 24-21 31-39 15-44 4-111-31-171-34-60-86-103-132-111-18-4-35-1-49 7l-47 27 47-27c14-8 31-11 49-7l84-49c11-6 24-8 38-7z">
          <text:p/>
        </draw:path>
        <draw:polygon draw:style-name="gr7" draw:text-style-name="P1" draw:layer="layout" svg:width="0cm" svg:height="0cm" svg:x="6.204cm" svg:y="4.706cm" svg:viewBox="0 0 0 0" draw:points="0,0">
          <text:p/>
        </draw:polygon>
        <draw:path draw:style-name="gr6" draw:text-style-name="P3" draw:layer="layout" svg:width="0.441cm" svg:height="0.421cm" svg:x="1.164cm" svg:y="4.116cm" svg:viewBox="0 0 442 422" svg:d="M260 7c41-24 108 15 151 86 41 72 41 150 0 173l-4 3c-6 13-15 22-25 29l-85 49c-7 18-17 31-31 39l-47 27c-37 22-92 2-140-48-48-51-79-123-79-183 0-39 14-69 38-83 50-29 131 18 181 104 50 87 50 182 0 210-37 22-92 2-140-48-48-51-79-123-79-183 0-39 14-69 38-83 50-29 131 18 181 104 50 87 50 182 0 210l47-27c14-8 24-21 31-39 15-45 4-111-31-171-34-60-86-103-132-111-18-4-35-1-49 7l-47 27 47-27c14-8 31-11 49-7l84-49c11-6 24-8 38-7z">
          <text:p/>
        </draw:path>
        <draw:polygon draw:style-name="gr7" draw:text-style-name="P1" draw:layer="layout" svg:width="0cm" svg:height="0cm" svg:x="6.204cm" svg:y="4.706cm" svg:viewBox="0 0 0 0" draw:points="0,0">
          <text:p/>
        </draw:polygon>
        <draw:path draw:style-name="gr6" draw:text-style-name="P3" draw:layer="layout" svg:width="0.441cm" svg:height="0.421cm" svg:x="6.465cm" svg:y="7.176cm" svg:viewBox="0 0 442 422" svg:d="M260 7c41-24 109 15 151 87 41 72 41 150 0 174l-4 2c-6 13-15 23-25 29l-85 49c-7 17-17 31-31 39l-47 27c-37 21-92 2-140-49-47-50-79-122-79-183 0-39 14-69 38-82 50-29 131 18 181 105s50 180 0 209c-37 21-92 2-140-49-47-50-79-122-79-183 0-39 14-69 38-82 50-29 131 18 181 105s50 180 0 209l47-27c14-8 24-22 31-39 15-45 4-111-31-171-34-60-86-103-132-112-18-3-35-1-49 7l-47 28 47-28c14-8 31-10 49-7l84-48c11-6 24-9 38-7z">
          <text:p/>
        </draw:path>
        <draw:polygon draw:style-name="gr7" draw:text-style-name="P1" draw:layer="layout" svg:width="0cm" svg:height="0cm" svg:x="6.204cm" svg:y="4.706cm" svg:viewBox="0 0 0 0" draw:points="0,0">
          <text:p/>
        </draw:polygon>
        <draw:path draw:style-name="gr6" draw:text-style-name="P3" draw:layer="layout" svg:width="0.441cm" svg:height="0.421cm" svg:x="1.164cm" svg:y="4.891cm" svg:viewBox="0 0 442 422" svg:d="M260 7c41-24 108 15 151 87 41 71 41 149 0 173l-4 2c-6 13-15 23-25 29l-85 48c-7 18-17 32-31 40l-47 28c-37 21-92 2-140-50-48-50-79-122-79-182 0-39 14-69 38-83 50-28 131 18 181 105 50 86 50 181 0 210-37 21-92 2-140-50-48-50-79-122-79-182 0-39 14-69 38-83 50-28 131 18 181 105 50 86 50 181 0 210l47-28c14-8 24-22 31-40 15-44 4-110-31-170-34-59-86-103-132-111-18-3-35-1-49 7l-47 27 47-27c14-8 31-10 49-7l84-48c11-7 24-9 38-8z">
          <text:p/>
        </draw:path>
        <draw:polygon draw:style-name="gr7" draw:text-style-name="P1" draw:layer="layout" svg:width="0cm" svg:height="0cm" svg:x="6.204cm" svg:y="4.706cm" svg:viewBox="0 0 0 0" draw:points="0,0">
          <text:p/>
        </draw:polygon>
        <draw:path draw:style-name="gr6" draw:text-style-name="P3" draw:layer="layout" svg:width="0.57cm" svg:height="0.329cm" svg:x="4.859cm" svg:y="1.29cm" svg:viewBox="0 0 571 330" svg:d="M487 282c112-64 112-169 0-233-111-65-292-65-403 0-112 64-112 169 0 233 6 4 13 7 19 10 106 51 259 51 364 0 7-3 14-6 20-10z">
          <text:p/>
        </draw:path>
        <draw:polygon draw:style-name="gr7" draw:text-style-name="P1" draw:layer="layout" svg:width="0cm" svg:height="0cm" svg:x="6.204cm" svg:y="4.706cm" svg:viewBox="0 0 0 0" draw:points="0,0">
          <text:p/>
        </draw:polygon>
        <draw:path draw:style-name="gr6" draw:text-style-name="P3" draw:layer="layout" svg:width="0.57cm" svg:height="0.329cm" svg:x="8.959cm" svg:y="5.452cm" svg:viewBox="0 0 571 330" svg:d="M487 281c111-65 111-169 0-233-112-64-292-64-404 0-111 64-111 168 0 233 7 3 13 7 20 11 105 50 258 50 365 0 7-4 13-8 19-11z">
          <text:p/>
        </draw:path>
        <draw:polygon draw:style-name="gr7" draw:text-style-name="P1" draw:layer="layout" svg:width="0cm" svg:height="0cm" svg:x="6.204cm" svg:y="4.706cm" svg:viewBox="0 0 0 0" draw:points="0,0">
          <text:p/>
        </draw:polygon>
        <draw:path draw:style-name="gr6" draw:text-style-name="P3" draw:layer="layout" svg:width="0.57cm" svg:height="0.329cm" svg:x="10.514cm" svg:y="4.554cm" svg:viewBox="0 0 571 330" svg:d="M487 282c112-64 112-169 0-234-111-64-291-64-403 0-112 65-112 170 0 234 6 3 13 7 20 10 105 51 258 51 364 0 7-3 13-7 19-10z">
          <text:p/>
        </draw:path>
        <draw:polygon draw:style-name="gr7" draw:text-style-name="P1" draw:layer="layout" svg:width="0cm" svg:height="0cm" svg:x="6.204cm" svg:y="4.706cm" svg:viewBox="0 0 0 0" draw:points="0,0">
          <text:p/>
        </draw:polygon>
        <draw:path draw:style-name="gr6" draw:text-style-name="P3" draw:layer="layout" svg:width="0.57cm" svg:height="0.329cm" svg:x="3.304cm" svg:y="2.187cm" svg:viewBox="0 0 571 330" svg:d="M487 282c111-65 111-169 0-234-112-64-293-64-404 0-111 65-111 169 0 234 6 4 13 7 19 10 106 51 259 51 365 0 7-3 14-6 20-10z">
          <text:p/>
        </draw:path>
        <draw:polygon draw:style-name="gr7" draw:text-style-name="P1" draw:layer="layout" svg:width="0cm" svg:height="0cm" svg:x="6.204cm" svg:y="4.706cm" svg:viewBox="0 0 0 0" draw:points="0,0">
          <text:p/>
        </draw:polygon>
        <draw:path draw:style-name="gr6" draw:text-style-name="P3" draw:layer="layout" svg:width="1.429cm" svg:height="1.767cm" svg:x="9.527cm" svg:y="5.25cm" svg:viewBox="0 0 1430 1768" svg:d="M1430 235c0 1-1 3-2 4 0 1-1 2-1 3-1 2-2 4-3 5-2 3-4 7-5 10-4 6-8 12-13 17-9 11-19 20-31 27-10 6-20 9-31 11-11 1-23-1-34-7-33-96-88-168-163-210-23-13-48-23-78-29-30-7-66-10-115-4-15 2-31 5-49 9-43 11-96 28-165 66-40 22-87 52-134 89-48 37-96 81-141 127-49 52-94 106-133 160-40 55-74 109-105 162-81 144-132 282-162 403l-7 28c-8 38-16 80-21 122-5 39-7 78-7 114 0 40 2 74 6 104 4 37 11 66 18 91 9 31 19 56 29 77 14 26 27 47 41 64 9 10 12 22 12 33 0 21-12 41-29 57-108-145-135-378-76-643l7-30c98-397 369-787 679-978 310-192 595-144 713 118z">
          <text:p/>
        </draw:path>
        <draw:polygon draw:style-name="gr7" draw:text-style-name="P1" draw:layer="layout" svg:width="0cm" svg:height="0cm" svg:x="6.204cm" svg:y="4.706cm" svg:viewBox="0 0 0 0" draw:points="0,0">
          <text:p/>
        </draw:polygon>
        <draw:path draw:style-name="gr6" draw:text-style-name="P3" draw:layer="layout" svg:width="0.47cm" svg:height="0.259cm" svg:x="3.354cm" svg:y="2.257cm" svg:viewBox="0 0 471 260" svg:d="M418 222c35-25 53-55 53-86 0-36-24-71-69-96-67-39-168-51-257-30-87 21-145 71-145 126 0 31 19 61 53 86 106 51 260 51 365 0z">
          <text:p/>
        </draw:path>
        <draw:polygon draw:style-name="gr7" draw:text-style-name="P1" draw:layer="layout" svg:width="0cm" svg:height="0cm" svg:x="6.204cm" svg:y="4.706cm" svg:viewBox="0 0 0 0" draw:points="0,0">
          <text:p/>
        </draw:polygon>
        <draw:path draw:style-name="gr6" draw:text-style-name="P3" draw:layer="layout" svg:width="0.47cm" svg:height="0.259cm" svg:x="4.909cm" svg:y="1.359cm" svg:viewBox="0 0 471 260" svg:d="M418 221c35-24 53-54 53-85 0-36-25-72-69-97-67-39-168-50-256-29-87 20-146 71-146 126 0 31 20 61 54 85 106 51 259 51 364 0z">
          <text:p/>
        </draw:path>
        <draw:polygon draw:style-name="gr7" draw:text-style-name="P1" draw:layer="layout" svg:width="0cm" svg:height="0cm" svg:x="6.204cm" svg:y="4.706cm" svg:viewBox="0 0 0 0" draw:points="0,0">
          <text:p/>
        </draw:polygon>
        <draw:path draw:style-name="gr6" draw:text-style-name="P3" draw:layer="layout" svg:width="0.47cm" svg:height="0.259cm" svg:x="9.009cm" svg:y="5.522cm" svg:viewBox="0 0 471 260" svg:d="M418 222c34-24 53-55 53-86 0-36-25-70-69-97-67-39-168-50-256-29-89 21-146 71-146 126 0 31 19 62 53 86 106 50 259 50 365 0z">
          <text:p/>
        </draw:path>
        <draw:polygon draw:style-name="gr7" draw:text-style-name="P1" draw:layer="layout" svg:width="0cm" svg:height="0cm" svg:x="6.204cm" svg:y="4.706cm" svg:viewBox="0 0 0 0" draw:points="0,0">
          <text:p/>
        </draw:polygon>
        <draw:path draw:style-name="gr6" draw:text-style-name="P3" draw:layer="layout" svg:width="0.47cm" svg:height="0.26cm" svg:x="10.564cm" svg:y="4.624cm" svg:viewBox="0 0 471 261" svg:d="M417 222c34-24 54-55 54-87 0-36-26-70-70-96-67-38-168-50-256-29s-145 71-145 125c0 32 19 63 53 87 105 51 258 51 364 0z">
          <text:p/>
        </draw:path>
        <draw:polygon draw:style-name="gr7" draw:text-style-name="P1" draw:layer="layout" svg:width="0cm" svg:height="0cm" svg:x="6.204cm" svg:y="4.706cm" svg:viewBox="0 0 0 0" draw:points="0,0">
          <text:p/>
        </draw:polygon>
        <draw:path draw:style-name="gr6" draw:text-style-name="P3" draw:layer="layout" svg:width="0.247cm" svg:height="0.319cm" svg:x="8.59cm" svg:y="6.824cm" svg:viewBox="0 0 248 320" svg:d="M248 232c0-8 0-15-1-23-8-66-50-138-104-180-6-4-13-9-19-12-69-40-124-8-124 72 0 79 55 175 124 214 69 40 124 8 124-71z">
          <text:p/>
        </draw:path>
        <draw:polygon draw:style-name="gr7" draw:text-style-name="P1" draw:layer="layout" svg:width="0cm" svg:height="0cm" svg:x="6.204cm" svg:y="4.706cm" svg:viewBox="0 0 0 0" draw:points="0,0">
          <text:p/>
        </draw:polygon>
        <draw:path draw:style-name="gr6" draw:text-style-name="P3" draw:layer="layout" svg:width="0.247cm" svg:height="0.319cm" svg:x="8.59cm" svg:y="6.048cm" svg:viewBox="0 0 248 320" svg:d="M248 232c0-7 0-15-1-23-8-67-50-139-104-179-6-5-13-9-19-13-69-39-124-7-124 72s55 175 124 215c69 39 124 7 124-72z">
          <text:p/>
        </draw:path>
        <draw:polygon draw:style-name="gr7" draw:text-style-name="P1" draw:layer="layout" svg:width="0cm" svg:height="0cm" svg:x="6.204cm" svg:y="4.706cm" svg:viewBox="0 0 0 0" draw:points="0,0">
          <text:p/>
        </draw:polygon>
        <draw:path draw:style-name="gr6" draw:text-style-name="P3" draw:layer="layout" svg:width="0.247cm" svg:height="0.319cm" svg:x="3.289cm" svg:y="2.988cm" svg:viewBox="0 0 248 320" svg:d="M248 232c0-7 0-15-1-23-8-66-50-138-103-180-7-4-13-9-19-12-69-40-125-8-125 72 0 79 56 175 125 214 68 40 123 8 123-71z">
          <text:p/>
        </draw:path>
        <draw:polygon draw:style-name="gr7" draw:text-style-name="P1" draw:layer="layout" svg:width="0cm" svg:height="0cm" svg:x="6.204cm" svg:y="4.706cm" svg:viewBox="0 0 0 0" draw:points="0,0">
          <text:p/>
        </draw:polygon>
        <draw:path draw:style-name="gr6" draw:text-style-name="P3" draw:layer="layout" svg:width="0.247cm" svg:height="0.319cm" svg:x="3.289cm" svg:y="3.763cm" svg:viewBox="0 0 248 320" svg:d="M248 232c0-8 0-16-1-24-8-66-50-138-103-178-7-5-13-9-19-13-69-39-125-7-125 71 0 79 56 176 125 216 68 39 123 7 123-72z">
          <text:p/>
        </draw:path>
        <draw:polygon draw:style-name="gr7" draw:text-style-name="P1" draw:layer="layout" svg:width="0cm" svg:height="0cm" svg:x="6.204cm" svg:y="4.706cm" svg:viewBox="0 0 0 0" draw:points="0,0">
          <text:p/>
        </draw:polygon>
        <draw:path draw:style-name="gr6" draw:text-style-name="P3" draw:layer="layout" svg:width="0.57cm" svg:height="0.291cm" svg:x="4.859cm" svg:y="1.29cm" svg:viewBox="0 0 571 292" svg:d="M467 292c7-3 14-6 20-10 112-64 112-168 0-232-111-67-292-67-403 0-112 64-112 168 0 232 6 4 13 7 19 10-34-24-53-54-53-85 0-55 58-105 145-125 88-21 189-10 256 29 44 25 69 60 69 96 0 31-18 61-53 85z">
          <text:p/>
        </draw:path>
        <draw:polygon draw:style-name="gr7" draw:text-style-name="P1" draw:layer="layout" svg:width="0cm" svg:height="0cm" svg:x="6.204cm" svg:y="4.706cm" svg:viewBox="0 0 0 0" draw:points="0,0">
          <text:p/>
        </draw:polygon>
        <draw:path draw:style-name="gr6" draw:text-style-name="P3" draw:layer="layout" svg:width="0.57cm" svg:height="0.291cm" svg:x="10.514cm" svg:y="4.554cm" svg:viewBox="0 0 571 292" svg:d="M468 292c7-3 13-7 19-10 112-65 112-169 0-234-111-64-291-64-403 0-112 65-112 169 0 234 6 3 13 7 20 10-34-24-53-54-53-87 0-54 57-104 145-125s189-9 256 29c44 26 69 60 69 96 0 33-19 63-53 87z">
          <text:p/>
        </draw:path>
        <draw:polygon draw:style-name="gr7" draw:text-style-name="P1" draw:layer="layout" svg:width="0cm" svg:height="0cm" svg:x="6.204cm" svg:y="4.706cm" svg:viewBox="0 0 0 0" draw:points="0,0">
          <text:p/>
        </draw:polygon>
        <draw:path draw:style-name="gr6" draw:text-style-name="P3" draw:layer="layout" svg:width="0.57cm" svg:height="0.291cm" svg:x="8.959cm" svg:y="5.452cm" svg:viewBox="0 0 571 292" svg:d="M468 292c7-3 13-7 19-10 111-65 111-170 0-234-112-64-292-64-404 0-111 64-111 169 0 234 7 3 13 7 20 10-34-24-53-55-53-86 0-56 57-105 145-126s189-10 257 29c44 26 69 60 69 97 0 31-19 62-53 86z">
          <text:p/>
        </draw:path>
        <draw:polygon draw:style-name="gr7" draw:text-style-name="P1" draw:layer="layout" svg:width="0cm" svg:height="0cm" svg:x="6.204cm" svg:y="4.706cm" svg:viewBox="0 0 0 0" draw:points="0,0">
          <text:p/>
        </draw:polygon>
        <draw:path draw:style-name="gr6" draw:text-style-name="P3" draw:layer="layout" svg:width="0.57cm" svg:height="0.292cm" svg:x="3.304cm" svg:y="2.187cm" svg:viewBox="0 0 571 293" svg:d="M467 293c7-3 14-6 20-10 111-65 111-169 0-234-112-65-293-65-404 0s-111 169 0 234c6 4 13 7 19 10-34-25-53-55-53-86 0-55 58-105 145-126 88-21 189-9 257 30 45 25 69 60 69 96 0 31-18 61-53 86z">
          <text:p/>
        </draw:path>
        <draw:polygon draw:style-name="gr7" draw:text-style-name="P1" draw:layer="layout" svg:width="0cm" svg:height="0cm" svg:x="6.204cm" svg:y="4.706cm" svg:viewBox="0 0 0 0" draw:points="0,0">
          <text:p/>
        </draw:polygon>
        <draw:path draw:style-name="gr6" draw:text-style-name="P3" draw:layer="layout" svg:width="0.28cm" svg:height="0.337cm" svg:x="6.599cm" svg:y="7.961cm" svg:viewBox="0 0 281 338" svg:d="M84 7c11-6 24-8 38-7 42 4 92 44 126 101 32 57 42 119 25 159-6 13-15 22-25 29l-85 49c15-45 4-111-31-171-34-60-86-103-132-111z">
          <text:p/>
        </draw:path>
        <draw:polygon draw:style-name="gr7" draw:text-style-name="P1" draw:layer="layout" svg:width="0cm" svg:height="0cm" svg:x="6.204cm" svg:y="4.706cm" svg:viewBox="0 0 0 0" draw:points="0,0">
          <text:p/>
        </draw:polygon>
        <draw:path draw:style-name="gr6" draw:text-style-name="P3" draw:layer="layout" svg:width="0.28cm" svg:height="0.337cm" svg:x="1.298cm" svg:y="4.125cm" svg:viewBox="0 0 281 338" svg:d="M84 7c11-6 24-8 38-7 42 4 92 44 126 102 32 57 42 119 25 159-6 13-15 22-25 29l-85 48c15-44 4-110-31-170-34-60-86-104-132-112z">
          <text:p/>
        </draw:path>
        <draw:polygon draw:style-name="gr7" draw:text-style-name="P1" draw:layer="layout" svg:width="0cm" svg:height="0cm" svg:x="6.204cm" svg:y="4.706cm" svg:viewBox="0 0 0 0" draw:points="0,0">
          <text:p/>
        </draw:polygon>
        <draw:path draw:style-name="gr6" draw:text-style-name="P3" draw:layer="layout" svg:width="0.28cm" svg:height="0.338cm" svg:x="6.599cm" svg:y="7.185cm" svg:viewBox="0 0 281 339" svg:d="M84 8c11-6 24-9 38-7 42 4 92 44 126 102 32 56 42 119 25 158-6 13-15 23-25 29l-85 49c15-45 4-111-31-170-34-60-86-103-132-113z">
          <text:p/>
        </draw:path>
        <draw:polygon draw:style-name="gr7" draw:text-style-name="P1" draw:layer="layout" svg:width="0cm" svg:height="0cm" svg:x="6.204cm" svg:y="4.706cm" svg:viewBox="0 0 0 0" draw:points="0,0">
          <text:p/>
        </draw:polygon>
        <draw:path draw:style-name="gr6" draw:text-style-name="P3" draw:layer="layout" svg:width="0.28cm" svg:height="0.337cm" svg:x="1.298cm" svg:y="4.9cm" svg:viewBox="0 0 281 338" svg:d="M84 8c11-7 24-9 38-8 42 5 92 45 126 101 32 57 42 120 25 159-6 13-15 23-25 29l-85 49c15-45 4-111-31-171-34-59-86-103-132-111z">
          <text:p/>
        </draw:path>
        <draw:polygon draw:style-name="gr7" draw:text-style-name="P1" draw:layer="layout" svg:width="0cm" svg:height="0cm" svg:x="6.204cm" svg:y="4.706cm" svg:viewBox="0 0 0 0" draw:points="0,0">
          <text:p/>
        </draw:polygon>
        <draw:path draw:style-name="gr6" draw:text-style-name="P3" draw:layer="layout" svg:width="0.404cm" svg:height="0.246cm" svg:x="10.431cm" svg:y="5.309cm" svg:viewBox="0 0 405 247" svg:d="M405 247c-33-97-88-169-163-211-23-13-48-23-78-29-30-7-66-10-115-4-15 2-31 5-49 9z">
          <text:p/>
        </draw:path>
        <draw:polygon draw:style-name="gr7" draw:text-style-name="P1" draw:layer="layout" svg:width="0cm" svg:height="0cm" svg:x="6.204cm" svg:y="4.706cm" svg:viewBox="0 0 0 0" draw:points="0,0">
          <text:p/>
        </draw:polygon>
        <draw:path draw:style-name="gr6" draw:text-style-name="P3" draw:layer="layout" svg:width="0.247cm" svg:height="0.319cm" svg:x="8.59cm" svg:y="6.824cm" svg:viewBox="0 0 248 320" svg:d="M143 29c-6-4-13-9-19-12-69-40-124-8-124 72 0 79 55 175 124 214 69 40 124 8 124-71 0-8 0-15-1-23-3 18-12 32-25 39-34 20-91-12-125-72-35-60-35-124 0-145 12-8 28-8 46-2z">
          <text:p/>
        </draw:path>
        <draw:polygon draw:style-name="gr7" draw:text-style-name="P1" draw:layer="layout" svg:width="0cm" svg:height="0cm" svg:x="6.204cm" svg:y="4.706cm" svg:viewBox="0 0 0 0" draw:points="0,0">
          <text:p/>
        </draw:polygon>
        <draw:path draw:style-name="gr6" draw:text-style-name="P3" draw:layer="layout" svg:width="0.247cm" svg:height="0.319cm" svg:x="3.289cm" svg:y="3.763cm" svg:viewBox="0 0 248 320" svg:d="M144 30c-7-5-13-9-19-13-69-39-125-7-125 71 0 79 56 176 125 216 68 39 123 7 123-72 0-8 0-16-1-24-3 20-12 33-25 41-34 20-90-13-124-73-35-60-35-125 0-145 12-7 28-8 46-1z">
          <text:p/>
        </draw:path>
        <draw:polygon draw:style-name="gr7" draw:text-style-name="P1" draw:layer="layout" svg:width="0cm" svg:height="0cm" svg:x="6.204cm" svg:y="4.706cm" svg:viewBox="0 0 0 0" draw:points="0,0">
          <text:p/>
        </draw:polygon>
        <draw:path draw:style-name="gr6" draw:text-style-name="P3" draw:layer="layout" svg:width="0.247cm" svg:height="0.319cm" svg:x="3.289cm" svg:y="2.988cm" svg:viewBox="0 0 248 320" svg:d="M144 29c-7-4-13-9-19-12-69-40-125-8-125 72 0 79 56 175 125 214 68 40 123 8 123-71 0-7 0-15-1-23-3 18-12 32-25 39-34 20-90-12-124-72-35-60-35-124 0-145 12-7 28-8 46-2z">
          <text:p/>
        </draw:path>
        <draw:polygon draw:style-name="gr7" draw:text-style-name="P1" draw:layer="layout" svg:width="0cm" svg:height="0cm" svg:x="6.204cm" svg:y="4.706cm" svg:viewBox="0 0 0 0" draw:points="0,0">
          <text:p/>
        </draw:polygon>
        <draw:path draw:style-name="gr6" draw:text-style-name="P3" draw:layer="layout" svg:width="0.247cm" svg:height="0.319cm" svg:x="8.59cm" svg:y="6.048cm" svg:viewBox="0 0 248 320" svg:d="M143 30c-6-5-13-9-19-13-69-39-124-7-124 72s55 175 124 215c69 39 124 7 124-72 0-7 0-15-1-23-3 19-12 33-25 40-34 20-91-13-125-72-35-61-35-126 0-146 12-7 28-7 46-1z">
          <text:p/>
        </draw:path>
        <draw:polygon draw:style-name="gr7" draw:text-style-name="P1" draw:layer="layout" svg:width="0cm" svg:height="0cm" svg:x="6.204cm" svg:y="4.706cm" svg:viewBox="0 0 0 0" draw:points="0,0">
          <text:p/>
        </draw:polygon>
        <draw:path draw:style-name="gr6" draw:text-style-name="P3" draw:layer="layout" svg:width="0.175cm" svg:height="0.228cm" svg:x="8.661cm" svg:y="6.074cm" svg:viewBox="0 0 176 229" svg:d="M151 223c13-7 22-21 25-41-8-66-50-138-103-178-18-6-34-6-46 1-36 20-36 85 0 145 34 60 90 93 124 73z">
          <text:p/>
        </draw:path>
        <draw:polygon draw:style-name="gr7" draw:text-style-name="P1" draw:layer="layout" svg:width="0cm" svg:height="0cm" svg:x="6.204cm" svg:y="4.706cm" svg:viewBox="0 0 0 0" draw:points="0,0">
          <text:p/>
        </draw:polygon>
        <draw:path draw:style-name="gr6" draw:text-style-name="P3" draw:layer="layout" svg:width="0.175cm" svg:height="0.228cm" svg:x="3.36cm" svg:y="3.013cm" svg:viewBox="0 0 176 229" svg:d="M151 223c13-7 22-21 25-39-8-66-50-139-103-180-18-6-35-5-47 2-35 20-35 85 0 145s91 92 125 72z">
          <text:p/>
        </draw:path>
        <draw:polygon draw:style-name="gr7" draw:text-style-name="P1" draw:layer="layout" svg:width="0cm" svg:height="0cm" svg:x="6.204cm" svg:y="4.706cm" svg:viewBox="0 0 0 0" draw:points="0,0">
          <text:p/>
        </draw:polygon>
        <draw:path draw:style-name="gr6" draw:text-style-name="P3" draw:layer="layout" svg:width="0.175cm" svg:height="0.228cm" svg:x="8.661cm" svg:y="6.849cm" svg:viewBox="0 0 176 229" svg:d="M151 223c13-7 22-21 25-39-8-66-50-139-103-180-18-6-34-6-46 2-36 20-36 84 0 145 34 60 90 92 124 72z">
          <text:p/>
        </draw:path>
        <draw:polygon draw:style-name="gr7" draw:text-style-name="P1" draw:layer="layout" svg:width="0cm" svg:height="0cm" svg:x="6.204cm" svg:y="4.706cm" svg:viewBox="0 0 0 0" draw:points="0,0">
          <text:p/>
        </draw:polygon>
        <draw:path draw:style-name="gr6" draw:text-style-name="P3" draw:layer="layout" svg:width="0.175cm" svg:height="0.229cm" svg:x="3.36cm" svg:y="3.788cm" svg:viewBox="0 0 176 230" svg:d="M151 224c13-8 22-22 25-41-8-66-50-138-103-178-18-7-35-6-47 1-35 20-35 85 0 145s91 93 125 73z">
          <text:p/>
        </draw:path>
        <draw:polygon draw:style-name="gr7" draw:text-style-name="P1" draw:layer="layout" svg:width="0cm" svg:height="0cm" svg:x="6.204cm" svg:y="4.706cm" svg:viewBox="0 0 0 0" draw:points="0,0">
          <text:p/>
        </draw:polygon>
        <draw:path draw:style-name="gr6" draw:text-style-name="P3" draw:layer="layout" svg:width="0.358cm" svg:height="0.241cm" svg:x="10.9cm" svg:y="5.31cm" svg:viewBox="0 0 359 242" svg:d="M338 46c14-8 21-24 21-46l-303 176c0 1-1 3-2 4 0 1-1 2-1 3-1 2-2 4-3 5-2 3-4 7-5 10-4 6-8 12-13 17-9 11-20 20-32 27z">
          <text:p/>
        </draw:path>
        <draw:polygon draw:style-name="gr7" draw:text-style-name="P1" draw:layer="layout" svg:width="0cm" svg:height="0cm" svg:x="6.204cm" svg:y="4.706cm" svg:viewBox="0 0 0 0" draw:points="0,0">
          <text:p/>
        </draw:polygon>
        <draw:path draw:style-name="gr6" draw:text-style-name="P3" draw:layer="layout" svg:width="0.106cm" svg:height="0.137cm" svg:x="6.54cm" svg:y="8.139cm" svg:viewBox="0 0 107 138" svg:d="M16 4c20-12 54 7 76 43 20 36 20 76 0 88-16 8-39 0-59-21-20-20-33-51-33-76 0-16 6-29 16-34z">
          <text:p/>
        </draw:path>
        <draw:polygon draw:style-name="gr7" draw:text-style-name="P1" draw:layer="layout" svg:width="0cm" svg:height="0cm" svg:x="6.204cm" svg:y="4.706cm" svg:viewBox="0 0 0 0" draw:points="0,0">
          <text:p/>
        </draw:polygon>
        <draw:path draw:style-name="gr6" draw:text-style-name="P3" draw:layer="layout" svg:width="0.106cm" svg:height="0.137cm" svg:x="1.239cm" svg:y="4.303cm" svg:viewBox="0 0 107 138" svg:d="M16 4c20-12 54 7 76 43 20 36 20 76 0 88-16 8-39 0-59-21s-33-51-33-76c0-16 6-28 16-34z">
          <text:p/>
        </draw:path>
        <draw:polygon draw:style-name="gr7" draw:text-style-name="P1" draw:layer="layout" svg:width="0cm" svg:height="0cm" svg:x="6.204cm" svg:y="4.706cm" svg:viewBox="0 0 0 0" draw:points="0,0">
          <text:p/>
        </draw:polygon>
        <draw:path draw:style-name="gr6" draw:text-style-name="P3" draw:layer="layout" svg:width="0.106cm" svg:height="0.137cm" svg:x="6.54cm" svg:y="7.364cm" svg:viewBox="0 0 107 138" svg:d="M16 3c20-12 54 8 76 44 20 36 20 75 0 87-16 9-39 1-59-20s-33-51-33-76c0-17 6-29 16-35z">
          <text:p/>
        </draw:path>
        <draw:polygon draw:style-name="gr7" draw:text-style-name="P1" draw:layer="layout" svg:width="0cm" svg:height="0cm" svg:x="6.204cm" svg:y="4.706cm" svg:viewBox="0 0 0 0" draw:points="0,0">
          <text:p/>
        </draw:polygon>
        <draw:path draw:style-name="gr6" draw:text-style-name="P3" draw:layer="layout" svg:width="0.106cm" svg:height="0.137cm" svg:x="1.239cm" svg:y="5.079cm" svg:viewBox="0 0 107 138" svg:d="M16 3c20-12 54 8 76 44 20 36 20 75 0 87-16 9-39 1-59-20s-33-51-33-76c0-16 6-29 16-35z">
          <text:p/>
        </draw:path>
        <draw:polygon draw:style-name="gr7" draw:text-style-name="P1" draw:layer="layout" svg:width="0cm" svg:height="0cm" svg:x="6.204cm" svg:y="4.706cm" svg:viewBox="0 0 0 0" draw:points="0,0">
          <text:p/>
        </draw:polygon>
        <draw:path draw:style-name="gr6" draw:text-style-name="P3" draw:layer="layout" svg:width="0.185cm" svg:height="0.269cm" svg:x="6.721cm" svg:y="7.176cm" svg:viewBox="0 0 186 270" svg:d="M4 7c42-24 109 15 151 87 41 72 41 150 0 174l-155-258c43 4 93 44 126 101 32 56 42 120 25 159z">
          <text:p/>
        </draw:path>
        <draw:polygon draw:style-name="gr7" draw:text-style-name="P1" draw:layer="layout" svg:width="0cm" svg:height="0cm" svg:x="6.204cm" svg:y="4.706cm" svg:viewBox="0 0 0 0" draw:points="0,0">
          <text:p/>
        </draw:polygon>
        <draw:path draw:style-name="gr6" draw:text-style-name="P3" draw:layer="layout" svg:width="0.185cm" svg:height="0.269cm" svg:x="1.42cm" svg:y="4.116cm" svg:viewBox="0 0 186 270" svg:d="M4 7c41-24 108 15 151 87 41 72 41 150 0 173l-155-258c42 4 92 44 125 102 33 57 43 119 25 159z">
          <text:p/>
        </draw:path>
        <draw:polygon draw:style-name="gr7" draw:text-style-name="P1" draw:layer="layout" svg:width="0cm" svg:height="0cm" svg:x="6.204cm" svg:y="4.706cm" svg:viewBox="0 0 0 0" draw:points="0,0">
          <text:p/>
        </draw:polygon>
        <draw:path draw:style-name="gr6" draw:text-style-name="P3" draw:layer="layout" svg:width="0.185cm" svg:height="0.269cm" svg:x="1.42cm" svg:y="4.891cm" svg:viewBox="0 0 186 270" svg:d="M4 7c41-24 108 15 151 88 41 71 41 149 0 173l-155-259c42 5 92 45 125 102s43 120 25 159z">
          <text:p/>
        </draw:path>
        <draw:polygon draw:style-name="gr7" draw:text-style-name="P1" draw:layer="layout" svg:width="0cm" svg:height="0cm" svg:x="6.204cm" svg:y="4.706cm" svg:viewBox="0 0 0 0" draw:points="0,0">
          <text:p/>
        </draw:polygon>
        <draw:path draw:style-name="gr6" draw:text-style-name="P3" draw:layer="layout" svg:width="0.185cm" svg:height="0.27cm" svg:x="6.721cm" svg:y="7.952cm" svg:viewBox="0 0 186 271" svg:d="M4 8c42-25 109 14 151 86 41 72 41 149 0 174l-155-258c43 4 93 44 126 101 32 57 42 119 25 160z">
          <text:p/>
        </draw:path>
        <draw:polygon draw:style-name="gr7" draw:text-style-name="P1" draw:layer="layout" svg:width="0cm" svg:height="0cm" svg:x="6.204cm" svg:y="4.706cm" svg:viewBox="0 0 0 0" draw:points="0,0">
          <text:p/>
        </draw:polygon>
        <draw:path draw:style-name="gr8" draw:text-style-name="P1" draw:layer="layout" svg:width="0.486cm" svg:height="0.281cm" svg:x="3.304cm" svg:y="2.187cm" svg:viewBox="0 0 487 282" svg:d="M487 48c-111-64-293-64-404 0-111 65-111 170 0 234">
          <text:p/>
        </draw:path>
        <draw:path draw:style-name="gr8" draw:text-style-name="P1" draw:layer="layout" svg:width="0.403cm" svg:height="0.049cm" svg:x="3.388cm" svg:y="2.468cm" svg:viewBox="0 0 404 50" svg:d="M0 0c112 66 293 66 404 0">
          <text:p/>
        </draw:path>
        <draw:path draw:style-name="gr8" draw:text-style-name="P1" draw:layer="layout" svg:width="0.083cm" svg:height="0.233cm" svg:x="3.791cm" svg:y="2.235cm" svg:viewBox="0 0 84 234" svg:d="M0 234c112-65 112-169 0-234">
          <text:p/>
        </draw:path>
        <draw:line draw:style-name="gr8" draw:text-style-name="P1" draw:layer="layout" svg:x1="9.068cm" svg:y1="5.923cm" svg:x2="2.989cm" svg:y2="2.413cm">
          <text:p/>
        </draw:line>
        <draw:path draw:style-name="gr8" draw:text-style-name="P1" draw:layer="layout" svg:width="0.141cm" svg:height="0.018cm" svg:x="9.067cm" svg:y="5.922cm" svg:viewBox="0 0 142 19" svg:d="M0 0c40 25 103 25 142 0">
          <text:p/>
        </draw:path>
        <draw:line draw:style-name="gr8" draw:text-style-name="P1" draw:layer="layout" svg:x1="2.989cm" svg:y1="2.414cm" svg:x2="5.251cm" svg:y2="1.107cm">
          <text:p/>
        </draw:line>
        <draw:line draw:style-name="gr8" draw:text-style-name="P1" draw:layer="layout" svg:x1="11.33cm" svg:y1="4.698cm" svg:x2="9.208cm" svg:y2="5.923cm">
          <text:p/>
        </draw:line>
        <draw:line draw:style-name="gr8" draw:text-style-name="P1" draw:layer="layout" svg:x1="5.25cm" svg:y1="1.107cm" svg:x2="11.33cm" svg:y2="4.618cm">
          <text:p/>
        </draw:line>
        <draw:path draw:style-name="gr8" draw:text-style-name="P1" draw:layer="layout" svg:width="0.029cm" svg:height="0.04cm" svg:x="11.329cm" svg:y="4.617cm" svg:viewBox="0 0 30 41" svg:d="M0 0c19 11 30 26 30 41">
          <text:p/>
        </draw:path>
        <draw:path draw:style-name="gr8" draw:text-style-name="P1" draw:layer="layout" svg:width="0.029cm" svg:height="0.041cm" svg:x="11.329cm" svg:y="4.657cm" svg:viewBox="0 0 30 42" svg:d="M30 0c0 17-11 31-30 42">
          <text:p/>
        </draw:path>
        <draw:path draw:style-name="gr8" draw:text-style-name="P1" draw:layer="layout" svg:width="0.486cm" svg:height="0.281cm" svg:x="4.859cm" svg:y="1.29cm" svg:viewBox="0 0 487 282" svg:d="M487 49c-111-65-293-65-404 0-111 64-111 168 0 233">
          <text:p/>
        </draw:path>
        <draw:path draw:style-name="gr8" draw:text-style-name="P1" draw:layer="layout" svg:width="0.403cm" svg:height="0.049cm" svg:x="4.943cm" svg:y="1.57cm" svg:viewBox="0 0 404 50" svg:d="M0 0c112 66 293 66 404 0">
          <text:p/>
        </draw:path>
        <draw:path draw:style-name="gr8" draw:text-style-name="P1" draw:layer="layout" svg:width="0.084cm" svg:height="0.232cm" svg:x="5.346cm" svg:y="1.338cm" svg:viewBox="0 0 85 233" svg:d="M0 233c113-65 113-169 0-233">
          <text:p/>
        </draw:path>
        <draw:path draw:style-name="gr8" draw:text-style-name="P1" draw:layer="layout" svg:width="0.486cm" svg:height="0.281cm" svg:x="10.514cm" svg:y="4.554cm" svg:viewBox="0 0 487 282" svg:d="M487 48c-112-64-292-64-404 0-111 66-111 170 0 234">
          <text:p/>
        </draw:path>
        <draw:path draw:style-name="gr8" draw:text-style-name="P1" draw:layer="layout" svg:width="0.403cm" svg:height="0.048cm" svg:x="10.597cm" svg:y="4.835cm" svg:viewBox="0 0 404 49" svg:d="M0 0c113 65 293 65 404 0">
          <text:p/>
        </draw:path>
        <draw:path draw:style-name="gr8" draw:text-style-name="P1" draw:layer="layout" svg:width="0.083cm" svg:height="0.233cm" svg:x="11cm" svg:y="4.602cm" svg:viewBox="0 0 84 234" svg:d="M0 234c112-64 112-169 0-234">
          <text:p/>
        </draw:path>
        <draw:path draw:style-name="gr8" draw:text-style-name="P1" draw:layer="layout" svg:width="0.486cm" svg:height="0.281cm" svg:x="8.959cm" svg:y="5.452cm" svg:viewBox="0 0 487 282" svg:d="M487 49c-111-65-291-65-403 0-112 64-112 168 0 233">
          <text:p/>
        </draw:path>
        <draw:path draw:style-name="gr8" draw:text-style-name="P1" draw:layer="layout" svg:width="0.403cm" svg:height="0.049cm" svg:x="9.042cm" svg:y="5.733cm" svg:viewBox="0 0 404 50" svg:d="M0 0c113 66 293 66 404 0">
          <text:p/>
        </draw:path>
        <draw:path draw:style-name="gr8" draw:text-style-name="P1" draw:layer="layout" svg:width="0.083cm" svg:height="0.233cm" svg:x="9.445cm" svg:y="5.5cm" svg:viewBox="0 0 84 234" svg:d="M0 234c112-66 112-170 0-234">
          <text:p/>
        </draw:path>
        <draw:path draw:style-name="gr8" draw:text-style-name="P1" draw:layer="layout" svg:width="0.401cm" svg:height="0.136cm" svg:x="3.354cm" svg:y="2.257cm" svg:viewBox="0 0 402 137" svg:d="M402 40c-67-39-168-51-256-30-87 21-146 71-146 127">
          <text:p/>
        </draw:path>
        <draw:path draw:style-name="gr8" draw:text-style-name="P1" draw:layer="layout" svg:width="0.054cm" svg:height="0.085cm" svg:x="3.354cm" svg:y="2.393cm" svg:viewBox="0 0 55 86" svg:d="M0 0c0 32 20 62 55 86">
          <text:p/>
        </draw:path>
        <draw:path draw:style-name="gr8" draw:text-style-name="P1" draw:layer="layout" svg:width="0.053cm" svg:height="0.085cm" svg:x="3.771cm" svg:y="2.393cm" svg:viewBox="0 0 54 86" svg:d="M0 86c35-24 54-54 54-86">
          <text:p/>
        </draw:path>
        <draw:path draw:style-name="gr8" draw:text-style-name="P1" draw:layer="layout" svg:width="0.069cm" svg:height="0.096cm" svg:x="3.755cm" svg:y="2.297cm" svg:viewBox="0 0 70 97" svg:d="M70 97c0-36-24-72-70-97">
          <text:p/>
        </draw:path>
        <draw:path draw:style-name="gr8" draw:text-style-name="P1" draw:layer="layout" svg:width="0.123cm" svg:height="0.214cm" svg:x="8.714cm" svg:y="6.065cm" svg:viewBox="0 0 124 215" svg:d="M124 215c0-78-56-174-124-215">
          <text:p/>
        </draw:path>
        <draw:path draw:style-name="gr8" draw:text-style-name="P1" draw:layer="layout" svg:width="0.247cm" svg:height="0.319cm" svg:x="8.59cm" svg:y="6.048cm" svg:viewBox="0 0 248 320" svg:d="M124 17c-69-39-124-7-124 72s55 175 124 215c69 39 124 7 124-72">
          <text:p/>
        </draw:path>
        <draw:line draw:style-name="gr8" draw:text-style-name="P1" draw:layer="layout" svg:x1="2.989cm" svg:y1="3.841cm" svg:x2="2.989cm" svg:y2="2.413cm">
          <text:p/>
        </draw:line>
        <draw:line draw:style-name="gr8" draw:text-style-name="P1" draw:layer="layout" svg:x1="2.989cm" svg:y1="3.841cm" svg:x2="7.054cm" svg:y2="6.189cm">
          <text:p/>
        </draw:line>
        <draw:line draw:style-name="gr8" draw:text-style-name="P1" draw:layer="layout" svg:x1="7.053cm" svg:y1="6.188cm" svg:x2="7.336cm" svg:y2="6.352cm">
          <text:p/>
        </draw:line>
        <draw:line draw:style-name="gr8" draw:text-style-name="P1" draw:layer="layout" svg:x1="7.335cm" svg:y1="6.351cm" svg:x2="9.068cm" svg:y2="7.352cm">
          <text:p/>
        </draw:line>
        <draw:line draw:style-name="gr8" draw:text-style-name="P1" draw:layer="layout" svg:x1="9.067cm" svg:y1="5.922cm" svg:x2="9.067cm" svg:y2="7.351cm">
          <text:p/>
        </draw:line>
        <draw:path draw:style-name="gr8" draw:text-style-name="P1" draw:layer="layout" svg:width="0.123cm" svg:height="0.214cm" svg:x="3.413cm" svg:y="3.005cm" svg:viewBox="0 0 124 215" svg:d="M124 215c0-79-56-176-124-215">
          <text:p/>
        </draw:path>
        <draw:path draw:style-name="gr8" draw:text-style-name="P1" draw:layer="layout" svg:width="0.247cm" svg:height="0.319cm" svg:x="3.289cm" svg:y="2.988cm" svg:viewBox="0 0 248 320" svg:d="M125 17c-69-40-125-8-125 72 0 79 56 175 125 214 68 40 123 8 123-71">
          <text:p/>
        </draw:path>
        <draw:path draw:style-name="gr8" draw:text-style-name="P1" draw:layer="layout" svg:width="0.123cm" svg:height="0.214cm" svg:x="8.714cm" svg:y="6.841cm" svg:viewBox="0 0 124 215" svg:d="M124 215c0-79-56-176-124-215">
          <text:p/>
        </draw:path>
        <draw:path draw:style-name="gr8" draw:text-style-name="P1" draw:layer="layout" svg:width="0.247cm" svg:height="0.319cm" svg:x="8.59cm" svg:y="6.824cm" svg:viewBox="0 0 248 320" svg:d="M124 17c-69-40-124-8-124 72 0 79 55 175 124 214 69 40 124 8 124-71">
          <text:p/>
        </draw:path>
        <draw:path draw:style-name="gr8" draw:text-style-name="P1" draw:layer="layout" svg:width="0.123cm" svg:height="0.214cm" svg:x="3.413cm" svg:y="3.78cm" svg:viewBox="0 0 124 215" svg:d="M124 215c0-80-56-176-124-215">
          <text:p/>
        </draw:path>
        <draw:path draw:style-name="gr8" draw:text-style-name="P1" draw:layer="layout" svg:width="0.247cm" svg:height="0.319cm" svg:x="3.289cm" svg:y="3.763cm" svg:viewBox="0 0 248 320" svg:d="M125 17c-69-39-125-7-125 71 0 79 56 176 125 216 68 39 123 7 123-72">
          <text:p/>
        </draw:path>
        <draw:line draw:style-name="gr8" draw:text-style-name="P1" draw:layer="layout" svg:x1="9.208cm" svg:y1="5.922cm" svg:x2="9.208cm" svg:y2="7.351cm">
          <text:p/>
        </draw:line>
        <draw:path draw:style-name="gr8" draw:text-style-name="P1" draw:layer="layout" svg:width="0.141cm" svg:height="0.017cm" svg:x="9.067cm" svg:y="7.351cm" svg:viewBox="0 0 142 18" svg:d="M0 0c40 24 103 24 142 0">
          <text:p/>
        </draw:path>
        <draw:path draw:style-name="gr8" draw:text-style-name="P1" draw:layer="layout" svg:width="0.082cm" svg:height="0.183cm" svg:x="2.989cm" svg:y="3.841cm" svg:viewBox="0 0 83 184" svg:d="M83 184c-53-30-83-97-83-184">
          <text:p/>
        </draw:path>
        <draw:path draw:style-name="gr8" draw:text-style-name="P1" draw:layer="layout" svg:width="0.212cm" svg:height="0.151cm" svg:x="9.208cm" svg:y="7.351cm" svg:viewBox="0 0 213 152" svg:d="M0 0c0 136 96 191 213 122">
          <text:p/>
        </draw:path>
        <draw:line draw:style-name="gr8" draw:text-style-name="P1" draw:layer="layout" svg:x1="9.42cm" svg:y1="7.474cm" svg:x2="9.634cm" svg:y2="7.351cm">
          <text:p/>
        </draw:line>
        <draw:line draw:style-name="gr8" draw:text-style-name="P1" draw:layer="layout" svg:x1="9.633cm" svg:y1="7.351cm" svg:x2="9.633cm" svg:y2="7.017cm">
          <text:p/>
        </draw:line>
        <draw:path draw:style-name="gr8" draw:text-style-name="P1" draw:layer="layout" svg:width="0.107cm" svg:height="0.643cm" svg:x="9.527cm" svg:y="6.374cm" svg:viewBox="0 0 108 644" svg:d="M31 0c-60 265-32 499 77 644">
          <text:p/>
        </draw:path>
        <draw:line draw:style-name="gr8" draw:text-style-name="P1" draw:layer="layout" svg:x1="9.565cm" svg:y1="6.344cm" svg:x2="9.557cm" svg:y2="6.375cm">
          <text:p/>
        </draw:line>
        <draw:path draw:style-name="gr8" draw:text-style-name="P1" draw:layer="layout" svg:width="1.391cm" svg:height="1.094cm" svg:x="9.564cm" svg:y="5.25cm" svg:viewBox="0 0 1392 1095" svg:d="M1392 235c-118-262-402-310-713-118-310 191-581 581-679 978">
          <text:p/>
        </draw:path>
        <draw:line draw:style-name="gr8" draw:text-style-name="P1" draw:layer="layout" svg:x1="11.259cm" svg:y1="5.31cm" svg:x2="10.955cm" svg:y2="5.486cm">
          <text:p/>
        </draw:line>
        <draw:path draw:style-name="gr8" draw:text-style-name="P1" draw:layer="layout" svg:width="0.071cm" svg:height="0.122cm" svg:x="11.258cm" svg:y="5.188cm" svg:viewBox="0 0 72 123" svg:d="M72 0c0 45-33 100-72 123">
          <text:p/>
        </draw:path>
        <draw:line draw:style-name="gr8" draw:text-style-name="P1" draw:layer="layout" svg:x1="11.329cm" svg:y1="4.698cm" svg:x2="11.329cm" svg:y2="5.188cm">
          <text:p/>
        </draw:line>
        <draw:path draw:style-name="gr8" draw:text-style-name="P1" draw:layer="layout" svg:width="0.401cm" svg:height="0.135cm" svg:x="4.909cm" svg:y="1.359cm" svg:viewBox="0 0 402 136" svg:d="M402 39c-67-39-168-50-256-29-88 20-146 71-146 126">
          <text:p/>
        </draw:path>
        <draw:path draw:style-name="gr8" draw:text-style-name="P1" draw:layer="layout" svg:width="0.053cm" svg:height="0.085cm" svg:x="4.909cm" svg:y="1.495cm" svg:viewBox="0 0 54 86" svg:d="M0 0c0 31 20 61 54 86">
          <text:p/>
        </draw:path>
        <draw:path draw:style-name="gr8" draw:text-style-name="P1" draw:layer="layout" svg:width="0.053cm" svg:height="0.085cm" svg:x="5.326cm" svg:y="1.495cm" svg:viewBox="0 0 54 86" svg:d="M0 86c36-25 54-55 54-86">
          <text:p/>
        </draw:path>
        <draw:path draw:style-name="gr8" draw:text-style-name="P1" draw:layer="layout" svg:width="0.069cm" svg:height="0.096cm" svg:x="5.31cm" svg:y="1.399cm" svg:viewBox="0 0 70 97" svg:d="M70 97c0-37-25-72-70-97">
          <text:p/>
        </draw:path>
        <draw:path draw:style-name="gr8" draw:text-style-name="P1" draw:layer="layout" svg:width="0.401cm" svg:height="0.135cm" svg:x="10.564cm" svg:y="4.624cm" svg:viewBox="0 0 402 136" svg:d="M402 40c-67-39-168-51-256-30s-146 72-146 126">
          <text:p/>
        </draw:path>
        <draw:path draw:style-name="gr8" draw:text-style-name="P1" draw:layer="layout" svg:width="0.053cm" svg:height="0.086cm" svg:x="10.564cm" svg:y="4.759cm" svg:viewBox="0 0 54 87" svg:d="M0 0c0 32 20 63 54 87">
          <text:p/>
        </draw:path>
        <draw:path draw:style-name="gr8" draw:text-style-name="P1" draw:layer="layout" svg:width="0.053cm" svg:height="0.086cm" svg:x="10.981cm" svg:y="4.759cm" svg:viewBox="0 0 54 87" svg:d="M0 87c35-24 54-55 54-87">
          <text:p/>
        </draw:path>
        <draw:path draw:style-name="gr8" draw:text-style-name="P1" draw:layer="layout" svg:width="0.069cm" svg:height="0.096cm" svg:x="10.965cm" svg:y="4.663cm" svg:viewBox="0 0 70 97" svg:d="M70 97c0-36-25-71-70-97">
          <text:p/>
        </draw:path>
        <draw:path draw:style-name="gr8" draw:text-style-name="P1" draw:layer="layout" svg:width="0.401cm" svg:height="0.135cm" svg:x="9.009cm" svg:y="5.522cm" svg:viewBox="0 0 402 136" svg:d="M402 39c-68-39-169-50-257-29s-145 70-145 126">
          <text:p/>
        </draw:path>
        <draw:path draw:style-name="gr8" draw:text-style-name="P1" draw:layer="layout" svg:width="0.053cm" svg:height="0.086cm" svg:x="9.009cm" svg:y="5.657cm" svg:viewBox="0 0 54 87" svg:d="M0 0c0 31 20 62 54 87">
          <text:p/>
        </draw:path>
        <draw:path draw:style-name="gr8" draw:text-style-name="P1" draw:layer="layout" svg:width="0.053cm" svg:height="0.086cm" svg:x="9.426cm" svg:y="5.657cm" svg:viewBox="0 0 54 87" svg:d="M0 87c35-25 54-56 54-87">
          <text:p/>
        </draw:path>
        <draw:path draw:style-name="gr8" draw:text-style-name="P1" draw:layer="layout" svg:width="0.069cm" svg:height="0.096cm" svg:x="9.41cm" svg:y="5.561cm" svg:viewBox="0 0 70 97" svg:d="M70 97c0-37-25-71-70-97">
          <text:p/>
        </draw:path>
        <draw:path draw:style-name="gr8" draw:text-style-name="P1" draw:layer="layout" svg:width="0.046cm" svg:height="0.006cm" svg:x="8.687cm" svg:y="6.074cm" svg:viewBox="0 0 47 7" svg:d="M47 6c-19-8-35-8-47 1">
          <text:p/>
        </draw:path>
        <draw:path draw:style-name="gr8" draw:text-style-name="P1" draw:layer="layout" svg:width="0.15cm" svg:height="0.223cm" svg:x="8.661cm" svg:y="6.079cm" svg:viewBox="0 0 151 224" svg:d="M26 0c-35 20-35 86 0 146 34 59 91 92 125 72">
          <text:p/>
        </draw:path>
        <draw:path draw:style-name="gr8" draw:text-style-name="P1" draw:layer="layout" svg:width="0.025cm" svg:height="0.04cm" svg:x="8.811cm" svg:y="6.256cm" svg:viewBox="0 0 26 41" svg:d="M0 41c14-7 23-21 26-41">
          <text:p/>
        </draw:path>
        <draw:path draw:style-name="gr8" draw:text-style-name="P1" draw:layer="layout" svg:width="0.046cm" svg:height="0.007cm" svg:x="3.386cm" svg:y="3.013cm" svg:viewBox="0 0 47 8" svg:d="M47 5c-19-7-35-6-47 3">
          <text:p/>
        </draw:path>
        <draw:path draw:style-name="gr8" draw:text-style-name="P1" draw:layer="layout" svg:width="0.15cm" svg:height="0.222cm" svg:x="3.36cm" svg:y="3.019cm" svg:viewBox="0 0 151 223" svg:d="M27 0c-36 20-36 84 0 144 34 61 90 93 124 73">
          <text:p/>
        </draw:path>
        <draw:path draw:style-name="gr8" draw:text-style-name="P1" draw:layer="layout" svg:width="0.025cm" svg:height="0.039cm" svg:x="3.51cm" svg:y="3.196cm" svg:viewBox="0 0 26 40" svg:d="M0 40c14-7 23-22 26-40">
          <text:p/>
        </draw:path>
        <draw:path draw:style-name="gr8" draw:text-style-name="P1" draw:layer="layout" svg:width="0.046cm" svg:height="0.007cm" svg:x="8.687cm" svg:y="6.849cm" svg:viewBox="0 0 47 8" svg:d="M47 6c-19-8-35-8-47 2">
          <text:p/>
        </draw:path>
        <draw:path draw:style-name="gr8" draw:text-style-name="P1" draw:layer="layout" svg:width="0.15cm" svg:height="0.222cm" svg:x="8.661cm" svg:y="6.855cm" svg:viewBox="0 0 151 223" svg:d="M26 0c-35 20-35 84 0 145 34 60 91 92 125 72">
          <text:p/>
        </draw:path>
        <draw:path draw:style-name="gr8" draw:text-style-name="P1" draw:layer="layout" svg:width="0.025cm" svg:height="0.039cm" svg:x="8.811cm" svg:y="7.032cm" svg:viewBox="0 0 26 40" svg:d="M0 40c14-7 23-21 26-40">
          <text:p/>
        </draw:path>
        <draw:path draw:style-name="gr8" draw:text-style-name="P1" draw:layer="layout" svg:width="0.046cm" svg:height="0.006cm" svg:x="3.386cm" svg:y="3.788cm" svg:viewBox="0 0 47 7" svg:d="M47 6c-19-9-35-8-47 1">
          <text:p/>
        </draw:path>
        <draw:path draw:style-name="gr8" draw:text-style-name="P1" draw:layer="layout" svg:width="0.15cm" svg:height="0.223cm" svg:x="3.36cm" svg:y="3.794cm" svg:viewBox="0 0 151 224" svg:d="M27 0c-36 20-36 85 0 146 34 59 90 92 124 72">
          <text:p/>
        </draw:path>
        <draw:path draw:style-name="gr8" draw:text-style-name="P1" draw:layer="layout" svg:width="0.025cm" svg:height="0.04cm" svg:x="3.51cm" svg:y="3.971cm" svg:viewBox="0 0 26 41" svg:d="M0 41c14-8 23-22 26-41">
          <text:p/>
        </draw:path>
        <draw:line draw:style-name="gr8" draw:text-style-name="P1" draw:layer="layout" svg:x1="10.431cm" svg:y1="5.321cm" svg:x2="10.836cm" svg:y2="5.556cm">
          <text:p/>
        </draw:line>
        <draw:path draw:style-name="gr8" draw:text-style-name="P1" draw:layer="layout" svg:width="0.029cm" svg:height="0.057cm" svg:x="9.633cm" svg:y="6.96cm" svg:viewBox="0 0 30 58" svg:d="M0 58c18-16 30-37 30-58">
          <text:p/>
        </draw:path>
        <draw:path draw:style-name="gr8" draw:text-style-name="P1" draw:layer="layout" svg:width="0.012cm" svg:height="0.033cm" svg:x="9.65cm" svg:y="6.927cm" svg:viewBox="0 0 13 34" svg:d="M13 34c0-11-3-24-13-34">
          <text:p/>
        </draw:path>
        <draw:path draw:style-name="gr8" draw:text-style-name="P1" draw:layer="layout" svg:width="0.055cm" svg:height="0.066cm" svg:x="10.9cm" svg:y="5.485cm" svg:viewBox="0 0 56 67" svg:d="M56 0c0 1-1 3-2 4 0 1-1 2-1 3-1 3-2 5-3 6-2 3-4 7-5 10-4 6-8 12-13 17-9 11-20 20-32 27">
          <text:p/>
        </draw:path>
        <draw:path draw:style-name="gr8" draw:text-style-name="P1" draw:layer="layout" svg:width="0.065cm" svg:height="0.011cm" svg:x="10.835cm" svg:y="5.551cm" svg:viewBox="0 0 66 12" svg:d="M66 0c-10 7-20 10-31 12-11 1-24-1-35-7">
          <text:p/>
        </draw:path>
        <draw:path draw:style-name="gr8" draw:text-style-name="P1" draw:layer="layout" svg:width="0.162cm" svg:height="0.21cm" svg:x="10.673cm" svg:y="5.345cm" svg:viewBox="0 0 163 211" svg:d="M163 211c-33-97-89-169-163-211">
          <text:p/>
        </draw:path>
        <draw:path draw:style-name="gr8" draw:text-style-name="P1" draw:layer="layout" svg:width="0.021cm" svg:height="0.046cm" svg:x="11.237cm" svg:y="5.31cm" svg:viewBox="0 0 22 47" svg:d="M0 47c15-8 22-25 22-47">
          <text:p/>
        </draw:path>
        <draw:path draw:style-name="gr8" draw:text-style-name="P1" draw:layer="layout" svg:width="0.016cm" svg:height="0.034cm" svg:x="1.239cm" svg:y="5.082cm" svg:viewBox="0 0 17 35" svg:d="M0 35c0-16 6-28 17-35">
          <text:p/>
        </draw:path>
        <draw:path draw:style-name="gr8" draw:text-style-name="P1" draw:layer="layout" svg:width="0.09cm" svg:height="0.133cm" svg:x="1.255cm" svg:y="5.079cm" svg:viewBox="0 0 91 134" svg:d="M0 3c20-12 55 8 76 44 20 36 20 75 0 87">
          <text:p/>
        </draw:path>
        <draw:path draw:style-name="gr8" draw:text-style-name="P1" draw:layer="layout" svg:width="0.091cm" svg:height="0.1cm" svg:x="1.239cm" svg:y="5.116cm" svg:viewBox="0 0 92 101" svg:d="M92 97c-15 9-39 1-59-21-20-21-33-51-33-76">
          <text:p/>
        </draw:path>
        <draw:path draw:style-name="gr8" draw:text-style-name="P1" draw:layer="layout" svg:width="0.181cm" svg:height="0.267cm" svg:x="1.424cm" svg:y="4.891cm" svg:viewBox="0 0 182 268" svg:d="M0 7c41-24 109 15 151 88 41 71 41 149 0 173">
          <text:p/>
        </draw:path>
        <draw:path draw:style-name="gr8" draw:text-style-name="P1" draw:layer="layout" svg:width="0.196cm" svg:height="0.289cm" svg:x="1.382cm" svg:y="4.9cm" svg:viewBox="0 0 197 290" svg:d="M0 8c45-26 119 16 164 93 44 79 44 163 0 189">
          <text:p/>
        </draw:path>
        <draw:path draw:style-name="gr8" draw:text-style-name="P1" draw:layer="layout" svg:width="0.219cm" svg:height="0.321cm" svg:x="1.249cm" svg:y="4.955cm" svg:viewBox="0 0 220 322" svg:d="M0 8c50-29 131 19 182 105 50 87 50 181 0 209">
          <text:p/>
        </draw:path>
        <draw:path draw:style-name="gr8" draw:text-style-name="P1" draw:layer="layout" svg:width="0.038cm" svg:height="0.083cm" svg:x="1.164cm" svg:y="4.99cm" svg:viewBox="0 0 39 84" svg:d="M0 84c0-40 15-70 39-84">
          <text:p/>
        </draw:path>
        <draw:path draw:style-name="gr8" draw:text-style-name="P1" draw:layer="layout" svg:width="0.218cm" svg:height="0.323cm" svg:x="1.202cm" svg:y="4.982cm" svg:viewBox="0 0 219 324" svg:d="M0 9c50-29 131 18 181 105 51 86 51 180 0 210">
          <text:p/>
        </draw:path>
        <draw:path draw:style-name="gr8" draw:text-style-name="P1" draw:layer="layout" svg:width="0.219cm" svg:height="0.239cm" svg:x="1.164cm" svg:y="5.073cm" svg:viewBox="0 0 220 240" svg:d="M220 232c-37 21-92 2-140-49-49-50-80-122-80-183">
          <text:p/>
        </draw:path>
        <draw:path draw:style-name="gr8" draw:text-style-name="P1" draw:layer="layout" svg:width="0.016cm" svg:height="0.034cm" svg:x="1.239cm" svg:y="4.307cm" svg:viewBox="0 0 17 35" svg:d="M0 35c0-17 6-29 17-35">
          <text:p/>
        </draw:path>
        <draw:path draw:style-name="gr8" draw:text-style-name="P1" draw:layer="layout" svg:width="0.09cm" svg:height="0.134cm" svg:x="1.255cm" svg:y="4.303cm" svg:viewBox="0 0 91 135" svg:d="M0 4c20-12 55 7 76 44 20 36 20 75 0 87">
          <text:p/>
        </draw:path>
        <draw:path draw:style-name="gr8" draw:text-style-name="P1" draw:layer="layout" svg:width="0.091cm" svg:height="0.099cm" svg:x="1.239cm" svg:y="4.341cm" svg:viewBox="0 0 92 100" svg:d="M92 97c-15 8-39 0-59-20-20-22-33-52-33-77">
          <text:p/>
        </draw:path>
        <draw:path draw:style-name="gr8" draw:text-style-name="P1" draw:layer="layout" svg:width="0.181cm" svg:height="0.265cm" svg:x="1.424cm" svg:y="4.116cm" svg:viewBox="0 0 182 266" svg:d="M0 7c41-25 109 15 151 86 41 72 41 150 0 173">
          <text:p/>
        </draw:path>
        <draw:path draw:style-name="gr8" draw:text-style-name="P1" draw:layer="layout" svg:width="0.196cm" svg:height="0.29cm" svg:x="1.382cm" svg:y="4.125cm" svg:viewBox="0 0 197 291" svg:d="M0 8c45-26 119 16 164 95 44 78 44 162 0 188">
          <text:p/>
        </draw:path>
        <draw:path draw:style-name="gr8" draw:text-style-name="P1" draw:layer="layout" svg:width="0.219cm" svg:height="0.322cm" svg:x="1.249cm" svg:y="4.179cm" svg:viewBox="0 0 220 323" svg:d="M0 9c50-29 131 18 182 104 50 88 50 181 0 210">
          <text:p/>
        </draw:path>
        <draw:path draw:style-name="gr8" draw:text-style-name="P1" draw:layer="layout" svg:width="0.038cm" svg:height="0.083cm" svg:x="1.164cm" svg:y="4.215cm" svg:viewBox="0 0 39 84" svg:d="M0 84c0-39 15-69 39-84">
          <text:p/>
        </draw:path>
        <draw:path draw:style-name="gr8" draw:text-style-name="P1" draw:layer="layout" svg:width="0.218cm" svg:height="0.322cm" svg:x="1.202cm" svg:y="4.207cm" svg:viewBox="0 0 219 323" svg:d="M0 9c50-29 131 18 181 104 51 88 51 182 0 210">
          <text:p/>
        </draw:path>
        <draw:path draw:style-name="gr8" draw:text-style-name="P1" draw:layer="layout" svg:width="0.219cm" svg:height="0.239cm" svg:x="1.164cm" svg:y="4.298cm" svg:viewBox="0 0 220 240" svg:d="M220 231c-37 22-92 2-140-48-49-51-80-123-80-183">
          <text:p/>
        </draw:path>
        <draw:path draw:style-name="gr8" draw:text-style-name="P1" draw:layer="layout" svg:width="0.016cm" svg:height="0.035cm" svg:x="6.54cm" svg:y="7.367cm" svg:viewBox="0 0 17 36" svg:d="M0 36c0-18 6-30 17-36">
          <text:p/>
        </draw:path>
        <draw:path draw:style-name="gr8" draw:text-style-name="P1" draw:layer="layout" svg:width="0.09cm" svg:height="0.133cm" svg:x="6.556cm" svg:y="7.364cm" svg:viewBox="0 0 91 134" svg:d="M0 3c20-12 54 8 76 45 20 35 20 74 0 86">
          <text:p/>
        </draw:path>
        <draw:path draw:style-name="gr8" draw:text-style-name="P1" draw:layer="layout" svg:width="0.091cm" svg:height="0.099cm" svg:x="6.54cm" svg:y="7.402cm" svg:viewBox="0 0 92 100" svg:d="M92 96c-15 9-39 1-59-20-20-22-33-52-33-76">
          <text:p/>
        </draw:path>
        <draw:path draw:style-name="gr8" draw:text-style-name="P1" draw:layer="layout" svg:width="0.181cm" svg:height="0.267cm" svg:x="6.725cm" svg:y="7.176cm" svg:viewBox="0 0 182 268" svg:d="M0 7c42-24 109 15 151 87 41 73 41 150 0 174">
          <text:p/>
        </draw:path>
        <draw:path draw:style-name="gr8" draw:text-style-name="P1" draw:layer="layout" svg:width="0.196cm" svg:height="0.289cm" svg:x="6.683cm" svg:y="7.185cm" svg:viewBox="0 0 197 290" svg:d="M0 8c45-26 119 16 164 94 44 78 44 162 0 188">
          <text:p/>
        </draw:path>
        <draw:path draw:style-name="gr8" draw:text-style-name="P1" draw:layer="layout" svg:width="0.219cm" svg:height="0.323cm" svg:x="6.55cm" svg:y="7.24cm" svg:viewBox="0 0 220 324" svg:d="M0 9c50-30 132 18 182 105 50 86 50 180 0 210">
          <text:p/>
        </draw:path>
        <draw:path draw:style-name="gr8" draw:text-style-name="P1" draw:layer="layout" svg:width="0.038cm" svg:height="0.082cm" svg:x="6.465cm" svg:y="7.276cm" svg:viewBox="0 0 39 83" svg:d="M0 83c0-40 14-70 39-83">
          <text:p/>
        </draw:path>
        <draw:path draw:style-name="gr8" draw:text-style-name="P1" draw:layer="layout" svg:width="0.219cm" svg:height="0.322cm" svg:x="6.503cm" svg:y="7.267cm" svg:viewBox="0 0 220 323" svg:d="M0 9c50-29 131 18 182 104 50 87 50 181 0 210">
          <text:p/>
        </draw:path>
        <draw:path draw:style-name="gr8" draw:text-style-name="P1" draw:layer="layout" svg:width="0.219cm" svg:height="0.239cm" svg:x="6.465cm" svg:y="7.358cm" svg:viewBox="0 0 220 240" svg:d="M220 232c-38 21-93 2-141-49-47-51-79-123-79-183">
          <text:p/>
        </draw:path>
        <draw:path draw:style-name="gr8" draw:text-style-name="P1" draw:layer="layout" svg:width="0.016cm" svg:height="0.034cm" svg:x="6.54cm" svg:y="8.143cm" svg:viewBox="0 0 17 35" svg:d="M0 35c0-17 6-30 17-35">
          <text:p/>
        </draw:path>
        <draw:path draw:style-name="gr8" draw:text-style-name="P1" draw:layer="layout" svg:width="0.09cm" svg:height="0.134cm" svg:x="6.556cm" svg:y="8.139cm" svg:viewBox="0 0 91 135" svg:d="M0 4c20-12 54 7 76 44 20 36 20 75 0 87">
          <text:p/>
        </draw:path>
        <draw:path draw:style-name="gr8" draw:text-style-name="P1" draw:layer="layout" svg:width="0.091cm" svg:height="0.099cm" svg:x="6.54cm" svg:y="8.177cm" svg:viewBox="0 0 92 100" svg:d="M92 97c-15 8-39 0-59-22-20-20-33-50-33-75">
          <text:p/>
        </draw:path>
        <draw:path draw:style-name="gr8" draw:text-style-name="P1" draw:layer="layout" svg:width="0.181cm" svg:height="0.266cm" svg:x="6.725cm" svg:y="7.952cm" svg:viewBox="0 0 182 267" svg:d="M0 7c42-24 109 14 151 86 41 73 41 150 0 174">
          <text:p/>
        </draw:path>
        <draw:path draw:style-name="gr8" draw:text-style-name="P1" draw:layer="layout" svg:width="0.196cm" svg:height="0.29cm" svg:x="6.683cm" svg:y="7.961cm" svg:viewBox="0 0 197 291" svg:d="M0 8c45-26 119 16 164 94 44 78 44 163 0 189">
          <text:p/>
        </draw:path>
        <draw:path draw:style-name="gr8" draw:text-style-name="P1" draw:layer="layout" svg:width="0.219cm" svg:height="0.322cm" svg:x="6.55cm" svg:y="8.015cm" svg:viewBox="0 0 220 323" svg:d="M0 9c50-29 132 18 182 104 50 88 50 181 0 210">
          <text:p/>
        </draw:path>
        <draw:path draw:style-name="gr8" draw:text-style-name="P1" draw:layer="layout" svg:width="0.038cm" svg:height="0.083cm" svg:x="6.465cm" svg:y="8.051cm" svg:viewBox="0 0 39 84" svg:d="M0 84c0-39 14-70 39-84">
          <text:p/>
        </draw:path>
        <draw:path draw:style-name="gr8" draw:text-style-name="P1" draw:layer="layout" svg:width="0.219cm" svg:height="0.322cm" svg:x="6.503cm" svg:y="8.042cm" svg:viewBox="0 0 220 323" svg:d="M0 9c50-29 131 18 182 104 50 88 50 181 0 210">
          <text:p/>
        </draw:path>
        <draw:path draw:style-name="gr8" draw:text-style-name="P1" draw:layer="layout" svg:width="0.219cm" svg:height="0.238cm" svg:x="6.465cm" svg:y="8.134cm" svg:viewBox="0 0 220 239" svg:d="M220 231c-38 21-93 2-141-48-47-51-79-124-79-183">
          <text:p/>
        </draw:path>
        <draw:line draw:style-name="gr8" draw:text-style-name="P1" draw:layer="layout" svg:x1="11.358cm" svg:y1="4.657cm" svg:x2="11.358cm" svg:y2="5.147cm">
          <text:p/>
        </draw:line>
        <draw:line draw:style-name="gr8" draw:text-style-name="P1" draw:layer="layout" svg:x1="3.071cm" svg:y1="4.024cm" svg:x2="7.137cm" svg:y2="6.372cm">
          <text:p/>
        </draw:line>
        <draw:line draw:style-name="gr8" draw:text-style-name="P1" draw:layer="layout" svg:x1="7.136cm" svg:y1="6.371cm" svg:x2="7.419cm" svg:y2="6.535cm">
          <text:p/>
        </draw:line>
        <draw:line draw:style-name="gr8" draw:text-style-name="P1" draw:layer="layout" svg:x1="7.418cm" svg:y1="6.534cm" svg:x2="9.151cm" svg:y2="7.535cm">
          <text:p/>
        </draw:line>
        <draw:path draw:style-name="gr8" draw:text-style-name="P1" draw:layer="layout" svg:width="0.25cm" svg:height="0.042cm" svg:x="9.15cm" svg:y="7.519cm" svg:viewBox="0 0 251 43" svg:d="M0 15c20 12 43 21 71 25 25 4 55 5 90-3 28-7 60-20 90-37">
          <text:p/>
        </draw:path>
        <draw:line draw:style-name="gr8" draw:text-style-name="P1" draw:layer="layout" svg:x1="9.4cm" svg:y1="7.52cm" svg:x2="9.638cm" svg:y2="7.382cm">
          <text:p/>
        </draw:line>
        <draw:line draw:style-name="gr8" draw:text-style-name="P1" draw:layer="layout" svg:x1="9.662cm" svg:y1="7.338cm" svg:x2="9.662cm" svg:y2="6.96cm">
          <text:p/>
        </draw:line>
        <draw:path draw:style-name="gr8" draw:text-style-name="P1" draw:layer="layout" svg:width="0.094cm" svg:height="0.572cm" svg:x="9.556cm" svg:y="6.355cm" svg:viewBox="0 0 95 573" svg:d="M28 0c-8 38-16 80-21 122-5 39-7 78-7 115 0 40 2 74 6 104 4 37 11 66 18 91 9 31 19 56 29 77 14 26 28 47 42 64">
          <text:p/>
        </draw:path>
        <draw:line draw:style-name="gr8" draw:text-style-name="P1" draw:layer="layout" svg:x1="9.593cm" svg:y1="6.327cm" svg:x2="9.584cm" svg:y2="6.356cm">
          <text:p/>
        </draw:line>
        <draw:path draw:style-name="gr8" draw:text-style-name="P1" draw:layer="layout" svg:width="1.082cm" svg:height="1.018cm" svg:x="9.591cm" svg:y="5.309cm" svg:viewBox="0 0 1083 1019" svg:d="M1083 36c-23-13-48-23-78-29-30-7-66-10-115-4-51 7-117 22-215 75-40 22-87 52-134 89-48 37-96 81-141 128-49 52-94 106-133 160-40 55-74 109-105 162-81 144-132 281-162 402">
          <text:p/>
        </draw:path>
        <draw:line draw:style-name="gr8" draw:text-style-name="P1" draw:layer="layout" svg:x1="11.238cm" svg:y1="5.356cm" svg:x2="10.9cm" svg:y2="5.552cm">
          <text:p/>
        </draw:line>
        <draw:path draw:style-name="gr8" draw:text-style-name="P1" draw:layer="layout" svg:width="0.121cm" svg:height="0.209cm" svg:x="11.237cm" svg:y="5.147cm" svg:viewBox="0 0 122 210" svg:d="M122 0c0 11-1 24-4 42-2 11-5 23-12 40-5 10-11 23-18 37-8 13-16 25-23 33-11 15-20 24-28 31-15 14-26 21-37 27">
          <text:p/>
        </draw:path>
        <draw:path draw:style-name="gr8" draw:text-style-name="P1" draw:layer="layout" svg:width="0.025cm" svg:height="0.044cm" svg:x="9.637cm" svg:y="7.338cm" svg:viewBox="0 0 26 45" svg:d="M26 0c0 3 0 6-1 9 0 2-1 5-2 8s-2 5-4 8-3 6-5 8-4 5-6 7c-3 2-5 4-8 5">
          <text:p/>
        </draw:path>
        <draw:line draw:style-name="gr8" draw:text-style-name="P1" draw:layer="layout" svg:x1="1.575cm" svg:y1="5.158cm" svg:x2="1.57cm" svg:y2="5.161cm">
          <text:p/>
        </draw:line>
        <draw:line draw:style-name="gr8" draw:text-style-name="P1" draw:layer="layout" svg:x1="1.425cm" svg:y1="4.898cm" svg:x2="1.42cm" svg:y2="4.901cm">
          <text:p/>
        </draw:line>
        <draw:line draw:style-name="gr8" draw:text-style-name="P1" draw:layer="layout" svg:x1="1.546cm" svg:y1="5.189cm" svg:x2="1.461cm" svg:y2="5.238cm">
          <text:p/>
        </draw:line>
        <draw:line draw:style-name="gr8" draw:text-style-name="P1" draw:layer="layout" svg:x1="1.383cm" svg:y1="4.908cm" svg:x2="1.298cm" svg:y2="4.957cm">
          <text:p/>
        </draw:line>
        <draw:line draw:style-name="gr8" draw:text-style-name="P1" draw:layer="layout" svg:x1="1.431cm" svg:y1="5.276cm" svg:x2="1.383cm" svg:y2="5.305cm">
          <text:p/>
        </draw:line>
        <draw:line draw:style-name="gr8" draw:text-style-name="P1" draw:layer="layout" svg:x1="1.25cm" svg:y1="4.963cm" svg:x2="1.202cm" svg:y2="4.991cm">
          <text:p/>
        </draw:line>
        <draw:line draw:style-name="gr8" draw:text-style-name="P1" draw:layer="layout" svg:x1="1.575cm" svg:y1="4.382cm" svg:x2="1.57cm" svg:y2="4.387cm">
          <text:p/>
        </draw:line>
        <draw:line draw:style-name="gr8" draw:text-style-name="P1" draw:layer="layout" svg:x1="1.425cm" svg:y1="4.123cm" svg:x2="1.42cm" svg:y2="4.126cm">
          <text:p/>
        </draw:line>
        <draw:line draw:style-name="gr8" draw:text-style-name="P1" draw:layer="layout" svg:x1="1.546cm" svg:y1="4.414cm" svg:x2="1.461cm" svg:y2="4.463cm">
          <text:p/>
        </draw:line>
        <draw:line draw:style-name="gr8" draw:text-style-name="P1" draw:layer="layout" svg:x1="1.383cm" svg:y1="4.132cm" svg:x2="1.298cm" svg:y2="4.182cm">
          <text:p/>
        </draw:line>
        <draw:line draw:style-name="gr8" draw:text-style-name="P1" draw:layer="layout" svg:x1="1.431cm" svg:y1="4.501cm" svg:x2="1.383cm" svg:y2="4.529cm">
          <text:p/>
        </draw:line>
        <draw:line draw:style-name="gr8" draw:text-style-name="P1" draw:layer="layout" svg:x1="1.25cm" svg:y1="4.188cm" svg:x2="1.202cm" svg:y2="4.216cm">
          <text:p/>
        </draw:line>
        <draw:line draw:style-name="gr8" draw:text-style-name="P1" draw:layer="layout" svg:x1="6.876cm" svg:y1="7.443cm" svg:x2="6.871cm" svg:y2="7.446cm">
          <text:p/>
        </draw:line>
        <draw:line draw:style-name="gr8" draw:text-style-name="P1" draw:layer="layout" svg:x1="6.726cm" svg:y1="7.183cm" svg:x2="6.721cm" svg:y2="7.187cm">
          <text:p/>
        </draw:line>
        <draw:line draw:style-name="gr8" draw:text-style-name="P1" draw:layer="layout" svg:x1="6.847cm" svg:y1="7.474cm" svg:x2="6.762cm" svg:y2="7.524cm">
          <text:p/>
        </draw:line>
        <draw:line draw:style-name="gr8" draw:text-style-name="P1" draw:layer="layout" svg:x1="6.684cm" svg:y1="7.193cm" svg:x2="6.599cm" svg:y2="7.242cm">
          <text:p/>
        </draw:line>
        <draw:line draw:style-name="gr8" draw:text-style-name="P1" draw:layer="layout" svg:x1="6.732cm" svg:y1="7.562cm" svg:x2="6.684cm" svg:y2="7.59cm">
          <text:p/>
        </draw:line>
        <draw:line draw:style-name="gr8" draw:text-style-name="P1" draw:layer="layout" svg:x1="6.551cm" svg:y1="7.248cm" svg:x2="6.503cm" svg:y2="7.277cm">
          <text:p/>
        </draw:line>
        <draw:line draw:style-name="gr8" draw:text-style-name="P1" draw:layer="layout" svg:x1="6.876cm" svg:y1="8.218cm" svg:x2="6.871cm" svg:y2="8.223cm">
          <text:p/>
        </draw:line>
        <draw:line draw:style-name="gr8" draw:text-style-name="P1" draw:layer="layout" svg:x1="6.726cm" svg:y1="7.959cm" svg:x2="6.721cm" svg:y2="7.962cm">
          <text:p/>
        </draw:line>
        <draw:line draw:style-name="gr8" draw:text-style-name="P1" draw:layer="layout" svg:x1="6.847cm" svg:y1="8.25cm" svg:x2="6.762cm" svg:y2="8.299cm">
          <text:p/>
        </draw:line>
        <draw:line draw:style-name="gr8" draw:text-style-name="P1" draw:layer="layout" svg:x1="6.684cm" svg:y1="7.968cm" svg:x2="6.599cm" svg:y2="8.018cm">
          <text:p/>
        </draw:line>
        <draw:line draw:style-name="gr8" draw:text-style-name="P1" draw:layer="layout" svg:x1="6.732cm" svg:y1="8.337cm" svg:x2="6.684cm" svg:y2="8.365cm">
          <text:p/>
        </draw:line>
        <draw:line draw:style-name="gr8" draw:text-style-name="P1" draw:layer="layout" svg:x1="6.551cm" svg:y1="8.024cm" svg:x2="6.503cm" svg:y2="8.052cm">
          <text:p/>
        </draw:line>
        <draw:path draw:style-name="gr6" draw:text-style-name="P3" draw:layer="layout" svg:width="8.37cm" svg:height="6.463cm" svg:x="16.551cm" svg:y="3.39cm" svg:viewBox="0 0 8371 6464" svg:d="M8371 1282v1428c0 36-5 70-14 97-11 34-26 59-42 80-18 20-37 36-56 47l-1732 1000-283 163-4065 2348c53-31 83-97 83-184 0 87-30 153-83 184-53 30-125 23-200-20l-989-573c-391-225-707-773-707-1224v-163c0-68-47-150-106-184l-35-20c-78-45-142-155-142-245v-490 490c0 90 64 200 142 245l35 20c59 34 106 116 106 184v163c0 451 316 999 707 1224l989 573c75 43 147 50 200 20l4065-2348 283-163 1732-1000c19-11 38-27 56-47 16-21 31-46 42-80 9-27 14-61 14-97 0 16-11 30-29 41l-1732 1000-283 163-4065 2347v-1429l-2262-1306 1987-1147c-57-28-90-70-90-114v-40c0-14 3-27 9-40v-41c-16-21-25-43-25-66v-41c0-42 29-83 81-112 78-46 197-59 299-35 103 25 170 83 170 147 0 88-123 159-275 159s-275-71-275-159c0-42 29-83 81-112 78-46 197-59 299-35 103 25 170 83 170 147v41c0 19-6 37-17 55-3 4-5 7-8 11-45 56-142 92-250 92-107 0-205-36-250-92-16-21-25-43-25-66v-41c0 88 123 159 275 159s275-71 275-159v41c0 19-6 37-17 55l3666-2116c39-23 102-23 141 0l2121 1224c18 11 29 26 29 41z">
          <text:p/>
        </draw:path>
        <draw:polygon draw:style-name="gr7" draw:text-style-name="P1" draw:layer="layout" svg:width="0cm" svg:height="0cm" svg:x="20.867cm" svg:y="5.41cm" svg:viewBox="0 0 0 0" draw:points="0,0">
          <text:p/>
        </draw:polygon>
        <draw:path draw:style-name="gr6" draw:text-style-name="P3" draw:layer="layout" svg:width="8.37cm" svg:height="4.832cm" svg:x="16.551cm" svg:y="3.39cm" svg:viewBox="0 0 8371 4833" svg:d="M8342 1323c18-11 29-26 29-41s-11-30-29-41l-2121-1224c-39-23-102-23-141 0l-3666 2116c-3 4-5 7-8 11v41c6 13 9 26 9 40v40c0 59-58 112-151 137-92 24-200 15-277-23 77 38 185 47 277 23 93-25 151-78 151-137v-40c0 82-116 149-259 149s-259-67-259-149c0 82 116 149 259 149s259-67 259-149c0-14-3-27-9-40v32c0 79-112 144-250 144s-250-65-250-144v-32c-6 13-9 26-9 40v40c0 44 33 86 90 114l-1987 1147 2262 1307z">
          <text:p/>
        </draw:path>
        <draw:polygon draw:style-name="gr7" draw:text-style-name="P1" draw:layer="layout" svg:width="0cm" svg:height="0cm" svg:x="20.867cm" svg:y="5.41cm" svg:viewBox="0 0 0 0" draw:points="0,0">
          <text:p/>
        </draw:polygon>
        <draw:polygon draw:style-name="gr6" draw:text-style-name="P3" draw:layer="layout" svg:width="6.079cm" svg:height="4.938cm" svg:x="18.813cm" svg:y="4.713cm" svg:viewBox="0 0 6080 4939" draw:points="6080,0 6080,1428 4348,2428 4065,2591 0,4939 0,3510">
          <text:p/>
        </draw:polygon>
        <draw:polygon draw:style-name="gr7" draw:text-style-name="P1" draw:layer="layout" svg:width="0cm" svg:height="0cm" svg:x="20.867cm" svg:y="5.41cm" svg:viewBox="0 0 0 0" draw:points="0,0">
          <text:p/>
        </draw:polygon>
        <draw:path draw:style-name="gr6" draw:text-style-name="P3" draw:layer="layout" svg:width="1.344cm" svg:height="1.733cm" svg:x="17.011cm" svg:y="7.6cm" svg:viewBox="0 0 1345 1734" svg:d="M1345 1256c0-83-12-173-35-265-73-297-257-596-483-788-227-194-465-253-630-158-263 151-263 643 0 1097s688 700 951 548c34-19 65-45 91-77 69-85 106-209 106-357z">
          <text:p/>
        </draw:path>
        <draw:polygon draw:style-name="gr7" draw:text-style-name="P1" draw:layer="layout" svg:width="0cm" svg:height="0cm" svg:x="20.867cm" svg:y="5.41cm" svg:viewBox="0 0 0 0" draw:points="0,0">
          <text:p/>
        </draw:polygon>
        <draw:path draw:style-name="gr6" draw:text-style-name="P3" draw:layer="layout" svg:width="0.549cm" svg:height="0.537cm" svg:x="22.532cm" svg:y="1.106cm" svg:viewBox="0 0 550 538" svg:d="M550 159c0 88-123 159-274 159-153 0-276-71-276-159v40-40c0-42 29-83 80-113 79-45 198-59 301-34 102 25 169 82 169 147 0 88-123 159-274 159-153 0-276-71-276-159 0-42 29-83 80-113 79-45 198-59 301-34 102 25 169 82 169 147v40c0 23-8 47-25 68v40c7 13 10 27 10 40v41c0 83-116 150-259 150-145 0-261-67-261-150 0 83 116 150 261 150 143 0 259-67 259-150v-41c0 83-116 150-259 150-145 0-261-67-261-150 0-13 3-27 10-40-7 13-10 27-10 40v41-41c0 83 116 150 261 150 143 0 259-67 259-150 0-13-3-27-10-40v32c0 80-111 144-249 144-139 0-251-64-251-144v-32-40c-17-21-25-45-25-68 0 23 8 47 25 68 44 56 142 92 251 92 107 0 205-36 249-92 17-21 25-45 25-68z">
          <text:p/>
        </draw:path>
        <draw:polygon draw:style-name="gr7" draw:text-style-name="P1" draw:layer="layout" svg:width="0cm" svg:height="0cm" svg:x="20.867cm" svg:y="5.41cm" svg:viewBox="0 0 0 0" draw:points="0,0">
          <text:p/>
        </draw:polygon>
        <draw:path draw:style-name="gr6" draw:text-style-name="P3" draw:layer="layout" svg:width="0.55cm" svg:height="0.536cm" svg:x="16.877cm" svg:y="4.371cm" svg:viewBox="0 0 551 537" svg:d="M551 158c0 89-123 160-276 160-152 0-275-71-275-160v42-42c0-42 29-82 81-112 78-45 197-59 299-34 104 24 171 82 171 146 0 89-123 160-276 160-152 0-275-71-275-160 0-42 29-82 81-112 78-45 197-59 299-34 104 24 171 82 171 146v42c0 23-9 45-25 66v41c6 13 9 26 9 40v41c0 82-116 149-260 149-143 0-259-67-259-149 0 82 116 149 259 149 144 0 260-67 260-149v-41c0 83-116 150-260 150-143 0-259-67-259-150 0-14 3-27 9-40-6 13-9 26-9 40v41-41c0 83 116 150 259 150 144 0 260-67 260-150 0-14-3-27-9-40v32c0 79-113 144-251 144s-250-65-250-144v-32-41c-16-21-25-43-25-66 0 23 9 45 25 66 45 57 143 93 250 93 108 0 206-36 251-93 16-21 25-43 25-66z">
          <text:p/>
        </draw:path>
        <draw:polygon draw:style-name="gr7" draw:text-style-name="P1" draw:layer="layout" svg:width="0cm" svg:height="0cm" svg:x="20.867cm" svg:y="5.41cm" svg:viewBox="0 0 0 0" draw:points="0,0">
          <text:p/>
        </draw:polygon>
        <draw:path draw:style-name="gr6" draw:text-style-name="P3" draw:layer="layout" svg:width="0.549cm" svg:height="0.537cm" svg:x="24.087cm" svg:y="2.004cm" svg:viewBox="0 0 550 538" svg:d="M550 158c0 88-123 159-276 159-151 0-274-71-274-159 0-42 29-82 80-112 79-45 197-59 301-34 102 24 169 82 169 146 0 88-123 159-276 159-151 0-274-71-274-159 0-42 29-82 80-112 79-45 197-59 301-34 102 24 169 82 169 146v41c0 23-8 46-25 66-44 57-142 93-251 93-107 0-205-36-249-93-17-20-25-43-25-66v-41 41c0 23 8 46 25 66v41 32c0 81 111 145 249 145 140 0 251-64 251-145v-32c7 13 10 27 10 40v41c0 84-116 151-261 151-143 0-259-67-259-151v-41c0-13 3-27 10-40-7 13-10 27-10 40v41c0 84 116 151 259 151 145 0 261-67 261-151v-41c0 84-116 151-261 151-143 0-259-67-259-151 0 84 116 151 259 151 145 0 261-67 261-151 0-13-3-27-10-40v-41c17-20 25-43 25-66z">
          <text:p/>
        </draw:path>
        <draw:polygon draw:style-name="gr7" draw:text-style-name="P1" draw:layer="layout" svg:width="0cm" svg:height="0cm" svg:x="20.867cm" svg:y="5.41cm" svg:viewBox="0 0 0 0" draw:points="0,0">
          <text:p/>
        </draw:polygon>
        <draw:path draw:style-name="gr6" draw:text-style-name="P3" draw:layer="layout" svg:width="0.57cm" svg:height="0.33cm" svg:x="18.422cm" svg:y="7.711cm" svg:viewBox="0 0 571 331" svg:d="M468 292c7-3 13-7 20-10 111-65 111-169 0-233-112-65-292-65-403 0-113 64-113 168 0 233 6 3 12 7 19 10 106 52 259 52 364 0z">
          <text:p/>
        </draw:path>
        <draw:polygon draw:style-name="gr7" draw:text-style-name="P1" draw:layer="layout" svg:width="0cm" svg:height="0cm" svg:x="20.867cm" svg:y="5.41cm" svg:viewBox="0 0 0 0" draw:points="0,0">
          <text:p/>
        </draw:polygon>
        <draw:path draw:style-name="gr6" draw:text-style-name="P3" draw:layer="layout" svg:width="0.569cm" svg:height="0.329cm" svg:x="22.522cm" svg:y="3.549cm" svg:viewBox="0 0 570 330" svg:d="M467 292c6-4 13-7 19-11 112-65 112-169 0-233-111-64-292-64-403 0s-111 168 0 233c6 4 13 7 19 11 106 50 259 50 365 0z">
          <text:p/>
        </draw:path>
        <draw:polygon draw:style-name="gr7" draw:text-style-name="P1" draw:layer="layout" svg:width="0cm" svg:height="0cm" svg:x="20.867cm" svg:y="5.41cm" svg:viewBox="0 0 0 0" draw:points="0,0">
          <text:p/>
        </draw:polygon>
        <draw:path draw:style-name="gr6" draw:text-style-name="P3" draw:layer="layout" svg:width="0.57cm" svg:height="0.329cm" svg:x="24.077cm" svg:y="4.446cm" svg:viewBox="0 0 571 330" svg:d="M468 291c6-3 13-6 19-10 111-64 111-168 0-232-111-65-292-65-404 0-111 64-111 168 0 232 6 4 13 7 19 10 107 52 260 52 366 0z">
          <text:p/>
        </draw:path>
        <draw:polygon draw:style-name="gr7" draw:text-style-name="P1" draw:layer="layout" svg:width="0cm" svg:height="0cm" svg:x="20.867cm" svg:y="5.41cm" svg:viewBox="0 0 0 0" draw:points="0,0">
          <text:p/>
        </draw:polygon>
        <draw:path draw:style-name="gr6" draw:text-style-name="P3" draw:layer="layout" svg:width="0.57cm" svg:height="0.329cm" svg:x="16.867cm" svg:y="6.813cm" svg:viewBox="0 0 571 330" svg:d="M467 292c7-3 13-6 20-10 112-65 112-169 0-234-112-64-292-64-403 0-112 65-112 169 0 234 6 4 12 7 19 10 106 51 259 51 364 0z">
          <text:p/>
        </draw:path>
        <draw:polygon draw:style-name="gr7" draw:text-style-name="P1" draw:layer="layout" svg:width="0cm" svg:height="0cm" svg:x="20.867cm" svg:y="5.41cm" svg:viewBox="0 0 0 0" draw:points="0,0">
          <text:p/>
        </draw:polygon>
        <draw:path draw:style-name="gr6" draw:text-style-name="P3" draw:layer="layout" svg:width="0.47cm" svg:height="0.259cm" svg:x="16.917cm" svg:y="6.883cm" svg:viewBox="0 0 471 260" svg:d="M418 221c34-24 53-54 53-86 0-54-57-104-145-125s-190-9-257 30c-44 25-69 59-69 95 0 32 19 62 53 86 106 52 260 52 365 0z">
          <text:p/>
        </draw:path>
        <draw:polygon draw:style-name="gr7" draw:text-style-name="P1" draw:layer="layout" svg:width="0cm" svg:height="0cm" svg:x="20.867cm" svg:y="5.41cm" svg:viewBox="0 0 0 0" draw:points="0,0">
          <text:p/>
        </draw:polygon>
        <draw:path draw:style-name="gr6" draw:text-style-name="P3" draw:layer="layout" svg:width="0.47cm" svg:height="0.26cm" svg:x="18.472cm" svg:y="7.781cm" svg:viewBox="0 0 471 261" svg:d="M418 222c34-24 53-55 53-86 0-56-57-105-145-126s-189-9-256 29c-45 26-70 60-70 97 0 31 19 62 53 86 107 51 260 51 365 0z">
          <text:p/>
        </draw:path>
        <draw:polygon draw:style-name="gr7" draw:text-style-name="P1" draw:layer="layout" svg:width="0cm" svg:height="0cm" svg:x="20.867cm" svg:y="5.41cm" svg:viewBox="0 0 0 0" draw:points="0,0">
          <text:p/>
        </draw:polygon>
        <draw:path draw:style-name="gr6" draw:text-style-name="P3" draw:layer="layout" svg:width="0.469cm" svg:height="0.259cm" svg:x="22.572cm" svg:y="3.618cm" svg:viewBox="0 0 470 260" svg:d="M418 222c34-25 52-55 52-87 0-55-57-104-145-125-87-21-189-10-257 29-44 25-68 60-68 96 0 32 18 62 52 87 106 50 260 50 366 0z">
          <text:p/>
        </draw:path>
        <draw:polygon draw:style-name="gr7" draw:text-style-name="P1" draw:layer="layout" svg:width="0cm" svg:height="0cm" svg:x="20.867cm" svg:y="5.41cm" svg:viewBox="0 0 0 0" draw:points="0,0">
          <text:p/>
        </draw:polygon>
        <draw:path draw:style-name="gr6" draw:text-style-name="P3" draw:layer="layout" svg:width="0.469cm" svg:height="0.259cm" svg:x="24.127cm" svg:y="4.516cm" svg:viewBox="0 0 470 260" svg:d="M418 222c34-24 52-54 52-85 0-55-57-105-145-127-87-21-188-9-256 31-45 25-69 60-69 96 0 31 18 61 53 85 106 51 259 51 365 0z">
          <text:p/>
        </draw:path>
        <draw:polygon draw:style-name="gr7" draw:text-style-name="P1" draw:layer="layout" svg:width="0cm" svg:height="0cm" svg:x="20.867cm" svg:y="5.41cm" svg:viewBox="0 0 0 0" draw:points="0,0">
          <text:p/>
        </draw:polygon>
        <draw:path draw:style-name="gr6" draw:text-style-name="P3" draw:layer="layout" svg:width="0.5cm" svg:height="0.217cm" svg:x="16.902cm" svg:y="4.636cm" svg:viewBox="0 0 501 218" svg:d="M501 0v42 32c0 79-112 144-251 144-138 0-250-65-250-144v-32-42c45 58 143 94 250 94 109 0 206-36 251-94z">
          <text:p/>
        </draw:path>
        <draw:polygon draw:style-name="gr7" draw:text-style-name="P1" draw:layer="layout" svg:width="0cm" svg:height="0cm" svg:x="20.867cm" svg:y="5.41cm" svg:viewBox="0 0 0 0" draw:points="0,0">
          <text:p/>
        </draw:polygon>
        <draw:path draw:style-name="gr6" draw:text-style-name="P3" draw:layer="layout" svg:width="0.5cm" svg:height="0.217cm" svg:x="18.457cm" svg:y="5.534cm" svg:viewBox="0 0 501 218" svg:d="M501 0v41 32c0 79-112 145-251 145-138 0-250-66-250-145v-32-41c45 56 143 92 250 92 109 0 206-36 251-92z">
          <text:p/>
        </draw:path>
        <draw:polygon draw:style-name="gr7" draw:text-style-name="P1" draw:layer="layout" svg:width="0cm" svg:height="0cm" svg:x="20.867cm" svg:y="5.41cm" svg:viewBox="0 0 0 0" draw:points="0,0">
          <text:p/>
        </draw:polygon>
        <draw:path draw:style-name="gr6" draw:text-style-name="P3" draw:layer="layout" svg:width="0.499cm" svg:height="0.216cm" svg:x="22.557cm" svg:y="1.372cm" svg:viewBox="0 0 500 217" svg:d="M500 0v41 32c0 80-111 144-249 144-139 0-251-64-251-144v-32-41c44 57 142 93 251 93 107 0 205-36 249-93z">
          <text:p/>
        </draw:path>
        <draw:polygon draw:style-name="gr7" draw:text-style-name="P1" draw:layer="layout" svg:width="0cm" svg:height="0cm" svg:x="20.867cm" svg:y="5.41cm" svg:viewBox="0 0 0 0" draw:points="0,0">
          <text:p/>
        </draw:polygon>
        <draw:path draw:style-name="gr6" draw:text-style-name="P3" draw:layer="layout" svg:width="0.499cm" svg:height="0.217cm" svg:x="24.112cm" svg:y="2.269cm" svg:viewBox="0 0 500 218" svg:d="M500 0v41 32c0 80-111 145-250 145-138 0-250-65-250-145v-32-41c44 57 143 93 250 93 108 0 206-36 250-93z">
          <text:p/>
        </draw:path>
        <draw:polygon draw:style-name="gr7" draw:text-style-name="P1" draw:layer="layout" svg:width="0cm" svg:height="0cm" svg:x="20.867cm" svg:y="5.41cm" svg:viewBox="0 0 0 0" draw:points="0,0">
          <text:p/>
        </draw:polygon>
        <draw:path draw:style-name="gr6" draw:text-style-name="P3" draw:layer="layout" svg:width="0.248cm" svg:height="0.319cm" svg:x="19.113cm" svg:y="9.083cm" svg:viewBox="0 0 249 320" svg:d="M249 89c0-79-56-112-124-71-6 3-13 8-19 12-53 41-96 113-104 179-1 8-2 15-2 23 0 79 57 112 125 71 68-39 124-135 124-214z">
          <text:p/>
        </draw:path>
        <draw:polygon draw:style-name="gr7" draw:text-style-name="P1" draw:layer="layout" svg:width="0cm" svg:height="0cm" svg:x="20.867cm" svg:y="5.41cm" svg:viewBox="0 0 0 0" draw:points="0,0">
          <text:p/>
        </draw:polygon>
        <draw:path draw:style-name="gr6" draw:text-style-name="P3" draw:layer="layout" svg:width="0.248cm" svg:height="0.319cm" svg:x="24.414cm" svg:y="6.022cm" svg:viewBox="0 0 249 320" svg:d="M249 88c0-78-55-110-125-71-6 4-13 8-19 13-53 40-95 112-103 179-1 8-2 16-2 23 0 79 56 111 124 72 70-40 125-137 125-216z">
          <text:p/>
        </draw:path>
        <draw:polygon draw:style-name="gr7" draw:text-style-name="P1" draw:layer="layout" svg:width="0cm" svg:height="0cm" svg:x="20.867cm" svg:y="5.41cm" svg:viewBox="0 0 0 0" draw:points="0,0">
          <text:p/>
        </draw:polygon>
        <draw:path draw:style-name="gr6" draw:text-style-name="P3" draw:layer="layout" svg:width="0.248cm" svg:height="0.32cm" svg:x="24.414cm" svg:y="5.247cm" svg:viewBox="0 0 249 321" svg:d="M249 89c0-80-55-112-125-71-6 3-13 8-19 13-53 40-95 112-103 178-1 8-2 16-2 23 0 79 56 112 124 71 70-39 125-135 125-214z">
          <text:p/>
        </draw:path>
        <draw:polygon draw:style-name="gr7" draw:text-style-name="P1" draw:layer="layout" svg:width="0cm" svg:height="0cm" svg:x="20.867cm" svg:y="5.41cm" svg:viewBox="0 0 0 0" draw:points="0,0">
          <text:p/>
        </draw:polygon>
        <draw:path draw:style-name="gr6" draw:text-style-name="P3" draw:layer="layout" svg:width="0.248cm" svg:height="0.319cm" svg:x="19.113cm" svg:y="8.307cm" svg:viewBox="0 0 249 320" svg:d="M249 89c0-79-56-111-124-72-6 4-13 8-19 13-53 40-96 112-104 180-1 7-2 15-2 23 0 78 57 110 125 71 68-40 124-135 124-215z">
          <text:p/>
        </draw:path>
        <draw:polygon draw:style-name="gr7" draw:text-style-name="P1" draw:layer="layout" svg:width="0cm" svg:height="0cm" svg:x="20.867cm" svg:y="5.41cm" svg:viewBox="0 0 0 0" draw:points="0,0">
          <text:p/>
        </draw:polygon>
        <draw:path draw:style-name="gr6" draw:text-style-name="P3" draw:layer="layout" svg:width="0.57cm" svg:height="0.291cm" svg:x="18.422cm" svg:y="7.711cm" svg:viewBox="0 0 571 292" svg:d="M468 292c7-3 13-7 20-10 111-66 111-170 0-234-112-64-292-64-403 0-113 64-113 168 0 234 6 3 12 7 19 10-35-24-54-56-54-87 0-36 26-70 70-96 67-38 168-50 256-29s145 70 145 125c0 31-19 63-53 87z">
          <text:p/>
        </draw:path>
        <draw:polygon draw:style-name="gr7" draw:text-style-name="P1" draw:layer="layout" svg:width="0cm" svg:height="0cm" svg:x="20.867cm" svg:y="5.41cm" svg:viewBox="0 0 0 0" draw:points="0,0">
          <text:p/>
        </draw:polygon>
        <draw:path draw:style-name="gr6" draw:text-style-name="P3" draw:layer="layout" svg:width="0.57cm" svg:height="0.291cm" svg:x="24.077cm" svg:y="4.446cm" svg:viewBox="0 0 571 292" svg:d="M468 292c6-3 13-6 19-10 111-64 111-168 0-233s-292-65-404 0c-111 65-111 169 0 233 6 4 13 7 19 10-34-24-52-54-52-85 0-36 24-71 69-96 68-39 169-51 256-30 88 21 145 71 145 126 0 31-18 61-52 85z">
          <text:p/>
        </draw:path>
        <draw:polygon draw:style-name="gr7" draw:text-style-name="P1" draw:layer="layout" svg:width="0cm" svg:height="0cm" svg:x="20.867cm" svg:y="5.41cm" svg:viewBox="0 0 0 0" draw:points="0,0">
          <text:p/>
        </draw:polygon>
        <draw:path draw:style-name="gr6" draw:text-style-name="P3" draw:layer="layout" svg:width="0.569cm" svg:height="0.291cm" svg:x="22.522cm" svg:y="3.549cm" svg:viewBox="0 0 570 292" svg:d="M467 292c6-4 13-7 19-11 112-64 112-168 0-233-111-64-292-64-403 0-111 65-111 169 0 233 6 4 13 7 19 11-34-25-52-55-52-86 0-36 24-71 68-96 68-40 169-51 256-29 88 21 145 70 145 125 0 31-18 61-52 86z">
          <text:p/>
        </draw:path>
        <draw:polygon draw:style-name="gr7" draw:text-style-name="P1" draw:layer="layout" svg:width="0cm" svg:height="0cm" svg:x="20.867cm" svg:y="5.41cm" svg:viewBox="0 0 0 0" draw:points="0,0">
          <text:p/>
        </draw:polygon>
        <draw:path draw:style-name="gr6" draw:text-style-name="P3" draw:layer="layout" svg:width="0.57cm" svg:height="0.291cm" svg:x="16.867cm" svg:y="6.813cm" svg:viewBox="0 0 571 292" svg:d="M467 292c7-3 13-6 20-10 112-64 112-168 0-233s-292-65-403 0c-112 65-112 169 0 233 6 4 12 7 19 10-34-24-53-54-53-86 0-36 25-70 69-95 67-39 168-51 256-30s146 71 146 125c0 32-19 62-54 86z">
          <text:p/>
        </draw:path>
        <draw:polygon draw:style-name="gr7" draw:text-style-name="P1" draw:layer="layout" svg:width="0cm" svg:height="0cm" svg:x="20.867cm" svg:y="5.41cm" svg:viewBox="0 0 0 0" draw:points="0,0">
          <text:p/>
        </draw:polygon>
        <draw:path draw:style-name="gr6" draw:text-style-name="P3" draw:layer="layout" svg:width="0.029cm" svg:height="1.469cm" svg:x="24.892cm" svg:y="4.672cm" svg:viewBox="0 0 30 1470" svg:d="M0 41c19-11 30-26 30-41v1429c0 16-11 30-30 41z">
          <text:p/>
        </draw:path>
        <draw:polygon draw:style-name="gr7" draw:text-style-name="P1" draw:layer="layout" svg:width="0cm" svg:height="0cm" svg:x="20.867cm" svg:y="5.41cm" svg:viewBox="0 0 0 0" draw:points="0,0">
          <text:p/>
        </draw:polygon>
        <draw:path draw:style-name="gr6" draw:text-style-name="P3" draw:layer="layout" svg:width="0.299cm" svg:height="0.173cm" svg:x="22.657cm" svg:y="1.178cm" svg:viewBox="0 0 300 174" svg:d="M44 25c42-24 107-32 163-18 57 13 93 45 93 80 0 48-67 87-150 87s-150-39-150-87c0-23 15-45 44-62z">
          <text:p/>
        </draw:path>
        <draw:polygon draw:style-name="gr7" draw:text-style-name="P1" draw:layer="layout" svg:width="0cm" svg:height="0cm" svg:x="20.867cm" svg:y="5.41cm" svg:viewBox="0 0 0 0" draw:points="0,0">
          <text:p/>
        </draw:polygon>
        <draw:path draw:style-name="gr6" draw:text-style-name="P3" draw:layer="layout" svg:width="0.299cm" svg:height="0.173cm" svg:x="24.212cm" svg:y="2.076cm" svg:viewBox="0 0 300 174" svg:d="M43 25c43-25 108-32 165-19 56 14 92 45 92 80 0 49-67 88-151 88-82 0-149-39-149-88 0-23 15-45 43-61z">
          <text:p/>
        </draw:path>
        <draw:polygon draw:style-name="gr7" draw:text-style-name="P1" draw:layer="layout" svg:width="0cm" svg:height="0cm" svg:x="20.867cm" svg:y="5.41cm" svg:viewBox="0 0 0 0" draw:points="0,0">
          <text:p/>
        </draw:polygon>
        <draw:path draw:style-name="gr6" draw:text-style-name="P3" draw:layer="layout" svg:width="0.3cm" svg:height="0.173cm" svg:x="17.002cm" svg:y="4.443cm" svg:viewBox="0 0 301 174" svg:d="M44 25c43-25 107-32 164-19 57 14 93 45 93 80 0 48-67 88-151 88-83 0-150-40-150-88 0-23 16-45 44-61z">
          <text:p/>
        </draw:path>
        <draw:polygon draw:style-name="gr7" draw:text-style-name="P1" draw:layer="layout" svg:width="0cm" svg:height="0cm" svg:x="20.867cm" svg:y="5.41cm" svg:viewBox="0 0 0 0" draw:points="0,0">
          <text:p/>
        </draw:polygon>
        <draw:path draw:style-name="gr6" draw:text-style-name="P3" draw:layer="layout" svg:width="0.3cm" svg:height="0.173cm" svg:x="18.557cm" svg:y="5.34cm" svg:viewBox="0 0 301 174" svg:d="M44 25c43-25 108-32 164-19s93 45 93 80c0 49-67 88-150 88-84 0-151-39-151-88 0-23 16-45 44-61z">
          <text:p/>
        </draw:path>
        <draw:polygon draw:style-name="gr7" draw:text-style-name="P1" draw:layer="layout" svg:width="0cm" svg:height="0cm" svg:x="20.867cm" svg:y="5.41cm" svg:viewBox="0 0 0 0" draw:points="0,0">
          <text:p/>
        </draw:polygon>
        <draw:path draw:style-name="gr6" draw:text-style-name="P3" draw:layer="layout" svg:width="0.248cm" svg:height="0.32cm" svg:x="24.414cm" svg:y="5.247cm" svg:viewBox="0 0 249 321" svg:d="M2 209c3 18 12 32 24 39 26 15 64 2 97-33s55-85 55-126c0-27-9-47-27-57-12-7-28-8-46-1 6-5 13-10 19-13 70-41 125-9 125 71 0 79-55 175-125 214-68 41-124 8-124-71 0-7 1-15 2-23z">
          <text:p/>
        </draw:path>
        <draw:polygon draw:style-name="gr7" draw:text-style-name="P1" draw:layer="layout" svg:width="0cm" svg:height="0cm" svg:x="20.867cm" svg:y="5.41cm" svg:viewBox="0 0 0 0" draw:points="0,0">
          <text:p/>
        </draw:polygon>
        <draw:path draw:style-name="gr6" draw:text-style-name="P3" draw:layer="layout" svg:width="0.248cm" svg:height="0.319cm" svg:x="19.113cm" svg:y="8.307cm" svg:viewBox="0 0 249 320" svg:d="M2 210c3 18 12 32 24 39 27 14 65 1 98-34 33-34 54-85 54-126 0-27-9-48-26-58-12-7-28-7-46-1 6-5 13-9 19-13 68-39 124-7 124 72 0 80-56 175-124 215-68 39-125 7-125-71 0-8 1-16 2-23z">
          <text:p/>
        </draw:path>
        <draw:polygon draw:style-name="gr7" draw:text-style-name="P1" draw:layer="layout" svg:width="0cm" svg:height="0cm" svg:x="20.867cm" svg:y="5.41cm" svg:viewBox="0 0 0 0" draw:points="0,0">
          <text:p/>
        </draw:polygon>
        <draw:path draw:style-name="gr6" draw:text-style-name="P3" draw:layer="layout" svg:width="0.248cm" svg:height="0.319cm" svg:x="24.414cm" svg:y="6.022cm" svg:viewBox="0 0 249 320" svg:d="M2 209c3 19 12 32 24 40 26 14 64 1 97-34 33-36 55-85 55-127 0-27-9-47-27-57-12-7-28-8-46-1 6-5 13-9 19-13 70-39 125-7 125 71 0 79-55 176-125 216-68 39-124 7-124-72 0-7 1-15 2-23z">
          <text:p/>
        </draw:path>
        <draw:polygon draw:style-name="gr7" draw:text-style-name="P1" draw:layer="layout" svg:width="0cm" svg:height="0cm" svg:x="20.867cm" svg:y="5.41cm" svg:viewBox="0 0 0 0" draw:points="0,0">
          <text:p/>
        </draw:polygon>
        <draw:path draw:style-name="gr6" draw:text-style-name="P3" draw:layer="layout" svg:width="0.248cm" svg:height="0.319cm" svg:x="19.113cm" svg:y="9.083cm" svg:viewBox="0 0 249 320" svg:d="M2 209c3 18 12 32 24 39 27 15 65 2 98-33s54-85 54-126c0-27-9-48-26-57-12-7-28-8-46-2 6-4 13-9 19-12 68-41 124-8 124 71s-56 175-124 214c-68 41-125 8-125-71 0-8 1-15 2-23z">
          <text:p/>
        </draw:path>
        <draw:polygon draw:style-name="gr7" draw:text-style-name="P1" draw:layer="layout" svg:width="0cm" svg:height="0cm" svg:x="20.867cm" svg:y="5.41cm" svg:viewBox="0 0 0 0" draw:points="0,0">
          <text:p/>
        </draw:polygon>
        <draw:path draw:style-name="gr6" draw:text-style-name="P3" draw:layer="layout" svg:width="0.175cm" svg:height="0.228cm" svg:x="19.115cm" svg:y="9.108cm" svg:viewBox="0 0 176 229" svg:d="M176 63c0-27-9-48-26-57-12-7-28-8-46-2-53 41-96 113-104 180 3 18 12 32 24 39 27 15 65 2 98-33s54-86 54-127z">
          <text:p/>
        </draw:path>
        <draw:polygon draw:style-name="gr7" draw:text-style-name="P1" draw:layer="layout" svg:width="0cm" svg:height="0cm" svg:x="20.867cm" svg:y="5.41cm" svg:viewBox="0 0 0 0" draw:points="0,0">
          <text:p/>
        </draw:polygon>
        <draw:path draw:style-name="gr6" draw:text-style-name="P3" draw:layer="layout" svg:width="0.175cm" svg:height="0.228cm" svg:x="24.416cm" svg:y="6.047cm" svg:viewBox="0 0 176 229" svg:d="M176 63c0-27-10-47-27-57-12-7-28-8-46-1-53 40-95 112-103 178 3 19 12 32 24 40 26 15 64 2 97-34 33-35 55-84 55-126z">
          <text:p/>
        </draw:path>
        <draw:polygon draw:style-name="gr7" draw:text-style-name="P1" draw:layer="layout" svg:width="0cm" svg:height="0cm" svg:x="20.867cm" svg:y="5.41cm" svg:viewBox="0 0 0 0" draw:points="0,0">
          <text:p/>
        </draw:polygon>
        <draw:path draw:style-name="gr6" draw:text-style-name="P3" draw:layer="layout" svg:width="0.175cm" svg:height="0.228cm" svg:x="24.416cm" svg:y="5.272cm" svg:viewBox="0 0 176 229" svg:d="M176 63c0-27-10-47-27-57-12-7-28-8-46-1-53 40-95 113-103 179 3 18 12 32 24 39 26 15 64 2 97-33s55-85 55-127z">
          <text:p/>
        </draw:path>
        <draw:polygon draw:style-name="gr7" draw:text-style-name="P1" draw:layer="layout" svg:width="0cm" svg:height="0cm" svg:x="20.867cm" svg:y="5.41cm" svg:viewBox="0 0 0 0" draw:points="0,0">
          <text:p/>
        </draw:polygon>
        <draw:path draw:style-name="gr6" draw:text-style-name="P3" draw:layer="layout" svg:width="0.175cm" svg:height="0.228cm" svg:x="19.115cm" svg:y="8.333cm" svg:viewBox="0 0 176 229" svg:d="M176 63c0-27-9-48-26-58-12-7-28-7-46-1-53 40-96 112-104 179 3 18 12 32 24 40 27 14 65 1 98-35 33-34 54-84 54-125z">
          <text:p/>
        </draw:path>
        <draw:polygon draw:style-name="gr7" draw:text-style-name="P1" draw:layer="layout" svg:width="0cm" svg:height="0cm" svg:x="20.867cm" svg:y="5.41cm" svg:viewBox="0 0 0 0" draw:points="0,0">
          <text:p/>
        </draw:polygon>
        <draw:path draw:style-name="gr8" draw:text-style-name="P1" draw:layer="layout" svg:width="0.084cm" svg:height="0.233cm" svg:x="18.422cm" svg:y="7.759cm" svg:viewBox="0 0 85 234" svg:d="M85 0c-113 65-113 169 0 234">
          <text:p/>
        </draw:path>
        <draw:path draw:style-name="gr8" draw:text-style-name="P1" draw:layer="layout" svg:width="0.403cm" svg:height="0.049cm" svg:x="18.506cm" svg:y="7.992cm" svg:viewBox="0 0 404 50" svg:d="M0 0c111 66 292 66 404 0">
          <text:p/>
        </draw:path>
        <draw:path draw:style-name="gr8" draw:text-style-name="P1" draw:layer="layout" svg:width="0.486cm" svg:height="0.282cm" svg:x="18.506cm" svg:y="7.711cm" svg:viewBox="0 0 487 283" svg:d="M404 283c111-66 111-170 0-234-112-65-293-65-404 0">
          <text:p/>
        </draw:path>
        <draw:line draw:style-name="gr8" draw:text-style-name="P1" draw:layer="layout" svg:x1="24.893cm" svg:y1="4.713cm" svg:x2="18.813cm" svg:y2="8.223cm">
          <text:p/>
        </draw:line>
        <draw:path draw:style-name="gr8" draw:text-style-name="P1" draw:layer="layout" svg:width="0.029cm" svg:height="0.041cm" svg:x="24.892cm" svg:y="4.672cm" svg:viewBox="0 0 30 42" svg:d="M0 42c19-11 30-27 30-42">
          <text:p/>
        </draw:path>
        <draw:path draw:style-name="gr8" draw:text-style-name="P1" draw:layer="layout" svg:width="0.029cm" svg:height="0.041cm" svg:x="24.892cm" svg:y="4.631cm" svg:viewBox="0 0 30 42" svg:d="M30 42c0-16-11-31-30-42">
          <text:p/>
        </draw:path>
        <draw:line draw:style-name="gr8" draw:text-style-name="P1" draw:layer="layout" svg:x1="18.814cm" svg:y1="8.223cm" svg:x2="16.551cm" svg:y2="6.916cm">
          <text:p/>
        </draw:line>
        <draw:line draw:style-name="gr8" draw:text-style-name="P1" draw:layer="layout" svg:x1="22.771cm" svg:y1="3.407cm" svg:x2="24.893cm" svg:y2="4.632cm">
          <text:p/>
        </draw:line>
        <draw:line draw:style-name="gr8" draw:text-style-name="P1" draw:layer="layout" svg:x1="16.551cm" svg:y1="6.917cm" svg:x2="18.539cm" svg:y2="5.769cm">
          <text:p/>
        </draw:line>
        <draw:line draw:style-name="gr8" draw:text-style-name="P1" draw:layer="layout" svg:x1="18.965cm" svg:y1="5.524cm" svg:x2="22.631cm" svg:y2="3.407cm">
          <text:p/>
        </draw:line>
        <draw:path draw:style-name="gr8" draw:text-style-name="P1" draw:layer="layout" svg:width="0.141cm" svg:height="0.017cm" svg:x="22.63cm" svg:y="3.39cm" svg:viewBox="0 0 142 18" svg:d="M0 18c40-24 103-24 142 0">
          <text:p/>
        </draw:path>
        <draw:path draw:style-name="gr8" draw:text-style-name="P1" draw:layer="layout" svg:width="0.084cm" svg:height="0.233cm" svg:x="16.867cm" svg:y="6.861cm" svg:viewBox="0 0 85 234" svg:d="M85 0c-113 65-113 169 0 234">
          <text:p/>
        </draw:path>
        <draw:path draw:style-name="gr8" draw:text-style-name="P1" draw:layer="layout" svg:width="0.403cm" svg:height="0.048cm" svg:x="16.951cm" svg:y="7.094cm" svg:viewBox="0 0 404 49" svg:d="M0 0c111 65 292 65 404 0">
          <text:p/>
        </draw:path>
        <draw:path draw:style-name="gr8" draw:text-style-name="P1" draw:layer="layout" svg:width="0.486cm" svg:height="0.281cm" svg:x="16.951cm" svg:y="6.813cm" svg:viewBox="0 0 487 282" svg:d="M404 282c111-64 111-168 0-233-113-65-293-65-404 0">
          <text:p/>
        </draw:path>
        <draw:path draw:style-name="gr8" draw:text-style-name="P1" draw:layer="layout" svg:width="0.083cm" svg:height="0.232cm" svg:x="22.522cm" svg:y="3.597cm" svg:viewBox="0 0 84 233" svg:d="M84 0c-112 64-112 168 0 233">
          <text:p/>
        </draw:path>
        <draw:path draw:style-name="gr8" draw:text-style-name="P1" draw:layer="layout" svg:width="0.403cm" svg:height="0.049cm" svg:x="22.605cm" svg:y="3.829cm" svg:viewBox="0 0 404 50" svg:d="M0 0c112 66 293 66 404 0">
          <text:p/>
        </draw:path>
        <draw:path draw:style-name="gr8" draw:text-style-name="P1" draw:layer="layout" svg:width="0.486cm" svg:height="0.28cm" svg:x="22.605cm" svg:y="3.549cm" svg:viewBox="0 0 487 281" svg:d="M403 281c112-65 112-169 0-233-111-64-292-64-403 0">
          <text:p/>
        </draw:path>
        <draw:path draw:style-name="gr8" draw:text-style-name="P1" draw:layer="layout" svg:width="0.083cm" svg:height="0.232cm" svg:x="24.077cm" svg:y="4.495cm" svg:viewBox="0 0 84 233" svg:d="M84 0c-112 65-112 169 0 233">
          <text:p/>
        </draw:path>
        <draw:path draw:style-name="gr8" draw:text-style-name="P1" draw:layer="layout" svg:width="0.403cm" svg:height="0.049cm" svg:x="24.16cm" svg:y="4.727cm" svg:viewBox="0 0 404 50" svg:d="M0 0c111 66 293 66 404 0">
          <text:p/>
        </draw:path>
        <draw:path draw:style-name="gr8" draw:text-style-name="P1" draw:layer="layout" svg:width="0.486cm" svg:height="0.281cm" svg:x="24.16cm" svg:y="4.446cm" svg:viewBox="0 0 487 282" svg:d="M404 282c111-64 111-169 0-233-112-65-293-65-404 0">
          <text:p/>
        </draw:path>
        <draw:path draw:style-name="gr8" draw:text-style-name="P1" draw:layer="layout" svg:width="0.069cm" svg:height="0.096cm" svg:x="18.472cm" svg:y="7.82cm" svg:viewBox="0 0 70 97" svg:d="M70 0c-45 27-70 61-70 97">
          <text:p/>
        </draw:path>
        <draw:path draw:style-name="gr8" draw:text-style-name="P1" draw:layer="layout" svg:width="0.053cm" svg:height="0.086cm" svg:x="18.472cm" svg:y="7.916cm" svg:viewBox="0 0 54 87" svg:d="M0 0c0 31 20 63 54 87">
          <text:p/>
        </draw:path>
        <draw:path draw:style-name="gr8" draw:text-style-name="P1" draw:layer="layout" svg:width="0.053cm" svg:height="0.086cm" svg:x="18.889cm" svg:y="7.916cm" svg:viewBox="0 0 54 87" svg:d="M0 87c35-24 54-56 54-87">
          <text:p/>
        </draw:path>
        <draw:path draw:style-name="gr8" draw:text-style-name="P1" draw:layer="layout" svg:width="0.401cm" svg:height="0.135cm" svg:x="18.541cm" svg:y="7.781cm" svg:viewBox="0 0 402 136" svg:d="M402 136c0-56-57-105-145-126s-189-9-257 29">
          <text:p/>
        </draw:path>
        <draw:path draw:style-name="gr8" draw:text-style-name="P1" draw:layer="layout" svg:width="0.125cm" svg:height="0.089cm" svg:x="24.538cm" svg:y="5.247cm" svg:viewBox="0 0 126 90" svg:d="M126 90c0-80-56-113-126-72">
          <text:p/>
        </draw:path>
        <draw:path draw:style-name="gr8" draw:text-style-name="P1" draw:layer="layout" svg:width="0.123cm" svg:height="0.214cm" svg:x="24.415cm" svg:y="5.264cm" svg:viewBox="0 0 124 215" svg:d="M124 0c-68 39-124 135-124 215">
          <text:p/>
        </draw:path>
        <draw:path draw:style-name="gr8" draw:text-style-name="P1" draw:layer="layout" svg:width="0.247cm" svg:height="0.231cm" svg:x="24.415cm" svg:y="5.335cm" svg:viewBox="0 0 248 232" svg:d="M0 144c0 79 55 111 123 71 70-39 125-136 125-215">
          <text:p/>
        </draw:path>
        <draw:line draw:style-name="gr8" draw:text-style-name="P1" draw:layer="layout" svg:x1="18.813cm" svg:y1="9.651cm" svg:x2="18.813cm" svg:y2="8.222cm">
          <text:p/>
        </draw:line>
        <draw:line draw:style-name="gr8" draw:text-style-name="P1" draw:layer="layout" svg:x1="18.813cm" svg:y1="9.652cm" svg:x2="22.878cm" svg:y2="7.304cm">
          <text:p/>
        </draw:line>
        <draw:line draw:style-name="gr8" draw:text-style-name="P1" draw:layer="layout" svg:x1="22.877cm" svg:y1="7.305cm" svg:x2="23.161cm" svg:y2="7.141cm">
          <text:p/>
        </draw:line>
        <draw:line draw:style-name="gr8" draw:text-style-name="P1" draw:layer="layout" svg:x1="23.16cm" svg:y1="7.142cm" svg:x2="24.893cm" svg:y2="6.141cm">
          <text:p/>
        </draw:line>
        <draw:line draw:style-name="gr8" draw:text-style-name="P1" draw:layer="layout" svg:x1="24.892cm" svg:y1="4.713cm" svg:x2="24.892cm" svg:y2="6.141cm">
          <text:p/>
        </draw:line>
        <draw:path draw:style-name="gr8" draw:text-style-name="P1" draw:layer="layout" svg:width="0.124cm" svg:height="0.088cm" svg:x="19.237cm" svg:y="8.307cm" svg:viewBox="0 0 125 89" svg:d="M125 89c0-79-56-112-125-72">
          <text:p/>
        </draw:path>
        <draw:path draw:style-name="gr8" draw:text-style-name="P1" draw:layer="layout" svg:width="0.124cm" svg:height="0.215cm" svg:x="19.113cm" svg:y="8.324cm" svg:viewBox="0 0 125 216" svg:d="M125 0c-68 40-125 137-125 216">
          <text:p/>
        </draw:path>
        <draw:path draw:style-name="gr8" draw:text-style-name="P1" draw:layer="layout" svg:width="0.248cm" svg:height="0.231cm" svg:x="19.113cm" svg:y="8.396cm" svg:viewBox="0 0 249 232" svg:d="M0 144c0 78 57 110 125 71 68-40 124-135 124-215">
          <text:p/>
        </draw:path>
        <draw:path draw:style-name="gr8" draw:text-style-name="P1" draw:layer="layout" svg:width="0.125cm" svg:height="0.087cm" svg:x="24.538cm" svg:y="6.022cm" svg:viewBox="0 0 126 88" svg:d="M126 88c0-78-56-111-126-71">
          <text:p/>
        </draw:path>
        <draw:path draw:style-name="gr8" draw:text-style-name="P1" draw:layer="layout" svg:width="0.123cm" svg:height="0.214cm" svg:x="24.415cm" svg:y="6.039cm" svg:viewBox="0 0 124 215" svg:d="M124 0c-68 40-124 136-124 215">
          <text:p/>
        </draw:path>
        <draw:path draw:style-name="gr8" draw:text-style-name="P1" draw:layer="layout" svg:width="0.247cm" svg:height="0.232cm" svg:x="24.415cm" svg:y="6.11cm" svg:viewBox="0 0 248 233" svg:d="M0 144c0 79 55 112 123 72 70-40 125-136 125-216">
          <text:p/>
        </draw:path>
        <draw:path draw:style-name="gr8" draw:text-style-name="P1" draw:layer="layout" svg:width="0.124cm" svg:height="0.088cm" svg:x="19.237cm" svg:y="9.083cm" svg:viewBox="0 0 125 89" svg:d="M125 89c0-80-56-112-125-72">
          <text:p/>
        </draw:path>
        <draw:path draw:style-name="gr8" draw:text-style-name="P1" draw:layer="layout" svg:width="0.124cm" svg:height="0.214cm" svg:x="19.113cm" svg:y="9.1cm" svg:viewBox="0 0 125 215" svg:d="M125 0c-68 39-125 135-125 215">
          <text:p/>
        </draw:path>
        <draw:path draw:style-name="gr8" draw:text-style-name="P1" draw:layer="layout" svg:width="0.248cm" svg:height="0.231cm" svg:x="19.113cm" svg:y="9.171cm" svg:viewBox="0 0 249 232" svg:d="M0 143c0 80 57 112 125 72s124-136 124-215">
          <text:p/>
        </draw:path>
        <draw:path draw:style-name="gr8" draw:text-style-name="P1" draw:layer="layout" svg:width="0.029cm" svg:height="0.042cm" svg:x="24.892cm" svg:y="6.1cm" svg:viewBox="0 0 30 43" svg:d="M0 43c19-12 30-26 30-43">
          <text:p/>
        </draw:path>
        <draw:line draw:style-name="gr8" draw:text-style-name="P1" draw:layer="layout" svg:x1="16.729cm" svg:y1="7.672cm" svg:x2="16.693cm" svg:y2="7.651cm">
          <text:p/>
        </draw:line>
        <draw:path draw:style-name="gr8" draw:text-style-name="P1" draw:layer="layout" svg:width="0.106cm" svg:height="0.184cm" svg:x="16.728cm" svg:y="7.671cm" svg:viewBox="0 0 107 185" svg:d="M107 185c0-68-48-151-107-185">
          <text:p/>
        </draw:path>
        <draw:path draw:style-name="gr8" draw:text-style-name="P1" draw:layer="layout" svg:width="0.142cm" svg:height="0.245cm" svg:x="16.551cm" svg:y="7.406cm" svg:viewBox="0 0 143 246" svg:d="M143 246c-78-45-143-155-143-246">
          <text:p/>
        </draw:path>
        <draw:line draw:style-name="gr8" draw:text-style-name="P1" draw:layer="layout" svg:x1="16.834cm" svg:y1="8.018cm" svg:x2="16.834cm" svg:y2="7.855cm">
          <text:p/>
        </draw:line>
        <draw:line draw:style-name="gr8" draw:text-style-name="P1" draw:layer="layout" svg:x1="16.551cm" svg:y1="6.916cm" svg:x2="16.551cm" svg:y2="7.406cm">
          <text:p/>
        </draw:line>
        <draw:path draw:style-name="gr8" draw:text-style-name="P1" draw:layer="layout" svg:width="0.707cm" svg:height="1.224cm" svg:x="16.834cm" svg:y="8.018cm" svg:viewBox="0 0 708 1225" svg:d="M708 1225c-392-226-708-774-708-1225">
          <text:p/>
        </draw:path>
        <draw:line draw:style-name="gr8" draw:text-style-name="P1" draw:layer="layout" svg:x1="18.531cm" svg:y1="9.815cm" svg:x2="17.541cm" svg:y2="9.242cm">
          <text:p/>
        </draw:line>
        <draw:path draw:style-name="gr8" draw:text-style-name="P1" draw:layer="layout" svg:width="0.2cm" svg:height="0.039cm" svg:x="18.53cm" svg:y="9.814cm" svg:viewBox="0 0 201 40" svg:d="M0 0c75 44 148 52 201 21">
          <text:p/>
        </draw:path>
        <draw:path draw:style-name="gr8" draw:text-style-name="P1" draw:layer="layout" svg:width="0.083cm" svg:height="0.183cm" svg:x="18.73cm" svg:y="9.651cm" svg:viewBox="0 0 84 184" svg:d="M0 184c54-31 84-98 84-184">
          <text:p/>
        </draw:path>
        <draw:path draw:style-name="gr8" draw:text-style-name="P1" draw:layer="layout" svg:width="1.112cm" svg:height="0.99cm" svg:x="17.207cm" svg:y="7.6cm" svg:viewBox="0 0 1113 991" svg:d="M1113 991c-73-298-256-597-482-789-227-193-465-252-631-157">
          <text:p/>
        </draw:path>
        <draw:path draw:style-name="gr8" draw:text-style-name="P1" draw:layer="layout" svg:width="1.147cm" svg:height="1.688cm" svg:x="17.011cm" svg:y="7.645cm" svg:viewBox="0 0 1148 1689" svg:d="M197 0c-263 151-263 642 0 1096s689 701 951 548">
          <text:p/>
        </draw:path>
        <draw:path draw:style-name="gr8" draw:text-style-name="P1" draw:layer="layout" svg:width="0.091cm" svg:height="0.077cm" svg:x="18.157cm" svg:y="9.212cm" svg:viewBox="0 0 92 78" svg:d="M0 78c34-20 65-46 92-78">
          <text:p/>
        </draw:path>
        <draw:path draw:style-name="gr8" draw:text-style-name="P1" draw:layer="layout" svg:width="0.035cm" svg:height="0.265cm" svg:x="18.319cm" svg:y="8.59cm" svg:viewBox="0 0 36 266" svg:d="M36 266c0-84-13-174-36-266">
          <text:p/>
        </draw:path>
        <draw:path draw:style-name="gr8" draw:text-style-name="P1" draw:layer="layout" svg:width="0.106cm" svg:height="0.357cm" svg:x="18.248cm" svg:y="8.855cm" svg:viewBox="0 0 107 358" svg:d="M0 358c70-85 107-210 107-358">
          <text:p/>
        </draw:path>
        <draw:path draw:style-name="gr8" draw:text-style-name="P1" draw:layer="layout" svg:width="0.069cm" svg:height="0.095cm" svg:x="16.917cm" svg:y="6.923cm" svg:viewBox="0 0 70 96" svg:d="M70 0c-45 25-70 59-70 96">
          <text:p/>
        </draw:path>
        <draw:path draw:style-name="gr8" draw:text-style-name="P1" draw:layer="layout" svg:width="0.053cm" svg:height="0.086cm" svg:x="16.917cm" svg:y="7.018cm" svg:viewBox="0 0 54 87" svg:d="M0 0c0 32 20 62 54 87">
          <text:p/>
        </draw:path>
        <draw:path draw:style-name="gr8" draw:text-style-name="P1" draw:layer="layout" svg:width="0.053cm" svg:height="0.086cm" svg:x="17.334cm" svg:y="7.018cm" svg:viewBox="0 0 54 87" svg:d="M0 87c35-25 54-55 54-87">
          <text:p/>
        </draw:path>
        <draw:path draw:style-name="gr8" draw:text-style-name="P1" draw:layer="layout" svg:width="0.401cm" svg:height="0.135cm" svg:x="16.986cm" svg:y="6.883cm" svg:viewBox="0 0 402 136" svg:d="M402 136c0-54-57-105-145-126s-189-9-257 30">
          <text:p/>
        </draw:path>
        <draw:path draw:style-name="gr8" draw:text-style-name="P1" draw:layer="layout" svg:width="0.068cm" svg:height="0.096cm" svg:x="22.572cm" svg:y="3.658cm" svg:viewBox="0 0 69 97" svg:d="M69 0c-45 25-69 60-69 97">
          <text:p/>
        </draw:path>
        <draw:path draw:style-name="gr8" draw:text-style-name="P1" draw:layer="layout" svg:width="0.052cm" svg:height="0.086cm" svg:x="22.572cm" svg:y="3.754cm" svg:viewBox="0 0 53 87" svg:d="M0 0c0 32 18 62 53 87">
          <text:p/>
        </draw:path>
        <draw:path draw:style-name="gr8" draw:text-style-name="P1" draw:layer="layout" svg:width="0.052cm" svg:height="0.086cm" svg:x="22.989cm" svg:y="3.754cm" svg:viewBox="0 0 53 87" svg:d="M0 87c35-25 53-55 53-87">
          <text:p/>
        </draw:path>
        <draw:path draw:style-name="gr8" draw:text-style-name="P1" draw:layer="layout" svg:width="0.401cm" svg:height="0.135cm" svg:x="22.64cm" svg:y="3.618cm" svg:viewBox="0 0 402 136" svg:d="M402 136c0-56-58-105-146-126-87-21-188-10-256 29">
          <text:p/>
        </draw:path>
        <draw:path draw:style-name="gr8" draw:text-style-name="P1" draw:layer="layout" svg:width="0.068cm" svg:height="0.096cm" svg:x="24.127cm" svg:y="4.556cm" svg:viewBox="0 0 69 97" svg:d="M69 0c-45 25-69 61-69 97">
          <text:p/>
        </draw:path>
        <draw:path draw:style-name="gr8" draw:text-style-name="P1" draw:layer="layout" svg:width="0.052cm" svg:height="0.085cm" svg:x="24.127cm" svg:y="4.652cm" svg:viewBox="0 0 53 86" svg:d="M0 0c0 31 18 61 53 86">
          <text:p/>
        </draw:path>
        <draw:path draw:style-name="gr8" draw:text-style-name="P1" draw:layer="layout" svg:width="0.052cm" svg:height="0.085cm" svg:x="24.544cm" svg:y="4.652cm" svg:viewBox="0 0 53 86" svg:d="M0 86c35-25 53-55 53-86">
          <text:p/>
        </draw:path>
        <draw:path draw:style-name="gr8" draw:text-style-name="P1" draw:layer="layout" svg:width="0.401cm" svg:height="0.136cm" svg:x="24.195cm" svg:y="4.516cm" svg:viewBox="0 0 402 137" svg:d="M402 137c0-55-57-105-145-126-87-22-188-10-257 30">
          <text:p/>
        </draw:path>
        <draw:path draw:style-name="gr8" draw:text-style-name="P1" draw:layer="layout" svg:width="0.026cm" svg:height="0.057cm" svg:x="24.565cm" svg:y="5.278cm" svg:viewBox="0 0 27 58" svg:d="M27 58c0-28-10-48-27-58">
          <text:p/>
        </draw:path>
        <draw:path draw:style-name="gr8" draw:text-style-name="P1" draw:layer="layout" svg:width="0.046cm" svg:height="0.006cm" svg:x="24.519cm" svg:y="5.272cm" svg:viewBox="0 0 47 7" svg:d="M47 7c-12-9-29-10-47-2">
          <text:p/>
        </draw:path>
        <draw:path draw:style-name="gr8" draw:text-style-name="P1" draw:layer="layout" svg:width="0.024cm" svg:height="0.039cm" svg:x="24.416cm" svg:y="5.455cm" svg:viewBox="0 0 25 40" svg:d="M0 0c3 18 13 33 25 40">
          <text:p/>
        </draw:path>
        <draw:path draw:style-name="gr8" draw:text-style-name="P1" draw:layer="layout" svg:width="0.151cm" svg:height="0.165cm" svg:x="24.44cm" svg:y="5.335cm" svg:viewBox="0 0 152 166" svg:d="M0 160c26 15 64 2 98-33 33-35 54-85 54-127">
          <text:p/>
        </draw:path>
        <draw:path draw:style-name="gr8" draw:text-style-name="P1" draw:layer="layout" svg:width="0.026cm" svg:height="0.058cm" svg:x="19.264cm" svg:y="8.338cm" svg:viewBox="0 0 27 59" svg:d="M27 59c0-27-10-49-27-59">
          <text:p/>
        </draw:path>
        <draw:path draw:style-name="gr8" draw:text-style-name="P1" draw:layer="layout" svg:width="0.046cm" svg:height="0.006cm" svg:x="19.218cm" svg:y="8.333cm" svg:viewBox="0 0 47 7" svg:d="M47 7c-12-9-29-9-47-2">
          <text:p/>
        </draw:path>
        <draw:path draw:style-name="gr8" draw:text-style-name="P1" draw:layer="layout" svg:width="0.024cm" svg:height="0.039cm" svg:x="19.115cm" svg:y="8.516cm" svg:viewBox="0 0 25 40" svg:d="M0 0c4 19 13 33 25 40">
          <text:p/>
        </draw:path>
        <draw:path draw:style-name="gr8" draw:text-style-name="P1" draw:layer="layout" svg:width="0.151cm" svg:height="0.165cm" svg:x="19.139cm" svg:y="8.396cm" svg:viewBox="0 0 152 166" svg:d="M0 160c26 14 64 1 97-34s55-85 55-126">
          <text:p/>
        </draw:path>
        <draw:path draw:style-name="gr8" draw:text-style-name="P1" draw:layer="layout" svg:width="0.026cm" svg:height="0.057cm" svg:x="24.565cm" svg:y="6.053cm" svg:viewBox="0 0 27 58" svg:d="M27 58c0-27-10-48-27-58">
          <text:p/>
        </draw:path>
        <draw:path draw:style-name="gr8" draw:text-style-name="P1" draw:layer="layout" svg:width="0.046cm" svg:height="0.006cm" svg:x="24.519cm" svg:y="6.047cm" svg:viewBox="0 0 47 7" svg:d="M47 7c-12-9-29-10-47-2">
          <text:p/>
        </draw:path>
        <draw:path draw:style-name="gr8" draw:text-style-name="P1" draw:layer="layout" svg:width="0.024cm" svg:height="0.04cm" svg:x="24.416cm" svg:y="6.23cm" svg:viewBox="0 0 25 41" svg:d="M0 0c3 19 13 33 25 41">
          <text:p/>
        </draw:path>
        <draw:path draw:style-name="gr8" draw:text-style-name="P1" draw:layer="layout" svg:width="0.151cm" svg:height="0.166cm" svg:x="24.44cm" svg:y="6.11cm" svg:viewBox="0 0 152 167" svg:d="M0 161c26 14 64 1 98-34 33-35 54-85 54-127">
          <text:p/>
        </draw:path>
        <draw:path draw:style-name="gr8" draw:text-style-name="P1" draw:layer="layout" svg:width="0.026cm" svg:height="0.057cm" svg:x="19.264cm" svg:y="9.114cm" svg:viewBox="0 0 27 58" svg:d="M27 58c0-28-10-49-27-58">
          <text:p/>
        </draw:path>
        <draw:path draw:style-name="gr8" draw:text-style-name="P1" draw:layer="layout" svg:width="0.046cm" svg:height="0.007cm" svg:x="19.218cm" svg:y="9.108cm" svg:viewBox="0 0 47 8" svg:d="M47 8c-12-9-29-10-47-3">
          <text:p/>
        </draw:path>
        <draw:path draw:style-name="gr8" draw:text-style-name="P1" draw:layer="layout" svg:width="0.024cm" svg:height="0.039cm" svg:x="19.115cm" svg:y="9.291cm" svg:viewBox="0 0 25 40" svg:d="M0 0c4 19 13 33 25 40">
          <text:p/>
        </draw:path>
        <draw:path draw:style-name="gr8" draw:text-style-name="P1" draw:layer="layout" svg:width="0.151cm" svg:height="0.165cm" svg:x="19.139cm" svg:y="9.171cm" svg:viewBox="0 0 152 166" svg:d="M0 160c26 15 64 2 97-34 33-35 55-85 55-126">
          <text:p/>
        </draw:path>
        <draw:path draw:style-name="gr8" draw:text-style-name="P1" draw:layer="layout" svg:width="0.256cm" svg:height="0.086cm" svg:x="18.601cm" svg:y="5.34cm" svg:viewBox="0 0 257 87" svg:d="M0 25c43-25 107-32 164-19 56 13 93 46 93 81">
          <text:p/>
        </draw:path>
        <draw:path draw:style-name="gr8" draw:text-style-name="P1" draw:layer="layout" svg:width="0.3cm" svg:height="0.087cm" svg:x="18.557cm" svg:y="5.427cm" svg:viewBox="0 0 301 88" svg:d="M301 0c0 49-67 88-150 88-84 0-151-39-151-88">
          <text:p/>
        </draw:path>
        <draw:path draw:style-name="gr8" draw:text-style-name="P1" draw:layer="layout" svg:width="0.044cm" svg:height="0.061cm" svg:x="18.557cm" svg:y="5.366cm" svg:viewBox="0 0 45 62" svg:d="M0 62c0-23 16-46 45-62">
          <text:p/>
        </draw:path>
        <draw:path draw:style-name="gr8" draw:text-style-name="P1" draw:layer="layout" svg:width="0.469cm" svg:height="0.159cm" svg:x="18.513cm" svg:y="5.268cm" svg:viewBox="0 0 470 160" svg:d="M0 48c79-47 198-60 300-36 103 26 170 84 170 148">
          <text:p/>
        </draw:path>
        <draw:path draw:style-name="gr8" draw:text-style-name="P1" draw:layer="layout" svg:width="0.55cm" svg:height="0.159cm" svg:x="18.432cm" svg:y="5.427cm" svg:viewBox="0 0 551 160" svg:d="M551 0c0 89-124 160-276 160s-275-71-275-160">
          <text:p/>
        </draw:path>
        <draw:path draw:style-name="gr8" draw:text-style-name="P1" draw:layer="layout" svg:width="0.081cm" svg:height="0.112cm" svg:x="18.432cm" svg:y="5.315cm" svg:viewBox="0 0 82 113" svg:d="M0 113c0-42 30-83 82-113">
          <text:p/>
        </draw:path>
        <draw:path draw:style-name="gr8" draw:text-style-name="P1" draw:layer="layout" svg:width="0.55cm" svg:height="0.158cm" svg:x="18.432cm" svg:y="5.468cm" svg:viewBox="0 0 551 159" svg:d="M551 0c0 87-124 159-276 159s-275-72-275-159">
          <text:p/>
        </draw:path>
        <draw:path draw:style-name="gr8" draw:text-style-name="P1" draw:layer="layout" svg:width="0.5cm" svg:height="0.144cm" svg:x="18.457cm" svg:y="5.607cm" svg:viewBox="0 0 501 145" svg:d="M501 0c0 79-112 145-251 145-138 0-250-66-250-145">
          <text:p/>
        </draw:path>
        <draw:path draw:style-name="gr8" draw:text-style-name="P1" draw:layer="layout" svg:width="0.009cm" svg:height="0.04cm" svg:x="18.957cm" svg:y="5.575cm" svg:viewBox="0 0 10 41" svg:d="M0 0c7 14 10 27 10 41">
          <text:p/>
        </draw:path>
        <draw:path draw:style-name="gr8" draw:text-style-name="P1" draw:layer="layout" svg:width="0.518cm" svg:height="0.149cm" svg:x="18.448cm" svg:y="5.615cm" svg:viewBox="0 0 519 150" svg:d="M519 0c0 82-117 150-260 150s-259-68-259-150">
          <text:p/>
        </draw:path>
        <draw:path draw:style-name="gr8" draw:text-style-name="P1" draw:layer="layout" svg:width="0.009cm" svg:height="0.04cm" svg:x="18.448cm" svg:y="5.575cm" svg:viewBox="0 0 10 41" svg:d="M0 41c0-14 3-27 10-41">
          <text:p/>
        </draw:path>
        <draw:path draw:style-name="gr8" draw:text-style-name="P1" draw:layer="layout" svg:width="0.518cm" svg:height="0.15cm" svg:x="18.448cm" svg:y="5.655cm" svg:viewBox="0 0 519 151" svg:d="M519 0c0 84-117 151-260 151s-259-67-259-151">
          <text:p/>
        </draw:path>
        <draw:path draw:style-name="gr8" draw:text-style-name="P1" draw:layer="layout" svg:width="0.256cm" svg:height="0.086cm" svg:x="17.046cm" svg:y="4.443cm" svg:viewBox="0 0 257 87" svg:d="M0 25c43-25 107-32 163-19 58 14 94 45 94 81">
          <text:p/>
        </draw:path>
        <draw:path draw:style-name="gr8" draw:text-style-name="P1" draw:layer="layout" svg:width="0.3cm" svg:height="0.087cm" svg:x="17.002cm" svg:y="4.529cm" svg:viewBox="0 0 301 88" svg:d="M301 0c0 48-67 88-151 88-83 0-150-40-150-88">
          <text:p/>
        </draw:path>
        <draw:path draw:style-name="gr8" draw:text-style-name="P1" draw:layer="layout" svg:width="0.044cm" svg:height="0.061cm" svg:x="17.002cm" svg:y="4.468cm" svg:viewBox="0 0 45 62" svg:d="M0 62c0-23 17-45 45-62">
          <text:p/>
        </draw:path>
        <draw:path draw:style-name="gr8" draw:text-style-name="P1" draw:layer="layout" svg:width="0.469cm" svg:height="0.158cm" svg:x="16.958cm" svg:y="4.371cm" svg:viewBox="0 0 470 159" svg:d="M0 46c78-45 198-59 300-34 103 24 170 82 170 147">
          <text:p/>
        </draw:path>
        <draw:path draw:style-name="gr8" draw:text-style-name="P1" draw:layer="layout" svg:width="0.55cm" svg:height="0.159cm" svg:x="16.877cm" svg:y="4.529cm" svg:viewBox="0 0 551 160" svg:d="M551 0c0 88-123 160-276 160-152 0-275-72-275-160">
          <text:p/>
        </draw:path>
        <draw:path draw:style-name="gr8" draw:text-style-name="P1" draw:layer="layout" svg:width="0.081cm" svg:height="0.112cm" svg:x="16.877cm" svg:y="4.417cm" svg:viewBox="0 0 82 113" svg:d="M0 113c0-42 29-82 82-113">
          <text:p/>
        </draw:path>
        <draw:path draw:style-name="gr8" draw:text-style-name="P1" draw:layer="layout" svg:width="0.55cm" svg:height="0.159cm" svg:x="16.877cm" svg:y="4.57cm" svg:viewBox="0 0 551 160" svg:d="M551 0c0 88-123 160-276 160-152 0-275-72-275-160">
          <text:p/>
        </draw:path>
        <draw:path draw:style-name="gr8" draw:text-style-name="P1" draw:layer="layout" svg:width="0.5cm" svg:height="0.144cm" svg:x="16.902cm" svg:y="4.709cm" svg:viewBox="0 0 501 145" svg:d="M501 0c0 79-112 145-251 145-138 0-250-66-250-145">
          <text:p/>
        </draw:path>
        <draw:path draw:style-name="gr8" draw:text-style-name="P1" draw:layer="layout" svg:width="0.009cm" svg:height="0.04cm" svg:x="17.402cm" svg:y="4.677cm" svg:viewBox="0 0 10 41" svg:d="M0 0c6 13 10 27 10 41">
          <text:p/>
        </draw:path>
        <draw:path draw:style-name="gr8" draw:text-style-name="P1" draw:layer="layout" svg:width="0.518cm" svg:height="0.15cm" svg:x="16.893cm" svg:y="4.717cm" svg:viewBox="0 0 519 151" svg:d="M519 0c0 83-117 151-260 151s-259-68-259-151">
          <text:p/>
        </draw:path>
        <draw:path draw:style-name="gr8" draw:text-style-name="P1" draw:layer="layout" svg:width="0.009cm" svg:height="0.04cm" svg:x="16.893cm" svg:y="4.677cm" svg:viewBox="0 0 10 41" svg:d="M0 41c0-14 3-28 10-41">
          <text:p/>
        </draw:path>
        <draw:path draw:style-name="gr8" draw:text-style-name="P1" draw:layer="layout" svg:width="0.518cm" svg:height="0.149cm" svg:x="16.893cm" svg:y="4.758cm" svg:viewBox="0 0 519 150" svg:d="M519 0c0 82-117 150-260 150s-259-68-259-150">
          <text:p/>
        </draw:path>
        <draw:path draw:style-name="gr8" draw:text-style-name="P1" draw:layer="layout" svg:width="0.255cm" svg:height="0.087cm" svg:x="22.701cm" svg:y="1.178cm" svg:viewBox="0 0 256 88" svg:d="M0 25c42-24 107-32 164-18 56 13 92 45 92 81">
          <text:p/>
        </draw:path>
        <draw:path draw:style-name="gr8" draw:text-style-name="P1" draw:layer="layout" svg:width="0.299cm" svg:height="0.086cm" svg:x="22.657cm" svg:y="1.265cm" svg:viewBox="0 0 300 87" svg:d="M300 0c0 47-67 87-150 87s-150-40-150-87">
          <text:p/>
        </draw:path>
        <draw:path draw:style-name="gr8" draw:text-style-name="P1" draw:layer="layout" svg:width="0.044cm" svg:height="0.062cm" svg:x="22.657cm" svg:y="1.203cm" svg:viewBox="0 0 45 63" svg:d="M0 63c0-24 15-46 45-63">
          <text:p/>
        </draw:path>
        <draw:path draw:style-name="gr8" draw:text-style-name="P1" draw:layer="layout" svg:width="0.469cm" svg:height="0.159cm" svg:x="22.612cm" svg:y="1.106cm" svg:viewBox="0 0 470 160" svg:d="M0 46c79-45 198-59 301-34 102 25 169 83 169 148">
          <text:p/>
        </draw:path>
        <draw:path draw:style-name="gr8" draw:text-style-name="P1" draw:layer="layout" svg:width="0.549cm" svg:height="0.158cm" svg:x="22.532cm" svg:y="1.265cm" svg:viewBox="0 0 550 159" svg:d="M550 0c0 88-123 159-274 159-153 0-276-71-276-159">
          <text:p/>
        </draw:path>
        <draw:path draw:style-name="gr8" draw:text-style-name="P1" draw:layer="layout" svg:width="0.08cm" svg:height="0.113cm" svg:x="22.532cm" svg:y="1.152cm" svg:viewBox="0 0 81 114" svg:d="M0 114c0-42 29-83 81-114">
          <text:p/>
        </draw:path>
        <draw:path draw:style-name="gr8" draw:text-style-name="P1" draw:layer="layout" svg:width="0.549cm" svg:height="0.159cm" svg:x="22.532cm" svg:y="1.305cm" svg:viewBox="0 0 550 160" svg:d="M550 0c0 89-123 160-274 160-153 0-276-71-276-160">
          <text:p/>
        </draw:path>
        <draw:path draw:style-name="gr8" draw:text-style-name="P1" draw:layer="layout" svg:width="0.499cm" svg:height="0.144cm" svg:x="22.557cm" svg:y="1.444cm" svg:viewBox="0 0 500 145" svg:d="M500 0c0 81-111 145-249 145-139 0-251-64-251-145">
          <text:p/>
        </draw:path>
        <draw:path draw:style-name="gr8" draw:text-style-name="P1" draw:layer="layout" svg:width="0.01cm" svg:height="0.04cm" svg:x="23.056cm" svg:y="1.412cm" svg:viewBox="0 0 11 41" svg:d="M0 0c8 14 11 28 11 41">
          <text:p/>
        </draw:path>
        <draw:path draw:style-name="gr8" draw:text-style-name="P1" draw:layer="layout" svg:width="0.519cm" svg:height="0.15cm" svg:x="22.547cm" svg:y="1.452cm" svg:viewBox="0 0 520 151" svg:d="M520 0c0 83-117 151-260 151-144 0-260-68-260-151">
          <text:p/>
        </draw:path>
        <draw:path draw:style-name="gr8" draw:text-style-name="P1" draw:layer="layout" svg:width="0.01cm" svg:height="0.04cm" svg:x="22.547cm" svg:y="1.412cm" svg:viewBox="0 0 11 41" svg:d="M0 41c0-13 4-27 11-41">
          <text:p/>
        </draw:path>
        <draw:path draw:style-name="gr8" draw:text-style-name="P1" draw:layer="layout" svg:width="0.519cm" svg:height="0.15cm" svg:x="22.547cm" svg:y="1.493cm" svg:viewBox="0 0 520 151" svg:d="M520 0c0 84-117 151-260 151-144 0-260-67-260-151">
          <text:p/>
        </draw:path>
        <draw:path draw:style-name="gr8" draw:text-style-name="P1" draw:layer="layout" svg:width="0.256cm" svg:height="0.086cm" svg:x="24.255cm" svg:y="2.076cm" svg:viewBox="0 0 257 87" svg:d="M0 25c43-25 109-32 165-19 56 14 92 46 92 81">
          <text:p/>
        </draw:path>
        <draw:path draw:style-name="gr8" draw:text-style-name="P1" draw:layer="layout" svg:width="0.299cm" svg:height="0.087cm" svg:x="24.212cm" svg:y="2.162cm" svg:viewBox="0 0 300 88" svg:d="M300 0c0 49-67 88-151 88-82 0-149-39-149-88">
          <text:p/>
        </draw:path>
        <draw:path draw:style-name="gr8" draw:text-style-name="P1" draw:layer="layout" svg:width="0.043cm" svg:height="0.061cm" svg:x="24.212cm" svg:y="2.101cm" svg:viewBox="0 0 44 62" svg:d="M0 62c0-23 15-45 44-62">
          <text:p/>
        </draw:path>
        <draw:path draw:style-name="gr8" draw:text-style-name="P1" draw:layer="layout" svg:width="0.469cm" svg:height="0.158cm" svg:x="24.167cm" svg:y="2.004cm" svg:viewBox="0 0 470 159" svg:d="M0 46c79-45 197-59 300-34 102 24 170 82 170 147">
          <text:p/>
        </draw:path>
        <draw:path draw:style-name="gr8" draw:text-style-name="P1" draw:layer="layout" svg:width="0.549cm" svg:height="0.159cm" svg:x="24.087cm" svg:y="2.162cm" svg:viewBox="0 0 550 160" svg:d="M550 0c0 88-123 160-276 160-151 0-274-72-274-160">
          <text:p/>
        </draw:path>
        <draw:path draw:style-name="gr8" draw:text-style-name="P1" draw:layer="layout" svg:width="0.08cm" svg:height="0.112cm" svg:x="24.087cm" svg:y="2.05cm" svg:viewBox="0 0 81 113" svg:d="M0 113c0-42 29-82 81-113">
          <text:p/>
        </draw:path>
        <draw:path draw:style-name="gr8" draw:text-style-name="P1" draw:layer="layout" svg:width="0.549cm" svg:height="0.159cm" svg:x="24.087cm" svg:y="2.203cm" svg:viewBox="0 0 550 160" svg:d="M550 0c0 89-123 160-276 160-151 0-274-71-274-160">
          <text:p/>
        </draw:path>
        <draw:path draw:style-name="gr8" draw:text-style-name="P1" draw:layer="layout" svg:width="0.499cm" svg:height="0.144cm" svg:x="24.112cm" svg:y="2.342cm" svg:viewBox="0 0 500 145" svg:d="M500 0c0 81-111 145-250 145-138 0-250-64-250-145">
          <text:p/>
        </draw:path>
        <draw:path draw:style-name="gr8" draw:text-style-name="P1" draw:layer="layout" svg:width="0.01cm" svg:height="0.04cm" svg:x="24.611cm" svg:y="2.31cm" svg:viewBox="0 0 11 41" svg:d="M0 0c7 13 11 27 11 41">
          <text:p/>
        </draw:path>
        <draw:path draw:style-name="gr8" draw:text-style-name="P1" draw:layer="layout" svg:width="0.519cm" svg:height="0.15cm" svg:x="24.102cm" svg:y="2.35cm" svg:viewBox="0 0 520 151" svg:d="M520 0c0 83-117 151-261 151-143 0-259-68-259-151">
          <text:p/>
        </draw:path>
        <draw:path draw:style-name="gr8" draw:text-style-name="P1" draw:layer="layout" svg:width="0.01cm" svg:height="0.04cm" svg:x="24.102cm" svg:y="2.31cm" svg:viewBox="0 0 11 41" svg:d="M0 41c0-14 3-28 11-41">
          <text:p/>
        </draw:path>
        <draw:path draw:style-name="gr8" draw:text-style-name="P1" draw:layer="layout" svg:width="0.519cm" svg:height="0.15cm" svg:x="24.102cm" svg:y="2.391cm" svg:viewBox="0 0 520 151" svg:d="M520 0c0 84-117 151-261 151-143 0-259-67-259-151">
          <text:p/>
        </draw:path>
        <draw:line draw:style-name="gr8" draw:text-style-name="P1" draw:layer="layout" svg:x1="24.921cm" svg:y1="4.672cm" svg:x2="24.921cm" svg:y2="6.1cm">
          <text:p/>
        </draw:line>
        <draw:line draw:style-name="gr8" draw:text-style-name="P1" draw:layer="layout" svg:x1="18.73cm" svg:y1="9.835cm" svg:x2="22.795cm" svg:y2="7.487cm">
          <text:p/>
        </draw:line>
        <draw:line draw:style-name="gr8" draw:text-style-name="P1" draw:layer="layout" svg:x1="22.794cm" svg:y1="7.488cm" svg:x2="23.078cm" svg:y2="7.324cm">
          <text:p/>
        </draw:line>
        <draw:line draw:style-name="gr8" draw:text-style-name="P1" draw:layer="layout" svg:x1="23.077cm" svg:y1="7.325cm" svg:x2="24.81cm" svg:y2="6.324cm">
          <text:p/>
        </draw:line>
        <draw:path draw:style-name="gr8" draw:text-style-name="P1" draw:layer="layout" svg:width="0.112cm" svg:height="0.224cm" svg:x="24.809cm" svg:y="6.1cm" svg:viewBox="0 0 113 225" svg:d="M113 0c0 37-6 71-15 98-11 34-26 59-42 80-18 20-37 36-56 47">
          <text:p/>
        </draw:path>
        <draw:line draw:style-name="gr8" draw:text-style-name="P1" draw:layer="layout" svg:x1="18.982cm" svg:y1="5.427cm" svg:x2="18.982cm" svg:y2="5.468cm">
          <text:p/>
        </draw:line>
        <draw:line draw:style-name="gr8" draw:text-style-name="P1" draw:layer="layout" svg:x1="18.432cm" svg:y1="5.427cm" svg:x2="18.432cm" svg:y2="5.468cm">
          <text:p/>
        </draw:line>
        <draw:line draw:style-name="gr8" draw:text-style-name="P1" draw:layer="layout" svg:x1="18.957cm" svg:y1="5.534cm" svg:x2="18.957cm" svg:y2="5.607cm">
          <text:p/>
        </draw:line>
        <draw:line draw:style-name="gr8" draw:text-style-name="P1" draw:layer="layout" svg:x1="18.457cm" svg:y1="5.534cm" svg:x2="18.457cm" svg:y2="5.607cm">
          <text:p/>
        </draw:line>
        <draw:line draw:style-name="gr8" draw:text-style-name="P1" draw:layer="layout" svg:x1="18.966cm" svg:y1="5.615cm" svg:x2="18.966cm" svg:y2="5.655cm">
          <text:p/>
        </draw:line>
        <draw:line draw:style-name="gr8" draw:text-style-name="P1" draw:layer="layout" svg:x1="18.448cm" svg:y1="5.615cm" svg:x2="18.448cm" svg:y2="5.655cm">
          <text:p/>
        </draw:line>
        <draw:line draw:style-name="gr8" draw:text-style-name="P1" draw:layer="layout" svg:x1="17.427cm" svg:y1="4.529cm" svg:x2="17.427cm" svg:y2="4.57cm">
          <text:p/>
        </draw:line>
        <draw:line draw:style-name="gr8" draw:text-style-name="P1" draw:layer="layout" svg:x1="16.877cm" svg:y1="4.529cm" svg:x2="16.877cm" svg:y2="4.57cm">
          <text:p/>
        </draw:line>
        <draw:line draw:style-name="gr8" draw:text-style-name="P1" draw:layer="layout" svg:x1="17.402cm" svg:y1="4.636cm" svg:x2="17.402cm" svg:y2="4.709cm">
          <text:p/>
        </draw:line>
        <draw:line draw:style-name="gr8" draw:text-style-name="P1" draw:layer="layout" svg:x1="16.902cm" svg:y1="4.636cm" svg:x2="16.902cm" svg:y2="4.709cm">
          <text:p/>
        </draw:line>
        <draw:line draw:style-name="gr8" draw:text-style-name="P1" draw:layer="layout" svg:x1="17.411cm" svg:y1="4.717cm" svg:x2="17.411cm" svg:y2="4.758cm">
          <text:p/>
        </draw:line>
        <draw:line draw:style-name="gr8" draw:text-style-name="P1" draw:layer="layout" svg:x1="16.893cm" svg:y1="4.717cm" svg:x2="16.893cm" svg:y2="4.758cm">
          <text:p/>
        </draw:line>
        <draw:line draw:style-name="gr8" draw:text-style-name="P1" draw:layer="layout" svg:x1="23.081cm" svg:y1="1.265cm" svg:x2="23.081cm" svg:y2="1.305cm">
          <text:p/>
        </draw:line>
        <draw:line draw:style-name="gr8" draw:text-style-name="P1" draw:layer="layout" svg:x1="22.532cm" svg:y1="1.265cm" svg:x2="22.532cm" svg:y2="1.305cm">
          <text:p/>
        </draw:line>
        <draw:line draw:style-name="gr8" draw:text-style-name="P1" draw:layer="layout" svg:x1="23.056cm" svg:y1="1.372cm" svg:x2="23.056cm" svg:y2="1.444cm">
          <text:p/>
        </draw:line>
        <draw:line draw:style-name="gr8" draw:text-style-name="P1" draw:layer="layout" svg:x1="22.557cm" svg:y1="1.372cm" svg:x2="22.557cm" svg:y2="1.444cm">
          <text:p/>
        </draw:line>
        <draw:line draw:style-name="gr8" draw:text-style-name="P1" draw:layer="layout" svg:x1="23.066cm" svg:y1="1.452cm" svg:x2="23.066cm" svg:y2="1.493cm">
          <text:p/>
        </draw:line>
        <draw:line draw:style-name="gr8" draw:text-style-name="P1" draw:layer="layout" svg:x1="22.547cm" svg:y1="1.452cm" svg:x2="22.547cm" svg:y2="1.493cm">
          <text:p/>
        </draw:line>
        <draw:line draw:style-name="gr8" draw:text-style-name="P1" draw:layer="layout" svg:x1="24.636cm" svg:y1="2.162cm" svg:x2="24.636cm" svg:y2="2.203cm">
          <text:p/>
        </draw:line>
        <draw:line draw:style-name="gr8" draw:text-style-name="P1" draw:layer="layout" svg:x1="24.087cm" svg:y1="2.162cm" svg:x2="24.087cm" svg:y2="2.203cm">
          <text:p/>
        </draw:line>
        <draw:line draw:style-name="gr8" draw:text-style-name="P1" draw:layer="layout" svg:x1="24.611cm" svg:y1="2.269cm" svg:x2="24.611cm" svg:y2="2.342cm">
          <text:p/>
        </draw:line>
        <draw:line draw:style-name="gr8" draw:text-style-name="P1" draw:layer="layout" svg:x1="24.112cm" svg:y1="2.269cm" svg:x2="24.112cm" svg:y2="2.342cm">
          <text:p/>
        </draw:line>
        <draw:line draw:style-name="gr8" draw:text-style-name="P1" draw:layer="layout" svg:x1="24.621cm" svg:y1="2.35cm" svg:x2="24.621cm" svg:y2="2.391cm">
          <text:p/>
        </draw:line>
        <draw:line draw:style-name="gr8" draw:text-style-name="P1" draw:layer="layout" svg:x1="24.102cm" svg:y1="2.35cm" svg:x2="24.102cm" svg:y2="2.391cm">
          <text:p/>
        </draw:line>
        <draw:path draw:style-name="gr6" draw:text-style-name="P3" draw:layer="layout" svg:width="8.696cm" svg:height="3.199cm" svg:x="16.497cm" svg:y="10.99cm" svg:viewBox="0 0 8697 3200" svg:d="M99 0h8598v3200h-8598c-55 0-99-45-99-100v-529-2020-451c0-55 44-100 99-100z">
          <text:p/>
        </draw:path>
        <draw:polygon draw:style-name="gr7" draw:text-style-name="P1" draw:layer="layout" svg:width="0cm" svg:height="0cm" svg:x="20.841cm" svg:y="12.581cm" svg:viewBox="0 0 0 0" draw:points="0,0">
          <text:p/>
        </draw:polygon>
        <draw:path draw:style-name="gr6" draw:text-style-name="P3" draw:layer="layout" svg:width="8.696cm" svg:height="3.199cm" svg:x="16.497cm" svg:y="10.99cm" svg:viewBox="0 0 8697 3200" svg:d="M99 0h8598v3200h-8598c-55 0-99-45-99-100v-529c0-1 0-3 0-5s0-4 1-6c1-4 2-8 4-12 4-7 9-14 17-20 7-7 16-12 28-17 13-6 30-10 49-10-19 0-36 4-49 10-12 5-21 10-28 17-8 6-13 13-17 20-2 4-3 8-4 12-1 2-1 4-1 6s0 4 0 5v-2020c-1 26 10 52 29 71 19 18 45 29 70 29-25 0-51-11-70-29-19-19-30-45-29-71v-451c0-55 44-100 99-100z">
          <text:p/>
        </draw:path>
        <draw:polygon draw:style-name="gr7" draw:text-style-name="P1" draw:layer="layout" svg:width="0cm" svg:height="0cm" svg:x="20.841cm" svg:y="12.581cm" svg:viewBox="0 0 0 0" draw:points="0,0">
          <text:p/>
        </draw:polygon>
        <draw:path draw:style-name="gr6" draw:text-style-name="P3" draw:layer="layout" svg:width="0.569cm" svg:height="0.57cm" svg:x="16.562cm" svg:y="13.404cm" svg:viewBox="0 0 570 571" svg:d="M570 285c0 157-127 286-285 286s-285-129-285-286c0-158 127-285 285-285s285 127 285 285z">
          <text:p/>
        </draw:path>
        <draw:polygon draw:style-name="gr7" draw:text-style-name="P1" draw:layer="layout" svg:width="0cm" svg:height="0cm" svg:x="20.841cm" svg:y="12.581cm" svg:viewBox="0 0 0 0" draw:points="0,0">
          <text:p/>
        </draw:polygon>
        <draw:path draw:style-name="gr6" draw:text-style-name="P3" draw:layer="layout" svg:width="0.57cm" svg:height="0.57cm" svg:x="24.558cm" svg:y="13.404cm" svg:viewBox="0 0 571 571" svg:d="M571 285c0 157-128 286-285 286-158 0-286-129-286-286 0-158 128-285 286-285 157 0 285 127 285 285z">
          <text:p/>
        </draw:path>
        <draw:polygon draw:style-name="gr7" draw:text-style-name="P1" draw:layer="layout" svg:width="0cm" svg:height="0cm" svg:x="20.841cm" svg:y="12.581cm" svg:viewBox="0 0 0 0" draw:points="0,0">
          <text:p/>
        </draw:polygon>
        <draw:path draw:style-name="gr6" draw:text-style-name="P3" draw:layer="layout" svg:width="0.57cm" svg:height="0.57cm" svg:x="24.558cm" svg:y="11.205cm" svg:viewBox="0 0 571 571" svg:d="M571 285c0 157-128 286-285 286-158 0-286-129-286-286 0-158 128-285 286-285 157 0 285 127 285 285z">
          <text:p/>
        </draw:path>
        <draw:polygon draw:style-name="gr7" draw:text-style-name="P1" draw:layer="layout" svg:width="0cm" svg:height="0cm" svg:x="20.841cm" svg:y="12.581cm" svg:viewBox="0 0 0 0" draw:points="0,0">
          <text:p/>
        </draw:polygon>
        <draw:path draw:style-name="gr6" draw:text-style-name="P3" draw:layer="layout" svg:width="0.569cm" svg:height="0.57cm" svg:x="16.562cm" svg:y="11.205cm" svg:viewBox="0 0 570 571" svg:d="M570 285c0 157-127 286-285 286s-285-129-285-286c0-158 127-285 285-285s285 127 285 285z">
          <text:p/>
        </draw:path>
        <draw:polygon draw:style-name="gr7" draw:text-style-name="P1" draw:layer="layout" svg:width="0cm" svg:height="0cm" svg:x="20.841cm" svg:y="12.581cm" svg:viewBox="0 0 0 0" draw:points="0,0">
          <text:p/>
        </draw:polygon>
        <draw:path draw:style-name="gr6" draw:text-style-name="P3" draw:layer="layout" svg:width="0.47cm" svg:height="0.47cm" svg:x="16.611cm" svg:y="13.454cm" svg:viewBox="0 0 471 471" svg:d="M471 235c0 130-105 236-235 236-129 0-236-106-236-236s107-235 236-235c130 0 235 105 235 235z">
          <text:p/>
        </draw:path>
        <draw:polygon draw:style-name="gr7" draw:text-style-name="P1" draw:layer="layout" svg:width="0cm" svg:height="0cm" svg:x="20.841cm" svg:y="12.581cm" svg:viewBox="0 0 0 0" draw:points="0,0">
          <text:p/>
        </draw:polygon>
        <draw:path draw:style-name="gr6" draw:text-style-name="P3" draw:layer="layout" svg:width="0.47cm" svg:height="0.47cm" svg:x="24.608cm" svg:y="13.454cm" svg:viewBox="0 0 471 471" svg:d="M471 235c0 130-105 236-235 236s-236-106-236-236 106-235 236-235 235 105 235 235z">
          <text:p/>
        </draw:path>
        <draw:polygon draw:style-name="gr7" draw:text-style-name="P1" draw:layer="layout" svg:width="0cm" svg:height="0cm" svg:x="20.841cm" svg:y="12.581cm" svg:viewBox="0 0 0 0" draw:points="0,0">
          <text:p/>
        </draw:polygon>
        <draw:path draw:style-name="gr6" draw:text-style-name="P3" draw:layer="layout" svg:width="0.469cm" svg:height="0.47cm" svg:x="16.612cm" svg:y="11.255cm" svg:viewBox="0 0 470 471" svg:d="M373 44c-7-5-13-8-13-8-84-53-193-47-271 15-79 62-109 167-76 262 34 95 123 158 222 158 130 0 235-106 235-236h-60v-158 1l-1-1 1 1c14 15 28 35 39 59 13 29 21 63 21 98 0 130-105 236-235 236-99 0-188-63-222-158-33-95-3-200 76-262 78-62 187-68 271-15 5 3 9 5 13 8z">
          <text:p/>
        </draw:path>
        <draw:polygon draw:style-name="gr7" draw:text-style-name="P1" draw:layer="layout" svg:width="0cm" svg:height="0cm" svg:x="20.841cm" svg:y="12.581cm" svg:viewBox="0 0 0 0" draw:points="0,0">
          <text:p/>
        </draw:polygon>
        <draw:path draw:style-name="gr6" draw:text-style-name="P3" draw:layer="layout" svg:width="0.061cm" svg:height="0.157cm" svg:x="17.021cm" svg:y="11.333cm" svg:viewBox="0 0 62 158" svg:d="M62 158h-62v-158c15 15 29 35 40 59 13 29 22 63 22 99z">
          <text:p/>
        </draw:path>
        <draw:polygon draw:style-name="gr7" draw:text-style-name="P1" draw:layer="layout" svg:width="0cm" svg:height="0cm" svg:x="20.841cm" svg:y="12.581cm" svg:viewBox="0 0 0 0" draw:points="0,0">
          <text:p/>
        </draw:polygon>
        <draw:path draw:style-name="gr6" draw:text-style-name="P3" draw:layer="layout" svg:width="0.06cm" svg:height="0.1cm" svg:x="24.608cm" svg:y="11.39cm" svg:viewBox="0 0 61 101" svg:d="M61 101v-101h-39c-14 30-22 65-22 101z">
          <text:p/>
        </draw:path>
        <draw:polygon draw:style-name="gr7" draw:text-style-name="P1" draw:layer="layout" svg:width="0cm" svg:height="0cm" svg:x="20.841cm" svg:y="12.581cm" svg:viewBox="0 0 0 0" draw:points="0,0">
          <text:p/>
        </draw:polygon>
        <draw:path draw:style-name="gr6" draw:text-style-name="P3" draw:layer="layout" svg:width="0.47cm" svg:height="0.47cm" svg:x="24.608cm" svg:y="11.255cm" svg:viewBox="0 0 471 471" svg:d="M61 235h-61c0 130 106 236 236 236 100 0 189-63 222-158 34-95 2-200-76-262s-186-68-271-15c-19 11-35 26-50 42 13-14 26-25 36-33 8-6 14-9 14-9-19 11-35 26-50 42 13-14 26-25 36-33 8-6 14-9 14-9 85-53 193-47 271 15s110 167 76 262c-33 95-122 158-222 158-130 0-236-106-236-236 0-36 8-70 23-100 11-23 25-43 40-59 15-17 31-29 41-35 3-2 5-4 6-4 3-2 0 0-7 4-11 7-27 20-42 37s-28 36-38 57h38v-57c15-17 31-30 42-37 7-4 10-6 7-4-1 0-3 2-6 4-10 6-26 18-41 35-15 16-29 36-40 59 10-21 23-40 38-57v57z">
          <text:p/>
        </draw:path>
        <draw:polygon draw:style-name="gr7" draw:text-style-name="P1" draw:layer="layout" svg:width="0cm" svg:height="0cm" svg:x="20.841cm" svg:y="12.581cm" svg:viewBox="0 0 0 0" draw:points="0,0">
          <text:p/>
        </draw:polygon>
        <draw:path draw:style-name="gr6" draw:text-style-name="P3" draw:layer="layout" svg:width="0.013cm" svg:height="0.008cm" svg:x="16.971cm" svg:y="11.291cm" svg:viewBox="0 0 14 9" svg:d="M14 9c-7-5-14-9-14-9 0 0 6 4 14 9z">
          <text:p/>
        </draw:path>
        <draw:polygon draw:style-name="gr7" draw:text-style-name="P1" draw:layer="layout" svg:width="0cm" svg:height="0cm" svg:x="20.841cm" svg:y="12.581cm" svg:viewBox="0 0 0 0" draw:points="0,0">
          <text:p/>
        </draw:polygon>
        <draw:path draw:style-name="gr6" draw:text-style-name="P3" draw:layer="layout" svg:width="0.024cm" svg:height="0.016cm" svg:x="16.971cm" svg:y="11.291cm" svg:viewBox="0 0 25 17" svg:d="M25 17c-4-3-8-6-12-9s-8-5-13-8c0 0 5 3 13 8 5 3 8 7 12 9z">
          <text:p/>
        </draw:path>
        <draw:polygon draw:style-name="gr7" draw:text-style-name="P1" draw:layer="layout" svg:width="0cm" svg:height="0cm" svg:x="20.841cm" svg:y="12.581cm" svg:viewBox="0 0 0 0" draw:points="0,0">
          <text:p/>
        </draw:polygon>
        <draw:path draw:style-name="gr6" draw:text-style-name="P3" draw:layer="layout" svg:width="0.037cm" svg:height="0.034cm" svg:x="16.984cm" svg:y="11.299cm" svg:viewBox="0 0 38 35" svg:d="M38 35l-1-1-5-6-2-2-5-5-1-1-5-5c-4-2-6-4-8-6-4-3-8-6-11-9 4 3 7 7 11 9 2 2 4 4 8 6l5 5 1 1 5 5 2 2 5 6z">
          <text:p/>
        </draw:path>
        <draw:polygon draw:style-name="gr7" draw:text-style-name="P1" draw:layer="layout" svg:width="0cm" svg:height="0cm" svg:x="20.841cm" svg:y="12.581cm" svg:viewBox="0 0 0 0" draw:points="0,0">
          <text:p/>
        </draw:polygon>
        <draw:polygon draw:style-name="gr6" draw:text-style-name="P3" draw:layer="layout" svg:width="0.002cm" svg:height="0.002cm" svg:x="17.013cm" svg:y="11.324cm" svg:viewBox="0 0 3 3" draw:points="3,3 0,0">
          <text:p/>
        </draw:polygon>
        <draw:polygon draw:style-name="gr7" draw:text-style-name="P1" draw:layer="layout" svg:width="0cm" svg:height="0cm" svg:x="20.841cm" svg:y="12.581cm" svg:viewBox="0 0 0 0" draw:points="0,0">
          <text:p/>
        </draw:polygon>
        <draw:path draw:style-name="gr8" draw:text-style-name="P1" draw:layer="layout" svg:width="0.57cm" svg:height="0.57cm" svg:x="24.558cm" svg:y="11.205cm" svg:viewBox="0 0 571 571" svg:d="M571 285c0 157-128 286-285 286-158 0-286-129-286-286 0-158 128-285 286-285 157 0 285 127 285 285z">
          <text:p/>
        </draw:path>
        <draw:line draw:style-name="gr8" draw:text-style-name="P1" draw:layer="layout" svg:x1="16.596cm" svg:y1="10.99cm" svg:x2="25.193cm" svg:y2="10.99cm">
          <text:p/>
        </draw:line>
        <draw:path draw:style-name="gr8" draw:text-style-name="P1" draw:layer="layout" svg:width="0.099cm" svg:height="0.1cm" svg:x="16.497cm" svg:y="10.99cm" svg:viewBox="0 0 100 101" svg:d="M100 0c-56 0-100 45-100 101">
          <text:p/>
        </draw:path>
        <draw:line draw:style-name="gr8" draw:text-style-name="P1" draw:layer="layout" svg:x1="25.193cm" svg:y1="10.99cm" svg:x2="25.193cm" svg:y2="14.189cm">
          <text:p/>
        </draw:line>
        <draw:line draw:style-name="gr8" draw:text-style-name="P1" draw:layer="layout" svg:x1="16.497cm" svg:y1="14.089cm" svg:x2="16.497cm" svg:y2="11.09cm">
          <text:p/>
        </draw:line>
        <draw:line draw:style-name="gr8" draw:text-style-name="P1" draw:layer="layout" svg:x1="25.193cm" svg:y1="14.189cm" svg:x2="16.596cm" svg:y2="14.189cm">
          <text:p/>
        </draw:line>
        <draw:path draw:style-name="gr8" draw:text-style-name="P1" draw:layer="layout" svg:width="0.099cm" svg:height="0.1cm" svg:x="16.497cm" svg:y="14.089cm" svg:viewBox="0 0 100 101" svg:d="M100 101c-56 0-100-45-100-101">
          <text:p/>
        </draw:path>
        <draw:path draw:style-name="gr8" draw:text-style-name="P1" draw:layer="layout" svg:width="0.57cm" svg:height="0.57cm" svg:x="24.558cm" svg:y="13.404cm" svg:viewBox="0 0 571 571" svg:d="M571 285c0 157-128 286-285 286-158 0-286-129-286-286 0-158 128-285 286-285 157 0 285 127 285 285z">
          <text:p/>
        </draw:path>
        <draw:path draw:style-name="gr8" draw:text-style-name="P1" draw:layer="layout" svg:width="0.569cm" svg:height="0.57cm" svg:x="16.562cm" svg:y="13.404cm" svg:viewBox="0 0 570 571" svg:d="M570 285c0 157-127 286-285 286s-285-129-285-286c0-158 127-285 285-285s285 127 285 285z">
          <text:p/>
        </draw:path>
        <draw:path draw:style-name="gr8" draw:text-style-name="P1" draw:layer="layout" svg:width="0.569cm" svg:height="0.57cm" svg:x="16.562cm" svg:y="11.205cm" svg:viewBox="0 0 570 571" svg:d="M570 285c0 157-127 286-285 286s-285-129-285-286c0-158 127-285 285-285s285 127 285 285z">
          <text:p/>
        </draw:path>
        <draw:path draw:style-name="gr8" draw:text-style-name="P1" draw:layer="layout" svg:width="0.47cm" svg:height="0.47cm" svg:x="24.608cm" svg:y="11.255cm" svg:viewBox="0 0 471 471" svg:d="M471 235c0 130-105 236-235 236s-236-106-236-236 106-235 236-235 235 105 235 235z">
          <text:p/>
        </draw:path>
        <draw:path draw:style-name="gr8" draw:text-style-name="P1" draw:layer="layout" svg:width="0.099cm" svg:height="0.1cm" svg:x="16.497cm" svg:y="10.99cm" svg:viewBox="0 0 100 101" svg:d="M100 0c-56 0-100 45-100 101">
          <text:p/>
        </draw:path>
        <draw:path draw:style-name="gr8" draw:text-style-name="P1" draw:layer="layout" svg:width="0.47cm" svg:height="0.47cm" svg:x="24.608cm" svg:y="13.454cm" svg:viewBox="0 0 471 471" svg:d="M471 235c0 130-105 236-235 236s-236-106-236-236 106-235 236-235 235 105 235 235z">
          <text:p/>
        </draw:path>
        <draw:path draw:style-name="gr8" draw:text-style-name="P1" draw:layer="layout" svg:width="0.47cm" svg:height="0.47cm" svg:x="16.611cm" svg:y="13.454cm" svg:viewBox="0 0 471 471" svg:d="M471 235c0 130-105 236-235 236-129 0-236-106-236-236s107-235 236-235c130 0 235 105 235 235z">
          <text:p/>
        </draw:path>
        <draw:path draw:style-name="gr8" draw:text-style-name="P1" draw:layer="layout" svg:width="0.47cm" svg:height="0.47cm" svg:x="16.611cm" svg:y="11.255cm" svg:viewBox="0 0 471 471" svg:d="M471 235c0 130-105 236-235 236-129 0-236-106-236-236s107-235 236-235c130 0 235 105 235 235z">
          <text:p/>
        </draw:path>
        <draw:path draw:style-name="gr8" draw:text-style-name="P1" draw:layer="layout" svg:width="0.235cm" svg:height="0.235cm" svg:x="24.608cm" svg:y="11.49cm" svg:viewBox="0 0 236 236" svg:d="M0 0c0 130 106 236 236 236">
          <text:p/>
        </draw:path>
        <draw:path draw:style-name="gr8" draw:text-style-name="P1" draw:layer="layout" svg:width="0.11cm" svg:height="0.199cm" svg:x="24.608cm" svg:y="11.291cm" svg:viewBox="0 0 111 200" svg:d="M111 0c0 0-8 5-19 13-14 10-29 24-43 42-29 36-49 90-49 145">
          <text:p/>
        </draw:path>
        <draw:line draw:style-name="gr8" draw:text-style-name="P1" draw:layer="layout" svg:x1="24.668cm" svg:y1="11.39cm" svg:x2="24.63cm" svg:y2="11.39cm">
          <text:p/>
        </draw:line>
        <draw:path draw:style-name="gr8" draw:text-style-name="P1" draw:layer="layout" svg:width="0.099cm" svg:height="0.07cm" svg:x="16.497cm" svg:y="13.49cm" svg:viewBox="0 0 100 71" svg:d="M0 71c0-1 0-4 0-6s0-4 1-6c1-4 2-8 4-12 4-7 9-14 17-20 7-7 16-12 28-17 13-6 30-10 50-10">
          <text:p/>
        </draw:path>
        <draw:path draw:style-name="gr8" draw:text-style-name="P1" draw:layer="layout" svg:width="0.099cm" svg:height="0.1cm" svg:x="16.497cm" svg:y="14.089cm" svg:viewBox="0 0 100 101" svg:d="M100 101c-56 0-100-45-100-101">
          <text:p/>
        </draw:path>
        <draw:path draw:style-name="gr8" draw:text-style-name="P1" draw:layer="layout" svg:width="0.47cm" svg:height="0.47cm" svg:x="16.611cm" svg:y="13.454cm" svg:viewBox="0 0 471 471" svg:d="M471 235c0 130-105 236-235 236-129 0-236-106-236-236s107-235 236-235c130 0 235 105 235 235z">
          <text:p/>
        </draw:path>
        <draw:line draw:style-name="gr8" draw:text-style-name="P1" draw:layer="layout" svg:x1="17.022cm" svg:y1="11.334cm" svg:x2="17.02cm" svg:y2="11.332cm">
          <text:p/>
        </draw:line>
        <draw:line draw:style-name="gr8" draw:text-style-name="P1" draw:layer="layout" svg:x1="17.016cm" svg:y1="11.327cm" svg:x2="17.013cm" svg:y2="11.324cm">
          <text:p/>
        </draw:line>
        <draw:line draw:style-name="gr8" draw:text-style-name="P1" draw:layer="layout" svg:x1="17.008cm" svg:y1="11.319cm" svg:x2="17.007cm" svg:y2="11.318cm">
          <text:p/>
        </draw:line>
        <draw:line draw:style-name="gr8" draw:text-style-name="P1" draw:layer="layout" svg:x1="17.003cm" svg:y1="11.315cm" svg:x2="16.995cm" svg:y2="11.307cm">
          <text:p/>
        </draw:line>
        <draw:path draw:style-name="gr8" draw:text-style-name="P1" draw:layer="layout" svg:width="0.013cm" svg:height="0.008cm" svg:x="16.971cm" svg:y="11.291cm" svg:viewBox="0 0 14 9" svg:d="M14 9c-7-5-14-9-14-9">
          <text:p/>
        </draw:path>
        <draw:path draw:style-name="gr8" draw:text-style-name="P1" draw:layer="layout" svg:width="0.11cm" svg:height="0.199cm" svg:x="16.971cm" svg:y="11.291cm" svg:viewBox="0 0 111 200" svg:d="M111 200c0-28-5-55-13-79-12-32-29-57-45-76-14-16-28-27-37-34-10-8-16-11-16-11">
          <text:p/>
        </draw:path>
        <draw:line draw:style-name="gr8" draw:text-style-name="P1" draw:layer="layout" svg:x1="24.668cm" svg:y1="11.49cm" svg:x2="24.608cm" svg:y2="11.49cm">
          <text:p/>
        </draw:line>
        <draw:line draw:style-name="gr8" draw:text-style-name="P1" draw:layer="layout" svg:x1="24.668cm" svg:y1="11.49cm" svg:x2="24.668cm" svg:y2="11.333cm">
          <text:p/>
        </draw:line>
        <draw:line draw:style-name="gr8" draw:text-style-name="P1" draw:layer="layout" svg:x1="17.021cm" svg:y1="11.49cm" svg:x2="17.021cm" svg:y2="11.333cm">
          <text:p/>
        </draw:line>
        <draw:line draw:style-name="gr8" draw:text-style-name="P1" draw:layer="layout" svg:x1="17.081cm" svg:y1="11.49cm" svg:x2="17.021cm" svg:y2="11.49cm">
          <text:p/>
        </draw:line>
        <draw:path draw:style-name="gr8" draw:text-style-name="P1" draw:layer="layout" svg:width="0.099cm" svg:height="0.1cm" svg:x="16.497cm" svg:y="11.54cm" svg:viewBox="0 0 100 101" svg:d="M100 101c-26 0-52-12-71-30-19-19-30-45-29-71">
          <text:p/>
        </draw:path>
        <draw:path draw:style-name="gr2" draw:text-style-name="P2" draw:layer="layout" svg:width="0.84cm" svg:height="0.84cm" svg:x="24.423cm" svg:y="11.07cm" svg:viewBox="0 0 841 841" svg:d="M421 841v-841zM841 421h-841z">
          <text:p/>
        </draw:path>
        <draw:path draw:style-name="gr2" draw:text-style-name="P2" draw:layer="layout" svg:width="0.839cm" svg:height="0.84cm" svg:x="16.177cm" svg:y="10.67cm" svg:viewBox="0 0 840 841" svg:d="M420 841v-841zM840 420h-840z">
          <text:p/>
        </draw:path>
        <draw:path draw:style-name="gr2" draw:text-style-name="P2" draw:layer="layout" svg:width="0.839cm" svg:height="0.839cm" svg:x="16.177cm" svg:y="13.669cm" svg:viewBox="0 0 840 840" svg:d="M420 840v-840zM840 421h-840z">
          <text:p/>
        </draw:path>
        <draw:path draw:style-name="gr2" draw:text-style-name="P2" draw:layer="layout" svg:width="0.84cm" svg:height="0.84cm" svg:x="24.423cm" svg:y="13.269cm" svg:viewBox="0 0 841 841" svg:d="M421 841v-841zM841 420h-841z">
          <text:p/>
        </draw:path>
        <draw:path draw:style-name="gr2" draw:text-style-name="P2" draw:layer="layout" svg:width="0.839cm" svg:height="0.84cm" svg:x="16.427cm" svg:y="13.269cm" svg:viewBox="0 0 840 841" svg:d="M419 841v-841zM840 420h-840z">
          <text:p/>
        </draw:path>
        <draw:path draw:style-name="gr2" draw:text-style-name="P2" draw:layer="layout" svg:width="0.839cm" svg:height="0.84cm" svg:x="16.427cm" svg:y="11.07cm" svg:viewBox="0 0 840 841" svg:d="M419 841v-841zM840 421h-840z">
          <text:p/>
        </draw:path>
        <draw:polygon draw:style-name="gr7" draw:text-style-name="P1" draw:layer="layout" svg:width="0cm" svg:height="0cm" svg:x="20.841cm" svg:y="12.581cm" svg:viewBox="0 0 0 0" draw:points="0,0">
          <text:p/>
        </draw:polygon>
        <draw:polyline draw:style-name="gr9" draw:text-style-name="P1" draw:layer="layout" svg:width="8.867cm" svg:height="1.124cm" svg:x="15.694cm" svg:y="10.328cm" svg:viewBox="0 0 8868 1125" draw:points="0,0 500,0 8868,1125">
          <text:p/>
        </draw:polyline>
        <draw:polygon draw:style-name="gr10" draw:text-style-name="P2" draw:layer="layout" svg:width="0.355cm" svg:height="0.116cm" svg:x="24.206cm" svg:y="11.347cm" svg:viewBox="0 0 356 117" draw:points="356,106 16,0 0,117">
          <text:p/>
        </draw:polygon>
        <draw:polygon draw:style-name="gr7" draw:text-style-name="P1" draw:layer="layout" svg:width="0cm" svg:height="0cm" svg:x="20.841cm" svg:y="12.581cm" svg:viewBox="0 0 0 0" draw:points="0,0">
          <text:p/>
        </draw:polygon>
        <draw:frame draw:style-name="gr11" draw:text-style-name="P5" draw:layer="layout" svg:width="5.298cm" svg:height="1.245cm" svg:x="11.339cm" svg:y="9.55cm">
          <draw:text-box>
            <text:p text:style-name="P4"><text:span text:style-name="T1">4X M3 Brass Inserts</text:span></text:p>
            <text:p text:style-name="P4"><text:span text:style-name="T1">[HD-MS0030] </text:span></text:p>
          </draw:text-box>
        </draw:frame>
        <draw:polyline draw:style-name="gr9" draw:text-style-name="P1" draw:layer="layout" svg:width="1.012cm" svg:height="0.904cm" svg:x="15.694cm" svg:y="10.338cm" svg:viewBox="0 0 1013 905" draw:points="0,0 500,0 1013,905">
          <text:p/>
        </draw:polyline>
        <draw:polygon draw:style-name="gr10" draw:text-style-name="P2" draw:layer="layout" svg:width="0.223cm" svg:height="0.333cm" svg:x="16.483cm" svg:y="10.909cm" svg:viewBox="0 0 224 334" draw:points="224,334 101,0 0,57">
          <text:p/>
        </draw:polygon>
        <draw:polygon draw:style-name="gr7" draw:text-style-name="P1" draw:layer="layout" svg:width="0cm" svg:height="0cm" svg:x="20.841cm" svg:y="12.581cm" svg:viewBox="0 0 0 0" draw:points="0,0">
          <text:p/>
        </draw:polygon>
        <draw:polyline draw:style-name="gr9" draw:text-style-name="P1" draw:layer="layout" svg:width="8.872cm" svg:height="3.248cm" svg:x="15.705cm" svg:y="10.338cm" svg:viewBox="0 0 8873 3249" draw:points="0,0 500,0 8873,3249">
          <text:p/>
        </draw:polyline>
        <draw:polygon draw:style-name="gr10" draw:text-style-name="P2" draw:layer="layout" svg:width="0.347cm" svg:height="0.181cm" svg:x="24.23cm" svg:y="13.405cm" svg:viewBox="0 0 348 182" draw:points="348,182 42,0 0,110">
          <text:p/>
        </draw:polygon>
        <draw:polygon draw:style-name="gr7" draw:text-style-name="P1" draw:layer="layout" svg:width="0cm" svg:height="0cm" svg:x="20.841cm" svg:y="12.581cm" svg:viewBox="0 0 0 0" draw:points="0,0">
          <text:p/>
        </draw:polygon>
        <draw:polyline draw:style-name="gr9" draw:text-style-name="P1" draw:layer="layout" svg:width="1.088cm" svg:height="3.071cm" svg:x="15.705cm" svg:y="10.338cm" svg:viewBox="0 0 1089 3072" draw:points="0,0 501,0 1089,3072">
          <text:p/>
        </draw:polyline>
        <draw:polygon draw:style-name="gr10" draw:text-style-name="P2" draw:layer="layout" svg:width="0.123cm" svg:height="0.355cm" svg:x="16.67cm" svg:y="13.054cm" svg:viewBox="0 0 124 356" draw:points="124,356 114,0 0,22">
          <text:p/>
        </draw:polygon>
        <draw:path draw:style-name="gr6" draw:text-style-name="P3" draw:layer="layout" svg:width="8.696cm" svg:height="2.149cm" svg:x="1.204cm" svg:y="10.068cm" svg:viewBox="0 0 8697 2150" svg:d="M0 2150h5749 399 2449c56 0 100-44 100-99v-301-1700 1700c-1 0-2 0-2 0-1 0-2 0-3 0-2 0-3 0-5 0-1 0-3 0-5 0s-4 0-6 0c-3 0-5 0-8 0-5 0-11 0-17 0-7 0-14 0-21 0-10 0-21 0-33 0v-1600c26 0 52-10 71-28 18-19 29-45 29-72v-50 50c0 27-11 53-29 72-19 18-45 28-71 28v-150c12 0 23 0 33 0 7 0 14 0 21 0 6 0 12 0 17 0 3 0 5 0 8 0 2 0 4 0 6 0s4 0 5 0c2 0 3 0 5 0 1 0 2 0 3 0 0 0 1 0 2 0-1 0-2 0-2 0-1 0-2 0-3 0-2 0-3 0-5 0-1 0-3 0-5 0s-4 0-6 0c-3 0-5 0-8 0-5 0-11 0-17 0-7 0-14 0-21 0-10 0-21 0-33 0h-8597v1750c0 31 0 60 0 90 0 14 0 28 0 43 0 13 0 27 0 41 0 13 0 26 0 39s0 25 0 37c0 11 0 22 0 33 0 10 0 20 0 30 0 9 0 18 0 26 0 7 0 15 0 22 0 6 0 11 0 17 0 4 0 8 0 12 0 3 0 5 0 8 0 1 0 2 0 2z">
          <text:p/>
        </draw:path>
        <draw:polygon draw:style-name="gr7" draw:text-style-name="P1" draw:layer="layout" svg:width="0cm" svg:height="0cm" svg:x="5.556cm" svg:y="11.158cm" svg:viewBox="0 0 0 0" draw:points="0,0">
          <text:p/>
        </draw:polygon>
        <draw:polygon draw:style-name="gr6" draw:text-style-name="P3" draw:layer="layout" svg:width="8.596cm" svg:height="1.75cm" svg:x="1.204cm" svg:y="10.068cm" svg:viewBox="0 0 8597 1751" draw:points="8597,0 8597,150 8597,1751 6148,1751 5749,1751 0,1751 0,0">
          <text:p/>
        </draw:polygon>
        <draw:polygon draw:style-name="gr7" draw:text-style-name="P1" draw:layer="layout" svg:width="0cm" svg:height="0cm" svg:x="5.556cm" svg:y="11.158cm" svg:viewBox="0 0 0 0" draw:points="0,0">
          <text:p/>
        </draw:polygon>
        <draw:path draw:style-name="gr6" draw:text-style-name="P3" draw:layer="layout" svg:width="8.696cm" svg:height="0.399cm" svg:x="1.204cm" svg:y="11.818cm" svg:viewBox="0 0 8697 400" svg:d="M0 400h5749 399 2449c10 0 20 0 36-6-16 6-26 6-36 6 56 0 100-44 100-100v-300c-1 0-2 0-2 0-1 0-2 0-3 0-2 0-3 0-5 0-1 0-3 0-5 0s-4 0-6 0c-3 0-5 0-8 0-5 0-11 0-17 0-7 0-14 0-21 0-10 0-21 0-33 0h-2449-399-5749c0 30 0 59 0 89 0 14 0 28 0 43 0 13 0 27 0 41 0 13 0 26 0 39s0 25 0 37c0 11 0 22 0 33 0 10 0 20 0 30 0 9 0 18 0 26 0 7 0 16 0 23 0 6 0 11 0 17 0 4 0 8 0 12 0 3 0 5 0 8 0 1 0 2 0 2z">
          <text:p/>
        </draw:path>
        <draw:polygon draw:style-name="gr7" draw:text-style-name="P1" draw:layer="layout" svg:width="0cm" svg:height="0cm" svg:x="5.556cm" svg:y="11.158cm" svg:viewBox="0 0 0 0" draw:points="0,0">
          <text:p/>
        </draw:polygon>
        <draw:path draw:style-name="gr6" draw:text-style-name="P3" draw:layer="layout" svg:width="0.35cm" svg:height="0.35cm" svg:x="9.126cm" svg:y="11.443cm" svg:viewBox="0 0 351 351" svg:d="M351 175c0 97-79 176-175 176-98 0-176-79-176-176s78-175 176-175c96 0 175 78 175 175z">
          <text:p/>
        </draw:path>
        <draw:polygon draw:style-name="gr7" draw:text-style-name="P1" draw:layer="layout" svg:width="0cm" svg:height="0cm" svg:x="5.556cm" svg:y="11.158cm" svg:viewBox="0 0 0 0" draw:points="0,0">
          <text:p/>
        </draw:polygon>
        <draw:path draw:style-name="gr6" draw:text-style-name="P3" draw:layer="layout" svg:width="0.35cm" svg:height="0.35cm" svg:x="9.126cm" svg:y="10.493cm" svg:viewBox="0 0 351 351" svg:d="M351 176c0 97-79 175-175 175-98 0-176-78-176-175s78-176 176-176c96 0 175 79 175 176z">
          <text:p/>
        </draw:path>
        <draw:polygon draw:style-name="gr7" draw:text-style-name="P1" draw:layer="layout" svg:width="0cm" svg:height="0cm" svg:x="5.556cm" svg:y="11.158cm" svg:viewBox="0 0 0 0" draw:points="0,0">
          <text:p/>
        </draw:polygon>
        <draw:path draw:style-name="gr6" draw:text-style-name="P3" draw:layer="layout" svg:width="0.35cm" svg:height="0.35cm" svg:x="1.629cm" svg:y="11.443cm" svg:viewBox="0 0 351 351" svg:d="M351 175c0 97-80 176-176 176-97 0-175-79-175-176s78-175 175-175c96 0 176 78 176 175z">
          <text:p/>
        </draw:path>
        <draw:polygon draw:style-name="gr7" draw:text-style-name="P1" draw:layer="layout" svg:width="0cm" svg:height="0cm" svg:x="5.556cm" svg:y="11.158cm" svg:viewBox="0 0 0 0" draw:points="0,0">
          <text:p/>
        </draw:polygon>
        <draw:path draw:style-name="gr6" draw:text-style-name="P3" draw:layer="layout" svg:width="0.35cm" svg:height="0.35cm" svg:x="1.629cm" svg:y="10.493cm" svg:viewBox="0 0 351 351" svg:d="M351 176c0 97-80 175-176 175-97 0-175-78-175-175s78-176 175-176c96 0 176 79 176 176z">
          <text:p/>
        </draw:path>
        <draw:polygon draw:style-name="gr7" draw:text-style-name="P1" draw:layer="layout" svg:width="0cm" svg:height="0cm" svg:x="5.556cm" svg:y="11.158cm" svg:viewBox="0 0 0 0" draw:points="0,0">
          <text:p/>
        </draw:polygon>
        <draw:path draw:style-name="gr6" draw:text-style-name="P3" draw:layer="layout" svg:width="0.25cm" svg:height="0.25cm" svg:x="9.176cm" svg:y="10.543cm" svg:viewBox="0 0 251 251" svg:d="M246 94c-13-50-55-87-106-93-56-7-110 25-131 78-21 52-5 112 39 146 45 34 107 35 153 1 31-24 50-61 50-100 0-11-2-22-5-32z">
          <text:p/>
        </draw:path>
        <draw:polygon draw:style-name="gr7" draw:text-style-name="P1" draw:layer="layout" svg:width="0cm" svg:height="0cm" svg:x="5.556cm" svg:y="11.158cm" svg:viewBox="0 0 0 0" draw:points="0,0">
          <text:p/>
        </draw:polygon>
        <draw:path draw:style-name="gr6" draw:text-style-name="P3" draw:layer="layout" svg:width="0.25cm" svg:height="0.25cm" svg:x="1.679cm" svg:y="10.543cm" svg:viewBox="0 0 251 251" svg:d="M50 226c38 28 88 33 131 12s70-65 70-112c0-36-16-70-42-94-28-24-64-35-99-31 0 0-10 1-26 6-15 5-36 15-56 40-8 10-15 22-21 37-7 21-9 46-4 68 7 36 28 60 47 74z">
          <text:p/>
        </draw:path>
        <draw:polygon draw:style-name="gr7" draw:text-style-name="P1" draw:layer="layout" svg:width="0cm" svg:height="0cm" svg:x="5.556cm" svg:y="11.158cm" svg:viewBox="0 0 0 0" draw:points="0,0">
          <text:p/>
        </draw:polygon>
        <draw:path draw:style-name="gr6" draw:text-style-name="P3" draw:layer="layout" svg:width="0.25cm" svg:height="0.25cm" svg:x="9.176cm" svg:y="11.493cm" svg:viewBox="0 0 251 251" svg:d="M251 126c0 69-56 125-126 125-69 0-125-56-125-125 0-70 56-126 125-126 70 0 126 56 126 126z">
          <text:p/>
        </draw:path>
        <draw:polygon draw:style-name="gr7" draw:text-style-name="P1" draw:layer="layout" svg:width="0cm" svg:height="0cm" svg:x="5.556cm" svg:y="11.158cm" svg:viewBox="0 0 0 0" draw:points="0,0">
          <text:p/>
        </draw:polygon>
        <draw:path draw:style-name="gr6" draw:text-style-name="P3" draw:layer="layout" svg:width="0.25cm" svg:height="0.25cm" svg:x="1.679cm" svg:y="11.493cm" svg:viewBox="0 0 251 251" svg:d="M251 126c0 69-56 125-126 125-69 0-125-56-125-125 0-70 56-126 125-126 70 0 126 56 126 126z">
          <text:p/>
        </draw:path>
        <draw:polygon draw:style-name="gr7" draw:text-style-name="P1" draw:layer="layout" svg:width="0cm" svg:height="0cm" svg:x="5.556cm" svg:y="11.158cm" svg:viewBox="0 0 0 0" draw:points="0,0">
          <text:p/>
        </draw:polygon>
        <draw:path draw:style-name="gr6" draw:text-style-name="P3" draw:layer="layout" svg:width="0.2cm" svg:height="0.25cm" svg:x="1.729cm" svg:y="10.543cm" svg:viewBox="0 0 201 251" svg:d="M0 226c38 28 88 33 131 12s70-65 70-112c0-36-16-70-43-94s-63-35-98-31v225z">
          <text:p/>
        </draw:path>
        <draw:polygon draw:style-name="gr7" draw:text-style-name="P1" draw:layer="layout" svg:width="0cm" svg:height="0cm" svg:x="5.556cm" svg:y="11.158cm" svg:viewBox="0 0 0 0" draw:points="0,0">
          <text:p/>
        </draw:polygon>
        <draw:path draw:style-name="gr6" draw:text-style-name="P3" draw:layer="layout" svg:width="0.2cm" svg:height="0.25cm" svg:x="9.176cm" svg:y="10.543cm" svg:viewBox="0 0 201 251" svg:d="M141 226h60c-45 34-107 33-153-1-44-34-60-94-39-146 21-53 76-85 132-78z">
          <text:p/>
        </draw:path>
        <draw:polygon draw:style-name="gr7" draw:text-style-name="P1" draw:layer="layout" svg:width="0cm" svg:height="0cm" svg:x="5.556cm" svg:y="11.158cm" svg:viewBox="0 0 0 0" draw:points="0,0">
          <text:p/>
        </draw:polygon>
        <draw:path draw:style-name="gr6" draw:text-style-name="P3" draw:layer="layout" svg:width="0.11cm" svg:height="0.224cm" svg:x="9.316cm" svg:y="10.544cm" svg:viewBox="0 0 111 225" svg:d="M0 225h61c31-24 50-61 50-100 0-11-2-22-5-33-13-50-55-86-106-92z">
          <text:p/>
        </draw:path>
        <draw:polygon draw:style-name="gr7" draw:text-style-name="P1" draw:layer="layout" svg:width="0cm" svg:height="0cm" svg:x="5.556cm" svg:y="11.158cm" svg:viewBox="0 0 0 0" draw:points="0,0">
          <text:p/>
        </draw:polygon>
        <draw:path draw:style-name="gr6" draw:text-style-name="P3" draw:layer="layout" svg:width="0.11cm" svg:height="0.224cm" svg:x="1.679cm" svg:y="10.544cm" svg:viewBox="0 0 111 225" svg:d="M111 225v-225c-51 6-93 43-107 92-13 50 5 102 47 133z">
          <text:p/>
        </draw:path>
        <draw:polygon draw:style-name="gr7" draw:text-style-name="P1" draw:layer="layout" svg:width="0cm" svg:height="0cm" svg:x="5.556cm" svg:y="11.158cm" svg:viewBox="0 0 0 0" draw:points="0,0">
          <text:p/>
        </draw:polygon>
        <draw:path draw:style-name="gr6" draw:text-style-name="P3" draw:layer="layout" svg:width="0.11cm" svg:height="0.224cm" svg:x="1.679cm" svg:y="10.544cm" svg:viewBox="0 0 111 225" svg:d="M111 0c-51 6-93 43-107 92-13 50 5 102 47 133-19-14-41-38-48-74-5-22-3-47 4-69 7-15 14-27 22-37 20-24 41-34 56-39 16-5 26-6 26-6z">
          <text:p/>
        </draw:path>
        <draw:polygon draw:style-name="gr7" draw:text-style-name="P1" draw:layer="layout" svg:width="0cm" svg:height="0cm" svg:x="5.556cm" svg:y="11.158cm" svg:viewBox="0 0 0 0" draw:points="0,0">
          <text:p/>
        </draw:polygon>
        <draw:line draw:style-name="gr8" draw:text-style-name="P1" draw:layer="layout" svg:x1="9.8cm" svg:y1="10.068cm" svg:x2="1.204cm" svg:y2="10.068cm">
          <text:p/>
        </draw:line>
        <draw:path draw:style-name="gr8" draw:text-style-name="P1" draw:layer="layout" svg:width="0.099cm" svg:height="0cm" svg:x="9.8cm" svg:y="10.068cm" svg:viewBox="0 0 100 0" svg:d="M0 0c12 0 23 0 33 0 7 0 14 0 21 0 6 0 12 0 17 0 3 0 5 0 8 0 2 0 4 0 6 0s4 0 5 0c2 0 3 0 5 0 1 0 2 0 3 0 0 0 1 0 2 0">
          <text:p/>
        </draw:path>
        <draw:path draw:style-name="gr8" draw:text-style-name="P1" draw:layer="layout" svg:width="0.35cm" svg:height="0.35cm" svg:x="9.126cm" svg:y="10.493cm" svg:viewBox="0 0 351 351" svg:d="M351 176c0 97-79 175-175 175-98 0-176-78-176-175s78-176 176-176c96 0 175 79 175 176z">
          <text:p/>
        </draw:path>
        <draw:line draw:style-name="gr8" draw:text-style-name="P1" draw:layer="layout" svg:x1="1.204cm" svg:y1="11.818cm" svg:x2="1.204cm" svg:y2="10.068cm">
          <text:p/>
        </draw:line>
        <draw:line draw:style-name="gr8" draw:text-style-name="P1" draw:layer="layout" svg:x1="1.204cm" svg:y1="11.818cm" svg:x2="6.952cm" svg:y2="11.818cm">
          <text:p/>
        </draw:line>
        <draw:line draw:style-name="gr8" draw:text-style-name="P1" draw:layer="layout" svg:x1="6.952cm" svg:y1="11.818cm" svg:x2="7.351cm" svg:y2="11.818cm">
          <text:p/>
        </draw:line>
        <draw:line draw:style-name="gr8" draw:text-style-name="P1" draw:layer="layout" svg:x1="7.351cm" svg:y1="11.818cm" svg:x2="9.8cm" svg:y2="11.818cm">
          <text:p/>
        </draw:line>
        <draw:line draw:style-name="gr8" draw:text-style-name="P1" draw:layer="layout" svg:x1="9.8cm" svg:y1="10.068cm" svg:x2="9.8cm" svg:y2="11.818cm">
          <text:p/>
        </draw:line>
        <draw:path draw:style-name="gr8" draw:text-style-name="P1" draw:layer="layout" svg:width="0.35cm" svg:height="0.35cm" svg:x="1.629cm" svg:y="10.493cm" svg:viewBox="0 0 351 351" svg:d="M351 176c0 97-80 175-176 175-97 0-175-78-175-175s78-176 175-176c96 0 176 79 176 176z">
          <text:p/>
        </draw:path>
        <draw:path draw:style-name="gr8" draw:text-style-name="P1" draw:layer="layout" svg:width="0.35cm" svg:height="0.35cm" svg:x="9.126cm" svg:y="11.443cm" svg:viewBox="0 0 351 351" svg:d="M351 175c0 97-79 176-175 176-98 0-176-79-176-176s78-175 176-175c96 0 175 78 175 175z">
          <text:p/>
        </draw:path>
        <draw:path draw:style-name="gr8" draw:text-style-name="P1" draw:layer="layout" svg:width="0.35cm" svg:height="0.35cm" svg:x="1.629cm" svg:y="11.443cm" svg:viewBox="0 0 351 351" svg:d="M351 175c0 97-80 176-176 176-97 0-175-79-175-176s78-175 175-175c96 0 176 78 176 175z">
          <text:p/>
        </draw:path>
        <draw:line draw:style-name="gr8" draw:text-style-name="P1" draw:layer="layout" svg:x1="9.9cm" svg:y1="10.068cm" svg:x2="9.9cm" svg:y2="11.818cm">
          <text:p/>
        </draw:line>
        <draw:path draw:style-name="gr8" draw:text-style-name="P1" draw:layer="layout" svg:width="0.099cm" svg:height="0cm" svg:x="9.8cm" svg:y="11.818cm" svg:viewBox="0 0 100 0" svg:d="M0 0c12 0 23 0 33 0 7 0 14 0 21 0 6 0 12 0 17 0 3 0 5 0 8 0 2 0 4 0 6 0s4 0 5 0c2 0 3 0 5 0 1 0 2 0 3 0 0 0 1 0 2 0">
          <text:p/>
        </draw:path>
        <draw:path draw:style-name="gr8" draw:text-style-name="P1" draw:layer="layout" svg:width="0cm" svg:height="0.398cm" svg:x="1.204cm" svg:y="11.818cm" svg:viewBox="0 0 0 399" svg:d="M0 399c0 0 0-1 0-2 0-3 0-5 0-8 0-4 0-8 0-12 0-6 0-11 0-17 0-7 0-15 0-22 0-8 0-17 0-26 0-10 0-20 0-30 0-11 0-22 0-33 0-12 0-24 0-37s0-26 0-39c0-14 0-28 0-41 0-15 0-29 0-43 0-30 0-59 0-89">
          <text:p/>
        </draw:path>
        <draw:polyline draw:style-name="gr8" draw:text-style-name="P1" draw:layer="layout" svg:width="0cm" svg:height="0.299cm" svg:x="9.9cm" svg:y="11.818cm" svg:viewBox="0 0 0 300" draw:points="0,0 0,33 0,66 0,99 0,130 0,159 0,187 0,212 0,234 0,254 0,270 0,283 0,292 0,298 0,300">
          <text:p/>
        </draw:polyline>
        <draw:line draw:style-name="gr8" draw:text-style-name="P1" draw:layer="layout" svg:x1="9.9cm" svg:y1="12.118cm" svg:x2="9.9cm" svg:y2="11.818cm">
          <text:p/>
        </draw:line>
        <draw:line draw:style-name="gr8" draw:text-style-name="P1" draw:layer="layout" svg:x1="1.789cm" svg:y1="10.768cm" svg:x2="1.789cm" svg:y2="10.544cm">
          <text:p/>
        </draw:line>
        <draw:path draw:style-name="gr8" draw:text-style-name="P1" draw:layer="layout" svg:width="0.11cm" svg:height="0.224cm" svg:x="1.679cm" svg:y="10.544cm" svg:viewBox="0 0 111 225" svg:d="M51 225c-19-14-41-38-48-74-5-22-3-47 4-69 7-15 14-27 22-37 20-24 41-34 56-39 16-5 26-6 26-6">
          <text:p/>
        </draw:path>
        <draw:path draw:style-name="gr8" draw:text-style-name="P1" draw:layer="layout" svg:width="0.25cm" svg:height="0.25cm" svg:x="9.176cm" svg:y="10.543cm" svg:viewBox="0 0 251 251" svg:d="M251 126c0 69-56 125-126 125-69 0-125-56-125-125s56-126 125-126c70 0 126 57 126 126z">
          <text:p/>
        </draw:path>
        <draw:line draw:style-name="gr8" draw:text-style-name="P1" draw:layer="layout" svg:x1="1.204cm" svg:y1="12.217cm" svg:x2="6.952cm" svg:y2="12.217cm">
          <text:p/>
        </draw:line>
        <draw:line draw:style-name="gr8" draw:text-style-name="P1" draw:layer="layout" svg:x1="6.952cm" svg:y1="12.217cm" svg:x2="7.351cm" svg:y2="12.217cm">
          <text:p/>
        </draw:line>
        <draw:line draw:style-name="gr8" draw:text-style-name="P1" draw:layer="layout" svg:x1="7.351cm" svg:y1="12.217cm" svg:x2="9.8cm" svg:y2="12.217cm">
          <text:p/>
        </draw:line>
        <draw:path draw:style-name="gr8" draw:text-style-name="P1" draw:layer="layout" svg:width="0.25cm" svg:height="0.25cm" svg:x="1.679cm" svg:y="10.543cm" svg:viewBox="0 0 251 251" svg:d="M251 126c0 69-56 125-126 125-69 0-125-56-125-125s56-126 125-126c70 0 126 57 126 126z">
          <text:p/>
        </draw:path>
        <draw:path draw:style-name="gr8" draw:text-style-name="P1" draw:layer="layout" svg:width="0.25cm" svg:height="0.25cm" svg:x="9.176cm" svg:y="11.493cm" svg:viewBox="0 0 251 251" svg:d="M251 126c0 69-56 125-126 125-69 0-125-56-125-125 0-70 56-126 125-126 70 0 126 56 126 126z">
          <text:p/>
        </draw:path>
        <draw:path draw:style-name="gr8" draw:text-style-name="P1" draw:layer="layout" svg:width="0.25cm" svg:height="0.25cm" svg:x="1.679cm" svg:y="11.493cm" svg:viewBox="0 0 251 251" svg:d="M251 126c0 69-56 125-126 125-69 0-125-56-125-125 0-70 56-126 125-126 70 0 126 56 126 126z">
          <text:p/>
        </draw:path>
        <draw:path draw:style-name="gr8" draw:text-style-name="P1" draw:layer="layout" svg:width="0.1cm" svg:height="0.099cm" svg:x="9.8cm" svg:y="12.118cm" svg:viewBox="0 0 101 100" svg:d="M0 100c57 0 101-44 101-100">
          <text:p/>
        </draw:path>
        <draw:polyline draw:style-name="gr8" draw:text-style-name="P1" draw:layer="layout" svg:width="0cm" svg:height="0cm" svg:x="9.426cm" svg:y="10.668cm" svg:viewBox="0 0 0 0" draw:points="0,0">
          <text:p/>
        </draw:polyline>
        <draw:path draw:style-name="gr8" draw:text-style-name="P1" draw:layer="layout" svg:width="0.006cm" svg:height="0.032cm" svg:x="9.421cm" svg:y="10.636cm" svg:viewBox="0 0 7 33" svg:d="M0 0c4 11 7 22 7 33">
          <text:p/>
        </draw:path>
        <draw:line draw:style-name="gr8" draw:text-style-name="P1" draw:layer="layout" svg:x1="9.316cm" svg:y1="10.768cm" svg:x2="9.316cm" svg:y2="10.544cm">
          <text:p/>
        </draw:line>
        <draw:line draw:style-name="gr8" draw:text-style-name="P1" draw:layer="layout" svg:x1="1.729cm" svg:y1="10.768cm" svg:x2="1.789cm" svg:y2="10.768cm">
          <text:p/>
        </draw:line>
        <draw:path draw:style-name="gr8" draw:text-style-name="P1" draw:layer="layout" svg:width="0.14cm" svg:height="0.125cm" svg:x="1.789cm" svg:y="10.543cm" svg:viewBox="0 0 141 126" svg:d="M141 126c0-36-16-71-42-94-28-24-64-35-99-31">
          <text:p/>
        </draw:path>
        <draw:path draw:style-name="gr8" draw:text-style-name="P1" draw:layer="layout" svg:width="0.25cm" svg:height="0.25cm" svg:x="1.679cm" svg:y="11.493cm" svg:viewBox="0 0 251 251" svg:d="M251 126c0 69-56 125-126 125-69 0-125-56-125-125 0-70 56-126 125-126 70 0 126 56 126 126z">
          <text:p/>
        </draw:path>
        <draw:path draw:style-name="gr8" draw:text-style-name="P1" draw:layer="layout" svg:width="0.036cm" svg:height="0.006cm" svg:x="9.8cm" svg:y="12.211cm" svg:viewBox="0 0 37 7" svg:d="M0 7c10 0 21 0 37-7">
          <text:p/>
        </draw:path>
        <draw:line draw:style-name="gr8" draw:text-style-name="P1" draw:layer="layout" svg:x1="9.316cm" svg:y1="10.768cm" svg:x2="9.376cm" svg:y2="10.768cm">
          <text:p/>
        </draw:line>
        <draw:path draw:style-name="gr8" draw:text-style-name="P1" draw:layer="layout" svg:width="0.1cm" svg:height="0.1cm" svg:x="9.8cm" svg:y="10.118cm" svg:viewBox="0 0 101 101" svg:d="M0 101c26 0 53-10 72-28 18-19 29-46 29-73">
          <text:p/>
        </draw:path>
        <draw:path draw:style-name="gr2" draw:text-style-name="P2" draw:layer="layout" svg:width="0.839cm" svg:height="0.84cm" svg:x="8.881cm" svg:y="10.248cm" svg:viewBox="0 0 840 841" svg:d="M420 841v-841zM840 421h-840z">
          <text:p/>
        </draw:path>
        <draw:path draw:style-name="gr2" draw:text-style-name="P2" draw:layer="layout" svg:width="0.84cm" svg:height="0.84cm" svg:x="1.384cm" svg:y="10.248cm" svg:viewBox="0 0 841 841" svg:d="M420 841v-841zM841 421h-841z">
          <text:p/>
        </draw:path>
        <draw:path draw:style-name="gr2" draw:text-style-name="P2" draw:layer="layout" svg:width="0.839cm" svg:height="0.84cm" svg:x="8.881cm" svg:y="11.198cm" svg:viewBox="0 0 840 841" svg:d="M420 841v-841zM840 421h-840z">
          <text:p/>
        </draw:path>
        <draw:path draw:style-name="gr2" draw:text-style-name="P2" draw:layer="layout" svg:width="0.84cm" svg:height="0.84cm" svg:x="1.384cm" svg:y="11.198cm" svg:viewBox="0 0 841 841" svg:d="M420 841v-841zM841 421h-841z">
          <text:p/>
        </draw:path>
        <draw:path draw:style-name="gr2" draw:text-style-name="P2" draw:layer="layout" svg:width="0.839cm" svg:height="0.839cm" svg:x="9.381cm" svg:y="11.698cm" svg:viewBox="0 0 840 840" svg:d="M420 840v-840zM840 420h-840z">
          <text:p/>
        </draw:path>
        <draw:polygon draw:style-name="gr7" draw:text-style-name="P1" draw:layer="layout" svg:width="0cm" svg:height="0cm" svg:x="5.556cm" svg:y="11.158cm" svg:viewBox="0 0 0 0" draw:points="0,0">
          <text:p/>
        </draw:polygon>
        <draw:polyline draw:style-name="gr9" draw:text-style-name="P1" draw:layer="layout" svg:width="0.663cm" svg:height="2.452cm" svg:x="8.592cm" svg:y="11.787cm" svg:viewBox="0 0 664 2453" draw:points="501,2453 0,2453 664,0">
          <text:p/>
        </draw:polyline>
        <draw:polygon draw:style-name="gr10" draw:text-style-name="P2" draw:layer="layout" svg:width="0.148cm" svg:height="0.353cm" svg:x="9.107cm" svg:y="11.787cm" svg:viewBox="0 0 149 354" draw:points="149,0 0,323 114,354">
          <text:p/>
        </draw:polygon>
        <draw:polygon draw:style-name="gr7" draw:text-style-name="P1" draw:layer="layout" svg:width="0cm" svg:height="0cm" svg:x="5.556cm" svg:y="11.158cm" svg:viewBox="0 0 0 0" draw:points="0,0">
          <text:p/>
        </draw:polygon>
        <draw:frame draw:style-name="gr11" draw:text-style-name="P5" draw:layer="layout" svg:width="5.467cm" svg:height="1.245cm" svg:x="9.587cm" svg:y="14.037cm">
          <draw:text-box>
            <text:p text:style-name="P4"><text:span text:style-name="T1">4X M2 Brass Inserts </text:span></text:p>
            <text:p text:style-name="P4"><text:span text:style-name="T1">[PP-MP0066]</text:span></text:p>
          </draw:text-box>
        </draw:frame>
        <draw:polyline draw:style-name="gr9" draw:text-style-name="P1" draw:layer="layout" svg:width="0.67cm" svg:height="3.399cm" svg:x="8.597cm" svg:y="10.84cm" svg:viewBox="0 0 671 3400" draw:points="501,3400 0,3400 671,0">
          <text:p/>
        </draw:polyline>
        <draw:polygon draw:style-name="gr10" draw:text-style-name="P2" draw:layer="layout" svg:width="0.125cm" svg:height="0.354cm" svg:x="9.142cm" svg:y="10.84cm" svg:viewBox="0 0 126 355" draw:points="126,0 0,333 115,355">
          <text:p/>
        </draw:polygon>
        <draw:polygon draw:style-name="gr7" draw:text-style-name="P1" draw:layer="layout" svg:width="0cm" svg:height="0cm" svg:x="5.556cm" svg:y="11.158cm" svg:viewBox="0 0 0 0" draw:points="0,0">
          <text:p/>
        </draw:polygon>
        <draw:polyline draw:style-name="gr9" draw:text-style-name="P1" draw:layer="layout" svg:width="7.13cm" svg:height="2.558cm" svg:x="1.967cm" svg:y="11.681cm" svg:viewBox="0 0 7131 2559" draw:points="7131,2559 6631,2559 0,0">
          <text:p/>
        </draw:polyline>
        <draw:polygon draw:style-name="gr10" draw:text-style-name="P2" draw:layer="layout" svg:width="0.347cm" svg:height="0.18cm" svg:x="1.967cm" svg:y="11.681cm" svg:viewBox="0 0 348 181" draw:points="0,0 306,181 348,71">
          <text:p/>
        </draw:polygon>
        <draw:polygon draw:style-name="gr7" draw:text-style-name="P1" draw:layer="layout" svg:width="0cm" svg:height="0cm" svg:x="5.556cm" svg:y="11.158cm" svg:viewBox="0 0 0 0" draw:points="0,0">
          <text:p/>
        </draw:polygon>
        <draw:polyline draw:style-name="gr9" draw:text-style-name="P1" draw:layer="layout" svg:width="7.138cm" svg:height="3.489cm" svg:x="1.959cm" svg:y="10.75cm" svg:viewBox="0 0 7139 3490" draw:points="7139,3490 6639,3490 0,0">
          <text:p/>
        </draw:polyline>
        <draw:polygon draw:style-name="gr10" draw:text-style-name="P2" draw:layer="layout" svg:width="0.336cm" svg:height="0.214cm" svg:x="1.959cm" svg:y="10.75cm" svg:viewBox="0 0 337 215" draw:points="0,0 283,215 337,112">
          <text:p/>
        </draw:polygon>
        <draw:path draw:style-name="gr6" draw:text-style-name="P3" draw:layer="layout" svg:width="4.184cm" svg:height="3.231cm" svg:x="1.975cm" svg:y="15.942cm" svg:viewBox="0 0 4185 3232" svg:d="M4185 640v714c0 18-2 35-7 49-5 17-12 29-21 40-8 10-18 18-28 23l-865 501-142 82-2032 1173c27-15 42-48 42-91 0 43-15 76-42 91-26 15-62 12-100-10l-495-285c-195-113-353-387-353-613v-81c0-34-24-75-54-92l-18-10c-39-23-70-78-70-123v-245 245c0 45 31 100 70 123l18 10c30 17 54 58 54 92v81c0 226 158 500 353 613l495 285c38 22 74 25 100 10l2032-1173 142-82 865-501c10-5 20-13 28-23 9-11 16-23 21-40 5-14 7-31 7-49 0 8-5 15-14 21l-866 501-141 81-2032 1174v-715l-1132-653 3040-1755c19-11 51-11 71 0l1060 612c9 5 14 13 14 20z">
          <text:p/>
        </draw:path>
        <draw:polygon draw:style-name="gr7" draw:text-style-name="P1" draw:layer="layout" svg:width="0cm" svg:height="0cm" svg:x="4.152cm" svg:y="17.509cm" svg:viewBox="0 0 0 0" draw:points="0,0">
          <text:p/>
        </draw:polygon>
        <draw:path draw:style-name="gr6" draw:text-style-name="P3" draw:layer="layout" svg:width="4.184cm" svg:height="2.415cm" svg:x="1.975cm" svg:y="15.942cm" svg:viewBox="0 0 4185 2416" svg:d="M4171 661c9-6 14-13 14-21 0-7-5-15-14-20l-1060-612c-20-11-52-11-71 0l-3040 1755 1132 653z">
          <text:p/>
        </draw:path>
        <draw:polygon draw:style-name="gr7" draw:text-style-name="P1" draw:layer="layout" svg:width="0cm" svg:height="0cm" svg:x="4.152cm" svg:y="17.509cm" svg:viewBox="0 0 0 0" draw:points="0,0">
          <text:p/>
        </draw:polygon>
        <draw:polygon draw:style-name="gr6" draw:text-style-name="P3" draw:layer="layout" svg:width="3.039cm" svg:height="2.469cm" svg:x="3.106cm" svg:y="16.604cm" svg:viewBox="0 0 3040 2470" draw:points="3040,0 3040,714 2174,1214 2033,1295 0,2470 0,1754">
          <text:p/>
        </draw:polygon>
        <draw:polygon draw:style-name="gr7" draw:text-style-name="P1" draw:layer="layout" svg:width="0cm" svg:height="0cm" svg:x="4.152cm" svg:y="17.509cm" svg:viewBox="0 0 0 0" draw:points="0,0">
          <text:p/>
        </draw:polygon>
        <draw:path draw:style-name="gr6" draw:text-style-name="P3" draw:layer="layout" svg:width="0.671cm" svg:height="0.867cm" svg:x="2.204cm" svg:y="18.047cm" svg:viewBox="0 0 672 868" svg:d="M672 629c0-42-6-88-17-134-37-148-128-298-242-394-113-96-232-126-315-78-131 75-131 321 0 548 132 228 344 351 476 275 17-10 32-23 45-39 34-42 53-104 53-178z">
          <text:p/>
        </draw:path>
        <draw:polygon draw:style-name="gr7" draw:text-style-name="P1" draw:layer="layout" svg:width="0cm" svg:height="0cm" svg:x="4.152cm" svg:y="17.509cm" svg:viewBox="0 0 0 0" draw:points="0,0">
          <text:p/>
        </draw:polygon>
        <draw:path draw:style-name="gr6" draw:text-style-name="P3" draw:layer="layout" svg:width="0.285cm" svg:height="0.164cm" svg:x="2.91cm" svg:y="18.103cm" svg:viewBox="0 0 286 165" svg:d="M235 146c3-1 6-3 9-5 56-32 56-84 0-116-55-33-146-33-202 0-56 32-56 84 0 116 3 2 6 4 10 5 53 26 130 26 183 0z">
          <text:p/>
        </draw:path>
        <draw:polygon draw:style-name="gr7" draw:text-style-name="P1" draw:layer="layout" svg:width="0cm" svg:height="0cm" svg:x="4.152cm" svg:y="17.509cm" svg:viewBox="0 0 0 0" draw:points="0,0">
          <text:p/>
        </draw:polygon>
        <draw:path draw:style-name="gr6" draw:text-style-name="P3" draw:layer="layout" svg:width="0.286cm" svg:height="0.164cm" svg:x="4.96cm" svg:y="16.022cm" svg:viewBox="0 0 287 165" svg:d="M234 146c4-2 7-3 10-5 57-33 57-85 0-117-56-32-146-32-201 0-57 32-57 84 0 117 3 2 6 3 9 5 53 25 130 25 182 0z">
          <text:p/>
        </draw:path>
        <draw:polygon draw:style-name="gr7" draw:text-style-name="P1" draw:layer="layout" svg:width="0cm" svg:height="0cm" svg:x="4.152cm" svg:y="17.509cm" svg:viewBox="0 0 0 0" draw:points="0,0">
          <text:p/>
        </draw:polygon>
        <draw:path draw:style-name="gr6" draw:text-style-name="P3" draw:layer="layout" svg:width="0.285cm" svg:height="0.165cm" svg:x="2.133cm" svg:y="17.654cm" svg:viewBox="0 0 286 166" svg:d="M234 146c3-1 7-3 10-5 56-33 56-85 0-117s-146-32-202 0-56 84 0 117c3 2 7 4 10 5 53 26 129 26 182 0z">
          <text:p/>
        </draw:path>
        <draw:polygon draw:style-name="gr7" draw:text-style-name="P1" draw:layer="layout" svg:width="0cm" svg:height="0cm" svg:x="4.152cm" svg:y="17.509cm" svg:viewBox="0 0 0 0" draw:points="0,0">
          <text:p/>
        </draw:polygon>
        <draw:path draw:style-name="gr6" draw:text-style-name="P3" draw:layer="layout" svg:width="0.285cm" svg:height="0.164cm" svg:x="5.737cm" svg:y="16.47cm" svg:viewBox="0 0 286 165" svg:d="M235 147c3-2 6-3 9-5 56-32 56-84 0-116-55-35-145-35-202 0-56 32-56 84 0 116 3 2 6 3 10 5 53 25 130 25 183 0z">
          <text:p/>
        </draw:path>
        <draw:polygon draw:style-name="gr7" draw:text-style-name="P1" draw:layer="layout" svg:width="0cm" svg:height="0cm" svg:x="4.152cm" svg:y="17.509cm" svg:viewBox="0 0 0 0" draw:points="0,0">
          <text:p/>
        </draw:polygon>
        <draw:path draw:style-name="gr6" draw:text-style-name="P3" draw:layer="layout" svg:width="0.235cm" svg:height="0.13cm" svg:x="2.935cm" svg:y="18.138cm" svg:viewBox="0 0 236 131" svg:d="M209 110c18-12 27-27 27-43 0-27-30-52-74-62-43-11-94-5-128 14-22 13-34 30-34 48 0 16 9 31 27 43 52 27 129 27 182 0z">
          <text:p/>
        </draw:path>
        <draw:polygon draw:style-name="gr7" draw:text-style-name="P1" draw:layer="layout" svg:width="0cm" svg:height="0cm" svg:x="4.152cm" svg:y="17.509cm" svg:viewBox="0 0 0 0" draw:points="0,0">
          <text:p/>
        </draw:polygon>
        <draw:path draw:style-name="gr6" draw:text-style-name="P3" draw:layer="layout" svg:width="0.235cm" svg:height="0.13cm" svg:x="4.985cm" svg:y="16.057cm" svg:viewBox="0 0 236 131" svg:d="M209 111c17-12 27-27 27-43 0-27-29-52-73-62-44-12-94-6-129 14-22 13-34 30-34 48 0 16 9 31 26 43 54 26 131 26 183 0z">
          <text:p/>
        </draw:path>
        <draw:polygon draw:style-name="gr7" draw:text-style-name="P1" draw:layer="layout" svg:width="0cm" svg:height="0cm" svg:x="4.152cm" svg:y="17.509cm" svg:viewBox="0 0 0 0" draw:points="0,0">
          <text:p/>
        </draw:polygon>
        <draw:path draw:style-name="gr6" draw:text-style-name="P3" draw:layer="layout" svg:width="0.235cm" svg:height="0.13cm" svg:x="2.158cm" svg:y="17.689cm" svg:viewBox="0 0 236 131" svg:d="M209 111c17-12 27-27 27-42 0-29-29-54-73-64-44-11-94-5-129 15-22 12-34 31-34 49 0 15 9 30 26 42 54 26 130 26 183 0z">
          <text:p/>
        </draw:path>
        <draw:polygon draw:style-name="gr7" draw:text-style-name="P1" draw:layer="layout" svg:width="0cm" svg:height="0cm" svg:x="4.152cm" svg:y="17.509cm" svg:viewBox="0 0 0 0" draw:points="0,0">
          <text:p/>
        </draw:polygon>
        <draw:path draw:style-name="gr6" draw:text-style-name="P3" draw:layer="layout" svg:width="0.235cm" svg:height="0.13cm" svg:x="5.762cm" svg:y="16.505cm" svg:viewBox="0 0 236 131" svg:d="M210 112c17-12 26-27 26-44 0-27-28-52-73-63-44-10-95-4-128 15-22 13-35 30-35 48 0 17 10 32 27 44 52 25 129 25 183 0z">
          <text:p/>
        </draw:path>
        <draw:polygon draw:style-name="gr7" draw:text-style-name="P1" draw:layer="layout" svg:width="0cm" svg:height="0cm" svg:x="4.152cm" svg:y="17.509cm" svg:viewBox="0 0 0 0" draw:points="0,0">
          <text:p/>
        </draw:polygon>
        <draw:path draw:style-name="gr6" draw:text-style-name="P3" draw:layer="layout" svg:width="0.124cm" svg:height="0.16cm" svg:x="5.906cm" svg:y="16.871cm" svg:viewBox="0 0 125 161" svg:d="M125 45c0-40-28-56-62-36-4 2-7 4-10 7-27 20-48 57-52 90 0 4-1 8-1 11 0 40 28 56 63 36 34-20 62-68 62-108z">
          <text:p/>
        </draw:path>
        <draw:polygon draw:style-name="gr7" draw:text-style-name="P1" draw:layer="layout" svg:width="0cm" svg:height="0cm" svg:x="4.152cm" svg:y="17.509cm" svg:viewBox="0 0 0 0" draw:points="0,0">
          <text:p/>
        </draw:polygon>
        <draw:path draw:style-name="gr6" draw:text-style-name="P3" draw:layer="layout" svg:width="0.123cm" svg:height="0.16cm" svg:x="3.256cm" svg:y="18.789cm" svg:viewBox="0 0 124 161" svg:d="M124 45c0-40-27-56-61-36-4 2-7 4-10 7-27 20-47 57-53 90 0 4 0 8 0 11 0 40 28 56 63 36 34-20 61-68 61-108z">
          <text:p/>
        </draw:path>
        <draw:polygon draw:style-name="gr7" draw:text-style-name="P1" draw:layer="layout" svg:width="0cm" svg:height="0cm" svg:x="4.152cm" svg:y="17.509cm" svg:viewBox="0 0 0 0" draw:points="0,0">
          <text:p/>
        </draw:polygon>
        <draw:path draw:style-name="gr6" draw:text-style-name="P3" draw:layer="layout" svg:width="0.123cm" svg:height="0.16cm" svg:x="3.256cm" svg:y="18.401cm" svg:viewBox="0 0 124 161" svg:d="M124 44c0-39-27-55-61-36-4 2-7 4-10 7-27 20-47 56-53 89 0 4 0 8 0 12 0 40 28 56 63 36 34-19 61-68 61-108z">
          <text:p/>
        </draw:path>
        <draw:polygon draw:style-name="gr7" draw:text-style-name="P1" draw:layer="layout" svg:width="0cm" svg:height="0cm" svg:x="4.152cm" svg:y="17.509cm" svg:viewBox="0 0 0 0" draw:points="0,0">
          <text:p/>
        </draw:polygon>
        <draw:path draw:style-name="gr6" draw:text-style-name="P3" draw:layer="layout" svg:width="0.124cm" svg:height="0.16cm" svg:x="5.906cm" svg:y="17.258cm" svg:viewBox="0 0 125 161" svg:d="M125 45c0-40-28-57-62-36-4 2-7 4-10 6-27 20-48 56-52 89 0 4-1 8-1 12 0 40 28 56 63 36 34-20 62-68 62-107z">
          <text:p/>
        </draw:path>
        <draw:polygon draw:style-name="gr7" draw:text-style-name="P1" draw:layer="layout" svg:width="0cm" svg:height="0cm" svg:x="4.152cm" svg:y="17.509cm" svg:viewBox="0 0 0 0" draw:points="0,0">
          <text:p/>
        </draw:polygon>
        <draw:path draw:style-name="gr6" draw:text-style-name="P3" draw:layer="layout" svg:width="0.285cm" svg:height="0.146cm" svg:x="5.737cm" svg:y="16.47cm" svg:viewBox="0 0 286 147" svg:d="M235 147c3-2 6-3 9-5 56-33 56-85 0-117-55-33-145-33-202 0-56 32-56 84 0 117 3 2 6 3 10 5-17-12-27-28-27-44 0-18 13-35 35-48 34-19 85-25 129-15 44 11 72 36 72 63 0 16-9 32-26 44z">
          <text:p/>
        </draw:path>
        <draw:polygon draw:style-name="gr7" draw:text-style-name="P1" draw:layer="layout" svg:width="0cm" svg:height="0cm" svg:x="4.152cm" svg:y="17.509cm" svg:viewBox="0 0 0 0" draw:points="0,0">
          <text:p/>
        </draw:polygon>
        <draw:path draw:style-name="gr6" draw:text-style-name="P3" draw:layer="layout" svg:width="0.286cm" svg:height="0.145cm" svg:x="4.96cm" svg:y="16.022cm" svg:viewBox="0 0 287 146" svg:d="M234 146c4-2 7-3 10-5 57-32 57-84 0-116-56-33-146-33-201 0-57 32-57 84 0 116 3 2 6 3 9 5-17-12-26-27-26-43 0-18 12-35 34-48 34-19 84-25 128-14 44 10 73 35 73 62 0 16-10 31-27 43z">
          <text:p/>
        </draw:path>
        <draw:polygon draw:style-name="gr7" draw:text-style-name="P1" draw:layer="layout" svg:width="0cm" svg:height="0cm" svg:x="4.152cm" svg:y="17.509cm" svg:viewBox="0 0 0 0" draw:points="0,0">
          <text:p/>
        </draw:polygon>
        <draw:path draw:style-name="gr6" draw:text-style-name="P3" draw:layer="layout" svg:width="0.285cm" svg:height="0.145cm" svg:x="2.133cm" svg:y="17.654cm" svg:viewBox="0 0 286 146" svg:d="M234 146c3-1 7-3 10-5 56-33 56-85 0-117s-146-32-202 0-56 84 0 117c3 2 7 4 10 5-17-12-26-27-26-43 0-18 12-36 34-48 34-20 84-26 128-15 44 10 73 35 73 63 0 16-10 31-27 43z">
          <text:p/>
        </draw:path>
        <draw:polygon draw:style-name="gr7" draw:text-style-name="P1" draw:layer="layout" svg:width="0cm" svg:height="0cm" svg:x="4.152cm" svg:y="17.509cm" svg:viewBox="0 0 0 0" draw:points="0,0">
          <text:p/>
        </draw:polygon>
        <draw:path draw:style-name="gr6" draw:text-style-name="P3" draw:layer="layout" svg:width="0.285cm" svg:height="0.145cm" svg:x="2.91cm" svg:y="18.103cm" svg:viewBox="0 0 286 146" svg:d="M235 146c3-1 6-3 9-5 56-32 56-85 0-117-55-32-146-32-202 0s-56 85 0 117c3 2 6 4 10 5-18-12-27-27-27-43 0-19 12-36 34-49 35-19 86-25 129-14 44 10 73 35 73 63 0 16-9 31-26 43z">
          <text:p/>
        </draw:path>
        <draw:polygon draw:style-name="gr7" draw:text-style-name="P1" draw:layer="layout" svg:width="0cm" svg:height="0cm" svg:x="4.152cm" svg:y="17.509cm" svg:viewBox="0 0 0 0" draw:points="0,0">
          <text:p/>
        </draw:polygon>
        <draw:path draw:style-name="gr6" draw:text-style-name="P3" draw:layer="layout" svg:width="0.014cm" svg:height="0.735cm" svg:x="6.145cm" svg:y="16.583cm" svg:viewBox="0 0 15 736" svg:d="M0 21c10-6 15-13 15-21v715c0 8-5 15-15 21z">
          <text:p/>
        </draw:path>
        <draw:polygon draw:style-name="gr7" draw:text-style-name="P1" draw:layer="layout" svg:width="0cm" svg:height="0cm" svg:x="4.152cm" svg:y="17.509cm" svg:viewBox="0 0 0 0" draw:points="0,0">
          <text:p/>
        </draw:polygon>
        <draw:path draw:style-name="gr6" draw:text-style-name="P3" draw:layer="layout" svg:width="0.124cm" svg:height="0.16cm" svg:x="5.906cm" svg:y="16.871cm" svg:viewBox="0 0 125 161" svg:d="M1 106c2 9 6 16 12 19 13 8 32 1 49-16 17-18 28-42 28-64 0-14-5-24-13-29-7-3-15-4-24 0 3-3 6-5 10-7 34-20 62-4 62 36s-28 88-62 108c-35 20-63 4-63-36 0-3 1-7 1-11z">
          <text:p/>
        </draw:path>
        <draw:polygon draw:style-name="gr7" draw:text-style-name="P1" draw:layer="layout" svg:width="0cm" svg:height="0cm" svg:x="4.152cm" svg:y="17.509cm" svg:viewBox="0 0 0 0" draw:points="0,0">
          <text:p/>
        </draw:polygon>
        <draw:path draw:style-name="gr6" draw:text-style-name="P3" draw:layer="layout" svg:width="0.123cm" svg:height="0.16cm" svg:x="3.256cm" svg:y="18.789cm" svg:viewBox="0 0 124 161" svg:d="M0 106c2 9 7 16 14 19 12 8 31 1 48-16 16-18 27-43 27-64 0-14-5-24-13-29-6-3-14-4-23 0 3-3 6-5 10-7 34-20 61-4 61 36s-27 88-61 108c-35 20-63 4-63-36 0-3 0-7 0-11z">
          <text:p/>
        </draw:path>
        <draw:polygon draw:style-name="gr7" draw:text-style-name="P1" draw:layer="layout" svg:width="0cm" svg:height="0cm" svg:x="4.152cm" svg:y="17.509cm" svg:viewBox="0 0 0 0" draw:points="0,0">
          <text:p/>
        </draw:polygon>
        <draw:path draw:style-name="gr6" draw:text-style-name="P3" draw:layer="layout" svg:width="0.123cm" svg:height="0.16cm" svg:x="3.256cm" svg:y="18.401cm" svg:viewBox="0 0 124 161" svg:d="M0 104c2 9 7 16 14 21 12 7 31 0 48-18 16-17 27-42 27-63 0-13-5-24-13-28-6-4-14-4-23-1 3-3 6-5 10-7 34-19 61-3 61 36 0 40-27 89-61 108-35 20-63 4-63-36 0-4 0-8 0-12z">
          <text:p/>
        </draw:path>
        <draw:polygon draw:style-name="gr7" draw:text-style-name="P1" draw:layer="layout" svg:width="0cm" svg:height="0cm" svg:x="4.152cm" svg:y="17.509cm" svg:viewBox="0 0 0 0" draw:points="0,0">
          <text:p/>
        </draw:polygon>
        <draw:path draw:style-name="gr6" draw:text-style-name="P3" draw:layer="layout" svg:width="0.124cm" svg:height="0.16cm" svg:x="5.906cm" svg:y="17.258cm" svg:viewBox="0 0 125 161" svg:d="M1 104c2 10 6 17 12 20 13 7 32 1 49-17 17-17 28-42 28-62 0-14-5-24-13-29-7-4-15-4-24-1 3-2 6-4 10-6 34-21 62-4 62 36 0 39-28 87-62 107-35 20-63 4-63-36 0-4 1-8 1-12z">
          <text:p/>
        </draw:path>
        <draw:polygon draw:style-name="gr7" draw:text-style-name="P1" draw:layer="layout" svg:width="0cm" svg:height="0cm" svg:x="4.152cm" svg:y="17.509cm" svg:viewBox="0 0 0 0" draw:points="0,0">
          <text:p/>
        </draw:polygon>
        <draw:path draw:style-name="gr6" draw:text-style-name="P3" draw:layer="layout" svg:width="0.088cm" svg:height="0.114cm" svg:x="5.907cm" svg:y="16.883cm" svg:viewBox="0 0 89 115" svg:d="M89 32c0-14-5-24-13-29-7-3-15-4-24 0-27 20-48 57-52 90 2 9 6 16 12 19 13 8 32 1 49-16 17-18 28-42 28-64z">
          <text:p/>
        </draw:path>
        <draw:polygon draw:style-name="gr7" draw:text-style-name="P1" draw:layer="layout" svg:width="0cm" svg:height="0cm" svg:x="4.152cm" svg:y="17.509cm" svg:viewBox="0 0 0 0" draw:points="0,0">
          <text:p/>
        </draw:polygon>
        <draw:path draw:style-name="gr6" draw:text-style-name="P3" draw:layer="layout" svg:width="0.088cm" svg:height="0.114cm" svg:x="5.907cm" svg:y="17.271cm" svg:viewBox="0 0 89 115" svg:d="M89 33c0-14-5-24-13-29-7-5-15-5-24-1-27 20-48 56-52 89 2 10 6 17 12 20 13 8 32 1 49-17 17-17 28-42 28-62z">
          <text:p/>
        </draw:path>
        <draw:polygon draw:style-name="gr7" draw:text-style-name="P1" draw:layer="layout" svg:width="0cm" svg:height="0cm" svg:x="4.152cm" svg:y="17.509cm" svg:viewBox="0 0 0 0" draw:points="0,0">
          <text:p/>
        </draw:polygon>
        <draw:path draw:style-name="gr6" draw:text-style-name="P3" draw:layer="layout" svg:width="0.088cm" svg:height="0.114cm" svg:x="3.256cm" svg:y="18.414cm" svg:viewBox="0 0 89 115" svg:d="M89 31c0-13-5-24-13-28-6-4-14-4-23-1-27 20-48 56-53 89 2 9 6 16 14 21 12 7 31 0 48-18 16-17 27-42 27-63z">
          <text:p/>
        </draw:path>
        <draw:polygon draw:style-name="gr7" draw:text-style-name="P1" draw:layer="layout" svg:width="0cm" svg:height="0cm" svg:x="4.152cm" svg:y="17.509cm" svg:viewBox="0 0 0 0" draw:points="0,0">
          <text:p/>
        </draw:polygon>
        <draw:path draw:style-name="gr6" draw:text-style-name="P3" draw:layer="layout" svg:width="0.088cm" svg:height="0.114cm" svg:x="3.256cm" svg:y="18.801cm" svg:viewBox="0 0 89 115" svg:d="M89 32c0-14-5-24-13-29-6-3-14-4-23 0-27 20-48 56-53 90 2 9 6 16 14 19 12 8 31 1 48-16 16-18 27-44 27-64z">
          <text:p/>
        </draw:path>
        <draw:polygon draw:style-name="gr7" draw:text-style-name="P1" draw:layer="layout" svg:width="0cm" svg:height="0cm" svg:x="4.152cm" svg:y="17.509cm" svg:viewBox="0 0 0 0" draw:points="0,0">
          <text:p/>
        </draw:polygon>
        <draw:path draw:style-name="gr8" draw:text-style-name="P1" draw:layer="layout" svg:width="0.042cm" svg:height="0.116cm" svg:x="2.91cm" svg:y="18.127cm" svg:viewBox="0 0 43 117" svg:d="M43 0c-57 33-57 85 0 117">
          <text:p/>
        </draw:path>
        <draw:path draw:style-name="gr8" draw:text-style-name="P1" draw:layer="layout" svg:width="0.201cm" svg:height="0.024cm" svg:x="2.952cm" svg:y="18.243cm" svg:viewBox="0 0 202 25" svg:d="M0 0c55 33 146 33 202 0">
          <text:p/>
        </draw:path>
        <draw:path draw:style-name="gr8" draw:text-style-name="P1" draw:layer="layout" svg:width="0.243cm" svg:height="0.14cm" svg:x="2.952cm" svg:y="18.103cm" svg:viewBox="0 0 244 141" svg:d="M202 141c56-32 56-84 0-117-55-32-147-32-202 0">
          <text:p/>
        </draw:path>
        <draw:line draw:style-name="gr8" draw:text-style-name="P1" draw:layer="layout" svg:x1="6.146cm" svg:y1="16.604cm" svg:x2="3.106cm" svg:y2="18.359cm">
          <text:p/>
        </draw:line>
        <draw:path draw:style-name="gr8" draw:text-style-name="P1" draw:layer="layout" svg:width="0.014cm" svg:height="0.021cm" svg:x="6.145cm" svg:y="16.583cm" svg:viewBox="0 0 15 22" svg:d="M0 22c10-6 15-13 15-22">
          <text:p/>
        </draw:path>
        <draw:path draw:style-name="gr8" draw:text-style-name="P1" draw:layer="layout" svg:width="0.014cm" svg:height="0.02cm" svg:x="6.145cm" svg:y="16.563cm" svg:viewBox="0 0 15 21" svg:d="M15 21c0-7-5-16-15-21">
          <text:p/>
        </draw:path>
        <draw:line draw:style-name="gr8" draw:text-style-name="P1" draw:layer="layout" svg:x1="3.107cm" svg:y1="18.359cm" svg:x2="1.975cm" svg:y2="17.706cm">
          <text:p/>
        </draw:line>
        <draw:line draw:style-name="gr8" draw:text-style-name="P1" draw:layer="layout" svg:x1="5.085cm" svg:y1="15.951cm" svg:x2="6.146cm" svg:y2="16.564cm">
          <text:p/>
        </draw:line>
        <draw:line draw:style-name="gr8" draw:text-style-name="P1" draw:layer="layout" svg:x1="1.975cm" svg:y1="17.707cm" svg:x2="5.015cm" svg:y2="15.951cm">
          <text:p/>
        </draw:line>
        <draw:path draw:style-name="gr8" draw:text-style-name="P1" draw:layer="layout" svg:width="0.071cm" svg:height="0.008cm" svg:x="5.014cm" svg:y="15.942cm" svg:viewBox="0 0 72 9" svg:d="M0 9c19-12 51-12 72 0">
          <text:p/>
        </draw:path>
        <draw:path draw:style-name="gr8" draw:text-style-name="P1" draw:layer="layout" svg:width="0.041cm" svg:height="0.116cm" svg:x="2.133cm" svg:y="17.678cm" svg:viewBox="0 0 42 117" svg:d="M42 0c-56 33-56 85 0 117">
          <text:p/>
        </draw:path>
        <draw:path draw:style-name="gr8" draw:text-style-name="P1" draw:layer="layout" svg:width="0.202cm" svg:height="0.025cm" svg:x="2.174cm" svg:y="17.794cm" svg:viewBox="0 0 203 26" svg:d="M0 0c56 34 147 34 203 0">
          <text:p/>
        </draw:path>
        <draw:path draw:style-name="gr8" draw:text-style-name="P1" draw:layer="layout" svg:width="0.243cm" svg:height="0.14cm" svg:x="2.174cm" svg:y="17.654cm" svg:viewBox="0 0 244 141" svg:d="M203 141c55-32 55-84 0-117-56-32-147-32-203 0">
          <text:p/>
        </draw:path>
        <draw:path draw:style-name="gr8" draw:text-style-name="P1" draw:layer="layout" svg:width="0.042cm" svg:height="0.116cm" svg:x="4.96cm" svg:y="16.046cm" svg:viewBox="0 0 43 117" svg:d="M43 0c-57 33-57 85 0 117">
          <text:p/>
        </draw:path>
        <draw:path draw:style-name="gr8" draw:text-style-name="P1" draw:layer="layout" svg:width="0.201cm" svg:height="0.025cm" svg:x="5.002cm" svg:y="16.162cm" svg:viewBox="0 0 202 26" svg:d="M0 0c55 34 146 34 202 0">
          <text:p/>
        </draw:path>
        <draw:path draw:style-name="gr8" draw:text-style-name="P1" draw:layer="layout" svg:width="0.243cm" svg:height="0.14cm" svg:x="5.002cm" svg:y="16.022cm" svg:viewBox="0 0 244 141" svg:d="M201 141c57-32 57-84 0-116-56-33-146-33-201 0">
          <text:p/>
        </draw:path>
        <draw:path draw:style-name="gr8" draw:text-style-name="P1" draw:layer="layout" svg:width="0.042cm" svg:height="0.116cm" svg:x="5.737cm" svg:y="16.495cm" svg:viewBox="0 0 43 117" svg:d="M43 0c-57 32-57 85 0 117">
          <text:p/>
        </draw:path>
        <draw:path draw:style-name="gr8" draw:text-style-name="P1" draw:layer="layout" svg:width="0.201cm" svg:height="0.024cm" svg:x="5.779cm" svg:y="16.611cm" svg:viewBox="0 0 202 25" svg:d="M0 0c56 33 146 33 202 0">
          <text:p/>
        </draw:path>
        <draw:path draw:style-name="gr8" draw:text-style-name="P1" draw:layer="layout" svg:width="0.243cm" svg:height="0.141cm" svg:x="5.779cm" svg:y="16.47cm" svg:viewBox="0 0 244 142" svg:d="M202 142c56-33 56-85 0-117-56-33-146-33-202 0">
          <text:p/>
        </draw:path>
        <draw:path draw:style-name="gr8" draw:text-style-name="P1" draw:layer="layout" svg:width="0.034cm" svg:height="0.048cm" svg:x="2.935cm" svg:y="18.157cm" svg:viewBox="0 0 35 49" svg:d="M35 0c-22 14-35 31-35 49">
          <text:p/>
        </draw:path>
        <draw:path draw:style-name="gr8" draw:text-style-name="P1" draw:layer="layout" svg:width="0.027cm" svg:height="0.043cm" svg:x="2.935cm" svg:y="18.205cm" svg:viewBox="0 0 28 44" svg:d="M0 0c0 17 9 32 28 44">
          <text:p/>
        </draw:path>
        <draw:path draw:style-name="gr8" draw:text-style-name="P1" draw:layer="layout" svg:width="0.026cm" svg:height="0.043cm" svg:x="3.144cm" svg:y="18.205cm" svg:viewBox="0 0 27 44" svg:d="M0 44c18-12 27-27 27-44">
          <text:p/>
        </draw:path>
        <draw:path draw:style-name="gr8" draw:text-style-name="P1" draw:layer="layout" svg:width="0.201cm" svg:height="0.067cm" svg:x="2.969cm" svg:y="18.138cm" svg:viewBox="0 0 202 68" svg:d="M202 68c0-28-29-53-74-63-43-11-94-5-128 14">
          <text:p/>
        </draw:path>
        <draw:path draw:style-name="gr8" draw:text-style-name="P1" draw:layer="layout" svg:width="0.062cm" svg:height="0.044cm" svg:x="5.968cm" svg:y="16.871cm" svg:viewBox="0 0 63 45" svg:d="M63 45c0-40-29-57-63-36">
          <text:p/>
        </draw:path>
        <draw:path draw:style-name="gr8" draw:text-style-name="P1" draw:layer="layout" svg:width="0.062cm" svg:height="0.107cm" svg:x="5.906cm" svg:y="16.879cm" svg:viewBox="0 0 63 108" svg:d="M63 0c-35 20-63 68-63 108">
          <text:p/>
        </draw:path>
        <draw:path draw:style-name="gr8" draw:text-style-name="P1" draw:layer="layout" svg:width="0.124cm" svg:height="0.116cm" svg:x="5.906cm" svg:y="16.915cm" svg:viewBox="0 0 125 117" svg:d="M0 72c0 40 28 56 63 36 34-20 62-69 62-108">
          <text:p/>
        </draw:path>
        <draw:line draw:style-name="gr8" draw:text-style-name="P1" draw:layer="layout" svg:x1="3.106cm" svg:y1="19.073cm" svg:x2="3.106cm" svg:y2="18.358cm">
          <text:p/>
        </draw:line>
        <draw:line draw:style-name="gr8" draw:text-style-name="P1" draw:layer="layout" svg:x1="3.106cm" svg:y1="19.074cm" svg:x2="5.139cm" svg:y2="17.899cm">
          <text:p/>
        </draw:line>
        <draw:line draw:style-name="gr8" draw:text-style-name="P1" draw:layer="layout" svg:x1="5.138cm" svg:y1="17.9cm" svg:x2="5.28cm" svg:y2="17.818cm">
          <text:p/>
        </draw:line>
        <draw:line draw:style-name="gr8" draw:text-style-name="P1" draw:layer="layout" svg:x1="5.279cm" svg:y1="17.819cm" svg:x2="6.146cm" svg:y2="17.318cm">
          <text:p/>
        </draw:line>
        <draw:line draw:style-name="gr8" draw:text-style-name="P1" draw:layer="layout" svg:x1="6.145cm" svg:y1="16.604cm" svg:x2="6.145cm" svg:y2="17.318cm">
          <text:p/>
        </draw:line>
        <draw:path draw:style-name="gr8" draw:text-style-name="P1" draw:layer="layout" svg:width="0.061cm" svg:height="0.044cm" svg:x="3.318cm" svg:y="18.401cm" svg:viewBox="0 0 62 45" svg:d="M62 45c0-40-27-56-62-37">
          <text:p/>
        </draw:path>
        <draw:path draw:style-name="gr8" draw:text-style-name="P1" draw:layer="layout" svg:width="0.062cm" svg:height="0.108cm" svg:x="3.256cm" svg:y="18.409cm" svg:viewBox="0 0 63 109" svg:d="M63 0c-35 20-63 69-63 109">
          <text:p/>
        </draw:path>
        <draw:path draw:style-name="gr8" draw:text-style-name="P1" draw:layer="layout" svg:width="0.123cm" svg:height="0.116cm" svg:x="3.256cm" svg:y="18.445cm" svg:viewBox="0 0 124 117" svg:d="M0 73c0 39 28 55 63 35 34-19 61-67 61-108">
          <text:p/>
        </draw:path>
        <draw:path draw:style-name="gr8" draw:text-style-name="P1" draw:layer="layout" svg:width="0.062cm" svg:height="0.045cm" svg:x="5.968cm" svg:y="17.258cm" svg:viewBox="0 0 63 46" svg:d="M63 46c0-41-29-57-63-37">
          <text:p/>
        </draw:path>
        <draw:path draw:style-name="gr8" draw:text-style-name="P1" draw:layer="layout" svg:width="0.062cm" svg:height="0.107cm" svg:x="5.906cm" svg:y="17.267cm" svg:viewBox="0 0 63 108" svg:d="M63 0c-35 21-63 69-63 108">
          <text:p/>
        </draw:path>
        <draw:path draw:style-name="gr8" draw:text-style-name="P1" draw:layer="layout" svg:width="0.124cm" svg:height="0.115cm" svg:x="5.906cm" svg:y="17.303cm" svg:viewBox="0 0 125 116" svg:d="M0 72c0 39 28 56 63 36 34-20 62-68 62-108">
          <text:p/>
        </draw:path>
        <draw:path draw:style-name="gr8" draw:text-style-name="P1" draw:layer="layout" svg:width="0.061cm" svg:height="0.045cm" svg:x="3.318cm" svg:y="18.789cm" svg:viewBox="0 0 62 46" svg:d="M62 46c0-41-27-57-62-37">
          <text:p/>
        </draw:path>
        <draw:path draw:style-name="gr8" draw:text-style-name="P1" draw:layer="layout" svg:width="0.062cm" svg:height="0.107cm" svg:x="3.256cm" svg:y="18.797cm" svg:viewBox="0 0 63 108" svg:d="M63 0c-35 20-63 68-63 108">
          <text:p/>
        </draw:path>
        <draw:path draw:style-name="gr8" draw:text-style-name="P1" draw:layer="layout" svg:width="0.123cm" svg:height="0.116cm" svg:x="3.256cm" svg:y="18.833cm" svg:viewBox="0 0 124 117" svg:d="M0 71c0 41 28 57 63 37 34-20 61-69 61-108">
          <text:p/>
        </draw:path>
        <draw:path draw:style-name="gr8" draw:text-style-name="P1" draw:layer="layout" svg:width="0.014cm" svg:height="0.021cm" svg:x="6.145cm" svg:y="17.297cm" svg:viewBox="0 0 15 22" svg:d="M0 22c10-6 15-14 15-22">
          <text:p/>
        </draw:path>
        <draw:line draw:style-name="gr8" draw:text-style-name="P1" draw:layer="layout" svg:x1="2.064cm" svg:y1="18.084cm" svg:x2="2.045cm" svg:y2="18.073cm">
          <text:p/>
        </draw:line>
        <draw:path draw:style-name="gr8" draw:text-style-name="P1" draw:layer="layout" svg:width="0.053cm" svg:height="0.092cm" svg:x="2.063cm" svg:y="18.083cm" svg:viewBox="0 0 54 93" svg:d="M54 93c0-35-25-76-54-93">
          <text:p/>
        </draw:path>
        <draw:path draw:style-name="gr8" draw:text-style-name="P1" draw:layer="layout" svg:width="0.07cm" svg:height="0.123cm" svg:x="1.975cm" svg:y="17.95cm" svg:viewBox="0 0 71 124" svg:d="M71 124c-39-23-71-78-71-124">
          <text:p/>
        </draw:path>
        <draw:line draw:style-name="gr8" draw:text-style-name="P1" draw:layer="layout" svg:x1="2.116cm" svg:y1="18.256cm" svg:x2="2.116cm" svg:y2="18.175cm">
          <text:p/>
        </draw:line>
        <draw:line draw:style-name="gr8" draw:text-style-name="P1" draw:layer="layout" svg:x1="1.975cm" svg:y1="17.706cm" svg:x2="1.975cm" svg:y2="17.95cm">
          <text:p/>
        </draw:line>
        <draw:path draw:style-name="gr8" draw:text-style-name="P1" draw:layer="layout" svg:width="0.353cm" svg:height="0.613cm" svg:x="2.116cm" svg:y="18.256cm" svg:viewBox="0 0 354 614" svg:d="M354 614c-196-113-354-388-354-614">
          <text:p/>
        </draw:path>
        <draw:line draw:style-name="gr8" draw:text-style-name="P1" draw:layer="layout" svg:x1="2.965cm" svg:y1="19.155cm" svg:x2="2.469cm" svg:y2="18.869cm">
          <text:p/>
        </draw:line>
        <draw:path draw:style-name="gr8" draw:text-style-name="P1" draw:layer="layout" svg:width="0.1cm" svg:height="0.019cm" svg:x="2.964cm" svg:y="19.154cm" svg:viewBox="0 0 101 20" svg:d="M0 0c38 23 75 26 101 11">
          <text:p/>
        </draw:path>
        <draw:path draw:style-name="gr8" draw:text-style-name="P1" draw:layer="layout" svg:width="0.042cm" svg:height="0.091cm" svg:x="3.064cm" svg:y="19.073cm" svg:viewBox="0 0 43 92" svg:d="M0 92c27-16 43-49 43-92">
          <text:p/>
        </draw:path>
        <draw:path draw:style-name="gr8" draw:text-style-name="P1" draw:layer="layout" svg:width="0.556cm" svg:height="0.495cm" svg:x="2.303cm" svg:y="18.047cm" svg:viewBox="0 0 557 496" svg:d="M557 496c-37-149-128-299-242-395-113-96-233-127-315-78">
          <text:p/>
        </draw:path>
        <draw:path draw:style-name="gr8" draw:text-style-name="P1" draw:layer="layout" svg:width="0.573cm" svg:height="0.844cm" svg:x="2.204cm" svg:y="18.07cm" svg:viewBox="0 0 574 845" svg:d="M98 0c-131 75-131 322 0 549s344 350 476 274">
          <text:p/>
        </draw:path>
        <draw:path draw:style-name="gr8" draw:text-style-name="P1" draw:layer="layout" svg:width="0.045cm" svg:height="0.039cm" svg:x="2.778cm" svg:y="18.853cm" svg:viewBox="0 0 46 40" svg:d="M0 40c17-10 32-23 46-40">
          <text:p/>
        </draw:path>
        <draw:path draw:style-name="gr8" draw:text-style-name="P1" draw:layer="layout" svg:width="0.017cm" svg:height="0.133cm" svg:x="2.859cm" svg:y="18.542cm" svg:viewBox="0 0 18 134" svg:d="M18 134c0-42-6-87-18-134">
          <text:p/>
        </draw:path>
        <draw:path draw:style-name="gr8" draw:text-style-name="P1" draw:layer="layout" svg:width="0.053cm" svg:height="0.178cm" svg:x="2.823cm" svg:y="18.675cm" svg:viewBox="0 0 54 179" svg:d="M0 179c35-42 54-105 54-179">
          <text:p/>
        </draw:path>
        <draw:path draw:style-name="gr8" draw:text-style-name="P1" draw:layer="layout" svg:width="0.034cm" svg:height="0.048cm" svg:x="2.158cm" svg:y="17.709cm" svg:viewBox="0 0 35 49" svg:d="M35 0c-22 12-35 30-35 49">
          <text:p/>
        </draw:path>
        <draw:path draw:style-name="gr8" draw:text-style-name="P1" draw:layer="layout" svg:width="0.026cm" svg:height="0.042cm" svg:x="2.158cm" svg:y="17.757cm" svg:viewBox="0 0 27 43" svg:d="M0 0c0 15 9 31 27 43">
          <text:p/>
        </draw:path>
        <draw:path draw:style-name="gr8" draw:text-style-name="P1" draw:layer="layout" svg:width="0.027cm" svg:height="0.042cm" svg:x="2.366cm" svg:y="17.757cm" svg:viewBox="0 0 28 43" svg:d="M0 43c18-12 28-28 28-43">
          <text:p/>
        </draw:path>
        <draw:path draw:style-name="gr8" draw:text-style-name="P1" draw:layer="layout" svg:width="0.201cm" svg:height="0.068cm" svg:x="2.192cm" svg:y="17.689cm" svg:viewBox="0 0 202 69" svg:d="M202 69c0-28-29-54-73-64-45-11-95-5-129 15">
          <text:p/>
        </draw:path>
        <draw:path draw:style-name="gr8" draw:text-style-name="P1" draw:layer="layout" svg:width="0.034cm" svg:height="0.048cm" svg:x="4.985cm" svg:y="16.076cm" svg:viewBox="0 0 35 49" svg:d="M35 0c-23 13-35 31-35 49">
          <text:p/>
        </draw:path>
        <draw:path draw:style-name="gr8" draw:text-style-name="P1" draw:layer="layout" svg:width="0.026cm" svg:height="0.043cm" svg:x="4.985cm" svg:y="16.124cm" svg:viewBox="0 0 27 44" svg:d="M0 0c0 16 9 32 27 44">
          <text:p/>
        </draw:path>
        <draw:path draw:style-name="gr8" draw:text-style-name="P1" draw:layer="layout" svg:width="0.027cm" svg:height="0.043cm" svg:x="5.193cm" svg:y="16.124cm" svg:viewBox="0 0 28 44" svg:d="M0 44c17-12 28-28 28-44">
          <text:p/>
        </draw:path>
        <draw:path draw:style-name="gr8" draw:text-style-name="P1" draw:layer="layout" svg:width="0.201cm" svg:height="0.067cm" svg:x="5.019cm" svg:y="16.057cm" svg:viewBox="0 0 202 68" svg:d="M202 68c0-28-29-53-73-63-44-11-95-5-129 14">
          <text:p/>
        </draw:path>
        <draw:path draw:style-name="gr8" draw:text-style-name="P1" draw:layer="layout" svg:width="0.035cm" svg:height="0.048cm" svg:x="5.762cm" svg:y="16.525cm" svg:viewBox="0 0 36 49" svg:d="M36 0c-22 13-36 30-36 49">
          <text:p/>
        </draw:path>
        <draw:path draw:style-name="gr8" draw:text-style-name="P1" draw:layer="layout" svg:width="0.027cm" svg:height="0.043cm" svg:x="5.762cm" svg:y="16.573cm" svg:viewBox="0 0 28 44" svg:d="M0 0c0 16 10 31 28 44">
          <text:p/>
        </draw:path>
        <draw:path draw:style-name="gr8" draw:text-style-name="P1" draw:layer="layout" svg:width="0.026cm" svg:height="0.043cm" svg:x="5.971cm" svg:y="16.573cm" svg:viewBox="0 0 27 44" svg:d="M0 44c17-13 27-28 27-44">
          <text:p/>
        </draw:path>
        <draw:path draw:style-name="gr8" draw:text-style-name="P1" draw:layer="layout" svg:width="0.2cm" svg:height="0.068cm" svg:x="5.797cm" svg:y="16.505cm" svg:viewBox="0 0 201 69" svg:d="M201 69c0-27-28-52-72-64-45-10-96-4-129 16">
          <text:p/>
        </draw:path>
        <draw:path draw:style-name="gr8" draw:text-style-name="P1" draw:layer="layout" svg:width="0.013cm" svg:height="0.029cm" svg:x="5.982cm" svg:y="16.886cm" svg:viewBox="0 0 14 30" svg:d="M14 30c0-14-6-25-14-30">
          <text:p/>
        </draw:path>
        <draw:path draw:style-name="gr8" draw:text-style-name="P1" draw:layer="layout" svg:width="0.023cm" svg:height="0.003cm" svg:x="5.959cm" svg:y="16.883cm" svg:viewBox="0 0 24 4" svg:d="M24 4c-7-4-16-6-24 0">
          <text:p/>
        </draw:path>
        <draw:path draw:style-name="gr8" draw:text-style-name="P1" draw:layer="layout" svg:width="0.012cm" svg:height="0.019cm" svg:x="5.907cm" svg:y="16.975cm" svg:viewBox="0 0 13 20" svg:d="M0 0c2 10 7 17 13 20">
          <text:p/>
        </draw:path>
        <draw:path draw:style-name="gr8" draw:text-style-name="P1" draw:layer="layout" svg:width="0.076cm" svg:height="0.082cm" svg:x="5.919cm" svg:y="16.915cm" svg:viewBox="0 0 77 83" svg:d="M0 80c13 8 32 1 49-16 17-18 28-42 28-64">
          <text:p/>
        </draw:path>
        <draw:path draw:style-name="gr8" draw:text-style-name="P1" draw:layer="layout" svg:width="0.013cm" svg:height="0.028cm" svg:x="3.331cm" svg:y="18.417cm" svg:viewBox="0 0 14 29" svg:d="M14 29c0-14-6-25-14-29">
          <text:p/>
        </draw:path>
        <draw:path draw:style-name="gr8" draw:text-style-name="P1" draw:layer="layout" svg:width="0.023cm" svg:height="0.004cm" svg:x="3.308cm" svg:y="18.414cm" svg:viewBox="0 0 24 5" svg:d="M24 5c-6-6-15-6-24-2">
          <text:p/>
        </draw:path>
        <draw:path draw:style-name="gr8" draw:text-style-name="P1" draw:layer="layout" svg:width="0.013cm" svg:height="0.02cm" svg:x="3.256cm" svg:y="18.505cm" svg:viewBox="0 0 14 21" svg:d="M0 0c2 9 7 17 14 21">
          <text:p/>
        </draw:path>
        <draw:path draw:style-name="gr8" draw:text-style-name="P1" draw:layer="layout" svg:width="0.075cm" svg:height="0.083cm" svg:x="3.269cm" svg:y="18.445cm" svg:viewBox="0 0 76 84" svg:d="M0 81c12 7 31 0 48-17 16-17 28-43 28-64">
          <text:p/>
        </draw:path>
        <draw:path draw:style-name="gr8" draw:text-style-name="P1" draw:layer="layout" svg:width="0.013cm" svg:height="0.029cm" svg:x="5.982cm" svg:y="17.274cm" svg:viewBox="0 0 14 30" svg:d="M14 30c0-15-6-25-14-30">
          <text:p/>
        </draw:path>
        <draw:path draw:style-name="gr8" draw:text-style-name="P1" draw:layer="layout" svg:width="0.023cm" svg:height="0.004cm" svg:x="5.959cm" svg:y="17.271cm" svg:viewBox="0 0 24 5" svg:d="M24 5c-7-6-16-6-24-1">
          <text:p/>
        </draw:path>
        <draw:path draw:style-name="gr8" draw:text-style-name="P1" draw:layer="layout" svg:width="0.012cm" svg:height="0.02cm" svg:x="5.907cm" svg:y="17.362cm" svg:viewBox="0 0 13 21" svg:d="M0 0c2 10 7 18 13 21">
          <text:p/>
        </draw:path>
        <draw:path draw:style-name="gr8" draw:text-style-name="P1" draw:layer="layout" svg:width="0.076cm" svg:height="0.082cm" svg:x="5.919cm" svg:y="17.303cm" svg:viewBox="0 0 77 83" svg:d="M0 80c13 7 32 1 49-17 17-17 28-43 28-63">
          <text:p/>
        </draw:path>
        <draw:path draw:style-name="gr8" draw:text-style-name="P1" draw:layer="layout" svg:width="0.013cm" svg:height="0.029cm" svg:x="3.331cm" svg:y="18.804cm" svg:viewBox="0 0 14 30" svg:d="M14 30c0-15-6-25-14-30">
          <text:p/>
        </draw:path>
        <draw:path draw:style-name="gr8" draw:text-style-name="P1" draw:layer="layout" svg:width="0.023cm" svg:height="0.003cm" svg:x="3.308cm" svg:y="18.801cm" svg:viewBox="0 0 24 4" svg:d="M24 4c-6-4-15-6-24 0">
          <text:p/>
        </draw:path>
        <draw:path draw:style-name="gr8" draw:text-style-name="P1" draw:layer="layout" svg:width="0.013cm" svg:height="0.019cm" svg:x="3.256cm" svg:y="18.893cm" svg:viewBox="0 0 14 20" svg:d="M0 0c2 10 7 17 14 20">
          <text:p/>
        </draw:path>
        <draw:path draw:style-name="gr8" draw:text-style-name="P1" draw:layer="layout" svg:width="0.075cm" svg:height="0.082cm" svg:x="3.269cm" svg:y="18.833cm" svg:viewBox="0 0 76 83" svg:d="M0 80c12 8 31 1 48-17 16-18 28-43 28-63">
          <text:p/>
        </draw:path>
        <draw:line draw:style-name="gr8" draw:text-style-name="P1" draw:layer="layout" svg:x1="6.159cm" svg:y1="16.583cm" svg:x2="6.159cm" svg:y2="17.297cm">
          <text:p/>
        </draw:line>
        <draw:line draw:style-name="gr8" draw:text-style-name="P1" draw:layer="layout" svg:x1="3.064cm" svg:y1="19.165cm" svg:x2="5.097cm" svg:y2="17.991cm">
          <text:p/>
        </draw:line>
        <draw:line draw:style-name="gr8" draw:text-style-name="P1" draw:layer="layout" svg:x1="5.096cm" svg:y1="17.992cm" svg:x2="5.239cm" svg:y2="17.909cm">
          <text:p/>
        </draw:line>
        <draw:line draw:style-name="gr8" draw:text-style-name="P1" draw:layer="layout" svg:x1="5.238cm" svg:y1="17.91cm" svg:x2="6.104cm" svg:y2="17.409cm">
          <text:p/>
        </draw:line>
        <draw:path draw:style-name="gr8" draw:text-style-name="P1" draw:layer="layout" svg:width="0.056cm" svg:height="0.112cm" svg:x="6.103cm" svg:y="17.297cm" svg:viewBox="0 0 57 113" svg:d="M57 0c0 18-2 35-7 49-5 17-12 30-22 41-8 10-18 18-28 23">
          <text:p/>
        </draw:path>
        <draw:frame draw:style-name="gr12" draw:text-style-name="P7" draw:layer="layout" svg:width="0.508cm" svg:height="0.738cm" svg:x="27.686cm" svg:y="19.278cm">
          <draw:text-box>
            <text:p text:style-name="P6"><text:span text:style-name="T2">X</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ce style:name="osifont1" svg:font-family="osifont"/>
    <style:font-face style:name="Arimo" svg:font-family="Arimo" style:font-adornments="Regular" style:font-pitch="variable"/>
    <style:font-face style:name="DejaVu Sans3" svg:font-family="'DejaVu Sans'" style:font-pitch="variable"/>
    <style:font-face style:name="DejaVu Sans1" svg:font-family="'DejaVu Sans'" style:font-adornments="Book"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8-06T09:08:41.873694626</dc:date>
    <meta:editing-duration>PT6M36S</meta:editing-duration>
    <meta:editing-cycles>1</meta:editing-cycles>
    <meta:document-statistic meta:object-count="959"/>
    <meta:generator>LibreOffice/5.2.7.2$Linux_X86_64 LibreOffice_project/20m0$Build-2</meta:generator>
  </office:meta>
</office:document-meta>
</file>